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Feuil1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2.164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onnées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number-columns-repeated="44" table:default-cell-style-name="Default"/>
        <table:table-row table:style-name="ro1">
          <table:table-cell table:style-name="ce1" table:number-columns-repeated="4"/>
          <table:table-cell table:style-name="ce4" office:value-type="string" calcext:value-type="string" table:number-columns-spanned="12" table:number-rows-spanned="1">
            <text:p>RELEVE DES MESURES</text:p>
          </table:table-cell>
          <table:covered-table-cell table:number-columns-repeated="5" table:style-name="ce5"/>
          <table:covered-table-cell table:number-columns-repeated="5" table:style-name="ce6"/>
          <table:covered-table-cell table:style-name="ce7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float" office:value="169.759994506836" calcext:value-type="float">
            <text:p>169,76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68.800003051758" calcext:value-type="float">
            <text:p>168,80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66.479995727539" calcext:value-type="float">
            <text:p>166,48</text:p>
          </table:table-cell>
          <table:table-cell table:style-name="ce3" office:value-type="float" office:value="171.830001831055" calcext:value-type="float">
            <text:p>171,83</text:p>
          </table:table-cell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60.990005493164" calcext:value-type="float">
            <text:p>160,99</text:p>
          </table:table-cell>
          <table:table-cell table:style-name="ce3" office:value-type="float" office:value="164.529998779297" calcext:value-type="float">
            <text:p>164,53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77.839996337891" calcext:value-type="float">
            <text:p>177,84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66.279998779297" calcext:value-type="float">
            <text:p>166,28</text:p>
          </table:table-cell>
          <table:table-cell table:style-name="ce3" office:value-type="float" office:value="168.160003662109" calcext:value-type="float">
            <text:p>168,16</text:p>
          </table:table-cell>
          <table:table-cell table:style-name="ce3" office:value-type="float" office:value="173.520004272461" calcext:value-type="float">
            <text:p>173,52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75.270004272461" calcext:value-type="float">
            <text:p>175,27</text:p>
          </table:table-cell>
          <table:table-cell table:number-columns-repeated="44"/>
        </table:table-row>
        <table:table-row table:style-name="ro2">
          <table:table-cell table:style-name="ce3" office:value-type="float" office:value="174.669998168945" calcext:value-type="float">
            <text:p>174,67</text:p>
          </table:table-cell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67.850006103516" calcext:value-type="float">
            <text:p>167,85</text:p>
          </table:table-cell>
          <table:table-cell table:style-name="ce3" office:value-type="float" office:value="165.050003051758" calcext:value-type="float">
            <text:p>165,05</text:p>
          </table:table-cell>
          <table:table-cell table:style-name="ce3" office:value-type="float" office:value="170.860000610352" calcext:value-type="float">
            <text:p>170,86</text:p>
          </table:table-cell>
          <table:table-cell table:style-name="ce3" office:value-type="float" office:value="166.229995727539" calcext:value-type="float">
            <text:p>166,23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4.779998779297" calcext:value-type="float">
            <text:p>164,78</text:p>
          </table:table-cell>
          <table:table-cell table:style-name="ce3" office:value-type="float" office:value="165.119995117188" calcext:value-type="float">
            <text:p>165,12</text:p>
          </table:table-cell>
          <table:table-cell table:style-name="ce3" office:value-type="float" office:value="165.369995117188" calcext:value-type="float">
            <text:p>165,37</text:p>
          </table:table-cell>
          <table:table-cell table:style-name="ce3" office:value-type="float" office:value="173.740005493164" calcext:value-type="float">
            <text:p>173,74</text:p>
          </table:table-cell>
          <table:table-cell table:style-name="ce3" office:value-type="float" office:value="172.699996948242" calcext:value-type="float">
            <text:p>172,70</text:p>
          </table:table-cell>
          <table:table-cell table:style-name="ce3" office:value-type="float" office:value="174.949996948242" calcext:value-type="float">
            <text:p>174,95</text:p>
          </table:table-cell>
          <table:table-cell table:style-name="ce3" office:value-type="float" office:value="167.449996948242" calcext:value-type="float">
            <text:p>167,45</text:p>
          </table:table-cell>
          <table:table-cell table:style-name="ce3" office:value-type="float" office:value="163.419998168945" calcext:value-type="float">
            <text:p>163,42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77.839996337891" calcext:value-type="float">
            <text:p>177,84</text:p>
          </table:table-cell>
          <table:table-cell table:style-name="ce3" office:value-type="float" office:value="165.970001220703" calcext:value-type="float">
            <text:p>165,97</text:p>
          </table:table-cell>
          <table:table-cell table:style-name="ce3" office:value-type="float" office:value="168.899993896484" calcext:value-type="float">
            <text:p>168,90</text:p>
          </table:table-cell>
          <table:table-cell table:style-name="ce3" office:value-type="float" office:value="175.110000610352" calcext:value-type="float">
            <text:p>175,11</text:p>
          </table:table-cell>
          <table:table-cell table:number-columns-repeated="44"/>
        </table:table-row>
        <table:table-row table:style-name="ro2">
          <table:table-cell table:style-name="ce3" office:value-type="float" office:value="173.789993286133" calcext:value-type="float">
            <text:p>173,79</text:p>
          </table:table-cell>
          <table:table-cell table:style-name="ce3" office:value-type="float" office:value="169.119995117188" calcext:value-type="float">
            <text:p>169,12</text:p>
          </table:table-cell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70.600006103516" calcext:value-type="float">
            <text:p>170,60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9.889999389648" calcext:value-type="float">
            <text:p>169,89</text:p>
          </table:table-cell>
          <table:table-cell table:style-name="ce3" office:value-type="float" office:value="173.970001220703" calcext:value-type="float">
            <text:p>173,97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75.229995727539" calcext:value-type="float">
            <text:p>175,23</text:p>
          </table:table-cell>
          <table:table-cell table:style-name="ce3" office:value-type="float" office:value="163.839996337891" calcext:value-type="float">
            <text:p>163,84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80.440002441406" calcext:value-type="float">
            <text:p>180,44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71.039993286133" calcext:value-type="float">
            <text:p>171,04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75.330001831055" calcext:value-type="float">
            <text:p>175,33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2.839996337891" calcext:value-type="float">
            <text:p>172,84</text:p>
          </table:table-cell>
          <table:table-cell table:number-columns-repeated="44"/>
        </table:table-row>
        <table:table-row table:style-name="ro2"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1.630004882813" calcext:value-type="float">
            <text:p>171,63</text:p>
          </table:table-cell>
          <table:table-cell table:style-name="ce3" office:value-type="float" office:value="166.080001831055" calcext:value-type="float">
            <text:p>166,08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74.440002441406" calcext:value-type="float">
            <text:p>174,44</text:p>
          </table:table-cell>
          <table:table-cell table:style-name="ce3" office:value-type="float" office:value="160.949996948242" calcext:value-type="float">
            <text:p>160,95</text:p>
          </table:table-cell>
          <table:table-cell table:style-name="ce3" office:value-type="float" office:value="164.619995117188" calcext:value-type="float">
            <text:p>164,62</text:p>
          </table:table-cell>
          <table:table-cell table:style-name="ce3" office:value-type="float" office:value="172.429992675781" calcext:value-type="float">
            <text:p>172,43</text:p>
          </table:table-cell>
          <table:table-cell table:style-name="ce3" office:value-type="float" office:value="169.570007324219" calcext:value-type="float">
            <text:p>169,57</text:p>
          </table:table-cell>
          <table:table-cell table:style-name="ce3" office:value-type="float" office:value="175.509994506836" calcext:value-type="float">
            <text:p>175,51</text:p>
          </table:table-cell>
          <table:table-cell table:style-name="ce3" office:value-type="float" office:value="175.970001220703" calcext:value-type="float">
            <text:p>175,97</text:p>
          </table:table-cell>
          <table:table-cell table:style-name="ce3" office:value-type="float" office:value="166.899993896484" calcext:value-type="float">
            <text:p>166,90</text:p>
          </table:table-cell>
          <table:table-cell table:style-name="ce3" office:value-type="float" office:value="166.509994506836" calcext:value-type="float">
            <text:p>166,51</text:p>
          </table:table-cell>
          <table:table-cell table:style-name="ce3" office:value-type="float" office:value="171.270004272461" calcext:value-type="float">
            <text:p>171,27</text:p>
          </table:table-cell>
          <table:table-cell table:style-name="ce3" office:value-type="float" office:value="171.880004882813" calcext:value-type="float">
            <text:p>171,88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4.770004272461" calcext:value-type="float">
            <text:p>174,77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77.860000610352" calcext:value-type="float">
            <text:p>177,86</text:p>
          </table:table-cell>
          <table:table-cell table:number-columns-repeated="44"/>
        </table:table-row>
        <table:table-row table:style-name="ro2">
          <table:table-cell table:style-name="ce3" office:value-type="float" office:value="165.539993286133" calcext:value-type="float">
            <text:p>165,54</text:p>
          </table:table-cell>
          <table:table-cell table:style-name="ce3" office:value-type="float" office:value="177.809997558594" calcext:value-type="float">
            <text:p>177,81</text:p>
          </table:table-cell>
          <table:table-cell table:style-name="ce3" office:value-type="float" office:value="173.119995117188" calcext:value-type="float">
            <text:p>173,12</text:p>
          </table:table-cell>
          <table:table-cell table:style-name="ce3" office:value-type="float" office:value="171.820007324219" calcext:value-type="float">
            <text:p>171,82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9.320007324219" calcext:value-type="float">
            <text:p>169,32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3.369995117188" calcext:value-type="float">
            <text:p>173,37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66.009994506836" calcext:value-type="float">
            <text:p>166,01</text:p>
          </table:table-cell>
          <table:table-cell table:style-name="ce3" office:value-type="float" office:value="169.520004272461" calcext:value-type="float">
            <text:p>169,52</text:p>
          </table:table-cell>
          <table:table-cell table:style-name="ce3" office:value-type="float" office:value="163.520004272461" calcext:value-type="float">
            <text:p>163,52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73.610000610352" calcext:value-type="float">
            <text:p>173,61</text:p>
          </table:table-cell>
          <table:table-cell table:style-name="ce3" office:value-type="float" office:value="174.600006103516" calcext:value-type="float">
            <text:p>174,60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75.690002441406" calcext:value-type="float">
            <text:p>175,69</text:p>
          </table:table-cell>
          <table:table-cell table:style-name="ce3" office:value-type="float" office:value="170.210006713867" calcext:value-type="float">
            <text:p>170,21</text:p>
          </table:table-cell>
          <table:table-cell table:number-columns-repeated="44"/>
        </table:table-row>
        <table:table-row table:style-name="ro2"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74.759994506836" calcext:value-type="float">
            <text:p>174,76</text:p>
          </table:table-cell>
          <table:table-cell table:style-name="ce3" office:value-type="float" office:value="169.860000610352" calcext:value-type="float">
            <text:p>169,86</text:p>
          </table:table-cell>
          <table:table-cell table:style-name="ce3" office:value-type="float" office:value="174.970001220703" calcext:value-type="float">
            <text:p>174,97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70.279998779297" calcext:value-type="float">
            <text:p>170,28</text:p>
          </table:table-cell>
          <table:table-cell table:style-name="ce3" office:value-type="float" office:value="173.660003662109" calcext:value-type="float">
            <text:p>173,66</text:p>
          </table:table-cell>
          <table:table-cell table:style-name="ce3" office:value-type="float" office:value="173.389999389648" calcext:value-type="float">
            <text:p>173,39</text:p>
          </table:table-cell>
          <table:table-cell table:style-name="ce3" office:value-type="float" office:value="167.679992675781" calcext:value-type="float">
            <text:p>167,68</text:p>
          </table:table-cell>
          <table:table-cell table:style-name="ce3" office:value-type="float" office:value="172.990005493164" calcext:value-type="float">
            <text:p>172,99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65.759994506836" calcext:value-type="float">
            <text:p>165,76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64.389999389648" calcext:value-type="float">
            <text:p>164,39</text:p>
          </table:table-cell>
          <table:table-cell table:style-name="ce3" office:value-type="float" office:value="162.460006713867" calcext:value-type="float">
            <text:p>162,46</text:p>
          </table:table-cell>
          <table:table-cell table:style-name="ce3" office:value-type="float" office:value="173.559997558594" calcext:value-type="float">
            <text:p>173,56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69.979995727539" calcext:value-type="float">
            <text:p>169,98</text:p>
          </table:table-cell>
          <table:table-cell table:style-name="ce3" office:value-type="float" office:value="166.460006713867" calcext:value-type="float">
            <text:p>166,46</text:p>
          </table:table-cell>
          <table:table-cell table:style-name="ce3" office:value-type="float" office:value="170.309997558594" calcext:value-type="float">
            <text:p>170,31</text:p>
          </table:table-cell>
          <table:table-cell table:number-columns-repeated="44"/>
        </table:table-row>
        <table:table-row table:style-name="ro2">
          <table:table-cell table:style-name="ce3" office:value-type="float" office:value="174.649993896484" calcext:value-type="float">
            <text:p>174,65</text:p>
          </table:table-cell>
          <table:table-cell table:style-name="ce3" office:value-type="float" office:value="172.75" calcext:value-type="float">
            <text:p>172,75</text:p>
          </table:table-cell>
          <table:table-cell table:style-name="ce3" office:value-type="float" office:value="169.949996948242" calcext:value-type="float">
            <text:p>169,95</text:p>
          </table:table-cell>
          <table:table-cell table:style-name="ce3" office:value-type="float" office:value="165.839996337891" calcext:value-type="float">
            <text:p>165,84</text:p>
          </table:table-cell>
          <table:table-cell table:style-name="ce3" office:value-type="float" office:value="166.259994506836" calcext:value-type="float">
            <text:p>166,26</text:p>
          </table:table-cell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67.25" calcext:value-type="float">
            <text:p>167,25</text:p>
          </table:table-cell>
          <table:table-cell table:style-name="ce3" office:value-type="float" office:value="170.75" calcext:value-type="float">
            <text:p>170,75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73.940002441406" calcext:value-type="float">
            <text:p>173,94</text:p>
          </table:table-cell>
          <table:table-cell table:style-name="ce3" office:value-type="float" office:value="174.050003051758" calcext:value-type="float">
            <text:p>174,05</text:p>
          </table:table-cell>
          <table:table-cell table:style-name="ce3" office:value-type="float" office:value="166.539993286133" calcext:value-type="float">
            <text:p>166,54</text:p>
          </table:table-cell>
          <table:table-cell table:style-name="ce3" office:value-type="float" office:value="167.229995727539" calcext:value-type="float">
            <text:p>167,23</text:p>
          </table:table-cell>
          <table:table-cell table:style-name="ce3" office:value-type="float" office:value="162.229995727539" calcext:value-type="float">
            <text:p>162,23</text:p>
          </table:table-cell>
          <table:table-cell table:style-name="ce3" office:value-type="float" office:value="167.850006103516" calcext:value-type="float">
            <text:p>167,85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3.600006103516" calcext:value-type="float">
            <text:p>163,60</text:p>
          </table:table-cell>
          <table:table-cell table:style-name="ce3" office:value-type="float" office:value="165.639999389648" calcext:value-type="float">
            <text:p>165,64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76.75" calcext:value-type="float">
            <text:p>176,75</text:p>
          </table:table-cell>
          <table:table-cell table:number-columns-repeated="44"/>
        </table:table-row>
        <table:table-row table:style-name="ro2">
          <table:table-cell table:style-name="ce3" office:value-type="float" office:value="166.610000610352" calcext:value-type="float">
            <text:p>166,61</text:p>
          </table:table-cell>
          <table:table-cell table:style-name="ce3" office:value-type="float" office:value="174.919998168945" calcext:value-type="float">
            <text:p>174,92</text:p>
          </table:table-cell>
          <table:table-cell table:style-name="ce3" office:value-type="float" office:value="169.449996948242" calcext:value-type="float">
            <text:p>169,45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75.729995727539" calcext:value-type="float">
            <text:p>175,73</text:p>
          </table:table-cell>
          <table:table-cell table:style-name="ce3" office:value-type="float" office:value="167.770004272461" calcext:value-type="float">
            <text:p>167,77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60.619995117188" calcext:value-type="float">
            <text:p>160,62</text:p>
          </table:table-cell>
          <table:table-cell table:style-name="ce3" office:value-type="float" office:value="166.619995117188" calcext:value-type="float">
            <text:p>166,62</text:p>
          </table:table-cell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75.550003051758" calcext:value-type="float">
            <text:p>175,55</text:p>
          </table:table-cell>
          <table:table-cell table:style-name="ce3" office:value-type="float" office:value="173.169998168945" calcext:value-type="float">
            <text:p>173,17</text:p>
          </table:table-cell>
          <table:table-cell table:style-name="ce3" office:value-type="float" office:value="165.070007324219" calcext:value-type="float">
            <text:p>165,07</text:p>
          </table:table-cell>
          <table:table-cell table:style-name="ce3" office:value-type="float" office:value="162.229995727539" calcext:value-type="float">
            <text:p>162,23</text:p>
          </table:table-cell>
          <table:table-cell table:style-name="ce3" office:value-type="float" office:value="173.850006103516" calcext:value-type="float">
            <text:p>173,85</text:p>
          </table:table-cell>
          <table:table-cell table:style-name="ce3" office:value-type="float" office:value="175.399993896484" calcext:value-type="float">
            <text:p>175,40</text:p>
          </table:table-cell>
          <table:table-cell table:style-name="ce3" office:value-type="float" office:value="168.589996337891" calcext:value-type="float">
            <text:p>168,59</text:p>
          </table:table-cell>
          <table:table-cell table:style-name="ce3" office:value-type="float" office:value="173.369995117188" calcext:value-type="float">
            <text:p>173,37</text:p>
          </table:table-cell>
          <table:table-cell table:style-name="ce3" office:value-type="float" office:value="171.960006713867" calcext:value-type="float">
            <text:p>171,96</text:p>
          </table:table-cell>
          <table:table-cell table:number-columns-repeated="44"/>
        </table:table-row>
        <table:table-row table:style-name="ro2">
          <table:table-cell table:style-name="ce3" office:value-type="float" office:value="164.970001220703" calcext:value-type="float">
            <text:p>164,97</text:p>
          </table:table-cell>
          <table:table-cell table:style-name="ce3" office:value-type="float" office:value="175.050003051758" calcext:value-type="float">
            <text:p>175,05</text:p>
          </table:table-cell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71.330001831055" calcext:value-type="float">
            <text:p>171,33</text:p>
          </table:table-cell>
          <table:table-cell table:style-name="ce3" office:value-type="float" office:value="161.059997558594" calcext:value-type="float">
            <text:p>161,06</text:p>
          </table:table-cell>
          <table:table-cell table:style-name="ce3" office:value-type="float" office:value="171.029998779297" calcext:value-type="float">
            <text:p>171,03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65.320007324219" calcext:value-type="float">
            <text:p>165,32</text:p>
          </table:table-cell>
          <table:table-cell table:style-name="ce3" office:value-type="float" office:value="164.059997558594" calcext:value-type="float">
            <text:p>164,06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69.660003662109" calcext:value-type="float">
            <text:p>169,66</text:p>
          </table:table-cell>
          <table:table-cell table:style-name="ce3" office:value-type="float" office:value="168.440002441406" calcext:value-type="float">
            <text:p>168,44</text:p>
          </table:table-cell>
          <table:table-cell table:style-name="ce3" office:value-type="float" office:value="165.580001831055" calcext:value-type="float">
            <text:p>165,58</text:p>
          </table:table-cell>
          <table:table-cell table:style-name="ce3" office:value-type="float" office:value="176.649993896484" calcext:value-type="float">
            <text:p>176,65</text:p>
          </table:table-cell>
          <table:table-cell table:style-name="ce3" office:value-type="float" office:value="171.490005493164" calcext:value-type="float">
            <text:p>171,49</text:p>
          </table:table-cell>
          <table:table-cell table:style-name="ce3" office:value-type="float" office:value="166.190002441406" calcext:value-type="float">
            <text:p>166,19</text:p>
          </table:table-cell>
          <table:table-cell table:style-name="ce3" office:value-type="float" office:value="171.089996337891" calcext:value-type="float">
            <text:p>171,09</text:p>
          </table:table-cell>
          <table:table-cell table:style-name="ce3" office:value-type="float" office:value="170.770004272461" calcext:value-type="float">
            <text:p>170,77</text:p>
          </table:table-cell>
          <table:table-cell table:style-name="ce3" office:value-type="float" office:value="172.070007324219" calcext:value-type="float">
            <text:p>172,07</text:p>
          </table:table-cell>
          <table:table-cell table:number-columns-repeated="44"/>
        </table:table-row>
        <table:table-row table:style-name="ro2"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67.339996337891" calcext:value-type="float">
            <text:p>167,34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74.419998168945" calcext:value-type="float">
            <text:p>174,42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76.75" calcext:value-type="float">
            <text:p>176,75</text:p>
          </table:table-cell>
          <table:table-cell table:style-name="ce3" office:value-type="float" office:value="165.919998168945" calcext:value-type="float">
            <text:p>165,92</text:p>
          </table:table-cell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64.5" calcext:value-type="float">
            <text:p>164,50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70.800003051758" calcext:value-type="float">
            <text:p>170,80</text:p>
          </table:table-cell>
          <table:table-cell table:style-name="ce3" office:value-type="float" office:value="170.070007324219" calcext:value-type="float">
            <text:p>170,07</text:p>
          </table:table-cell>
          <table:table-cell table:style-name="ce3" office:value-type="float" office:value="173.479995727539" calcext:value-type="float">
            <text:p>173,48</text:p>
          </table:table-cell>
          <table:table-cell table:style-name="ce3" office:value-type="float" office:value="171.75" calcext:value-type="float">
            <text:p>171,75</text:p>
          </table:table-cell>
          <table:table-cell table:style-name="ce3" office:value-type="float" office:value="169.839996337891" calcext:value-type="float">
            <text:p>169,84</text:p>
          </table:table-cell>
          <table:table-cell table:style-name="ce3" office:value-type="float" office:value="174.949996948242" calcext:value-type="float">
            <text:p>174,95</text:p>
          </table:table-cell>
          <table:table-cell table:style-name="ce3" office:value-type="float" office:value="168.559997558594" calcext:value-type="float">
            <text:p>168,56</text:p>
          </table:table-cell>
          <table:table-cell table:number-columns-repeated="44"/>
        </table:table-row>
        <table:table-row table:style-name="ro2">
          <table:table-cell table:style-name="ce3" office:value-type="float" office:value="162.630004882813" calcext:value-type="float">
            <text:p>162,63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65.509994506836" calcext:value-type="float">
            <text:p>165,51</text:p>
          </table:table-cell>
          <table:table-cell table:style-name="ce3" office:value-type="float" office:value="168.979995727539" calcext:value-type="float">
            <text:p>168,98</text:p>
          </table:table-cell>
          <table:table-cell table:style-name="ce3" office:value-type="float" office:value="170.839996337891" calcext:value-type="float">
            <text:p>170,84</text:p>
          </table:table-cell>
          <table:table-cell table:style-name="ce3" office:value-type="float" office:value="165.660003662109" calcext:value-type="float">
            <text:p>165,66</text:p>
          </table:table-cell>
          <table:table-cell table:style-name="ce3" office:value-type="float" office:value="170.289993286133" calcext:value-type="float">
            <text:p>170,29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63.550003051758" calcext:value-type="float">
            <text:p>163,55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66.320007324219" calcext:value-type="float">
            <text:p>166,32</text:p>
          </table:table-cell>
          <table:table-cell table:style-name="ce3" office:value-type="float" office:value="171.259994506836" calcext:value-type="float">
            <text:p>171,26</text:p>
          </table:table-cell>
          <table:table-cell table:style-name="ce3" office:value-type="float" office:value="174.270004272461" calcext:value-type="float">
            <text:p>174,27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67.100006103516" calcext:value-type="float">
            <text:p>167,10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66.139999389648" calcext:value-type="float">
            <text:p>166,14</text:p>
          </table:table-cell>
          <table:table-cell table:style-name="ce3" office:value-type="float" office:value="170.050003051758" calcext:value-type="float">
            <text:p>170,05</text:p>
          </table:table-cell>
          <table:table-cell table:number-columns-repeated="44"/>
        </table:table-row>
        <table:table-row table:style-name="ro2"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69.520004272461" calcext:value-type="float">
            <text:p>169,52</text:p>
          </table:table-cell>
          <table:table-cell table:style-name="ce3" office:value-type="float" office:value="168.229995727539" calcext:value-type="float">
            <text:p>168,23</text:p>
          </table:table-cell>
          <table:table-cell table:style-name="ce3" office:value-type="float" office:value="172.990005493164" calcext:value-type="float">
            <text:p>172,99</text:p>
          </table:table-cell>
          <table:table-cell table:style-name="ce3" office:value-type="float" office:value="170.75" calcext:value-type="float">
            <text:p>170,75</text:p>
          </table:table-cell>
          <table:table-cell table:style-name="ce3" office:value-type="float" office:value="170.720001220703" calcext:value-type="float">
            <text:p>170,72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65.410003662109" calcext:value-type="float">
            <text:p>165,41</text:p>
          </table:table-cell>
          <table:table-cell table:style-name="ce3" office:value-type="float" office:value="169.800003051758" calcext:value-type="float">
            <text:p>169,80</text:p>
          </table:table-cell>
          <table:table-cell table:style-name="ce3" office:value-type="float" office:value="163.740005493164" calcext:value-type="float">
            <text:p>163,74</text:p>
          </table:table-cell>
          <table:table-cell table:style-name="ce3" office:value-type="float" office:value="179.699996948242" calcext:value-type="float">
            <text:p>179,70</text:p>
          </table:table-cell>
          <table:table-cell table:style-name="ce3" office:value-type="float" office:value="172.399993896484" calcext:value-type="float">
            <text:p>172,40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74.080001831055" calcext:value-type="float">
            <text:p>174,08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75.460006713867" calcext:value-type="float">
            <text:p>175,46</text:p>
          </table:table-cell>
          <table:table-cell table:style-name="ce3" office:value-type="float" office:value="167.220001220703" calcext:value-type="float">
            <text:p>167,22</text:p>
          </table:table-cell>
          <table:table-cell table:style-name="ce3" office:value-type="float" office:value="167.229995727539" calcext:value-type="float">
            <text:p>167,23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68.080001831055" calcext:value-type="float">
            <text:p>168,08</text:p>
          </table:table-cell>
          <table:table-cell table:number-columns-repeated="44"/>
        </table:table-row>
        <table:table-row table:style-name="ro2">
          <table:table-cell table:style-name="ce3" office:value-type="float" office:value="167.979995727539" calcext:value-type="float">
            <text:p>167,98</text:p>
          </table:table-cell>
          <table:table-cell table:style-name="ce3" office:value-type="float" office:value="173.470001220703" calcext:value-type="float">
            <text:p>173,47</text:p>
          </table:table-cell>
          <table:table-cell table:style-name="ce3" office:value-type="float" office:value="159.729995727539" calcext:value-type="float">
            <text:p>159,73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70.139999389648" calcext:value-type="float">
            <text:p>170,14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3.669998168945" calcext:value-type="float">
            <text:p>173,67</text:p>
          </table:table-cell>
          <table:table-cell table:style-name="ce3" office:value-type="float" office:value="164.690002441406" calcext:value-type="float">
            <text:p>164,69</text:p>
          </table:table-cell>
          <table:table-cell table:style-name="ce3" office:value-type="float" office:value="170.169998168945" calcext:value-type="float">
            <text:p>170,17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64.080001831055" calcext:value-type="float">
            <text:p>164,08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65.089996337891" calcext:value-type="float">
            <text:p>165,09</text:p>
          </table:table-cell>
          <table:table-cell table:style-name="ce3" office:value-type="float" office:value="173.869995117188" calcext:value-type="float">
            <text:p>173,87</text:p>
          </table:table-cell>
          <table:table-cell table:style-name="ce3" office:value-type="float" office:value="170.869995117188" calcext:value-type="float">
            <text:p>170,87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67.130004882813" calcext:value-type="float">
            <text:p>167,13</text:p>
          </table:table-cell>
          <table:table-cell table:style-name="ce3" office:value-type="float" office:value="166.800003051758" calcext:value-type="float">
            <text:p>166,80</text:p>
          </table:table-cell>
          <table:table-cell table:number-columns-repeated="44"/>
        </table:table-row>
        <table:table-row table:style-name="ro2">
          <table:table-cell table:style-name="ce3" office:value-type="float" office:value="160.5" calcext:value-type="float">
            <text:p>160,50</text:p>
          </table:table-cell>
          <table:table-cell table:style-name="ce3" office:value-type="float" office:value="169.199996948242" calcext:value-type="float">
            <text:p>169,20</text:p>
          </table:table-cell>
          <table:table-cell table:style-name="ce3" office:value-type="float" office:value="171.160003662109" calcext:value-type="float">
            <text:p>171,16</text:p>
          </table:table-cell>
          <table:table-cell table:style-name="ce3" office:value-type="float" office:value="166.350006103516" calcext:value-type="float">
            <text:p>166,35</text:p>
          </table:table-cell>
          <table:table-cell table:style-name="ce3" office:value-type="float" office:value="168.970001220703" calcext:value-type="float">
            <text:p>168,97</text:p>
          </table:table-cell>
          <table:table-cell table:style-name="ce3" office:value-type="float" office:value="171.490005493164" calcext:value-type="float">
            <text:p>171,49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73.300003051758" calcext:value-type="float">
            <text:p>173,30</text:p>
          </table:table-cell>
          <table:table-cell table:style-name="ce3" office:value-type="float" office:value="172.759994506836" calcext:value-type="float">
            <text:p>172,76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72.119995117188" calcext:value-type="float">
            <text:p>172,12</text:p>
          </table:table-cell>
          <table:table-cell table:style-name="ce3" office:value-type="float" office:value="177.679992675781" calcext:value-type="float">
            <text:p>177,68</text:p>
          </table:table-cell>
          <table:table-cell table:style-name="ce3" office:value-type="float" office:value="177.369995117188" calcext:value-type="float">
            <text:p>177,37</text:p>
          </table:table-cell>
          <table:table-cell table:style-name="ce3" office:value-type="float" office:value="169.630004882813" calcext:value-type="float">
            <text:p>169,63</text:p>
          </table:table-cell>
          <table:table-cell table:style-name="ce3" office:value-type="float" office:value="171.190002441406" calcext:value-type="float">
            <text:p>171,19</text:p>
          </table:table-cell>
          <table:table-cell table:style-name="ce3" office:value-type="float" office:value="165.009994506836" calcext:value-type="float">
            <text:p>165,01</text:p>
          </table:table-cell>
          <table:table-cell table:style-name="ce3" office:value-type="float" office:value="176.289993286133" calcext:value-type="float">
            <text:p>176,29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1.339996337891" calcext:value-type="float">
            <text:p>171,34</text:p>
          </table:table-cell>
          <table:table-cell table:style-name="ce3" office:value-type="float" office:value="168.779998779297" calcext:value-type="float">
            <text:p>168,78</text:p>
          </table:table-cell>
          <table:table-cell table:number-columns-repeated="44"/>
        </table:table-row>
        <table:table-row table:style-name="ro2"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71.080001831055" calcext:value-type="float">
            <text:p>171,08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72.070007324219" calcext:value-type="float">
            <text:p>172,07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72.679992675781" calcext:value-type="float">
            <text:p>172,68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72.570007324219" calcext:value-type="float">
            <text:p>172,57</text:p>
          </table:table-cell>
          <table:table-cell table:style-name="ce3" office:value-type="float" office:value="163.490005493164" calcext:value-type="float">
            <text:p>163,49</text:p>
          </table:table-cell>
          <table:table-cell table:style-name="ce3" office:value-type="float" office:value="178.429992675781" calcext:value-type="float">
            <text:p>178,43</text:p>
          </table:table-cell>
          <table:table-cell table:style-name="ce3" office:value-type="float" office:value="170.720001220703" calcext:value-type="float">
            <text:p>170,72</text:p>
          </table:table-cell>
          <table:table-cell table:number-columns-repeated="2" table:style-name="ce3" office:value-type="float" office:value="167.940002441406" calcext:value-type="float">
            <text:p>167,94</text:p>
          </table:table-cell>
          <table:table-cell table:style-name="ce3" office:value-type="float" office:value="178.800003051758" calcext:value-type="float">
            <text:p>178,80</text:p>
          </table:table-cell>
          <table:table-cell table:style-name="ce3" office:value-type="float" office:value="166.860000610352" calcext:value-type="float">
            <text:p>166,86</text:p>
          </table:table-cell>
          <table:table-cell table:style-name="ce3" office:value-type="float" office:value="168.690002441406" calcext:value-type="float">
            <text:p>168,69</text:p>
          </table:table-cell>
          <table:table-cell table:number-columns-repeated="44"/>
        </table:table-row>
        <table:table-row table:style-name="ro2"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76.380004882812" calcext:value-type="float">
            <text:p>176,38</text:p>
          </table:table-cell>
          <table:table-cell table:style-name="ce3" office:value-type="float" office:value="173.369995117188" calcext:value-type="float">
            <text:p>173,37</text:p>
          </table:table-cell>
          <table:table-cell table:style-name="ce3" office:value-type="float" office:value="171.009994506836" calcext:value-type="float">
            <text:p>171,01</text:p>
          </table:table-cell>
          <table:table-cell table:style-name="ce3" office:value-type="float" office:value="170.759994506836" calcext:value-type="float">
            <text:p>170,76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65.710006713867" calcext:value-type="float">
            <text:p>165,71</text:p>
          </table:table-cell>
          <table:table-cell table:style-name="ce3" office:value-type="float" office:value="171.070007324219" calcext:value-type="float">
            <text:p>171,07</text:p>
          </table:table-cell>
          <table:table-cell table:style-name="ce3" office:value-type="float" office:value="174.880004882813" calcext:value-type="float">
            <text:p>174,88</text:p>
          </table:table-cell>
          <table:table-cell table:style-name="ce3" office:value-type="float" office:value="173.869995117188" calcext:value-type="float">
            <text:p>173,87</text:p>
          </table:table-cell>
          <table:table-cell table:style-name="ce3" office:value-type="float" office:value="166.990005493164" calcext:value-type="float">
            <text:p>166,99</text:p>
          </table:table-cell>
          <table:table-cell table:style-name="ce3" office:value-type="float" office:value="179.440002441406" calcext:value-type="float">
            <text:p>179,44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6.470001220703" calcext:value-type="float">
            <text:p>166,47</text:p>
          </table:table-cell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69.630004882813" calcext:value-type="float">
            <text:p>169,63</text:p>
          </table:table-cell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75.630004882813" calcext:value-type="float">
            <text:p>175,63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7.139999389648" calcext:value-type="float">
            <text:p>167,14</text:p>
          </table:table-cell>
          <table:table-cell table:number-columns-repeated="44"/>
        </table:table-row>
        <table:table-row table:style-name="ro2">
          <table:table-cell table:style-name="ce3" office:value-type="float" office:value="174.520004272461" calcext:value-type="float">
            <text:p>174,52</text:p>
          </table:table-cell>
          <table:table-cell table:style-name="ce3" office:value-type="float" office:value="167.020004272461" calcext:value-type="float">
            <text:p>167,02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60.839996337891" calcext:value-type="float">
            <text:p>160,84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74.289993286133" calcext:value-type="float">
            <text:p>174,29</text:p>
          </table:table-cell>
          <table:table-cell table:style-name="ce3" office:value-type="float" office:value="173.190002441406" calcext:value-type="float">
            <text:p>173,19</text:p>
          </table:table-cell>
          <table:table-cell table:style-name="ce3" office:value-type="float" office:value="160.910003662109" calcext:value-type="float">
            <text:p>160,91</text:p>
          </table:table-cell>
          <table:table-cell table:style-name="ce3" office:value-type="float" office:value="179.270004272461" calcext:value-type="float">
            <text:p>179,27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66.539993286133" calcext:value-type="float">
            <text:p>166,54</text:p>
          </table:table-cell>
          <table:table-cell table:style-name="ce3" office:value-type="float" office:value="174.360000610352" calcext:value-type="float">
            <text:p>174,36</text:p>
          </table:table-cell>
          <table:table-cell table:style-name="ce3" office:value-type="float" office:value="170.679992675781" calcext:value-type="float">
            <text:p>170,68</text:p>
          </table:table-cell>
          <table:table-cell table:style-name="ce3" office:value-type="float" office:value="168.570007324219" calcext:value-type="float">
            <text:p>168,57</text:p>
          </table:table-cell>
          <table:table-cell table:style-name="ce3" office:value-type="float" office:value="171.380004882813" calcext:value-type="float">
            <text:p>171,38</text:p>
          </table:table-cell>
          <table:table-cell table:style-name="ce3" office:value-type="float" office:value="168.690002441406" calcext:value-type="float">
            <text:p>168,69</text:p>
          </table:table-cell>
          <table:table-cell table:style-name="ce3" office:value-type="float" office:value="172.339996337891" calcext:value-type="float">
            <text:p>172,34</text:p>
          </table:table-cell>
          <table:table-cell table:number-columns-repeated="44"/>
        </table:table-row>
        <table:table-row table:style-name="ro2"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5.699996948242" calcext:value-type="float">
            <text:p>165,70</text:p>
          </table:table-cell>
          <table:table-cell table:style-name="ce3" office:value-type="float" office:value="160.110000610352" calcext:value-type="float">
            <text:p>160,11</text:p>
          </table:table-cell>
          <table:table-cell table:style-name="ce3" office:value-type="float" office:value="174.529998779297" calcext:value-type="float">
            <text:p>174,53</text:p>
          </table:table-cell>
          <table:table-cell table:style-name="ce3" office:value-type="float" office:value="170.160003662109" calcext:value-type="float">
            <text:p>170,16</text:p>
          </table:table-cell>
          <table:table-cell table:style-name="ce3" office:value-type="float" office:value="178.460006713867" calcext:value-type="float">
            <text:p>178,46</text:p>
          </table:table-cell>
          <table:table-cell table:style-name="ce3" office:value-type="float" office:value="169.160003662109" calcext:value-type="float">
            <text:p>169,16</text:p>
          </table:table-cell>
          <table:table-cell table:style-name="ce3" office:value-type="float" office:value="166.199996948242" calcext:value-type="float">
            <text:p>166,20</text:p>
          </table:table-cell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70.419998168945" calcext:value-type="float">
            <text:p>170,42</text:p>
          </table:table-cell>
          <table:table-cell table:style-name="ce3" office:value-type="float" office:value="164.770004272461" calcext:value-type="float">
            <text:p>164,77</text:p>
          </table:table-cell>
          <table:table-cell table:style-name="ce3" office:value-type="float" office:value="175.820007324219" calcext:value-type="float">
            <text:p>175,82</text:p>
          </table:table-cell>
          <table:table-cell table:style-name="ce3" office:value-type="float" office:value="170.759994506836" calcext:value-type="float">
            <text:p>170,76</text:p>
          </table:table-cell>
          <table:table-cell table:style-name="ce3" office:value-type="float" office:value="163.070007324219" calcext:value-type="float">
            <text:p>163,07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76.869995117188" calcext:value-type="float">
            <text:p>176,87</text:p>
          </table:table-cell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77.910003662109" calcext:value-type="float">
            <text:p>177,91</text:p>
          </table:table-cell>
          <table:table-cell table:number-columns-repeated="44"/>
        </table:table-row>
        <table:table-row table:style-name="ro2">
          <table:table-cell table:style-name="ce3" office:value-type="float" office:value="167.690002441406" calcext:value-type="float">
            <text:p>167,69</text:p>
          </table:table-cell>
          <table:table-cell table:style-name="ce3" office:value-type="float" office:value="169.649993896484" calcext:value-type="float">
            <text:p>169,65</text:p>
          </table:table-cell>
          <table:table-cell table:style-name="ce3" office:value-type="float" office:value="164.300003051758" calcext:value-type="float">
            <text:p>164,30</text:p>
          </table:table-cell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66.229995727539" calcext:value-type="float">
            <text:p>166,23</text:p>
          </table:table-cell>
          <table:table-cell table:style-name="ce3" office:value-type="float" office:value="178.429992675781" calcext:value-type="float">
            <text:p>178,43</text:p>
          </table:table-cell>
          <table:table-cell table:style-name="ce3" office:value-type="float" office:value="161.160003662109" calcext:value-type="float">
            <text:p>161,16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76.779998779297" calcext:value-type="float">
            <text:p>176,78</text:p>
          </table:table-cell>
          <table:table-cell table:style-name="ce3" office:value-type="float" office:value="168.589996337891" calcext:value-type="float">
            <text:p>168,59</text:p>
          </table:table-cell>
          <table:table-cell table:style-name="ce3" office:value-type="float" office:value="168.770004272461" calcext:value-type="float">
            <text:p>168,77</text:p>
          </table:table-cell>
          <table:table-cell table:style-name="ce3" office:value-type="float" office:value="174.410003662109" calcext:value-type="float">
            <text:p>174,41</text:p>
          </table:table-cell>
          <table:table-cell table:style-name="ce3" office:value-type="float" office:value="172.830001831055" calcext:value-type="float">
            <text:p>172,83</text:p>
          </table:table-cell>
          <table:table-cell table:style-name="ce3" office:value-type="float" office:value="165.630004882813" calcext:value-type="float">
            <text:p>165,63</text:p>
          </table:table-cell>
          <table:table-cell table:style-name="ce3" office:value-type="float" office:value="176.639999389648" calcext:value-type="float">
            <text:p>176,64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71.880004882813" calcext:value-type="float">
            <text:p>171,88</text:p>
          </table:table-cell>
          <table:table-cell table:style-name="ce3" office:value-type="float" office:value="167.039993286133" calcext:value-type="float">
            <text:p>167,04</text:p>
          </table:table-cell>
          <table:table-cell table:style-name="ce3" office:value-type="float" office:value="170.259994506836" calcext:value-type="float">
            <text:p>170,26</text:p>
          </table:table-cell>
          <table:table-cell table:style-name="ce3" office:value-type="float" office:value="168.610000610352" calcext:value-type="float">
            <text:p>168,61</text:p>
          </table:table-cell>
          <table:table-cell table:number-columns-repeated="44"/>
        </table:table-row>
        <table:table-row table:style-name="ro2"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68.440002441406" calcext:value-type="float">
            <text:p>168,44</text:p>
          </table:table-cell>
          <table:table-cell table:style-name="ce3" office:value-type="float" office:value="171.789993286133" calcext:value-type="float">
            <text:p>171,79</text:p>
          </table:table-cell>
          <table:table-cell table:style-name="ce3" office:value-type="float" office:value="167.410003662109" calcext:value-type="float">
            <text:p>167,41</text:p>
          </table:table-cell>
          <table:table-cell table:style-name="ce3" office:value-type="float" office:value="163.259994506836" calcext:value-type="float">
            <text:p>163,26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73.479995727539" calcext:value-type="float">
            <text:p>173,48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65.619995117188" calcext:value-type="float">
            <text:p>165,62</text:p>
          </table:table-cell>
          <table:table-cell table:style-name="ce3" office:value-type="float" office:value="171.839996337891" calcext:value-type="float">
            <text:p>171,84</text:p>
          </table:table-cell>
          <table:table-cell table:style-name="ce3" office:value-type="float" office:value="171.179992675781" calcext:value-type="float">
            <text:p>171,18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75.789993286133" calcext:value-type="float">
            <text:p>175,79</text:p>
          </table:table-cell>
          <table:table-cell table:style-name="ce3" office:value-type="float" office:value="166.720001220703" calcext:value-type="float">
            <text:p>166,72</text:p>
          </table:table-cell>
          <table:table-cell table:style-name="ce3" office:value-type="float" office:value="173.589996337891" calcext:value-type="float">
            <text:p>173,59</text:p>
          </table:table-cell>
          <table:table-cell table:style-name="ce3" office:value-type="float" office:value="174.089996337891" calcext:value-type="float">
            <text:p>174,09</text:p>
          </table:table-cell>
          <table:table-cell table:number-columns-repeated="44"/>
        </table:table-row>
        <table:table-row table:style-name="ro2"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65.190002441406" calcext:value-type="float">
            <text:p>165,19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75.380004882813" calcext:value-type="float">
            <text:p>175,38</text:p>
          </table:table-cell>
          <table:table-cell table:style-name="ce3" office:value-type="float" office:value="169.429992675781" calcext:value-type="float">
            <text:p>169,43</text:p>
          </table:table-cell>
          <table:table-cell table:style-name="ce3" office:value-type="float" office:value="168.800003051758" calcext:value-type="float">
            <text:p>168,80</text:p>
          </table:table-cell>
          <table:table-cell table:style-name="ce3" office:value-type="float" office:value="164.839996337891" calcext:value-type="float">
            <text:p>164,84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67.5" calcext:value-type="float">
            <text:p>167,50</text:p>
          </table:table-cell>
          <table:table-cell table:style-name="ce3" office:value-type="float" office:value="168.039993286133" calcext:value-type="float">
            <text:p>168,04</text:p>
          </table:table-cell>
          <table:table-cell table:style-name="ce3" office:value-type="float" office:value="165.089996337891" calcext:value-type="float">
            <text:p>165,09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75.860000610352" calcext:value-type="float">
            <text:p>175,86</text:p>
          </table:table-cell>
          <table:table-cell table:style-name="ce3" office:value-type="float" office:value="175.240005493164" calcext:value-type="float">
            <text:p>175,24</text:p>
          </table:table-cell>
          <table:table-cell table:style-name="ce3" office:value-type="float" office:value="164.399993896484" calcext:value-type="float">
            <text:p>164,40</text:p>
          </table:table-cell>
          <table:table-cell table:style-name="ce3" office:value-type="float" office:value="171.410003662109" calcext:value-type="float">
            <text:p>171,41</text:p>
          </table:table-cell>
          <table:table-cell table:style-name="ce3" office:value-type="float" office:value="166.619995117188" calcext:value-type="float">
            <text:p>166,62</text:p>
          </table:table-cell>
          <table:table-cell table:number-columns-repeated="44"/>
        </table:table-row>
        <table:table-row table:style-name="ro2"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69.75" calcext:value-type="float">
            <text:p>169,75</text:p>
          </table:table-cell>
          <table:table-cell table:style-name="ce3" office:value-type="float" office:value="175.399993896484" calcext:value-type="float">
            <text:p>175,40</text:p>
          </table:table-cell>
          <table:table-cell table:style-name="ce3" office:value-type="float" office:value="164.690002441406" calcext:value-type="float">
            <text:p>164,69</text:p>
          </table:table-cell>
          <table:table-cell table:style-name="ce3" office:value-type="float" office:value="167.100006103516" calcext:value-type="float">
            <text:p>167,10</text:p>
          </table:table-cell>
          <table:table-cell table:style-name="ce3" office:value-type="float" office:value="162.339996337891" calcext:value-type="float">
            <text:p>162,34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73.380004882813" calcext:value-type="float">
            <text:p>173,38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76.490005493164" calcext:value-type="float">
            <text:p>176,49</text:p>
          </table:table-cell>
          <table:table-cell table:style-name="ce3" office:value-type="float" office:value="174.270004272461" calcext:value-type="float">
            <text:p>174,27</text:p>
          </table:table-cell>
          <table:table-cell table:style-name="ce3" office:value-type="float" office:value="166.380004882813" calcext:value-type="float">
            <text:p>166,38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73.190002441406" calcext:value-type="float">
            <text:p>173,19</text:p>
          </table:table-cell>
          <table:table-cell table:style-name="ce3" office:value-type="float" office:value="161.919998168945" calcext:value-type="float">
            <text:p>161,92</text:p>
          </table:table-cell>
          <table:table-cell table:style-name="ce3" office:value-type="float" office:value="171.5" calcext:value-type="float">
            <text:p>171,50</text:p>
          </table:table-cell>
          <table:table-cell table:style-name="ce3" office:value-type="float" office:value="162.899993896484" calcext:value-type="float">
            <text:p>162,90</text:p>
          </table:table-cell>
          <table:table-cell table:number-columns-repeated="44"/>
        </table:table-row>
        <table:table-row table:style-name="ro2">
          <table:table-cell table:style-name="ce3" office:value-type="float" office:value="164.639999389648" calcext:value-type="float">
            <text:p>164,64</text:p>
          </table:table-cell>
          <table:table-cell table:style-name="ce3" office:value-type="float" office:value="163.75" calcext:value-type="float">
            <text:p>163,75</text:p>
          </table:table-cell>
          <table:table-cell table:style-name="ce3" office:value-type="float" office:value="171.399993896484" calcext:value-type="float">
            <text:p>171,40</text:p>
          </table:table-cell>
          <table:table-cell table:style-name="ce3" office:value-type="float" office:value="165.179992675781" calcext:value-type="float">
            <text:p>165,18</text:p>
          </table:table-cell>
          <table:table-cell table:style-name="ce3" office:value-type="float" office:value="168.919998168945" calcext:value-type="float">
            <text:p>168,92</text:p>
          </table:table-cell>
          <table:table-cell table:style-name="ce3" office:value-type="float" office:value="168.699996948242" calcext:value-type="float">
            <text:p>168,70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64" calcext:value-type="float">
            <text:p>164,00</text:p>
          </table:table-cell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76.770004272461" calcext:value-type="float">
            <text:p>176,77</text:p>
          </table:table-cell>
          <table:table-cell table:style-name="ce3" office:value-type="float" office:value="162.830001831055" calcext:value-type="float">
            <text:p>162,83</text:p>
          </table:table-cell>
          <table:table-cell table:style-name="ce3" office:value-type="float" office:value="164.699996948242" calcext:value-type="float">
            <text:p>164,70</text:p>
          </table:table-cell>
          <table:table-cell table:style-name="ce3" office:value-type="float" office:value="176.220001220703" calcext:value-type="float">
            <text:p>176,22</text:p>
          </table:table-cell>
          <table:table-cell table:style-name="ce3" office:value-type="float" office:value="169.479995727539" calcext:value-type="float">
            <text:p>169,48</text:p>
          </table:table-cell>
          <table:table-cell table:style-name="ce3" office:value-type="float" office:value="170.800003051758" calcext:value-type="float">
            <text:p>170,80</text:p>
          </table:table-cell>
          <table:table-cell table:style-name="ce3" office:value-type="float" office:value="168.779998779297" calcext:value-type="float">
            <text:p>168,78</text:p>
          </table:table-cell>
          <table:table-cell table:style-name="ce3" office:value-type="float" office:value="166.259994506836" calcext:value-type="float">
            <text:p>166,26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69.740005493164" calcext:value-type="float">
            <text:p>169,74</text:p>
          </table:table-cell>
          <table:table-cell table:number-columns-repeated="44"/>
        </table:table-row>
        <table:table-row table:style-name="ro2"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6.630004882813" calcext:value-type="float">
            <text:p>166,63</text:p>
          </table:table-cell>
          <table:table-cell table:style-name="ce3" office:value-type="float" office:value="174.449996948242" calcext:value-type="float">
            <text:p>174,45</text:p>
          </table:table-cell>
          <table:table-cell table:style-name="ce3" office:value-type="float" office:value="171.139999389648" calcext:value-type="float">
            <text:p>171,14</text:p>
          </table:table-cell>
          <table:table-cell table:style-name="ce3" office:value-type="float" office:value="167.169998168945" calcext:value-type="float">
            <text:p>167,17</text:p>
          </table:table-cell>
          <table:table-cell table:style-name="ce3" office:value-type="float" office:value="171.229995727539" calcext:value-type="float">
            <text:p>171,23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8.559997558594" calcext:value-type="float">
            <text:p>168,56</text:p>
          </table:table-cell>
          <table:table-cell table:style-name="ce3" office:value-type="float" office:value="172.910003662109" calcext:value-type="float">
            <text:p>172,91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71.860000610352" calcext:value-type="float">
            <text:p>171,86</text:p>
          </table:table-cell>
          <table:table-cell table:style-name="ce3" office:value-type="float" office:value="177.139999389648" calcext:value-type="float">
            <text:p>177,14</text:p>
          </table:table-cell>
          <table:table-cell table:style-name="ce3" office:value-type="float" office:value="169.149993896484" calcext:value-type="float">
            <text:p>169,15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71.449996948242" calcext:value-type="float">
            <text:p>171,45</text:p>
          </table:table-cell>
          <table:table-cell table:style-name="ce3" office:value-type="float" office:value="170.410003662109" calcext:value-type="float">
            <text:p>170,41</text:p>
          </table:table-cell>
          <table:table-cell table:style-name="ce3" office:value-type="float" office:value="173.449996948242" calcext:value-type="float">
            <text:p>173,45</text:p>
          </table:table-cell>
          <table:table-cell table:style-name="ce3" office:value-type="float" office:value="170.529998779297" calcext:value-type="float">
            <text:p>170,53</text:p>
          </table:table-cell>
          <table:table-cell table:style-name="ce3" office:value-type="float" office:value="169.850006103516" calcext:value-type="float">
            <text:p>169,85</text:p>
          </table:table-cell>
          <table:table-cell table:number-columns-repeated="44"/>
        </table:table-row>
        <table:table-row table:style-name="ro2"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71.199996948242" calcext:value-type="float">
            <text:p>171,20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63.130004882813" calcext:value-type="float">
            <text:p>163,13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64.369995117188" calcext:value-type="float">
            <text:p>164,37</text:p>
          </table:table-cell>
          <table:table-cell table:style-name="ce3" office:value-type="float" office:value="162.729995727539" calcext:value-type="float">
            <text:p>162,73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64.100006103516" calcext:value-type="float">
            <text:p>164,10</text:p>
          </table:table-cell>
          <table:table-cell table:style-name="ce3" office:value-type="float" office:value="173.539993286133" calcext:value-type="float">
            <text:p>173,54</text:p>
          </table:table-cell>
          <table:table-cell table:style-name="ce3" office:value-type="float" office:value="171.509994506836" calcext:value-type="float">
            <text:p>171,51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6.639999389648" calcext:value-type="float">
            <text:p>166,64</text:p>
          </table:table-cell>
          <table:table-cell table:style-name="ce3" office:value-type="float" office:value="160.220001220703" calcext:value-type="float">
            <text:p>160,22</text:p>
          </table:table-cell>
          <table:table-cell table:style-name="ce3" office:value-type="float" office:value="167.169998168945" calcext:value-type="float">
            <text:p>167,17</text:p>
          </table:table-cell>
          <table:table-cell table:style-name="ce3" office:value-type="float" office:value="167.339996337891" calcext:value-type="float">
            <text:p>167,34</text:p>
          </table:table-cell>
          <table:table-cell table:style-name="ce3" office:value-type="float" office:value="178.800003051758" calcext:value-type="float">
            <text:p>178,80</text:p>
          </table:table-cell>
          <table:table-cell table:style-name="ce3" office:value-type="float" office:value="165.899993896484" calcext:value-type="float">
            <text:p>165,90</text:p>
          </table:table-cell>
          <table:table-cell table:style-name="ce3" office:value-type="float" office:value="171.210006713867" calcext:value-type="float">
            <text:p>171,21</text:p>
          </table:table-cell>
          <table:table-cell table:style-name="ce3" office:value-type="float" office:value="171.580001831055" calcext:value-type="float">
            <text:p>171,58</text:p>
          </table:table-cell>
          <table:table-cell table:number-columns-repeated="44"/>
        </table:table-row>
        <table:table-row table:style-name="ro2">
          <table:table-cell table:style-name="ce3" office:value-type="float" office:value="177.539993286133" calcext:value-type="float">
            <text:p>177,54</text:p>
          </table:table-cell>
          <table:table-cell table:style-name="ce3" office:value-type="float" office:value="171.910003662109" calcext:value-type="float">
            <text:p>171,91</text:p>
          </table:table-cell>
          <table:table-cell table:style-name="ce3" office:value-type="float" office:value="172.369995117187" calcext:value-type="float">
            <text:p>172,37</text:p>
          </table:table-cell>
          <table:table-cell table:style-name="ce3" office:value-type="float" office:value="174.389999389648" calcext:value-type="float">
            <text:p>174,39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8.160003662109" calcext:value-type="float">
            <text:p>168,16</text:p>
          </table:table-cell>
          <table:table-cell table:style-name="ce3" office:value-type="float" office:value="174.089996337891" calcext:value-type="float">
            <text:p>174,09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67.130004882813" calcext:value-type="float">
            <text:p>167,13</text:p>
          </table:table-cell>
          <table:table-cell table:style-name="ce3" office:value-type="float" office:value="168.149993896484" calcext:value-type="float">
            <text:p>168,15</text:p>
          </table:table-cell>
          <table:table-cell table:style-name="ce3" office:value-type="float" office:value="175.119995117188" calcext:value-type="float">
            <text:p>175,12</text:p>
          </table:table-cell>
          <table:table-cell table:style-name="ce3" office:value-type="float" office:value="169.990005493164" calcext:value-type="float">
            <text:p>169,99</text:p>
          </table:table-cell>
          <table:table-cell table:style-name="ce3" office:value-type="float" office:value="164.990005493164" calcext:value-type="float">
            <text:p>164,99</text:p>
          </table:table-cell>
          <table:table-cell table:style-name="ce3" office:value-type="float" office:value="166.570007324219" calcext:value-type="float">
            <text:p>166,57</text:p>
          </table:table-cell>
          <table:table-cell table:style-name="ce3" office:value-type="float" office:value="171.440002441406" calcext:value-type="float">
            <text:p>171,44</text:p>
          </table:table-cell>
          <table:table-cell table:style-name="ce3" office:value-type="float" office:value="166.570007324219" calcext:value-type="float">
            <text:p>166,57</text:p>
          </table:table-cell>
          <table:table-cell table:style-name="ce3" office:value-type="float" office:value="169.160003662109" calcext:value-type="float">
            <text:p>169,16</text:p>
          </table:table-cell>
          <table:table-cell table:style-name="ce3" office:value-type="float" office:value="182.679992675781" calcext:value-type="float">
            <text:p>182,68</text:p>
          </table:table-cell>
          <table:table-cell table:number-columns-repeated="44"/>
        </table:table-row>
        <table:table-row table:style-name="ro2">
          <table:table-cell table:style-name="ce3" office:value-type="float" office:value="164.470001220703" calcext:value-type="float">
            <text:p>164,47</text:p>
          </table:table-cell>
          <table:table-cell table:style-name="ce3" office:value-type="float" office:value="165.320007324219" calcext:value-type="float">
            <text:p>165,32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67.289993286133" calcext:value-type="float">
            <text:p>167,29</text:p>
          </table:table-cell>
          <table:table-cell table:style-name="ce3" office:value-type="float" office:value="166.850006103516" calcext:value-type="float">
            <text:p>166,85</text:p>
          </table:table-cell>
          <table:table-cell table:style-name="ce3" office:value-type="float" office:value="170.800003051758" calcext:value-type="float">
            <text:p>170,80</text:p>
          </table:table-cell>
          <table:table-cell table:style-name="ce3" office:value-type="float" office:value="170" calcext:value-type="float">
            <text:p>170,00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68.729995727539" calcext:value-type="float">
            <text:p>168,73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75.399993896484" calcext:value-type="float">
            <text:p>175,40</text:p>
          </table:table-cell>
          <table:table-cell table:style-name="ce3" office:value-type="float" office:value="163.610000610352" calcext:value-type="float">
            <text:p>163,61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5" calcext:value-type="float">
            <text:p>165,00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72.020004272461" calcext:value-type="float">
            <text:p>172,02</text:p>
          </table:table-cell>
          <table:table-cell table:number-columns-repeated="44"/>
        </table:table-row>
        <table:table-row table:style-name="ro2"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71.889999389648" calcext:value-type="float">
            <text:p>171,89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71.130004882813" calcext:value-type="float">
            <text:p>171,13</text:p>
          </table:table-cell>
          <table:table-cell table:style-name="ce3" office:value-type="float" office:value="169.429992675781" calcext:value-type="float">
            <text:p>169,43</text:p>
          </table:table-cell>
          <table:table-cell table:style-name="ce3" office:value-type="float" office:value="178.380004882813" calcext:value-type="float">
            <text:p>178,38</text:p>
          </table:table-cell>
          <table:table-cell table:style-name="ce3" office:value-type="float" office:value="167.449996948242" calcext:value-type="float">
            <text:p>167,45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1.020004272461" calcext:value-type="float">
            <text:p>171,02</text:p>
          </table:table-cell>
          <table:table-cell table:style-name="ce3" office:value-type="float" office:value="179.690002441406" calcext:value-type="float">
            <text:p>179,69</text:p>
          </table:table-cell>
          <table:table-cell table:style-name="ce3" office:value-type="float" office:value="176.820007324219" calcext:value-type="float">
            <text:p>176,82</text:p>
          </table:table-cell>
          <table:table-cell table:style-name="ce3" office:value-type="float" office:value="171.119995117188" calcext:value-type="float">
            <text:p>171,12</text:p>
          </table:table-cell>
          <table:table-cell table:style-name="ce3" office:value-type="float" office:value="177.550003051758" calcext:value-type="float">
            <text:p>177,55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3.880004882813" calcext:value-type="float">
            <text:p>173,88</text:p>
          </table:table-cell>
          <table:table-cell table:style-name="ce3" office:value-type="float" office:value="172.960006713867" calcext:value-type="float">
            <text:p>172,96</text:p>
          </table:table-cell>
          <table:table-cell table:style-name="ce3" office:value-type="float" office:value="174.520004272461" calcext:value-type="float">
            <text:p>174,52</text:p>
          </table:table-cell>
          <table:table-cell table:style-name="ce3" office:value-type="float" office:value="160.759994506836" calcext:value-type="float">
            <text:p>160,76</text:p>
          </table:table-cell>
          <table:table-cell table:style-name="ce3" office:value-type="float" office:value="164.139999389648" calcext:value-type="float">
            <text:p>164,14</text:p>
          </table:table-cell>
          <table:table-cell table:style-name="ce3" office:value-type="float" office:value="171.380004882813" calcext:value-type="float">
            <text:p>171,38</text:p>
          </table:table-cell>
          <table:table-cell table:number-columns-repeated="44"/>
        </table:table-row>
        <table:table-row table:style-name="ro2"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1.789993286133" calcext:value-type="float">
            <text:p>171,79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64.619995117188" calcext:value-type="float">
            <text:p>164,62</text:p>
          </table:table-cell>
          <table:table-cell table:style-name="ce3" office:value-type="float" office:value="172.559997558594" calcext:value-type="float">
            <text:p>172,56</text:p>
          </table:table-cell>
          <table:table-cell table:style-name="ce3" office:value-type="float" office:value="167.880004882813" calcext:value-type="float">
            <text:p>167,88</text:p>
          </table:table-cell>
          <table:table-cell table:style-name="ce3" office:value-type="float" office:value="165.169998168945" calcext:value-type="float">
            <text:p>165,17</text:p>
          </table:table-cell>
          <table:table-cell table:style-name="ce3" office:value-type="float" office:value="173.270004272461" calcext:value-type="float">
            <text:p>173,27</text:p>
          </table:table-cell>
          <table:table-cell table:style-name="ce3" office:value-type="float" office:value="171.259994506836" calcext:value-type="float">
            <text:p>171,26</text:p>
          </table:table-cell>
          <table:table-cell table:style-name="ce3" office:value-type="float" office:value="168.470001220703" calcext:value-type="float">
            <text:p>168,47</text:p>
          </table:table-cell>
          <table:table-cell table:style-name="ce3" office:value-type="float" office:value="176.5" calcext:value-type="float">
            <text:p>176,50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82.580001831055" calcext:value-type="float">
            <text:p>182,58</text:p>
          </table:table-cell>
          <table:table-cell table:style-name="ce3" office:value-type="float" office:value="167.070007324219" calcext:value-type="float">
            <text:p>167,07</text:p>
          </table:table-cell>
          <table:table-cell table:style-name="ce3" office:value-type="float" office:value="167.199996948242" calcext:value-type="float">
            <text:p>167,20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68.039993286133" calcext:value-type="float">
            <text:p>168,04</text:p>
          </table:table-cell>
          <table:table-cell table:style-name="ce3" office:value-type="float" office:value="173.160003662109" calcext:value-type="float">
            <text:p>173,16</text:p>
          </table:table-cell>
          <table:table-cell table:number-columns-repeated="44"/>
        </table:table-row>
        <table:table-row table:style-name="ro2"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73.130004882813" calcext:value-type="float">
            <text:p>173,13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77.949996948242" calcext:value-type="float">
            <text:p>177,95</text:p>
          </table:table-cell>
          <table:table-cell table:style-name="ce3" office:value-type="float" office:value="168.630004882813" calcext:value-type="float">
            <text:p>168,63</text:p>
          </table:table-cell>
          <table:table-cell table:style-name="ce3" office:value-type="float" office:value="166.360000610352" calcext:value-type="float">
            <text:p>166,36</text:p>
          </table:table-cell>
          <table:table-cell table:style-name="ce3" office:value-type="float" office:value="162.089996337891" calcext:value-type="float">
            <text:p>162,09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74.649993896484" calcext:value-type="float">
            <text:p>174,65</text:p>
          </table:table-cell>
          <table:table-cell table:style-name="ce3" office:value-type="float" office:value="168.660003662109" calcext:value-type="float">
            <text:p>168,66</text:p>
          </table:table-cell>
          <table:table-cell table:style-name="ce3" office:value-type="float" office:value="171.009994506836" calcext:value-type="float">
            <text:p>171,01</text:p>
          </table:table-cell>
          <table:table-cell table:style-name="ce3" office:value-type="float" office:value="167.919998168945" calcext:value-type="float">
            <text:p>167,92</text:p>
          </table:table-cell>
          <table:table-cell table:style-name="ce3" office:value-type="float" office:value="171.860000610352" calcext:value-type="float">
            <text:p>171,86</text:p>
          </table:table-cell>
          <table:table-cell table:style-name="ce3" office:value-type="float" office:value="165.520004272461" calcext:value-type="float">
            <text:p>165,52</text:p>
          </table:table-cell>
          <table:table-cell table:style-name="ce3" office:value-type="float" office:value="177.880004882813" calcext:value-type="float">
            <text:p>177,88</text:p>
          </table:table-cell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69.759994506836" calcext:value-type="float">
            <text:p>169,76</text:p>
          </table:table-cell>
          <table:table-cell table:style-name="ce3" office:value-type="float" office:value="174.449996948242" calcext:value-type="float">
            <text:p>174,45</text:p>
          </table:table-cell>
          <table:table-cell table:style-name="ce3" office:value-type="float" office:value="160.190002441406" calcext:value-type="float">
            <text:p>160,19</text:p>
          </table:table-cell>
          <table:table-cell table:number-columns-repeated="44"/>
        </table:table-row>
        <table:table-row table:style-name="ro2">
          <table:table-cell table:style-name="ce3" office:value-type="float" office:value="173.100006103516" calcext:value-type="float">
            <text:p>173,10</text:p>
          </table:table-cell>
          <table:table-cell table:style-name="ce3" office:value-type="float" office:value="178.279998779297" calcext:value-type="float">
            <text:p>178,28</text:p>
          </table:table-cell>
          <table:table-cell table:style-name="ce3" office:value-type="float" office:value="166.720001220703" calcext:value-type="float">
            <text:p>166,72</text:p>
          </table:table-cell>
          <table:table-cell table:style-name="ce3" office:value-type="float" office:value="169" calcext:value-type="float">
            <text:p>169,00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74.509994506836" calcext:value-type="float">
            <text:p>174,51</text:p>
          </table:table-cell>
          <table:table-cell table:style-name="ce3" office:value-type="float" office:value="167.020004272461" calcext:value-type="float">
            <text:p>167,02</text:p>
          </table:table-cell>
          <table:table-cell table:style-name="ce3" office:value-type="float" office:value="164.059997558594" calcext:value-type="float">
            <text:p>164,06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66.309997558594" calcext:value-type="float">
            <text:p>166,31</text:p>
          </table:table-cell>
          <table:table-cell table:style-name="ce3" office:value-type="float" office:value="166.429992675781" calcext:value-type="float">
            <text:p>166,43</text:p>
          </table:table-cell>
          <table:table-cell table:style-name="ce3" office:value-type="float" office:value="168.929992675781" calcext:value-type="float">
            <text:p>168,93</text:p>
          </table:table-cell>
          <table:table-cell table:style-name="ce3" office:value-type="float" office:value="174.869995117188" calcext:value-type="float">
            <text:p>174,87</text:p>
          </table:table-cell>
          <table:table-cell table:style-name="ce3" office:value-type="float" office:value="171.610000610352" calcext:value-type="float">
            <text:p>171,61</text:p>
          </table:table-cell>
          <table:table-cell table:style-name="ce3" office:value-type="float" office:value="172.720001220703" calcext:value-type="float">
            <text:p>172,72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77.660003662109" calcext:value-type="float">
            <text:p>177,66</text:p>
          </table:table-cell>
          <table:table-cell table:style-name="ce3" office:value-type="float" office:value="171.910003662109" calcext:value-type="float">
            <text:p>171,91</text:p>
          </table:table-cell>
          <table:table-cell table:style-name="ce3" office:value-type="float" office:value="163.380004882813" calcext:value-type="float">
            <text:p>163,38</text:p>
          </table:table-cell>
          <table:table-cell table:number-columns-repeated="44"/>
        </table:table-row>
        <table:table-row table:style-name="ro2"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73.160003662109" calcext:value-type="float">
            <text:p>173,16</text:p>
          </table:table-cell>
          <table:table-cell table:style-name="ce3" office:value-type="float" office:value="168.190002441406" calcext:value-type="float">
            <text:p>168,19</text:p>
          </table:table-cell>
          <table:table-cell table:style-name="ce3" office:value-type="float" office:value="164.309997558594" calcext:value-type="float">
            <text:p>164,31</text:p>
          </table:table-cell>
          <table:table-cell table:style-name="ce3" office:value-type="float" office:value="176.979995727539" calcext:value-type="float">
            <text:p>176,98</text:p>
          </table:table-cell>
          <table:table-cell table:style-name="ce3" office:value-type="float" office:value="163.910003662109" calcext:value-type="float">
            <text:p>163,91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82.660003662109" calcext:value-type="float">
            <text:p>182,66</text:p>
          </table:table-cell>
          <table:table-cell table:style-name="ce3" office:value-type="float" office:value="161.139999389648" calcext:value-type="float">
            <text:p>161,14</text:p>
          </table:table-cell>
          <table:table-cell table:style-name="ce3" office:value-type="float" office:value="163.229995727539" calcext:value-type="float">
            <text:p>163,23</text:p>
          </table:table-cell>
          <table:table-cell table:style-name="ce3" office:value-type="float" office:value="169.889999389648" calcext:value-type="float">
            <text:p>169,89</text:p>
          </table:table-cell>
          <table:table-cell table:style-name="ce3" office:value-type="float" office:value="168.320007324219" calcext:value-type="float">
            <text:p>168,32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64.610000610352" calcext:value-type="float">
            <text:p>164,61</text:p>
          </table:table-cell>
          <table:table-cell table:style-name="ce3" office:value-type="float" office:value="164.149993896484" calcext:value-type="float">
            <text:p>164,15</text:p>
          </table:table-cell>
          <table:table-cell table:style-name="ce3" office:value-type="float" office:value="162.800003051758" calcext:value-type="float">
            <text:p>162,80</text:p>
          </table:table-cell>
          <table:table-cell table:style-name="ce3" office:value-type="float" office:value="171.039993286133" calcext:value-type="float">
            <text:p>171,04</text:p>
          </table:table-cell>
          <table:table-cell table:style-name="ce3" office:value-type="float" office:value="165.570007324219" calcext:value-type="float">
            <text:p>165,57</text:p>
          </table:table-cell>
          <table:table-cell table:style-name="ce3" office:value-type="float" office:value="165.350006103516" calcext:value-type="float">
            <text:p>165,35</text:p>
          </table:table-cell>
          <table:table-cell table:style-name="ce3" office:value-type="float" office:value="159.600006103516" calcext:value-type="float">
            <text:p>159,60</text:p>
          </table:table-cell>
          <table:table-cell table:number-columns-repeated="44"/>
        </table:table-row>
        <table:table-row table:style-name="ro2">
          <table:table-cell table:style-name="ce3" office:value-type="float" office:value="170.669998168945" calcext:value-type="float">
            <text:p>170,67</text:p>
          </table:table-cell>
          <table:table-cell table:style-name="ce3" office:value-type="float" office:value="175.110000610352" calcext:value-type="float">
            <text:p>175,11</text:p>
          </table:table-cell>
          <table:table-cell table:style-name="ce3" office:value-type="float" office:value="166.110000610352" calcext:value-type="float">
            <text:p>166,11</text:p>
          </table:table-cell>
          <table:table-cell table:style-name="ce3" office:value-type="float" office:value="165.520004272461" calcext:value-type="float">
            <text:p>165,52</text:p>
          </table:table-cell>
          <table:table-cell table:style-name="ce3" office:value-type="float" office:value="165.399993896484" calcext:value-type="float">
            <text:p>165,40</text:p>
          </table:table-cell>
          <table:table-cell table:style-name="ce3" office:value-type="float" office:value="176.110000610352" calcext:value-type="float">
            <text:p>176,11</text:p>
          </table:table-cell>
          <table:table-cell table:style-name="ce3" office:value-type="float" office:value="162.220001220703" calcext:value-type="float">
            <text:p>162,22</text:p>
          </table:table-cell>
          <table:table-cell table:style-name="ce3" office:value-type="float" office:value="162.580001831055" calcext:value-type="float">
            <text:p>162,58</text:p>
          </table:table-cell>
          <table:table-cell table:style-name="ce3" office:value-type="float" office:value="174.270004272461" calcext:value-type="float">
            <text:p>174,27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7.210006713867" calcext:value-type="float">
            <text:p>167,21</text:p>
          </table:table-cell>
          <table:table-cell table:style-name="ce3" office:value-type="float" office:value="173.899993896484" calcext:value-type="float">
            <text:p>173,90</text:p>
          </table:table-cell>
          <table:table-cell table:style-name="ce3" office:value-type="float" office:value="162.759994506836" calcext:value-type="float">
            <text:p>162,76</text:p>
          </table:table-cell>
          <table:table-cell table:style-name="ce3" office:value-type="float" office:value="174.119995117188" calcext:value-type="float">
            <text:p>174,12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72.380004882813" calcext:value-type="float">
            <text:p>172,38</text:p>
          </table:table-cell>
          <table:table-cell table:style-name="ce3" office:value-type="float" office:value="170.139999389648" calcext:value-type="float">
            <text:p>170,14</text:p>
          </table:table-cell>
          <table:table-cell table:style-name="ce3" office:value-type="float" office:value="173.830001831055" calcext:value-type="float">
            <text:p>173,83</text:p>
          </table:table-cell>
          <table:table-cell table:style-name="ce3" office:value-type="float" office:value="169.300003051758" calcext:value-type="float">
            <text:p>169,30</text:p>
          </table:table-cell>
          <table:table-cell table:number-columns-repeated="44"/>
        </table:table-row>
        <table:table-row table:style-name="ro2">
          <table:table-cell table:style-name="ce3" office:value-type="float" office:value="166.729995727539" calcext:value-type="float">
            <text:p>166,73</text:p>
          </table:table-cell>
          <table:table-cell table:style-name="ce3" office:value-type="float" office:value="172.679992675781" calcext:value-type="float">
            <text:p>172,68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71.979995727539" calcext:value-type="float">
            <text:p>171,98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75.460006713867" calcext:value-type="float">
            <text:p>175,46</text:p>
          </table:table-cell>
          <table:table-cell table:style-name="ce3" office:value-type="float" office:value="176.070007324219" calcext:value-type="float">
            <text:p>176,07</text:p>
          </table:table-cell>
          <table:table-cell table:style-name="ce3" office:value-type="float" office:value="171.789993286133" calcext:value-type="float">
            <text:p>171,79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65.669998168945" calcext:value-type="float">
            <text:p>165,67</text:p>
          </table:table-cell>
          <table:table-cell table:style-name="ce3" office:value-type="float" office:value="178" calcext:value-type="float">
            <text:p>178,00</text:p>
          </table:table-cell>
          <table:table-cell table:style-name="ce3" office:value-type="float" office:value="173.789993286133" calcext:value-type="float">
            <text:p>173,79</text:p>
          </table:table-cell>
          <table:table-cell table:style-name="ce3" office:value-type="float" office:value="173.740005493164" calcext:value-type="float">
            <text:p>173,74</text:p>
          </table:table-cell>
          <table:table-cell table:style-name="ce3" office:value-type="float" office:value="172.830001831055" calcext:value-type="float">
            <text:p>172,83</text:p>
          </table:table-cell>
          <table:table-cell table:style-name="ce3" office:value-type="float" office:value="172.25" calcext:value-type="float">
            <text:p>172,25</text:p>
          </table:table-cell>
          <table:table-cell table:style-name="ce3" office:value-type="float" office:value="167.479995727539" calcext:value-type="float">
            <text:p>167,48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74.419998168945" calcext:value-type="float">
            <text:p>174,42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0.360000610352" calcext:value-type="float">
            <text:p>170,36</text:p>
          </table:table-cell>
          <table:table-cell table:number-columns-repeated="44"/>
        </table:table-row>
        <table:table-row table:style-name="ro2"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62.800003051758" calcext:value-type="float">
            <text:p>162,80</text:p>
          </table:table-cell>
          <table:table-cell table:style-name="ce3" office:value-type="float" office:value="162.220001220703" calcext:value-type="float">
            <text:p>162,22</text:p>
          </table:table-cell>
          <table:table-cell table:style-name="ce3" office:value-type="float" office:value="172.179992675781" calcext:value-type="float">
            <text:p>172,18</text:p>
          </table:table-cell>
          <table:table-cell table:style-name="ce3" office:value-type="float" office:value="166.270004272461" calcext:value-type="float">
            <text:p>166,27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2.419998168945" calcext:value-type="float">
            <text:p>172,42</text:p>
          </table:table-cell>
          <table:table-cell table:style-name="ce3" office:value-type="float" office:value="174.899993896484" calcext:value-type="float">
            <text:p>174,90</text:p>
          </table:table-cell>
          <table:table-cell table:style-name="ce3" office:value-type="float" office:value="162.339996337891" calcext:value-type="float">
            <text:p>162,34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9.740005493164" calcext:value-type="float">
            <text:p>169,74</text:p>
          </table:table-cell>
          <table:table-cell table:style-name="ce3" office:value-type="float" office:value="174.110000610352" calcext:value-type="float">
            <text:p>174,11</text:p>
          </table:table-cell>
          <table:table-cell table:style-name="ce3" office:value-type="float" office:value="168.289993286133" calcext:value-type="float">
            <text:p>168,29</text:p>
          </table:table-cell>
          <table:table-cell table:style-name="ce3" office:value-type="float" office:value="162.130004882813" calcext:value-type="float">
            <text:p>162,13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67.330001831055" calcext:value-type="float">
            <text:p>167,33</text:p>
          </table:table-cell>
          <table:table-cell table:style-name="ce3" office:value-type="float" office:value="177.619995117188" calcext:value-type="float">
            <text:p>177,62</text:p>
          </table:table-cell>
          <table:table-cell table:style-name="ce3" office:value-type="float" office:value="169.410003662109" calcext:value-type="float">
            <text:p>169,41</text:p>
          </table:table-cell>
          <table:table-cell table:style-name="ce3" office:value-type="float" office:value="167.770004272461" calcext:value-type="float">
            <text:p>167,77</text:p>
          </table:table-cell>
          <table:table-cell table:number-columns-repeated="44"/>
        </table:table-row>
        <table:table-row table:style-name="ro2">
          <table:table-cell table:style-name="ce3" office:value-type="float" office:value="166.589996337891" calcext:value-type="float">
            <text:p>166,59</text:p>
          </table:table-cell>
          <table:table-cell table:style-name="ce3" office:value-type="float" office:value="163.380004882813" calcext:value-type="float">
            <text:p>163,38</text:p>
          </table:table-cell>
          <table:table-cell table:style-name="ce3" office:value-type="float" office:value="169.149993896484" calcext:value-type="float">
            <text:p>169,15</text:p>
          </table:table-cell>
          <table:table-cell table:style-name="ce3" office:value-type="float" office:value="167.619995117188" calcext:value-type="float">
            <text:p>167,62</text:p>
          </table:table-cell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76.759994506836" calcext:value-type="float">
            <text:p>176,76</text:p>
          </table:table-cell>
          <table:table-cell table:style-name="ce3" office:value-type="float" office:value="170.100006103516" calcext:value-type="float">
            <text:p>170,10</text:p>
          </table:table-cell>
          <table:table-cell table:style-name="ce3" office:value-type="float" office:value="165.479995727539" calcext:value-type="float">
            <text:p>165,48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64.410003662109" calcext:value-type="float">
            <text:p>164,41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65.899993896484" calcext:value-type="float">
            <text:p>165,90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2.820007324219" calcext:value-type="float">
            <text:p>172,82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1.449996948242" calcext:value-type="float">
            <text:p>171,45</text:p>
          </table:table-cell>
          <table:table-cell table:number-columns-repeated="44"/>
        </table:table-row>
        <table:table-row table:style-name="ro2">
          <table:table-cell table:style-name="ce3" office:value-type="float" office:value="169.889999389648" calcext:value-type="float">
            <text:p>169,89</text:p>
          </table:table-cell>
          <table:table-cell table:style-name="ce3" office:value-type="float" office:value="169.300003051758" calcext:value-type="float">
            <text:p>169,30</text:p>
          </table:table-cell>
          <table:table-cell table:style-name="ce3" office:value-type="float" office:value="162.639999389648" calcext:value-type="float">
            <text:p>162,64</text:p>
          </table:table-cell>
          <table:table-cell table:style-name="ce3" office:value-type="float" office:value="170.229995727539" calcext:value-type="float">
            <text:p>170,23</text:p>
          </table:table-cell>
          <table:table-cell table:style-name="ce3" office:value-type="float" office:value="170.669998168945" calcext:value-type="float">
            <text:p>170,67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79.660003662109" calcext:value-type="float">
            <text:p>179,66</text:p>
          </table:table-cell>
          <table:table-cell table:style-name="ce3" office:value-type="float" office:value="168.649993896484" calcext:value-type="float">
            <text:p>168,65</text:p>
          </table:table-cell>
          <table:table-cell table:style-name="ce3" office:value-type="float" office:value="163.320007324219" calcext:value-type="float">
            <text:p>163,32</text:p>
          </table:table-cell>
          <table:table-cell table:style-name="ce3" office:value-type="float" office:value="181.520004272461" calcext:value-type="float">
            <text:p>181,52</text:p>
          </table:table-cell>
          <table:table-cell table:style-name="ce3" office:value-type="float" office:value="171.320007324219" calcext:value-type="float">
            <text:p>171,32</text:p>
          </table:table-cell>
          <table:table-cell table:style-name="ce3" office:value-type="float" office:value="175.070007324219" calcext:value-type="float">
            <text:p>175,07</text:p>
          </table:table-cell>
          <table:table-cell table:style-name="ce3" office:value-type="float" office:value="177.350006103516" calcext:value-type="float">
            <text:p>177,35</text:p>
          </table:table-cell>
          <table:table-cell table:style-name="ce3" office:value-type="float" office:value="165" calcext:value-type="float">
            <text:p>165,00</text:p>
          </table:table-cell>
          <table:table-cell table:style-name="ce3" office:value-type="float" office:value="179.110000610352" calcext:value-type="float">
            <text:p>179,11</text:p>
          </table:table-cell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74.270004272461" calcext:value-type="float">
            <text:p>174,27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72.520004272461" calcext:value-type="float">
            <text:p>172,52</text:p>
          </table:table-cell>
          <table:table-cell table:style-name="ce3" office:value-type="float" office:value="161.929992675781" calcext:value-type="float">
            <text:p>161,93</text:p>
          </table:table-cell>
          <table:table-cell table:number-columns-repeated="44"/>
        </table:table-row>
        <table:table-row table:style-name="ro2">
          <table:table-cell table:style-name="ce3" office:value-type="float" office:value="175.089996337891" calcext:value-type="float">
            <text:p>175,09</text:p>
          </table:table-cell>
          <table:table-cell table:style-name="ce3" office:value-type="float" office:value="167.979995727539" calcext:value-type="float">
            <text:p>167,98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64.240005493164" calcext:value-type="float">
            <text:p>164,24</text:p>
          </table:table-cell>
          <table:table-cell table:style-name="ce3" office:value-type="float" office:value="171.570007324219" calcext:value-type="float">
            <text:p>171,57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69.970001220703" calcext:value-type="float">
            <text:p>169,97</text:p>
          </table:table-cell>
          <table:table-cell table:style-name="ce3" office:value-type="float" office:value="163.220001220703" calcext:value-type="float">
            <text:p>163,22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76.100006103516" calcext:value-type="float">
            <text:p>176,10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65.509994506836" calcext:value-type="float">
            <text:p>165,51</text:p>
          </table:table-cell>
          <table:table-cell table:style-name="ce3" office:value-type="float" office:value="163.839996337891" calcext:value-type="float">
            <text:p>163,84</text:p>
          </table:table-cell>
          <table:table-cell table:style-name="ce3" office:value-type="float" office:value="174.110000610352" calcext:value-type="float">
            <text:p>174,11</text:p>
          </table:table-cell>
          <table:table-cell table:style-name="ce3" office:value-type="float" office:value="174.300003051758" calcext:value-type="float">
            <text:p>174,30</text:p>
          </table:table-cell>
          <table:table-cell table:style-name="ce3" office:value-type="float" office:value="172.610000610352" calcext:value-type="float">
            <text:p>172,61</text:p>
          </table:table-cell>
          <table:table-cell table:style-name="ce3" office:value-type="float" office:value="171.5" calcext:value-type="float">
            <text:p>171,50</text:p>
          </table:table-cell>
          <table:table-cell table:style-name="ce3" office:value-type="float" office:value="163.690002441406" calcext:value-type="float">
            <text:p>163,69</text:p>
          </table:table-cell>
          <table:table-cell table:style-name="ce3" office:value-type="float" office:value="164.130004882813" calcext:value-type="float">
            <text:p>164,13</text:p>
          </table:table-cell>
          <table:table-cell table:number-columns-repeated="44"/>
        </table:table-row>
        <table:table-row table:style-name="ro2">
          <table:table-cell table:style-name="ce3" office:value-type="float" office:value="164.529998779297" calcext:value-type="float">
            <text:p>164,53</text:p>
          </table:table-cell>
          <table:table-cell table:style-name="ce3" office:value-type="float" office:value="170.149993896484" calcext:value-type="float">
            <text:p>170,15</text:p>
          </table:table-cell>
          <table:table-cell table:style-name="ce3" office:value-type="float" office:value="165.75" calcext:value-type="float">
            <text:p>165,75</text:p>
          </table:table-cell>
          <table:table-cell table:style-name="ce3" office:value-type="float" office:value="166.910003662109" calcext:value-type="float">
            <text:p>166,91</text:p>
          </table:table-cell>
          <table:table-cell table:style-name="ce3" office:value-type="float" office:value="175.470001220703" calcext:value-type="float">
            <text:p>175,47</text:p>
          </table:table-cell>
          <table:table-cell table:style-name="ce3" office:value-type="float" office:value="167.509994506836" calcext:value-type="float">
            <text:p>167,51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9.649993896484" calcext:value-type="float">
            <text:p>169,65</text:p>
          </table:table-cell>
          <table:table-cell table:style-name="ce3" office:value-type="float" office:value="175.160003662109" calcext:value-type="float">
            <text:p>175,16</text:p>
          </table:table-cell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60.639999389648" calcext:value-type="float">
            <text:p>160,64</text:p>
          </table:table-cell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74.800003051758" calcext:value-type="float">
            <text:p>174,80</text:p>
          </table:table-cell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63.279998779297" calcext:value-type="float">
            <text:p>163,28</text:p>
          </table:table-cell>
          <table:table-cell table:style-name="ce3" office:value-type="float" office:value="173.130004882813" calcext:value-type="float">
            <text:p>173,13</text:p>
          </table:table-cell>
          <table:table-cell table:number-columns-repeated="44"/>
        </table:table-row>
        <table:table-row table:style-name="ro2">
          <table:table-cell table:style-name="ce3" office:value-type="float" office:value="171.960006713867" calcext:value-type="float">
            <text:p>171,96</text:p>
          </table:table-cell>
          <table:table-cell table:style-name="ce3" office:value-type="float" office:value="175.479995727539" calcext:value-type="float">
            <text:p>175,48</text:p>
          </table:table-cell>
          <table:table-cell table:style-name="ce3" office:value-type="float" office:value="170.089996337891" calcext:value-type="float">
            <text:p>170,09</text:p>
          </table:table-cell>
          <table:table-cell table:style-name="ce3" office:value-type="float" office:value="166.009994506836" calcext:value-type="float">
            <text:p>166,01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65.869995117188" calcext:value-type="float">
            <text:p>165,87</text:p>
          </table:table-cell>
          <table:table-cell table:style-name="ce3" office:value-type="float" office:value="165.490005493164" calcext:value-type="float">
            <text:p>165,49</text:p>
          </table:table-cell>
          <table:table-cell table:style-name="ce3" office:value-type="float" office:value="165.75" calcext:value-type="float">
            <text:p>165,75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74.759994506836" calcext:value-type="float">
            <text:p>174,76</text:p>
          </table:table-cell>
          <table:table-cell table:style-name="ce3" office:value-type="float" office:value="164.369995117188" calcext:value-type="float">
            <text:p>164,37</text:p>
          </table:table-cell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63.190002441406" calcext:value-type="float">
            <text:p>163,19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71.460006713867" calcext:value-type="float">
            <text:p>171,46</text:p>
          </table:table-cell>
          <table:table-cell table:style-name="ce3" office:value-type="float" office:value="166.330001831055" calcext:value-type="float">
            <text:p>166,33</text:p>
          </table:table-cell>
          <table:table-cell table:style-name="ce3" office:value-type="float" office:value="171.880004882813" calcext:value-type="float">
            <text:p>171,88</text:p>
          </table:table-cell>
          <table:table-cell table:number-columns-repeated="44"/>
        </table:table-row>
        <table:table-row table:style-name="ro2">
          <table:table-cell table:style-name="ce3" office:value-type="float" office:value="172.259994506836" calcext:value-type="float">
            <text:p>172,26</text:p>
          </table:table-cell>
          <table:table-cell table:style-name="ce3" office:value-type="float" office:value="170.240005493164" calcext:value-type="float">
            <text:p>170,24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67.880004882813" calcext:value-type="float">
            <text:p>167,88</text:p>
          </table:table-cell>
          <table:table-cell table:style-name="ce3" office:value-type="float" office:value="167.449996948242" calcext:value-type="float">
            <text:p>167,45</text:p>
          </table:table-cell>
          <table:table-cell table:style-name="ce3" office:value-type="float" office:value="172.570007324219" calcext:value-type="float">
            <text:p>172,57</text:p>
          </table:table-cell>
          <table:table-cell table:style-name="ce3" office:value-type="float" office:value="164.820007324219" calcext:value-type="float">
            <text:p>164,82</text:p>
          </table:table-cell>
          <table:table-cell table:style-name="ce3" office:value-type="float" office:value="168.020004272461" calcext:value-type="float">
            <text:p>168,02</text:p>
          </table:table-cell>
          <table:table-cell table:style-name="ce3" office:value-type="float" office:value="164.270004272461" calcext:value-type="float">
            <text:p>164,27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71.509994506836" calcext:value-type="float">
            <text:p>171,51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72.220001220703" calcext:value-type="float">
            <text:p>172,22</text:p>
          </table:table-cell>
          <table:table-cell table:style-name="ce3" office:value-type="float" office:value="171.75" calcext:value-type="float">
            <text:p>171,75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67.080001831055" calcext:value-type="float">
            <text:p>167,08</text:p>
          </table:table-cell>
          <table:table-cell table:style-name="ce3" office:value-type="float" office:value="176.800003051758" calcext:value-type="float">
            <text:p>176,80</text:p>
          </table:table-cell>
          <table:table-cell table:style-name="ce3" office:value-type="float" office:value="167.589996337891" calcext:value-type="float">
            <text:p>167,59</text:p>
          </table:table-cell>
          <table:table-cell table:style-name="ce3" office:value-type="float" office:value="168.039993286133" calcext:value-type="float">
            <text:p>168,04</text:p>
          </table:table-cell>
          <table:table-cell table:style-name="ce3" office:value-type="float" office:value="168.990005493164" calcext:value-type="float">
            <text:p>168,99</text:p>
          </table:table-cell>
          <table:table-cell table:number-columns-repeated="44"/>
        </table:table-row>
        <table:table-row table:style-name="ro2">
          <table:table-cell table:style-name="ce3" office:value-type="float" office:value="171.210006713867" calcext:value-type="float">
            <text:p>171,21</text:p>
          </table:table-cell>
          <table:table-cell table:style-name="ce3" office:value-type="float" office:value="177.119995117188" calcext:value-type="float">
            <text:p>177,12</text:p>
          </table:table-cell>
          <table:table-cell table:style-name="ce3" office:value-type="float" office:value="165.559997558594" calcext:value-type="float">
            <text:p>165,56</text:p>
          </table:table-cell>
          <table:table-cell table:style-name="ce3" office:value-type="float" office:value="165.990005493164" calcext:value-type="float">
            <text:p>165,99</text:p>
          </table:table-cell>
          <table:table-cell table:style-name="ce3" office:value-type="float" office:value="170.119995117188" calcext:value-type="float">
            <text:p>170,12</text:p>
          </table:table-cell>
          <table:table-cell table:style-name="ce3" office:value-type="float" office:value="175.910003662109" calcext:value-type="float">
            <text:p>175,91</text:p>
          </table:table-cell>
          <table:table-cell table:style-name="ce3" office:value-type="float" office:value="175.570007324219" calcext:value-type="float">
            <text:p>175,57</text:p>
          </table:table-cell>
          <table:table-cell table:style-name="ce3" office:value-type="float" office:value="171.570007324219" calcext:value-type="float">
            <text:p>171,57</text:p>
          </table:table-cell>
          <table:table-cell table:style-name="ce3" office:value-type="float" office:value="164.610000610352" calcext:value-type="float">
            <text:p>164,61</text:p>
          </table:table-cell>
          <table:table-cell table:style-name="ce3" office:value-type="float" office:value="173.649993896484" calcext:value-type="float">
            <text:p>173,65</text:p>
          </table:table-cell>
          <table:table-cell table:style-name="ce3" office:value-type="float" office:value="175.899993896484" calcext:value-type="float">
            <text:p>175,90</text:p>
          </table:table-cell>
          <table:table-cell table:style-name="ce3" office:value-type="float" office:value="162.839996337891" calcext:value-type="float">
            <text:p>162,84</text:p>
          </table:table-cell>
          <table:table-cell table:style-name="ce3" office:value-type="float" office:value="172.149993896484" calcext:value-type="float">
            <text:p>172,15</text:p>
          </table:table-cell>
          <table:table-cell table:style-name="ce3" office:value-type="float" office:value="175.820007324219" calcext:value-type="float">
            <text:p>175,82</text:p>
          </table:table-cell>
          <table:table-cell table:style-name="ce3" office:value-type="float" office:value="172.050003051758" calcext:value-type="float">
            <text:p>172,05</text:p>
          </table:table-cell>
          <table:table-cell table:style-name="ce3" office:value-type="float" office:value="173.289993286133" calcext:value-type="float">
            <text:p>173,29</text:p>
          </table:table-cell>
          <table:table-cell table:style-name="ce3" office:value-type="float" office:value="174.270004272461" calcext:value-type="float">
            <text:p>174,27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81.509994506836" calcext:value-type="float">
            <text:p>181,51</text:p>
          </table:table-cell>
          <table:table-cell table:style-name="ce3" office:value-type="float" office:value="172.440002441406" calcext:value-type="float">
            <text:p>172,44</text:p>
          </table:table-cell>
          <table:table-cell table:number-columns-repeated="44"/>
        </table:table-row>
        <table:table-row table:style-name="ro2">
          <table:table-cell table:style-name="ce3" office:value-type="float" office:value="171.210006713867" calcext:value-type="float">
            <text:p>171,21</text:p>
          </table:table-cell>
          <table:table-cell table:style-name="ce3" office:value-type="float" office:value="168.940002441406" calcext:value-type="float">
            <text:p>168,94</text:p>
          </table:table-cell>
          <table:table-cell table:style-name="ce3" office:value-type="float" office:value="177.509994506836" calcext:value-type="float">
            <text:p>177,51</text:p>
          </table:table-cell>
          <table:table-cell table:style-name="ce3" office:value-type="float" office:value="167" calcext:value-type="float">
            <text:p>167,00</text:p>
          </table:table-cell>
          <table:table-cell table:style-name="ce3" office:value-type="float" office:value="173.740005493164" calcext:value-type="float">
            <text:p>173,74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1.610000610352" calcext:value-type="float">
            <text:p>171,61</text:p>
          </table:table-cell>
          <table:table-cell table:style-name="ce3" office:value-type="float" office:value="170.649993896484" calcext:value-type="float">
            <text:p>170,65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67.619995117188" calcext:value-type="float">
            <text:p>167,62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73.080001831055" calcext:value-type="float">
            <text:p>173,08</text:p>
          </table:table-cell>
          <table:table-cell table:style-name="ce3" office:value-type="float" office:value="175.339996337891" calcext:value-type="float">
            <text:p>175,34</text:p>
          </table:table-cell>
          <table:table-cell table:style-name="ce3" office:value-type="float" office:value="174.389999389648" calcext:value-type="float">
            <text:p>174,39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75.449996948242" calcext:value-type="float">
            <text:p>175,45</text:p>
          </table:table-cell>
          <table:table-cell table:style-name="ce3" office:value-type="float" office:value="171.380004882813" calcext:value-type="float">
            <text:p>171,38</text:p>
          </table:table-cell>
          <table:table-cell table:number-columns-repeated="44"/>
        </table:table-row>
        <table:table-row table:style-name="ro2">
          <table:table-cell table:style-name="ce3" office:value-type="float" office:value="161.059997558594" calcext:value-type="float">
            <text:p>161,06</text:p>
          </table:table-cell>
          <table:table-cell table:style-name="ce3" office:value-type="float" office:value="174.399993896484" calcext:value-type="float">
            <text:p>174,40</text:p>
          </table:table-cell>
          <table:table-cell table:style-name="ce3" office:value-type="float" office:value="165.940002441406" calcext:value-type="float">
            <text:p>165,94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64.75" calcext:value-type="float">
            <text:p>164,75</text:p>
          </table:table-cell>
          <table:table-cell table:style-name="ce3" office:value-type="float" office:value="164.179992675781" calcext:value-type="float">
            <text:p>164,18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72.410003662109" calcext:value-type="float">
            <text:p>172,41</text:p>
          </table:table-cell>
          <table:table-cell table:style-name="ce3" office:value-type="float" office:value="170.880004882813" calcext:value-type="float">
            <text:p>170,88</text:p>
          </table:table-cell>
          <table:table-cell table:style-name="ce3" office:value-type="float" office:value="175.779998779297" calcext:value-type="float">
            <text:p>175,78</text:p>
          </table:table-cell>
          <table:table-cell table:style-name="ce3" office:value-type="float" office:value="163.580001831055" calcext:value-type="float">
            <text:p>163,58</text:p>
          </table:table-cell>
          <table:table-cell table:style-name="ce3" office:value-type="float" office:value="168.979995727539" calcext:value-type="float">
            <text:p>168,98</text:p>
          </table:table-cell>
          <table:table-cell table:style-name="ce3" office:value-type="float" office:value="176.949996948242" calcext:value-type="float">
            <text:p>176,95</text:p>
          </table:table-cell>
          <table:table-cell table:style-name="ce3" office:value-type="float" office:value="174.690002441406" calcext:value-type="float">
            <text:p>174,69</text:p>
          </table:table-cell>
          <table:table-cell table:style-name="ce3" office:value-type="float" office:value="167.679992675781" calcext:value-type="float">
            <text:p>167,68</text:p>
          </table:table-cell>
          <table:table-cell table:style-name="ce3" office:value-type="float" office:value="171.610000610352" calcext:value-type="float">
            <text:p>171,61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74.419998168945" calcext:value-type="float">
            <text:p>174,42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69.809997558594" calcext:value-type="float">
            <text:p>169,81</text:p>
          </table:table-cell>
          <table:table-cell table:number-columns-repeated="44"/>
        </table:table-row>
        <table:table-row table:style-name="ro2"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63.860000610352" calcext:value-type="float">
            <text:p>163,86</text:p>
          </table:table-cell>
          <table:table-cell table:style-name="ce3" office:value-type="float" office:value="165.639999389648" calcext:value-type="float">
            <text:p>165,64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73.419998168945" calcext:value-type="float">
            <text:p>173,42</text:p>
          </table:table-cell>
          <table:table-cell table:style-name="ce3" office:value-type="float" office:value="165.619995117188" calcext:value-type="float">
            <text:p>165,62</text:p>
          </table:table-cell>
          <table:table-cell table:style-name="ce3" office:value-type="float" office:value="170.639999389648" calcext:value-type="float">
            <text:p>170,64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75.740005493164" calcext:value-type="float">
            <text:p>175,74</text:p>
          </table:table-cell>
          <table:table-cell table:style-name="ce3" office:value-type="float" office:value="163.729995727539" calcext:value-type="float">
            <text:p>163,73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76.300003051758" calcext:value-type="float">
            <text:p>176,30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67.919998168945" calcext:value-type="float">
            <text:p>167,92</text:p>
          </table:table-cell>
          <table:table-cell table:style-name="ce3" office:value-type="float" office:value="164.630004882813" calcext:value-type="float">
            <text:p>164,63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68.410003662109" calcext:value-type="float">
            <text:p>168,41</text:p>
          </table:table-cell>
          <table:table-cell table:number-columns-repeated="44"/>
        </table:table-row>
        <table:table-row table:style-name="ro2">
          <table:table-cell table:style-name="ce3" office:value-type="float" office:value="176.020004272461" calcext:value-type="float">
            <text:p>176,02</text:p>
          </table:table-cell>
          <table:table-cell table:style-name="ce3" office:value-type="float" office:value="179.059997558594" calcext:value-type="float">
            <text:p>179,06</text:p>
          </table:table-cell>
          <table:table-cell table:style-name="ce3" office:value-type="float" office:value="164.229995727539" calcext:value-type="float">
            <text:p>164,23</text:p>
          </table:table-cell>
          <table:table-cell table:style-name="ce3" office:value-type="float" office:value="175.5" calcext:value-type="float">
            <text:p>175,50</text:p>
          </table:table-cell>
          <table:table-cell table:style-name="ce3" office:value-type="float" office:value="167.070007324219" calcext:value-type="float">
            <text:p>167,07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75.520004272461" calcext:value-type="float">
            <text:p>175,52</text:p>
          </table:table-cell>
          <table:table-cell table:style-name="ce3" office:value-type="float" office:value="163.440002441406" calcext:value-type="float">
            <text:p>163,44</text:p>
          </table:table-cell>
          <table:table-cell table:style-name="ce3" office:value-type="float" office:value="172.479995727539" calcext:value-type="float">
            <text:p>172,48</text:p>
          </table:table-cell>
          <table:table-cell table:style-name="ce3" office:value-type="float" office:value="162.339996337891" calcext:value-type="float">
            <text:p>162,34</text:p>
          </table:table-cell>
          <table:table-cell table:style-name="ce3" office:value-type="float" office:value="166.979995727539" calcext:value-type="float">
            <text:p>166,98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79.720001220703" calcext:value-type="float">
            <text:p>179,72</text:p>
          </table:table-cell>
          <table:table-cell table:style-name="ce3" office:value-type="float" office:value="170.990005493164" calcext:value-type="float">
            <text:p>170,99</text:p>
          </table:table-cell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66.660003662109" calcext:value-type="float">
            <text:p>166,66</text:p>
          </table:table-cell>
          <table:table-cell table:style-name="ce3" office:value-type="float" office:value="174.710006713867" calcext:value-type="float">
            <text:p>174,71</text:p>
          </table:table-cell>
          <table:table-cell table:style-name="ce3" office:value-type="float" office:value="170.229995727539" calcext:value-type="float">
            <text:p>170,23</text:p>
          </table:table-cell>
          <table:table-cell table:number-columns-repeated="44"/>
        </table:table-row>
        <table:table-row table:style-name="ro2">
          <table:table-cell table:style-name="ce3" office:value-type="float" office:value="166.429992675781" calcext:value-type="float">
            <text:p>166,43</text:p>
          </table:table-cell>
          <table:table-cell table:style-name="ce3" office:value-type="float" office:value="170.869995117188" calcext:value-type="float">
            <text:p>170,87</text:p>
          </table:table-cell>
          <table:table-cell table:style-name="ce3" office:value-type="float" office:value="168.009994506836" calcext:value-type="float">
            <text:p>168,01</text:p>
          </table:table-cell>
          <table:table-cell table:style-name="ce3" office:value-type="float" office:value="170.419998168945" calcext:value-type="float">
            <text:p>170,42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72.690002441406" calcext:value-type="float">
            <text:p>172,69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63.720001220703" calcext:value-type="float">
            <text:p>163,72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68.919998168945" calcext:value-type="float">
            <text:p>168,92</text:p>
          </table:table-cell>
          <table:table-cell table:style-name="ce3" office:value-type="float" office:value="180.690002441406" calcext:value-type="float">
            <text:p>180,69</text:p>
          </table:table-cell>
          <table:table-cell table:style-name="ce3" office:value-type="float" office:value="164.25" calcext:value-type="float">
            <text:p>164,25</text:p>
          </table:table-cell>
          <table:table-cell table:style-name="ce3" office:value-type="float" office:value="174.710006713867" calcext:value-type="float">
            <text:p>174,71</text:p>
          </table:table-cell>
          <table:table-cell table:style-name="ce3" office:value-type="float" office:value="177.389999389648" calcext:value-type="float">
            <text:p>177,39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64.029998779297" calcext:value-type="float">
            <text:p>164,03</text:p>
          </table:table-cell>
          <table:table-cell table:style-name="ce3" office:value-type="float" office:value="173.910003662109" calcext:value-type="float">
            <text:p>173,91</text:p>
          </table:table-cell>
          <table:table-cell table:style-name="ce3" office:value-type="float" office:value="167.860000610352" calcext:value-type="float">
            <text:p>167,86</text:p>
          </table:table-cell>
          <table:table-cell table:style-name="ce3" office:value-type="float" office:value="178.470001220703" calcext:value-type="float">
            <text:p>178,47</text:p>
          </table:table-cell>
          <table:table-cell table:number-columns-repeated="44"/>
        </table:table-row>
        <table:table-row table:style-name="ro2"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73.080001831055" calcext:value-type="float">
            <text:p>173,08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67.75" calcext:value-type="float">
            <text:p>167,75</text:p>
          </table:table-cell>
          <table:table-cell table:style-name="ce3" office:value-type="float" office:value="166.839996337891" calcext:value-type="float">
            <text:p>166,84</text:p>
          </table:table-cell>
          <table:table-cell table:style-name="ce3" office:value-type="float" office:value="176.619995117188" calcext:value-type="float">
            <text:p>176,62</text:p>
          </table:table-cell>
          <table:table-cell table:style-name="ce3" office:value-type="float" office:value="179.070007324219" calcext:value-type="float">
            <text:p>179,07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65.429992675781" calcext:value-type="float">
            <text:p>165,43</text:p>
          </table:table-cell>
          <table:table-cell table:style-name="ce3" office:value-type="float" office:value="175.339996337891" calcext:value-type="float">
            <text:p>175,34</text:p>
          </table:table-cell>
          <table:table-cell table:style-name="ce3" office:value-type="float" office:value="164.929992675781" calcext:value-type="float">
            <text:p>164,93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76.229995727539" calcext:value-type="float">
            <text:p>176,23</text:p>
          </table:table-cell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76.009994506836" calcext:value-type="float">
            <text:p>176,01</text:p>
          </table:table-cell>
          <table:table-cell table:style-name="ce3" office:value-type="float" office:value="170.639999389648" calcext:value-type="float">
            <text:p>170,64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66.199996948242" calcext:value-type="float">
            <text:p>166,20</text:p>
          </table:table-cell>
          <table:table-cell table:number-columns-repeated="44"/>
        </table:table-row>
        <table:table-row table:style-name="ro2">
          <table:table-cell table:style-name="ce3" office:value-type="float" office:value="174.210006713867" calcext:value-type="float">
            <text:p>174,21</text:p>
          </table:table-cell>
          <table:table-cell table:style-name="ce3" office:value-type="float" office:value="172.100006103516" calcext:value-type="float">
            <text:p>172,10</text:p>
          </table:table-cell>
          <table:table-cell table:style-name="ce3" office:value-type="float" office:value="175.979995727539" calcext:value-type="float">
            <text:p>175,98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75.350006103516" calcext:value-type="float">
            <text:p>175,35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74.440002441406" calcext:value-type="float">
            <text:p>174,44</text:p>
          </table:table-cell>
          <table:table-cell table:style-name="ce3" office:value-type="float" office:value="169.630004882813" calcext:value-type="float">
            <text:p>169,63</text:p>
          </table:table-cell>
          <table:table-cell table:style-name="ce3" office:value-type="float" office:value="168.929992675781" calcext:value-type="float">
            <text:p>168,93</text:p>
          </table:table-cell>
          <table:table-cell table:style-name="ce3" office:value-type="float" office:value="159.910003662109" calcext:value-type="float">
            <text:p>159,91</text:p>
          </table:table-cell>
          <table:table-cell table:style-name="ce3" office:value-type="float" office:value="164.419998168945" calcext:value-type="float">
            <text:p>164,42</text:p>
          </table:table-cell>
          <table:table-cell table:style-name="ce3" office:value-type="float" office:value="178.539993286133" calcext:value-type="float">
            <text:p>178,54</text:p>
          </table:table-cell>
          <table:table-cell table:style-name="ce3" office:value-type="float" office:value="164.600006103516" calcext:value-type="float">
            <text:p>164,60</text:p>
          </table:table-cell>
          <table:table-cell table:style-name="ce3" office:value-type="float" office:value="167.199996948242" calcext:value-type="float">
            <text:p>167,20</text:p>
          </table:table-cell>
          <table:table-cell table:style-name="ce3" office:value-type="float" office:value="169.160003662109" calcext:value-type="float">
            <text:p>169,16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69.779998779297" calcext:value-type="float">
            <text:p>169,78</text:p>
          </table:table-cell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70.149993896484" calcext:value-type="float">
            <text:p>170,15</text:p>
          </table:table-cell>
          <table:table-cell table:number-columns-repeated="44"/>
        </table:table-row>
        <table:table-row table:style-name="ro2">
          <table:table-cell table:style-name="ce3" office:value-type="float" office:value="170.470001220703" calcext:value-type="float">
            <text:p>170,47</text:p>
          </table:table-cell>
          <table:table-cell table:style-name="ce3" office:value-type="float" office:value="172.720001220703" calcext:value-type="float">
            <text:p>172,72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63.910003662109" calcext:value-type="float">
            <text:p>163,91</text:p>
          </table:table-cell>
          <table:table-cell table:style-name="ce3" office:value-type="float" office:value="176.029998779297" calcext:value-type="float">
            <text:p>176,03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8.119995117188" calcext:value-type="float">
            <text:p>168,12</text:p>
          </table:table-cell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68.660003662109" calcext:value-type="float">
            <text:p>168,66</text:p>
          </table:table-cell>
          <table:table-cell table:style-name="ce3" office:value-type="float" office:value="163.779998779297" calcext:value-type="float">
            <text:p>163,78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73.850006103516" calcext:value-type="float">
            <text:p>173,85</text:p>
          </table:table-cell>
          <table:table-cell table:style-name="ce3" office:value-type="float" office:value="170.479995727539" calcext:value-type="float">
            <text:p>170,48</text:p>
          </table:table-cell>
          <table:table-cell table:style-name="ce3" office:value-type="float" office:value="175.880004882813" calcext:value-type="float">
            <text:p>175,88</text:p>
          </table:table-cell>
          <table:table-cell table:style-name="ce3" office:value-type="float" office:value="163.520004272461" calcext:value-type="float">
            <text:p>163,52</text:p>
          </table:table-cell>
          <table:table-cell table:style-name="ce3" office:value-type="float" office:value="165.110000610352" calcext:value-type="float">
            <text:p>165,11</text:p>
          </table:table-cell>
          <table:table-cell table:style-name="ce3" office:value-type="float" office:value="174.610000610352" calcext:value-type="float">
            <text:p>174,61</text:p>
          </table:table-cell>
          <table:table-cell table:style-name="ce3" office:value-type="float" office:value="172.240005493164" calcext:value-type="float">
            <text:p>172,24</text:p>
          </table:table-cell>
          <table:table-cell table:style-name="ce3" office:value-type="float" office:value="172.440002441406" calcext:value-type="float">
            <text:p>172,44</text:p>
          </table:table-cell>
          <table:table-cell table:number-columns-repeated="44"/>
        </table:table-row>
        <table:table-row table:style-name="ro2">
          <table:table-cell table:style-name="ce3" office:value-type="float" office:value="168.160003662109" calcext:value-type="float">
            <text:p>168,16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75.190002441406" calcext:value-type="float">
            <text:p>175,19</text:p>
          </table:table-cell>
          <table:table-cell table:style-name="ce3" office:value-type="float" office:value="161.119995117188" calcext:value-type="float">
            <text:p>161,12</text:p>
          </table:table-cell>
          <table:table-cell table:style-name="ce3" office:value-type="float" office:value="175.029998779297" calcext:value-type="float">
            <text:p>175,03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75.729995727539" calcext:value-type="float">
            <text:p>175,73</text:p>
          </table:table-cell>
          <table:table-cell table:style-name="ce3" office:value-type="float" office:value="167.899993896484" calcext:value-type="float">
            <text:p>167,90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68.279998779297" calcext:value-type="float">
            <text:p>168,28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63.509994506836" calcext:value-type="float">
            <text:p>163,51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64.600006103516" calcext:value-type="float">
            <text:p>164,60</text:p>
          </table:table-cell>
          <table:table-cell table:style-name="ce3" office:value-type="float" office:value="170.449996948242" calcext:value-type="float">
            <text:p>170,45</text:p>
          </table:table-cell>
          <table:table-cell table:style-name="ce3" office:value-type="float" office:value="170.330001831055" calcext:value-type="float">
            <text:p>170,33</text:p>
          </table:table-cell>
          <table:table-cell table:number-columns-repeated="44"/>
        </table:table-row>
        <table:table-row table:style-name="ro2">
          <table:table-cell table:style-name="ce3" office:value-type="float" office:value="174.190002441406" calcext:value-type="float">
            <text:p>174,19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74.149993896484" calcext:value-type="float">
            <text:p>174,15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8.899993896484" calcext:value-type="float">
            <text:p>168,90</text:p>
          </table:table-cell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75.139999389648" calcext:value-type="float">
            <text:p>175,14</text:p>
          </table:table-cell>
          <table:table-cell table:style-name="ce3" office:value-type="float" office:value="164.619995117188" calcext:value-type="float">
            <text:p>164,62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73.130004882813" calcext:value-type="float">
            <text:p>173,13</text:p>
          </table:table-cell>
          <table:table-cell table:style-name="ce3" office:value-type="float" office:value="176.820007324219" calcext:value-type="float">
            <text:p>176,82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64.940002441406" calcext:value-type="float">
            <text:p>164,94</text:p>
          </table:table-cell>
          <table:table-cell table:style-name="ce3" office:value-type="float" office:value="172.690002441406" calcext:value-type="float">
            <text:p>172,69</text:p>
          </table:table-cell>
          <table:table-cell table:style-name="ce3" office:value-type="float" office:value="173.610000610352" calcext:value-type="float">
            <text:p>173,61</text:p>
          </table:table-cell>
          <table:table-cell table:style-name="ce3" office:value-type="float" office:value="166.669998168945" calcext:value-type="float">
            <text:p>166,67</text:p>
          </table:table-cell>
          <table:table-cell table:style-name="ce3" office:value-type="float" office:value="161.059997558594" calcext:value-type="float">
            <text:p>161,06</text:p>
          </table:table-cell>
          <table:table-cell table:style-name="ce3" office:value-type="float" office:value="176.25" calcext:value-type="float">
            <text:p>176,25</text:p>
          </table:table-cell>
          <table:table-cell table:style-name="ce3" office:value-type="float" office:value="169.960006713867" calcext:value-type="float">
            <text:p>169,96</text:p>
          </table:table-cell>
          <table:table-cell table:number-columns-repeated="44"/>
        </table:table-row>
        <table:table-row table:style-name="ro2">
          <table:table-cell table:style-name="ce3" office:value-type="float" office:value="169.649993896484" calcext:value-type="float">
            <text:p>169,65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65.479995727539" calcext:value-type="float">
            <text:p>165,48</text:p>
          </table:table-cell>
          <table:table-cell table:style-name="ce3" office:value-type="float" office:value="161.770004272461" calcext:value-type="float">
            <text:p>161,77</text:p>
          </table:table-cell>
          <table:table-cell table:style-name="ce3" office:value-type="float" office:value="174.339996337891" calcext:value-type="float">
            <text:p>174,34</text:p>
          </table:table-cell>
          <table:table-cell table:style-name="ce3" office:value-type="float" office:value="162.029998779297" calcext:value-type="float">
            <text:p>162,03</text:p>
          </table:table-cell>
          <table:table-cell table:style-name="ce3" office:value-type="float" office:value="165.919998168945" calcext:value-type="float">
            <text:p>165,92</text:p>
          </table:table-cell>
          <table:table-cell table:style-name="ce3" office:value-type="float" office:value="157.350006103516" calcext:value-type="float">
            <text:p>157,35</text:p>
          </table:table-cell>
          <table:table-cell table:style-name="ce3" office:value-type="float" office:value="161.910003662109" calcext:value-type="float">
            <text:p>161,91</text:p>
          </table:table-cell>
          <table:table-cell table:style-name="ce3" office:value-type="float" office:value="171.429992675781" calcext:value-type="float">
            <text:p>171,43</text:p>
          </table:table-cell>
          <table:table-cell table:style-name="ce3" office:value-type="float" office:value="175.990005493164" calcext:value-type="float">
            <text:p>175,99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69.860000610352" calcext:value-type="float">
            <text:p>169,86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67.029998779297" calcext:value-type="float">
            <text:p>167,03</text:p>
          </table:table-cell>
          <table:table-cell table:style-name="ce3" office:value-type="float" office:value="163.679992675781" calcext:value-type="float">
            <text:p>163,68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7.020004272461" calcext:value-type="float">
            <text:p>167,02</text:p>
          </table:table-cell>
          <table:table-cell table:style-name="ce3" office:value-type="float" office:value="168.119995117188" calcext:value-type="float">
            <text:p>168,12</text:p>
          </table:table-cell>
          <table:table-cell table:number-columns-repeated="44"/>
        </table:table-row>
        <table:table-row table:style-name="ro2">
          <table:table-cell table:style-name="ce3" office:value-type="float" office:value="167.490005493164" calcext:value-type="float">
            <text:p>167,49</text:p>
          </table:table-cell>
          <table:table-cell table:style-name="ce3" office:value-type="float" office:value="173.050003051758" calcext:value-type="float">
            <text:p>173,05</text:p>
          </table:table-cell>
          <table:table-cell table:style-name="ce3" office:value-type="float" office:value="174.960006713867" calcext:value-type="float">
            <text:p>174,96</text:p>
          </table:table-cell>
          <table:table-cell table:style-name="ce3" office:value-type="float" office:value="166.179992675781" calcext:value-type="float">
            <text:p>166,18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71.679992675781" calcext:value-type="float">
            <text:p>171,68</text:p>
          </table:table-cell>
          <table:table-cell table:style-name="ce3" office:value-type="float" office:value="171.119995117188" calcext:value-type="float">
            <text:p>171,12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5.199996948242" calcext:value-type="float">
            <text:p>165,20</text:p>
          </table:table-cell>
          <table:table-cell table:style-name="ce3" office:value-type="float" office:value="174.5" calcext:value-type="float">
            <text:p>174,50</text:p>
          </table:table-cell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69.210006713867" calcext:value-type="float">
            <text:p>169,21</text:p>
          </table:table-cell>
          <table:table-cell table:style-name="ce3" office:value-type="float" office:value="174.779998779297" calcext:value-type="float">
            <text:p>174,78</text:p>
          </table:table-cell>
          <table:table-cell table:style-name="ce3" office:value-type="float" office:value="171.020004272461" calcext:value-type="float">
            <text:p>171,02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64.630004882813" calcext:value-type="float">
            <text:p>164,63</text:p>
          </table:table-cell>
          <table:table-cell table:style-name="ce3" office:value-type="float" office:value="168.169998168945" calcext:value-type="float">
            <text:p>168,17</text:p>
          </table:table-cell>
          <table:table-cell table:style-name="ce3" office:value-type="float" office:value="166.729995727539" calcext:value-type="float">
            <text:p>166,73</text:p>
          </table:table-cell>
          <table:table-cell table:style-name="ce3" office:value-type="float" office:value="171.020004272461" calcext:value-type="float">
            <text:p>171,02</text:p>
          </table:table-cell>
          <table:table-cell table:style-name="ce3" office:value-type="float" office:value="174" calcext:value-type="float">
            <text:p>174,00</text:p>
          </table:table-cell>
          <table:table-cell table:number-columns-repeated="44"/>
        </table:table-row>
        <table:table-row table:style-name="ro2">
          <table:table-cell table:style-name="ce3" office:value-type="float" office:value="166.309997558594" calcext:value-type="float">
            <text:p>166,31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7.029998779297" calcext:value-type="float">
            <text:p>167,03</text:p>
          </table:table-cell>
          <table:table-cell table:style-name="ce3" office:value-type="float" office:value="173.910003662109" calcext:value-type="float">
            <text:p>173,91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72.770004272461" calcext:value-type="float">
            <text:p>172,77</text:p>
          </table:table-cell>
          <table:table-cell table:style-name="ce3" office:value-type="float" office:value="171.679992675781" calcext:value-type="float">
            <text:p>171,68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72.619995117188" calcext:value-type="float">
            <text:p>172,62</text:p>
          </table:table-cell>
          <table:table-cell table:style-name="ce3" office:value-type="float" office:value="167.070007324219" calcext:value-type="float">
            <text:p>167,07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65.869995117188" calcext:value-type="float">
            <text:p>165,87</text:p>
          </table:table-cell>
          <table:table-cell table:style-name="ce3" office:value-type="float" office:value="176.149993896484" calcext:value-type="float">
            <text:p>176,15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74.119995117188" calcext:value-type="float">
            <text:p>174,12</text:p>
          </table:table-cell>
          <table:table-cell table:style-name="ce3" office:value-type="float" office:value="165.229995727539" calcext:value-type="float">
            <text:p>165,23</text:p>
          </table:table-cell>
          <table:table-cell table:style-name="ce3" office:value-type="float" office:value="163.809997558594" calcext:value-type="float">
            <text:p>163,81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66.899993896484" calcext:value-type="float">
            <text:p>166,90</text:p>
          </table:table-cell>
          <table:table-cell table:number-columns-repeated="44"/>
        </table:table-row>
        <table:table-row table:style-name="ro2">
          <table:table-cell table:style-name="ce3" office:value-type="float" office:value="176.100006103516" calcext:value-type="float">
            <text:p>176,10</text:p>
          </table:table-cell>
          <table:table-cell table:style-name="ce3" office:value-type="float" office:value="169.470001220703" calcext:value-type="float">
            <text:p>169,47</text:p>
          </table:table-cell>
          <table:table-cell table:style-name="ce3" office:value-type="float" office:value="172.369995117187" calcext:value-type="float">
            <text:p>172,37</text:p>
          </table:table-cell>
          <table:table-cell table:style-name="ce3" office:value-type="float" office:value="173.020004272461" calcext:value-type="float">
            <text:p>173,02</text:p>
          </table:table-cell>
          <table:table-cell table:style-name="ce3" office:value-type="float" office:value="173.880004882813" calcext:value-type="float">
            <text:p>173,88</text:p>
          </table:table-cell>
          <table:table-cell table:style-name="ce3" office:value-type="float" office:value="175.660003662109" calcext:value-type="float">
            <text:p>175,66</text:p>
          </table:table-cell>
          <table:table-cell table:style-name="ce3" office:value-type="float" office:value="165.309997558594" calcext:value-type="float">
            <text:p>165,31</text:p>
          </table:table-cell>
          <table:table-cell table:style-name="ce3" office:value-type="float" office:value="164.050003051758" calcext:value-type="float">
            <text:p>164,05</text:p>
          </table:table-cell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68.910003662109" calcext:value-type="float">
            <text:p>168,91</text:p>
          </table:table-cell>
          <table:table-cell table:style-name="ce3" office:value-type="float" office:value="172.690002441406" calcext:value-type="float">
            <text:p>172,69</text:p>
          </table:table-cell>
          <table:table-cell table:style-name="ce3" office:value-type="float" office:value="172.899993896484" calcext:value-type="float">
            <text:p>172,90</text:p>
          </table:table-cell>
          <table:table-cell table:style-name="ce3" office:value-type="float" office:value="174.009994506836" calcext:value-type="float">
            <text:p>174,01</text:p>
          </table:table-cell>
          <table:table-cell table:style-name="ce3" office:value-type="float" office:value="166.729995727539" calcext:value-type="float">
            <text:p>166,73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68.770004272461" calcext:value-type="float">
            <text:p>168,77</text:p>
          </table:table-cell>
          <table:table-cell table:style-name="ce3" office:value-type="float" office:value="174.050003051758" calcext:value-type="float">
            <text:p>174,05</text:p>
          </table:table-cell>
          <table:table-cell table:number-columns-repeated="44"/>
        </table:table-row>
        <table:table-row table:style-name="ro2">
          <table:table-cell table:style-name="ce3" office:value-type="float" office:value="168" calcext:value-type="float">
            <text:p>168,00</text:p>
          </table:table-cell>
          <table:table-cell table:style-name="ce3" office:value-type="float" office:value="168.169998168945" calcext:value-type="float">
            <text:p>168,17</text:p>
          </table:table-cell>
          <table:table-cell table:style-name="ce3" office:value-type="float" office:value="170.059997558594" calcext:value-type="float">
            <text:p>170,06</text:p>
          </table:table-cell>
          <table:table-cell table:style-name="ce3" office:value-type="float" office:value="182.509994506836" calcext:value-type="float">
            <text:p>182,51</text:p>
          </table:table-cell>
          <table:table-cell table:style-name="ce3" office:value-type="float" office:value="164.600006103516" calcext:value-type="float">
            <text:p>164,60</text:p>
          </table:table-cell>
          <table:table-cell table:style-name="ce3" office:value-type="float" office:value="165.669998168945" calcext:value-type="float">
            <text:p>165,67</text:p>
          </table:table-cell>
          <table:table-cell table:style-name="ce3" office:value-type="float" office:value="169.300003051758" calcext:value-type="float">
            <text:p>169,30</text:p>
          </table:table-cell>
          <table:table-cell table:style-name="ce3" office:value-type="float" office:value="169.320007324219" calcext:value-type="float">
            <text:p>169,32</text:p>
          </table:table-cell>
          <table:table-cell table:style-name="ce3" office:value-type="float" office:value="173.839996337891" calcext:value-type="float">
            <text:p>173,84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71.910003662109" calcext:value-type="float">
            <text:p>171,91</text:p>
          </table:table-cell>
          <table:table-cell table:style-name="ce3" office:value-type="float" office:value="176.889999389648" calcext:value-type="float">
            <text:p>176,89</text:p>
          </table:table-cell>
          <table:table-cell table:style-name="ce3" office:value-type="float" office:value="177.199996948242" calcext:value-type="float">
            <text:p>177,20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63.399993896484" calcext:value-type="float">
            <text:p>163,40</text:p>
          </table:table-cell>
          <table:table-cell table:style-name="ce3" office:value-type="float" office:value="170.710006713867" calcext:value-type="float">
            <text:p>170,71</text:p>
          </table:table-cell>
          <table:table-cell table:style-name="ce3" office:value-type="float" office:value="176.190002441406" calcext:value-type="float">
            <text:p>176,19</text:p>
          </table:table-cell>
          <table:table-cell table:style-name="ce3" office:value-type="float" office:value="168.179992675781" calcext:value-type="float">
            <text:p>168,18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72.279998779297" calcext:value-type="float">
            <text:p>172,28</text:p>
          </table:table-cell>
          <table:table-cell table:number-columns-repeated="44"/>
        </table:table-row>
        <table:table-row table:style-name="ro2">
          <table:table-cell table:style-name="ce3" office:value-type="float" office:value="164.020004272461" calcext:value-type="float">
            <text:p>164,02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64.899993896484" calcext:value-type="float">
            <text:p>164,90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1.720001220703" calcext:value-type="float">
            <text:p>161,72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69.199996948242" calcext:value-type="float">
            <text:p>169,20</text:p>
          </table:table-cell>
          <table:table-cell table:style-name="ce3" office:value-type="float" office:value="174.860000610352" calcext:value-type="float">
            <text:p>174,86</text:p>
          </table:table-cell>
          <table:table-cell table:style-name="ce3" office:value-type="float" office:value="174" calcext:value-type="float">
            <text:p>174,00</text:p>
          </table:table-cell>
          <table:table-cell table:style-name="ce3" office:value-type="float" office:value="171.580001831055" calcext:value-type="float">
            <text:p>171,58</text:p>
          </table:table-cell>
          <table:table-cell table:style-name="ce3" office:value-type="float" office:value="170.809997558594" calcext:value-type="float">
            <text:p>170,81</text:p>
          </table:table-cell>
          <table:table-cell table:style-name="ce3" office:value-type="float" office:value="165.160003662109" calcext:value-type="float">
            <text:p>165,16</text:p>
          </table:table-cell>
          <table:table-cell table:style-name="ce3" office:value-type="float" office:value="170.330001831055" calcext:value-type="float">
            <text:p>170,33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75.25" calcext:value-type="float">
            <text:p>175,25</text:p>
          </table:table-cell>
          <table:table-cell table:style-name="ce3" office:value-type="float" office:value="173.660003662109" calcext:value-type="float">
            <text:p>173,66</text:p>
          </table:table-cell>
          <table:table-cell table:style-name="ce3" office:value-type="float" office:value="172.240005493164" calcext:value-type="float">
            <text:p>172,24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76" calcext:value-type="float">
            <text:p>176,00</text:p>
          </table:table-cell>
          <table:table-cell table:style-name="ce3" office:value-type="float" office:value="169.850006103516" calcext:value-type="float">
            <text:p>169,85</text:p>
          </table:table-cell>
          <table:table-cell table:number-columns-repeated="44"/>
        </table:table-row>
        <table:table-row table:style-name="ro2"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4.949996948242" calcext:value-type="float">
            <text:p>174,95</text:p>
          </table:table-cell>
          <table:table-cell table:style-name="ce3" office:value-type="float" office:value="167.339996337891" calcext:value-type="float">
            <text:p>167,34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67.529998779297" calcext:value-type="float">
            <text:p>167,53</text:p>
          </table:table-cell>
          <table:table-cell table:style-name="ce3" office:value-type="float" office:value="178.259994506836" calcext:value-type="float">
            <text:p>178,26</text:p>
          </table:table-cell>
          <table:table-cell table:style-name="ce3" office:value-type="float" office:value="175.110000610352" calcext:value-type="float">
            <text:p>175,11</text:p>
          </table:table-cell>
          <table:table-cell table:style-name="ce3" office:value-type="float" office:value="171.160003662109" calcext:value-type="float">
            <text:p>171,16</text:p>
          </table:table-cell>
          <table:table-cell table:style-name="ce3" office:value-type="float" office:value="169.740005493164" calcext:value-type="float">
            <text:p>169,74</text:p>
          </table:table-cell>
          <table:table-cell table:style-name="ce3" office:value-type="float" office:value="176.460006713867" calcext:value-type="float">
            <text:p>176,46</text:p>
          </table:table-cell>
          <table:table-cell table:style-name="ce3" office:value-type="float" office:value="175.130004882813" calcext:value-type="float">
            <text:p>175,13</text:p>
          </table:table-cell>
          <table:table-cell table:style-name="ce3" office:value-type="float" office:value="175.850006103516" calcext:value-type="float">
            <text:p>175,85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71.029998779297" calcext:value-type="float">
            <text:p>171,03</text:p>
          </table:table-cell>
          <table:table-cell table:style-name="ce3" office:value-type="float" office:value="164.910003662109" calcext:value-type="float">
            <text:p>164,91</text:p>
          </table:table-cell>
          <table:table-cell table:style-name="ce3" office:value-type="float" office:value="171.669998168945" calcext:value-type="float">
            <text:p>171,67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75.479995727539" calcext:value-type="float">
            <text:p>175,48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76.130004882813" calcext:value-type="float">
            <text:p>176,13</text:p>
          </table:table-cell>
          <table:table-cell table:number-columns-repeated="44"/>
        </table:table-row>
        <table:table-row table:style-name="ro2"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73.050003051758" calcext:value-type="float">
            <text:p>173,05</text:p>
          </table:table-cell>
          <table:table-cell table:style-name="ce3" office:value-type="float" office:value="161.259994506836" calcext:value-type="float">
            <text:p>161,26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76.710006713867" calcext:value-type="float">
            <text:p>176,71</text:p>
          </table:table-cell>
          <table:table-cell table:style-name="ce3" office:value-type="float" office:value="176.119995117188" calcext:value-type="float">
            <text:p>176,12</text:p>
          </table:table-cell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77.619995117188" calcext:value-type="float">
            <text:p>177,62</text:p>
          </table:table-cell>
          <table:table-cell table:style-name="ce3" office:value-type="float" office:value="165.380004882813" calcext:value-type="float">
            <text:p>165,38</text:p>
          </table:table-cell>
          <table:table-cell table:style-name="ce3" office:value-type="float" office:value="168.009994506836" calcext:value-type="float">
            <text:p>168,01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77.979995727539" calcext:value-type="float">
            <text:p>177,98</text:p>
          </table:table-cell>
          <table:table-cell table:style-name="ce3" office:value-type="float" office:value="164.990005493164" calcext:value-type="float">
            <text:p>164,99</text:p>
          </table:table-cell>
          <table:table-cell table:style-name="ce3" office:value-type="float" office:value="170.210006713867" calcext:value-type="float">
            <text:p>170,21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79.399993896484" calcext:value-type="float">
            <text:p>179,40</text:p>
          </table:table-cell>
          <table:table-cell table:style-name="ce3" office:value-type="float" office:value="177.039993286133" calcext:value-type="float">
            <text:p>177,04</text:p>
          </table:table-cell>
          <table:table-cell table:style-name="ce3" office:value-type="float" office:value="168.229995727539" calcext:value-type="float">
            <text:p>168,23</text:p>
          </table:table-cell>
          <table:table-cell table:style-name="ce3" office:value-type="float" office:value="165.449996948242" calcext:value-type="float">
            <text:p>165,45</text:p>
          </table:table-cell>
          <table:table-cell table:style-name="ce3" office:value-type="float" office:value="175.389999389648" calcext:value-type="float">
            <text:p>175,39</text:p>
          </table:table-cell>
          <table:table-cell table:number-columns-repeated="44"/>
        </table:table-row>
        <table:table-row table:style-name="ro2">
          <table:table-cell table:style-name="ce3" office:value-type="float" office:value="165.179992675781" calcext:value-type="float">
            <text:p>165,18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73.669998168945" calcext:value-type="float">
            <text:p>173,67</text:p>
          </table:table-cell>
          <table:table-cell table:style-name="ce3" office:value-type="float" office:value="173.869995117188" calcext:value-type="float">
            <text:p>173,87</text:p>
          </table:table-cell>
          <table:table-cell table:style-name="ce3" office:value-type="float" office:value="170.080001831055" calcext:value-type="float">
            <text:p>170,08</text:p>
          </table:table-cell>
          <table:table-cell table:style-name="ce3" office:value-type="float" office:value="170.110000610352" calcext:value-type="float">
            <text:p>170,11</text:p>
          </table:table-cell>
          <table:table-cell table:style-name="ce3" office:value-type="float" office:value="168.070007324219" calcext:value-type="float">
            <text:p>168,07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77.350006103516" calcext:value-type="float">
            <text:p>177,35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71.320007324219" calcext:value-type="float">
            <text:p>171,32</text:p>
          </table:table-cell>
          <table:table-cell table:style-name="ce3" office:value-type="float" office:value="169.75" calcext:value-type="float">
            <text:p>169,75</text:p>
          </table:table-cell>
          <table:table-cell table:style-name="ce3" office:value-type="float" office:value="162.130004882813" calcext:value-type="float">
            <text:p>162,13</text:p>
          </table:table-cell>
          <table:table-cell table:style-name="ce3" office:value-type="float" office:value="173.039993286133" calcext:value-type="float">
            <text:p>173,04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6.039993286133" calcext:value-type="float">
            <text:p>176,04</text:p>
          </table:table-cell>
          <table:table-cell table:style-name="ce3" office:value-type="float" office:value="172.559997558594" calcext:value-type="float">
            <text:p>172,56</text:p>
          </table:table-cell>
          <table:table-cell table:number-columns-repeated="44"/>
        </table:table-row>
        <table:table-row table:style-name="ro2">
          <table:table-cell table:style-name="ce3" office:value-type="float" office:value="164.990005493164" calcext:value-type="float">
            <text:p>164,99</text:p>
          </table:table-cell>
          <table:table-cell table:style-name="ce3" office:value-type="float" office:value="169.440002441406" calcext:value-type="float">
            <text:p>169,44</text:p>
          </table:table-cell>
          <table:table-cell table:style-name="ce3" office:value-type="float" office:value="168.470001220703" calcext:value-type="float">
            <text:p>168,47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63.850006103516" calcext:value-type="float">
            <text:p>163,85</text:p>
          </table:table-cell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65.940002441406" calcext:value-type="float">
            <text:p>165,94</text:p>
          </table:table-cell>
          <table:table-cell table:style-name="ce3" office:value-type="float" office:value="161.160003662109" calcext:value-type="float">
            <text:p>161,16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77.460006713867" calcext:value-type="float">
            <text:p>177,46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63.600006103516" calcext:value-type="float">
            <text:p>163,60</text:p>
          </table:table-cell>
          <table:table-cell table:style-name="ce3" office:value-type="float" office:value="173.539993286133" calcext:value-type="float">
            <text:p>173,54</text:p>
          </table:table-cell>
          <table:table-cell table:style-name="ce3" office:value-type="float" office:value="166.25" calcext:value-type="float">
            <text:p>166,25</text:p>
          </table:table-cell>
          <table:table-cell table:style-name="ce3" office:value-type="float" office:value="175.210006713867" calcext:value-type="float">
            <text:p>175,21</text:p>
          </table:table-cell>
          <table:table-cell table:style-name="ce3" office:value-type="float" office:value="164.110000610352" calcext:value-type="float">
            <text:p>164,11</text:p>
          </table:table-cell>
          <table:table-cell table:style-name="ce3" office:value-type="float" office:value="170.919998168945" calcext:value-type="float">
            <text:p>170,92</text:p>
          </table:table-cell>
          <table:table-cell table:number-columns-repeated="44"/>
        </table:table-row>
        <table:table-row table:style-name="ro2">
          <table:table-cell table:style-name="ce3" office:value-type="float" office:value="167.660003662109" calcext:value-type="float">
            <text:p>167,66</text:p>
          </table:table-cell>
          <table:table-cell table:style-name="ce3" office:value-type="float" office:value="176.860000610352" calcext:value-type="float">
            <text:p>176,86</text:p>
          </table:table-cell>
          <table:table-cell table:style-name="ce3" office:value-type="float" office:value="172.190002441406" calcext:value-type="float">
            <text:p>172,19</text:p>
          </table:table-cell>
          <table:table-cell table:style-name="ce3" office:value-type="float" office:value="168.240005493164" calcext:value-type="float">
            <text:p>168,24</text:p>
          </table:table-cell>
          <table:table-cell table:style-name="ce3" office:value-type="float" office:value="169.839996337891" calcext:value-type="float">
            <text:p>169,84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66.089996337891" calcext:value-type="float">
            <text:p>166,09</text:p>
          </table:table-cell>
          <table:table-cell table:style-name="ce3" office:value-type="float" office:value="167.279998779297" calcext:value-type="float">
            <text:p>167,28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70.429992675781" calcext:value-type="float">
            <text:p>170,43</text:p>
          </table:table-cell>
          <table:table-cell table:style-name="ce3" office:value-type="float" office:value="171.330001831055" calcext:value-type="float">
            <text:p>171,33</text:p>
          </table:table-cell>
          <table:table-cell table:style-name="ce3" office:value-type="float" office:value="173.470001220703" calcext:value-type="float">
            <text:p>173,47</text:p>
          </table:table-cell>
          <table:table-cell table:style-name="ce3" office:value-type="float" office:value="165.929992675781" calcext:value-type="float">
            <text:p>165,93</text:p>
          </table:table-cell>
          <table:table-cell table:style-name="ce3" office:value-type="float" office:value="168.059997558594" calcext:value-type="float">
            <text:p>168,06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77.910003662109" calcext:value-type="float">
            <text:p>177,91</text:p>
          </table:table-cell>
          <table:table-cell table:style-name="ce3" office:value-type="float" office:value="175.550003051758" calcext:value-type="float">
            <text:p>175,55</text:p>
          </table:table-cell>
          <table:table-cell table:style-name="ce3" office:value-type="float" office:value="166.699996948242" calcext:value-type="float">
            <text:p>166,70</text:p>
          </table:table-cell>
          <table:table-cell table:style-name="ce3" office:value-type="float" office:value="173.940002441406" calcext:value-type="float">
            <text:p>173,94</text:p>
          </table:table-cell>
          <table:table-cell table:number-columns-repeated="44"/>
        </table:table-row>
        <table:table-row table:style-name="ro2">
          <table:table-cell table:style-name="ce3" office:value-type="float" office:value="173.289993286133" calcext:value-type="float">
            <text:p>173,29</text:p>
          </table:table-cell>
          <table:table-cell table:style-name="ce3" office:value-type="float" office:value="164.139999389648" calcext:value-type="float">
            <text:p>164,14</text:p>
          </table:table-cell>
          <table:table-cell table:style-name="ce3" office:value-type="float" office:value="167.75" calcext:value-type="float">
            <text:p>167,75</text:p>
          </table:table-cell>
          <table:table-cell table:style-name="ce3" office:value-type="float" office:value="173.330001831055" calcext:value-type="float">
            <text:p>173,33</text:p>
          </table:table-cell>
          <table:table-cell table:style-name="ce3" office:value-type="float" office:value="164.330001831055" calcext:value-type="float">
            <text:p>164,33</text:p>
          </table:table-cell>
          <table:table-cell table:style-name="ce3" office:value-type="float" office:value="174.470001220703" calcext:value-type="float">
            <text:p>174,47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0.259994506836" calcext:value-type="float">
            <text:p>170,26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76.330001831055" calcext:value-type="float">
            <text:p>176,33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62.860000610352" calcext:value-type="float">
            <text:p>162,86</text:p>
          </table:table-cell>
          <table:table-cell table:style-name="ce3" office:value-type="float" office:value="173.229995727539" calcext:value-type="float">
            <text:p>173,23</text:p>
          </table:table-cell>
          <table:table-cell table:style-name="ce3" office:value-type="float" office:value="166.929992675781" calcext:value-type="float">
            <text:p>166,93</text:p>
          </table:table-cell>
          <table:table-cell table:number-columns-repeated="44"/>
        </table:table-row>
        <table:table-row table:style-name="ro2">
          <table:table-cell table:style-name="ce3" office:value-type="float" office:value="177.139999389648" calcext:value-type="float">
            <text:p>177,14</text:p>
          </table:table-cell>
          <table:table-cell table:style-name="ce3" office:value-type="float" office:value="165.970001220703" calcext:value-type="float">
            <text:p>165,97</text:p>
          </table:table-cell>
          <table:table-cell table:style-name="ce3" office:value-type="float" office:value="168.240005493164" calcext:value-type="float">
            <text:p>168,24</text:p>
          </table:table-cell>
          <table:table-cell table:style-name="ce3" office:value-type="float" office:value="169.789993286133" calcext:value-type="float">
            <text:p>169,79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9.300003051758" calcext:value-type="float">
            <text:p>169,30</text:p>
          </table:table-cell>
          <table:table-cell table:style-name="ce3" office:value-type="float" office:value="162.179992675781" calcext:value-type="float">
            <text:p>162,18</text:p>
          </table:table-cell>
          <table:table-cell table:style-name="ce3" office:value-type="float" office:value="168.179992675781" calcext:value-type="float">
            <text:p>168,18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66.830001831055" calcext:value-type="float">
            <text:p>166,83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7.970001220703" calcext:value-type="float">
            <text:p>177,97</text:p>
          </table:table-cell>
          <table:table-cell table:style-name="ce3" office:value-type="float" office:value="172.199996948242" calcext:value-type="float">
            <text:p>172,20</text:p>
          </table:table-cell>
          <table:table-cell table:style-name="ce3" office:value-type="float" office:value="163.229995727539" calcext:value-type="float">
            <text:p>163,23</text:p>
          </table:table-cell>
          <table:table-cell table:style-name="ce3" office:value-type="float" office:value="162.160003662109" calcext:value-type="float">
            <text:p>162,16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67.270004272461" calcext:value-type="float">
            <text:p>167,27</text:p>
          </table:table-cell>
          <table:table-cell table:style-name="ce3" office:value-type="float" office:value="178.889999389648" calcext:value-type="float">
            <text:p>178,89</text:p>
          </table:table-cell>
          <table:table-cell table:number-columns-repeated="44"/>
        </table:table-row>
        <table:table-row table:style-name="ro2"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63.389999389648" calcext:value-type="float">
            <text:p>163,39</text:p>
          </table:table-cell>
          <table:table-cell table:style-name="ce3" office:value-type="float" office:value="166.610000610352" calcext:value-type="float">
            <text:p>166,61</text:p>
          </table:table-cell>
          <table:table-cell table:style-name="ce3" office:value-type="float" office:value="173.479995727539" calcext:value-type="float">
            <text:p>173,48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71.240005493164" calcext:value-type="float">
            <text:p>171,24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72.119995117188" calcext:value-type="float">
            <text:p>172,12</text:p>
          </table:table-cell>
          <table:table-cell table:style-name="ce3" office:value-type="float" office:value="172.529998779297" calcext:value-type="float">
            <text:p>172,53</text:p>
          </table:table-cell>
          <table:table-cell table:style-name="ce3" office:value-type="float" office:value="166.820007324219" calcext:value-type="float">
            <text:p>166,82</text:p>
          </table:table-cell>
          <table:table-cell table:style-name="ce3" office:value-type="float" office:value="173.440002441406" calcext:value-type="float">
            <text:p>173,44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2.770004272461" calcext:value-type="float">
            <text:p>172,77</text:p>
          </table:table-cell>
          <table:table-cell table:style-name="ce3" office:value-type="float" office:value="173.649993896484" calcext:value-type="float">
            <text:p>173,65</text:p>
          </table:table-cell>
          <table:table-cell table:style-name="ce3" office:value-type="float" office:value="163.210006713867" calcext:value-type="float">
            <text:p>163,21</text:p>
          </table:table-cell>
          <table:table-cell table:style-name="ce3" office:value-type="float" office:value="167.149993896484" calcext:value-type="float">
            <text:p>167,15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68.160003662109" calcext:value-type="float">
            <text:p>168,16</text:p>
          </table:table-cell>
          <table:table-cell table:number-columns-repeated="44"/>
        </table:table-row>
        <table:table-row table:style-name="ro2">
          <table:table-cell table:style-name="ce3" office:value-type="float" office:value="166.729995727539" calcext:value-type="float">
            <text:p>166,73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75.410003662109" calcext:value-type="float">
            <text:p>175,41</text:p>
          </table:table-cell>
          <table:table-cell table:style-name="ce3" office:value-type="float" office:value="166.759994506836" calcext:value-type="float">
            <text:p>166,76</text:p>
          </table:table-cell>
          <table:table-cell table:style-name="ce3" office:value-type="float" office:value="169.119995117188" calcext:value-type="float">
            <text:p>169,12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76.429992675781" calcext:value-type="float">
            <text:p>176,43</text:p>
          </table:table-cell>
          <table:table-cell table:style-name="ce3" office:value-type="float" office:value="175.800003051758" calcext:value-type="float">
            <text:p>175,80</text:p>
          </table:table-cell>
          <table:table-cell table:style-name="ce3" office:value-type="float" office:value="175.020004272461" calcext:value-type="float">
            <text:p>175,02</text:p>
          </table:table-cell>
          <table:table-cell table:style-name="ce3" office:value-type="float" office:value="170.919998168945" calcext:value-type="float">
            <text:p>170,92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71.350006103516" calcext:value-type="float">
            <text:p>171,35</text:p>
          </table:table-cell>
          <table:table-cell table:style-name="ce3" office:value-type="float" office:value="164.800003051758" calcext:value-type="float">
            <text:p>164,80</text:p>
          </table:table-cell>
          <table:table-cell table:style-name="ce3" office:value-type="float" office:value="164.779998779297" calcext:value-type="float">
            <text:p>164,78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74.889999389648" calcext:value-type="float">
            <text:p>174,89</text:p>
          </table:table-cell>
          <table:table-cell table:style-name="ce3" office:value-type="float" office:value="171.960006713867" calcext:value-type="float">
            <text:p>171,96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72.270004272461" calcext:value-type="float">
            <text:p>172,27</text:p>
          </table:table-cell>
          <table:table-cell table:number-columns-repeated="44"/>
        </table:table-row>
        <table:table-row table:style-name="ro2">
          <table:table-cell table:style-name="ce3" office:value-type="float" office:value="174.440002441406" calcext:value-type="float">
            <text:p>174,44</text:p>
          </table:table-cell>
          <table:table-cell table:style-name="ce3" office:value-type="float" office:value="175.679992675781" calcext:value-type="float">
            <text:p>175,68</text:p>
          </table:table-cell>
          <table:table-cell table:style-name="ce3" office:value-type="float" office:value="166.789993286133" calcext:value-type="float">
            <text:p>166,79</text:p>
          </table:table-cell>
          <table:table-cell table:style-name="ce3" office:value-type="float" office:value="175.470001220703" calcext:value-type="float">
            <text:p>175,47</text:p>
          </table:table-cell>
          <table:table-cell table:style-name="ce3" office:value-type="float" office:value="167.679992675781" calcext:value-type="float">
            <text:p>167,68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73.820007324219" calcext:value-type="float">
            <text:p>173,82</text:p>
          </table:table-cell>
          <table:table-cell table:style-name="ce3" office:value-type="float" office:value="170.899993896484" calcext:value-type="float">
            <text:p>170,90</text:p>
          </table:table-cell>
          <table:table-cell table:style-name="ce3" office:value-type="float" office:value="173.869995117188" calcext:value-type="float">
            <text:p>173,87</text:p>
          </table:table-cell>
          <table:table-cell table:style-name="ce3" office:value-type="float" office:value="163.929992675781" calcext:value-type="float">
            <text:p>163,93</text:p>
          </table:table-cell>
          <table:table-cell table:style-name="ce3" office:value-type="float" office:value="156.539993286133" calcext:value-type="float">
            <text:p>156,54</text:p>
          </table:table-cell>
          <table:table-cell table:style-name="ce3" office:value-type="float" office:value="165.410003662109" calcext:value-type="float">
            <text:p>165,41</text:p>
          </table:table-cell>
          <table:table-cell table:style-name="ce3" office:value-type="float" office:value="162.5" calcext:value-type="float">
            <text:p>162,50</text:p>
          </table:table-cell>
          <table:table-cell table:style-name="ce3" office:value-type="float" office:value="174.029998779297" calcext:value-type="float">
            <text:p>174,03</text:p>
          </table:table-cell>
          <table:table-cell table:style-name="ce3" office:value-type="float" office:value="172.449996948242" calcext:value-type="float">
            <text:p>172,45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75.070007324219" calcext:value-type="float">
            <text:p>175,07</text:p>
          </table:table-cell>
          <table:table-cell table:style-name="ce3" office:value-type="float" office:value="171.440002441406" calcext:value-type="float">
            <text:p>171,44</text:p>
          </table:table-cell>
          <table:table-cell table:style-name="ce3" office:value-type="float" office:value="175.050003051758" calcext:value-type="float">
            <text:p>175,05</text:p>
          </table:table-cell>
          <table:table-cell table:style-name="ce3" office:value-type="float" office:value="173.610000610352" calcext:value-type="float">
            <text:p>173,61</text:p>
          </table:table-cell>
          <table:table-cell table:number-columns-repeated="44"/>
        </table:table-row>
        <table:table-row table:style-name="ro2"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68.360000610352" calcext:value-type="float">
            <text:p>168,36</text:p>
          </table:table-cell>
          <table:table-cell table:style-name="ce3" office:value-type="float" office:value="177.710006713867" calcext:value-type="float">
            <text:p>177,71</text:p>
          </table:table-cell>
          <table:table-cell table:style-name="ce3" office:value-type="float" office:value="164.199996948242" calcext:value-type="float">
            <text:p>164,20</text:p>
          </table:table-cell>
          <table:table-cell table:style-name="ce3" office:value-type="float" office:value="174.410003662109" calcext:value-type="float">
            <text:p>174,41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70.889999389648" calcext:value-type="float">
            <text:p>170,89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74.75" calcext:value-type="float">
            <text:p>174,75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74.669998168945" calcext:value-type="float">
            <text:p>174,67</text:p>
          </table:table-cell>
          <table:table-cell table:style-name="ce3" office:value-type="float" office:value="171.949996948242" calcext:value-type="float">
            <text:p>171,95</text:p>
          </table:table-cell>
          <table:table-cell table:style-name="ce3" office:value-type="float" office:value="171.490005493164" calcext:value-type="float">
            <text:p>171,49</text:p>
          </table:table-cell>
          <table:table-cell table:style-name="ce3" office:value-type="float" office:value="165.110000610352" calcext:value-type="float">
            <text:p>165,11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69.210006713867" calcext:value-type="float">
            <text:p>169,21</text:p>
          </table:table-cell>
          <table:table-cell table:number-columns-repeated="44"/>
        </table:table-row>
        <table:table-row table:style-name="ro2">
          <table:table-cell table:style-name="ce3" office:value-type="float" office:value="164.029998779297" calcext:value-type="float">
            <text:p>164,03</text:p>
          </table:table-cell>
          <table:table-cell table:style-name="ce3" office:value-type="float" office:value="171.75" calcext:value-type="float">
            <text:p>171,75</text:p>
          </table:table-cell>
          <table:table-cell table:style-name="ce3" office:value-type="float" office:value="176.270004272461" calcext:value-type="float">
            <text:p>176,27</text:p>
          </table:table-cell>
          <table:table-cell table:style-name="ce3" office:value-type="float" office:value="164.539993286133" calcext:value-type="float">
            <text:p>164,54</text:p>
          </table:table-cell>
          <table:table-cell table:style-name="ce3" office:value-type="float" office:value="169.770004272461" calcext:value-type="float">
            <text:p>169,77</text:p>
          </table:table-cell>
          <table:table-cell table:style-name="ce3" office:value-type="float" office:value="167.429992675781" calcext:value-type="float">
            <text:p>167,43</text:p>
          </table:table-cell>
          <table:table-cell table:style-name="ce3" office:value-type="float" office:value="163.220001220703" calcext:value-type="float">
            <text:p>163,22</text:p>
          </table:table-cell>
          <table:table-cell table:style-name="ce3" office:value-type="float" office:value="169.119995117188" calcext:value-type="float">
            <text:p>169,12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66.289993286133" calcext:value-type="float">
            <text:p>166,29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75.639999389648" calcext:value-type="float">
            <text:p>175,64</text:p>
          </table:table-cell>
          <table:table-cell table:style-name="ce3" office:value-type="float" office:value="166.190002441406" calcext:value-type="float">
            <text:p>166,19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74.330001831055" calcext:value-type="float">
            <text:p>174,33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71.869995117188" calcext:value-type="float">
            <text:p>171,87</text:p>
          </table:table-cell>
          <table:table-cell table:style-name="ce3" office:value-type="float" office:value="171.589996337891" calcext:value-type="float">
            <text:p>171,59</text:p>
          </table:table-cell>
          <table:table-cell table:style-name="ce3" office:value-type="float" office:value="173.490005493164" calcext:value-type="float">
            <text:p>173,49</text:p>
          </table:table-cell>
          <table:table-cell table:style-name="ce3" office:value-type="float" office:value="164.509994506836" calcext:value-type="float">
            <text:p>164,51</text:p>
          </table:table-cell>
          <table:table-cell table:number-columns-repeated="44"/>
        </table:table-row>
        <table:table-row table:style-name="ro2">
          <table:table-cell table:style-name="ce3" office:value-type="float" office:value="165.979995727539" calcext:value-type="float">
            <text:p>165,98</text:p>
          </table:table-cell>
          <table:table-cell table:style-name="ce3" office:value-type="float" office:value="165.119995117188" calcext:value-type="float">
            <text:p>165,12</text:p>
          </table:table-cell>
          <table:table-cell table:style-name="ce3" office:value-type="float" office:value="165.110000610352" calcext:value-type="float">
            <text:p>165,11</text:p>
          </table:table-cell>
          <table:table-cell table:style-name="ce3" office:value-type="float" office:value="161.539993286133" calcext:value-type="float">
            <text:p>161,54</text:p>
          </table:table-cell>
          <table:table-cell table:style-name="ce3" office:value-type="float" office:value="168.240005493164" calcext:value-type="float">
            <text:p>168,24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63.059997558594" calcext:value-type="float">
            <text:p>163,06</text:p>
          </table:table-cell>
          <table:table-cell table:style-name="ce3" office:value-type="float" office:value="170.100006103516" calcext:value-type="float">
            <text:p>170,10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65.619995117188" calcext:value-type="float">
            <text:p>165,62</text:p>
          </table:table-cell>
          <table:table-cell table:style-name="ce3" office:value-type="float" office:value="170.520004272461" calcext:value-type="float">
            <text:p>170,52</text:p>
          </table:table-cell>
          <table:table-cell table:style-name="ce3" office:value-type="float" office:value="165.550003051758" calcext:value-type="float">
            <text:p>165,55</text:p>
          </table:table-cell>
          <table:table-cell table:style-name="ce3" office:value-type="float" office:value="162.529998779297" calcext:value-type="float">
            <text:p>162,53</text:p>
          </table:table-cell>
          <table:table-cell table:style-name="ce3" office:value-type="float" office:value="171.570007324219" calcext:value-type="float">
            <text:p>171,57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8.639999389648" calcext:value-type="float">
            <text:p>168,64</text:p>
          </table:table-cell>
          <table:table-cell table:style-name="ce3" office:value-type="float" office:value="167.949996948242" calcext:value-type="float">
            <text:p>167,95</text:p>
          </table:table-cell>
          <table:table-cell table:style-name="ce3" office:value-type="float" office:value="171.070007324219" calcext:value-type="float">
            <text:p>171,07</text:p>
          </table:table-cell>
          <table:table-cell table:number-columns-repeated="44"/>
        </table:table-row>
        <table:table-row table:style-name="ro2">
          <table:table-cell table:style-name="ce3" office:value-type="float" office:value="163.880004882812" calcext:value-type="float">
            <text:p>163,88</text:p>
          </table:table-cell>
          <table:table-cell table:style-name="ce3" office:value-type="float" office:value="172.600006103516" calcext:value-type="float">
            <text:p>172,60</text:p>
          </table:table-cell>
          <table:table-cell table:style-name="ce3" office:value-type="float" office:value="169.300003051758" calcext:value-type="float">
            <text:p>169,30</text:p>
          </table:table-cell>
          <table:table-cell table:style-name="ce3" office:value-type="float" office:value="168.179992675781" calcext:value-type="float">
            <text:p>168,18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68.580001831055" calcext:value-type="float">
            <text:p>168,58</text:p>
          </table:table-cell>
          <table:table-cell table:style-name="ce3" office:value-type="float" office:value="173.770004272461" calcext:value-type="float">
            <text:p>173,77</text:p>
          </table:table-cell>
          <table:table-cell table:style-name="ce3" office:value-type="float" office:value="176.5" calcext:value-type="float">
            <text:p>176,50</text:p>
          </table:table-cell>
          <table:table-cell table:style-name="ce3" office:value-type="float" office:value="170.210006713867" calcext:value-type="float">
            <text:p>170,21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77.630004882813" calcext:value-type="float">
            <text:p>177,63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6.229995727539" calcext:value-type="float">
            <text:p>176,23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61.300003051758" calcext:value-type="float">
            <text:p>161,30</text:p>
          </table:table-cell>
          <table:table-cell table:style-name="ce3" office:value-type="float" office:value="166.899993896484" calcext:value-type="float">
            <text:p>166,90</text:p>
          </table:table-cell>
          <table:table-cell table:style-name="ce3" office:value-type="float" office:value="165.850006103516" calcext:value-type="float">
            <text:p>165,85</text:p>
          </table:table-cell>
          <table:table-cell table:style-name="ce3" office:value-type="float" office:value="168.360000610352" calcext:value-type="float">
            <text:p>168,36</text:p>
          </table:table-cell>
          <table:table-cell table:number-columns-repeated="44"/>
        </table:table-row>
        <table:table-row table:style-name="ro2">
          <table:table-cell table:style-name="ce3" office:value-type="float" office:value="169.119995117188" calcext:value-type="float">
            <text:p>169,12</text:p>
          </table:table-cell>
          <table:table-cell table:style-name="ce3" office:value-type="float" office:value="164.990005493164" calcext:value-type="float">
            <text:p>164,99</text:p>
          </table:table-cell>
          <table:table-cell table:style-name="ce3" office:value-type="float" office:value="166.020004272461" calcext:value-type="float">
            <text:p>166,02</text:p>
          </table:table-cell>
          <table:table-cell table:style-name="ce3" office:value-type="float" office:value="175.039993286133" calcext:value-type="float">
            <text:p>175,04</text:p>
          </table:table-cell>
          <table:table-cell table:style-name="ce3" office:value-type="float" office:value="173.139999389648" calcext:value-type="float">
            <text:p>173,14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70.520004272461" calcext:value-type="float">
            <text:p>170,52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75.320007324219" calcext:value-type="float">
            <text:p>175,32</text:p>
          </table:table-cell>
          <table:table-cell table:style-name="ce3" office:value-type="float" office:value="172.690002441406" calcext:value-type="float">
            <text:p>172,69</text:p>
          </table:table-cell>
          <table:table-cell table:style-name="ce3" office:value-type="float" office:value="165.75" calcext:value-type="float">
            <text:p>165,75</text:p>
          </table:table-cell>
          <table:table-cell table:style-name="ce3" office:value-type="float" office:value="169.570007324219" calcext:value-type="float">
            <text:p>169,57</text:p>
          </table:table-cell>
          <table:table-cell table:style-name="ce3" office:value-type="float" office:value="173.490005493164" calcext:value-type="float">
            <text:p>173,49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0.229995727539" calcext:value-type="float">
            <text:p>170,23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70.880004882813" calcext:value-type="float">
            <text:p>170,88</text:p>
          </table:table-cell>
          <table:table-cell table:style-name="ce3" office:value-type="float" office:value="173.470001220703" calcext:value-type="float">
            <text:p>173,47</text:p>
          </table:table-cell>
          <table:table-cell table:number-columns-repeated="44"/>
        </table:table-row>
        <table:table-row table:style-name="ro2">
          <table:table-cell table:style-name="ce3" office:value-type="float" office:value="167.970001220703" calcext:value-type="float">
            <text:p>167,97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62.470001220703" calcext:value-type="float">
            <text:p>162,47</text:p>
          </table:table-cell>
          <table:table-cell table:style-name="ce3" office:value-type="float" office:value="167.339996337891" calcext:value-type="float">
            <text:p>167,34</text:p>
          </table:table-cell>
          <table:table-cell table:style-name="ce3" office:value-type="float" office:value="170.960006713867" calcext:value-type="float">
            <text:p>170,96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70.149993896484" calcext:value-type="float">
            <text:p>170,15</text:p>
          </table:table-cell>
          <table:table-cell table:style-name="ce3" office:value-type="float" office:value="171.860000610352" calcext:value-type="float">
            <text:p>171,86</text:p>
          </table:table-cell>
          <table:table-cell table:style-name="ce3" office:value-type="float" office:value="167.130004882813" calcext:value-type="float">
            <text:p>167,13</text:p>
          </table:table-cell>
          <table:table-cell table:style-name="ce3" office:value-type="float" office:value="173.649993896484" calcext:value-type="float">
            <text:p>173,65</text:p>
          </table:table-cell>
          <table:table-cell table:style-name="ce3" office:value-type="float" office:value="171.399993896484" calcext:value-type="float">
            <text:p>171,40</text:p>
          </table:table-cell>
          <table:table-cell table:style-name="ce3" office:value-type="float" office:value="166.589996337891" calcext:value-type="float">
            <text:p>166,59</text:p>
          </table:table-cell>
          <table:table-cell table:style-name="ce3" office:value-type="float" office:value="175.660003662109" calcext:value-type="float">
            <text:p>175,66</text:p>
          </table:table-cell>
          <table:table-cell table:style-name="ce3" office:value-type="float" office:value="165.350006103516" calcext:value-type="float">
            <text:p>165,35</text:p>
          </table:table-cell>
          <table:table-cell table:style-name="ce3" office:value-type="float" office:value="172.600006103516" calcext:value-type="float">
            <text:p>172,60</text:p>
          </table:table-cell>
          <table:table-cell table:style-name="ce3" office:value-type="float" office:value="164.630004882813" calcext:value-type="float">
            <text:p>164,63</text:p>
          </table:table-cell>
          <table:table-cell table:style-name="ce3" office:value-type="float" office:value="174.889999389648" calcext:value-type="float">
            <text:p>174,89</text:p>
          </table:table-cell>
          <table:table-cell table:number-columns-repeated="44"/>
        </table:table-row>
        <table:table-row table:style-name="ro2"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75.350006103516" calcext:value-type="float">
            <text:p>175,35</text:p>
          </table:table-cell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66.570007324219" calcext:value-type="float">
            <text:p>166,57</text:p>
          </table:table-cell>
          <table:table-cell table:style-name="ce3" office:value-type="float" office:value="168.220001220703" calcext:value-type="float">
            <text:p>168,22</text:p>
          </table:table-cell>
          <table:table-cell table:style-name="ce3" office:value-type="float" office:value="176.580001831055" calcext:value-type="float">
            <text:p>176,58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1.050003051758" calcext:value-type="float">
            <text:p>171,05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71.679992675781" calcext:value-type="float">
            <text:p>171,68</text:p>
          </table:table-cell>
          <table:table-cell table:style-name="ce3" office:value-type="float" office:value="171.179992675781" calcext:value-type="float">
            <text:p>171,18</text:p>
          </table:table-cell>
          <table:table-cell table:style-name="ce3" office:value-type="float" office:value="176.160003662109" calcext:value-type="float">
            <text:p>176,16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4.169998168945" calcext:value-type="float">
            <text:p>174,17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75.399993896484" calcext:value-type="float">
            <text:p>175,40</text:p>
          </table:table-cell>
          <table:table-cell table:style-name="ce3" office:value-type="float" office:value="175.839996337891" calcext:value-type="float">
            <text:p>175,84</text:p>
          </table:table-cell>
          <table:table-cell table:style-name="ce3" office:value-type="float" office:value="165.539993286133" calcext:value-type="float">
            <text:p>165,54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74.270004272461" calcext:value-type="float">
            <text:p>174,27</text:p>
          </table:table-cell>
          <table:table-cell table:number-columns-repeated="44"/>
        </table:table-row>
        <table:table-row table:style-name="ro2"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65.320007324219" calcext:value-type="float">
            <text:p>165,32</text:p>
          </table:table-cell>
          <table:table-cell table:style-name="ce3" office:value-type="float" office:value="174.199996948242" calcext:value-type="float">
            <text:p>174,20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72.380004882813" calcext:value-type="float">
            <text:p>172,38</text:p>
          </table:table-cell>
          <table:table-cell table:style-name="ce3" office:value-type="float" office:value="174.009994506836" calcext:value-type="float">
            <text:p>174,01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71.869995117188" calcext:value-type="float">
            <text:p>171,87</text:p>
          </table:table-cell>
          <table:table-cell table:style-name="ce3" office:value-type="float" office:value="166.190002441406" calcext:value-type="float">
            <text:p>166,19</text:p>
          </table:table-cell>
          <table:table-cell table:style-name="ce3" office:value-type="float" office:value="164.330001831055" calcext:value-type="float">
            <text:p>164,33</text:p>
          </table:table-cell>
          <table:table-cell table:style-name="ce3" office:value-type="float" office:value="172.259994506836" calcext:value-type="float">
            <text:p>172,26</text:p>
          </table:table-cell>
          <table:table-cell table:style-name="ce3" office:value-type="float" office:value="166.179992675781" calcext:value-type="float">
            <text:p>166,18</text:p>
          </table:table-cell>
          <table:table-cell table:style-name="ce3" office:value-type="float" office:value="172.559997558594" calcext:value-type="float">
            <text:p>172,56</text:p>
          </table:table-cell>
          <table:table-cell table:style-name="ce3" office:value-type="float" office:value="168.110000610352" calcext:value-type="float">
            <text:p>168,11</text:p>
          </table:table-cell>
          <table:table-cell table:number-columns-repeated="44"/>
        </table:table-row>
        <table:table-row table:style-name="ro2">
          <table:table-cell table:style-name="ce3" office:value-type="float" office:value="165.029998779297" calcext:value-type="float">
            <text:p>165,03</text:p>
          </table:table-cell>
          <table:table-cell table:style-name="ce3" office:value-type="float" office:value="161.809997558594" calcext:value-type="float">
            <text:p>161,81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68.25" calcext:value-type="float">
            <text:p>168,25</text:p>
          </table:table-cell>
          <table:table-cell table:style-name="ce3" office:value-type="float" office:value="166.839996337891" calcext:value-type="float">
            <text:p>166,84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75.910003662109" calcext:value-type="float">
            <text:p>175,91</text:p>
          </table:table-cell>
          <table:table-cell table:style-name="ce3" office:value-type="float" office:value="176.830001831055" calcext:value-type="float">
            <text:p>176,83</text:p>
          </table:table-cell>
          <table:table-cell table:style-name="ce3" office:value-type="float" office:value="174.020004272461" calcext:value-type="float">
            <text:p>174,02</text:p>
          </table:table-cell>
          <table:table-cell table:style-name="ce3" office:value-type="float" office:value="174.339996337891" calcext:value-type="float">
            <text:p>174,34</text:p>
          </table:table-cell>
          <table:table-cell table:style-name="ce3" office:value-type="float" office:value="166.860000610352" calcext:value-type="float">
            <text:p>166,86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70.240005493164" calcext:value-type="float">
            <text:p>170,24</text:p>
          </table:table-cell>
          <table:table-cell table:style-name="ce3" office:value-type="float" office:value="167.429992675781" calcext:value-type="float">
            <text:p>167,43</text:p>
          </table:table-cell>
          <table:table-cell table:style-name="ce3" office:value-type="float" office:value="172" calcext:value-type="float">
            <text:p>172,00</text:p>
          </table:table-cell>
          <table:table-cell table:style-name="ce3" office:value-type="float" office:value="174.539993286133" calcext:value-type="float">
            <text:p>174,54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63.119995117188" calcext:value-type="float">
            <text:p>163,12</text:p>
          </table:table-cell>
          <table:table-cell table:style-name="ce3" office:value-type="float" office:value="169.589996337891" calcext:value-type="float">
            <text:p>169,59</text:p>
          </table:table-cell>
          <table:table-cell table:number-columns-repeated="44"/>
        </table:table-row>
        <table:table-row table:style-name="ro2">
          <table:table-cell table:style-name="ce3" office:value-type="float" office:value="172.110000610352" calcext:value-type="float">
            <text:p>172,11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71.199996948242" calcext:value-type="float">
            <text:p>171,20</text:p>
          </table:table-cell>
          <table:table-cell table:style-name="ce3" office:value-type="float" office:value="165.740005493164" calcext:value-type="float">
            <text:p>165,74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70.449996948242" calcext:value-type="float">
            <text:p>170,45</text:p>
          </table:table-cell>
          <table:table-cell table:style-name="ce3" office:value-type="float" office:value="172.300003051758" calcext:value-type="float">
            <text:p>172,30</text:p>
          </table:table-cell>
          <table:table-cell table:style-name="ce3" office:value-type="float" office:value="166.679992675781" calcext:value-type="float">
            <text:p>166,68</text:p>
          </table:table-cell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73.119995117188" calcext:value-type="float">
            <text:p>173,12</text:p>
          </table:table-cell>
          <table:table-cell table:style-name="ce3" office:value-type="float" office:value="170.839996337891" calcext:value-type="float">
            <text:p>170,84</text:p>
          </table:table-cell>
          <table:table-cell table:style-name="ce3" office:value-type="float" office:value="164.440002441406" calcext:value-type="float">
            <text:p>164,44</text:p>
          </table:table-cell>
          <table:table-cell table:style-name="ce3" office:value-type="float" office:value="172.380004882813" calcext:value-type="float">
            <text:p>172,38</text:p>
          </table:table-cell>
          <table:table-cell table:style-name="ce3" office:value-type="float" office:value="171.350006103516" calcext:value-type="float">
            <text:p>171,35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78.649993896484" calcext:value-type="float">
            <text:p>178,65</text:p>
          </table:table-cell>
          <table:table-cell table:style-name="ce3" office:value-type="float" office:value="174.25" calcext:value-type="float">
            <text:p>174,25</text:p>
          </table:table-cell>
          <table:table-cell table:number-columns-repeated="44"/>
        </table:table-row>
        <table:table-row table:style-name="ro2">
          <table:table-cell table:style-name="ce3" office:value-type="float" office:value="172.770004272461" calcext:value-type="float">
            <text:p>172,77</text:p>
          </table:table-cell>
          <table:table-cell table:style-name="ce3" office:value-type="float" office:value="168.229995727539" calcext:value-type="float">
            <text:p>168,23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66.440002441406" calcext:value-type="float">
            <text:p>166,44</text:p>
          </table:table-cell>
          <table:table-cell table:style-name="ce3" office:value-type="float" office:value="172.619995117188" calcext:value-type="float">
            <text:p>172,62</text:p>
          </table:table-cell>
          <table:table-cell table:style-name="ce3" office:value-type="float" office:value="170.869995117188" calcext:value-type="float">
            <text:p>170,87</text:p>
          </table:table-cell>
          <table:table-cell table:style-name="ce3" office:value-type="float" office:value="172.539993286133" calcext:value-type="float">
            <text:p>172,54</text:p>
          </table:table-cell>
          <table:table-cell table:style-name="ce3" office:value-type="float" office:value="175.210006713867" calcext:value-type="float">
            <text:p>175,21</text:p>
          </table:table-cell>
          <table:table-cell table:style-name="ce3" office:value-type="float" office:value="170.720001220703" calcext:value-type="float">
            <text:p>170,72</text:p>
          </table:table-cell>
          <table:table-cell table:style-name="ce3" office:value-type="float" office:value="169.149993896484" calcext:value-type="float">
            <text:p>169,15</text:p>
          </table:table-cell>
          <table:table-cell table:style-name="ce3" office:value-type="float" office:value="174.830001831055" calcext:value-type="float">
            <text:p>174,83</text:p>
          </table:table-cell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80.570007324219" calcext:value-type="float">
            <text:p>180,57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79.630004882813" calcext:value-type="float">
            <text:p>179,63</text:p>
          </table:table-cell>
          <table:table-cell table:style-name="ce3" office:value-type="float" office:value="165.389999389648" calcext:value-type="float">
            <text:p>165,39</text:p>
          </table:table-cell>
          <table:table-cell table:style-name="ce3" office:value-type="float" office:value="163.679992675781" calcext:value-type="float">
            <text:p>163,68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68.419998168945" calcext:value-type="float">
            <text:p>168,42</text:p>
          </table:table-cell>
          <table:table-cell table:style-name="ce3" office:value-type="float" office:value="169.800003051758" calcext:value-type="float">
            <text:p>169,80</text:p>
          </table:table-cell>
          <table:table-cell table:number-columns-repeated="44"/>
        </table:table-row>
        <table:table-row table:style-name="ro2"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74.350006103516" calcext:value-type="float">
            <text:p>174,35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73.050003051758" calcext:value-type="float">
            <text:p>173,05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77.470001220703" calcext:value-type="float">
            <text:p>177,47</text:p>
          </table:table-cell>
          <table:table-cell table:style-name="ce3" office:value-type="float" office:value="170.990005493164" calcext:value-type="float">
            <text:p>170,99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69.75" calcext:value-type="float">
            <text:p>169,75</text:p>
          </table:table-cell>
          <table:table-cell table:style-name="ce3" office:value-type="float" office:value="162.149993896484" calcext:value-type="float">
            <text:p>162,15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67.800003051758" calcext:value-type="float">
            <text:p>167,80</text:p>
          </table:table-cell>
          <table:table-cell table:style-name="ce3" office:value-type="float" office:value="173.720001220703" calcext:value-type="float">
            <text:p>173,72</text:p>
          </table:table-cell>
          <table:table-cell table:style-name="ce3" office:value-type="float" office:value="173.899993896484" calcext:value-type="float">
            <text:p>173,90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74.880004882813" calcext:value-type="float">
            <text:p>174,88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2.130004882813" calcext:value-type="float">
            <text:p>162,13</text:p>
          </table:table-cell>
          <table:table-cell table:style-name="ce3" office:value-type="float" office:value="165.809997558594" calcext:value-type="float">
            <text:p>165,81</text:p>
          </table:table-cell>
          <table:table-cell table:number-columns-repeated="44"/>
        </table:table-row>
        <table:table-row table:style-name="ro2">
          <table:table-cell table:style-name="ce3" office:value-type="float" office:value="167.449996948242" calcext:value-type="float">
            <text:p>167,45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70.899993896484" calcext:value-type="float">
            <text:p>170,90</text:p>
          </table:table-cell>
          <table:table-cell table:style-name="ce3" office:value-type="float" office:value="161.759994506836" calcext:value-type="float">
            <text:p>161,76</text:p>
          </table:table-cell>
          <table:table-cell table:style-name="ce3" office:value-type="float" office:value="171.429992675781" calcext:value-type="float">
            <text:p>171,43</text:p>
          </table:table-cell>
          <table:table-cell table:style-name="ce3" office:value-type="float" office:value="172.229995727539" calcext:value-type="float">
            <text:p>172,23</text:p>
          </table:table-cell>
          <table:table-cell table:style-name="ce3" office:value-type="float" office:value="166.75" calcext:value-type="float">
            <text:p>166,75</text:p>
          </table:table-cell>
          <table:table-cell table:style-name="ce3" office:value-type="float" office:value="175.820007324219" calcext:value-type="float">
            <text:p>175,82</text:p>
          </table:table-cell>
          <table:table-cell table:style-name="ce3" office:value-type="float" office:value="166.539993286133" calcext:value-type="float">
            <text:p>166,54</text:p>
          </table:table-cell>
          <table:table-cell table:style-name="ce3" office:value-type="float" office:value="168.229995727539" calcext:value-type="float">
            <text:p>168,23</text:p>
          </table:table-cell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73.130004882813" calcext:value-type="float">
            <text:p>173,13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74.229995727539" calcext:value-type="float">
            <text:p>174,23</text:p>
          </table:table-cell>
          <table:table-cell table:style-name="ce3" office:value-type="float" office:value="165.589996337891" calcext:value-type="float">
            <text:p>165,59</text:p>
          </table:table-cell>
          <table:table-cell table:style-name="ce3" office:value-type="float" office:value="167.199996948242" calcext:value-type="float">
            <text:p>167,20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67.580001831055" calcext:value-type="float">
            <text:p>167,58</text:p>
          </table:table-cell>
          <table:table-cell table:style-name="ce3" office:value-type="float" office:value="179.520004272461" calcext:value-type="float">
            <text:p>179,52</text:p>
          </table:table-cell>
          <table:table-cell table:number-columns-repeated="44"/>
        </table:table-row>
        <table:table-row table:style-name="ro2">
          <table:table-cell table:style-name="ce3" office:value-type="float" office:value="177.380004882813" calcext:value-type="float">
            <text:p>177,38</text:p>
          </table:table-cell>
          <table:table-cell table:style-name="ce3" office:value-type="float" office:value="172.710006713867" calcext:value-type="float">
            <text:p>172,71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8.690002441406" calcext:value-type="float">
            <text:p>168,69</text:p>
          </table:table-cell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70.639999389648" calcext:value-type="float">
            <text:p>170,64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55.929992675781" calcext:value-type="float">
            <text:p>155,93</text:p>
          </table:table-cell>
          <table:table-cell table:style-name="ce3" office:value-type="float" office:value="173.440002441406" calcext:value-type="float">
            <text:p>173,44</text:p>
          </table:table-cell>
          <table:table-cell table:style-name="ce3" office:value-type="float" office:value="169.729995727539" calcext:value-type="float">
            <text:p>169,73</text:p>
          </table:table-cell>
          <table:table-cell table:style-name="ce3" office:value-type="float" office:value="175.490005493164" calcext:value-type="float">
            <text:p>175,49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65.559997558594" calcext:value-type="float">
            <text:p>165,56</text:p>
          </table:table-cell>
          <table:table-cell table:style-name="ce3" office:value-type="float" office:value="170.529998779297" calcext:value-type="float">
            <text:p>170,53</text:p>
          </table:table-cell>
          <table:table-cell table:style-name="ce3" office:value-type="float" office:value="170.330001831055" calcext:value-type="float">
            <text:p>170,33</text:p>
          </table:table-cell>
          <table:table-cell table:style-name="ce3" office:value-type="float" office:value="178.910003662109" calcext:value-type="float">
            <text:p>178,91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3.529998779297" calcext:value-type="float">
            <text:p>173,53</text:p>
          </table:table-cell>
          <table:table-cell table:number-columns-repeated="44"/>
        </table:table-row>
        <table:table-row table:style-name="ro2">
          <table:table-cell table:style-name="ce3" office:value-type="float" office:value="180.190002441406" calcext:value-type="float">
            <text:p>180,19</text:p>
          </table:table-cell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65.630004882813" calcext:value-type="float">
            <text:p>165,63</text:p>
          </table:table-cell>
          <table:table-cell table:style-name="ce3" office:value-type="float" office:value="161.089996337891" calcext:value-type="float">
            <text:p>161,09</text:p>
          </table:table-cell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73.149993896484" calcext:value-type="float">
            <text:p>173,15</text:p>
          </table:table-cell>
          <table:table-cell table:style-name="ce3" office:value-type="float" office:value="162.520004272461" calcext:value-type="float">
            <text:p>162,52</text:p>
          </table:table-cell>
          <table:table-cell table:style-name="ce3" office:value-type="float" office:value="174.589996337891" calcext:value-type="float">
            <text:p>174,59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64.089996337891" calcext:value-type="float">
            <text:p>164,09</text:p>
          </table:table-cell>
          <table:table-cell table:style-name="ce3" office:value-type="float" office:value="163.300003051758" calcext:value-type="float">
            <text:p>163,30</text:p>
          </table:table-cell>
          <table:table-cell table:style-name="ce3" office:value-type="float" office:value="170.639999389648" calcext:value-type="float">
            <text:p>170,64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0.210006713867" calcext:value-type="float">
            <text:p>170,21</text:p>
          </table:table-cell>
          <table:table-cell table:style-name="ce3" office:value-type="float" office:value="169.610000610352" calcext:value-type="float">
            <text:p>169,61</text:p>
          </table:table-cell>
          <table:table-cell table:number-columns-repeated="44"/>
        </table:table-row>
        <table:table-row table:style-name="ro2">
          <table:table-cell table:style-name="ce3" office:value-type="float" office:value="175.320007324219" calcext:value-type="float">
            <text:p>175,32</text:p>
          </table:table-cell>
          <table:table-cell table:style-name="ce3" office:value-type="float" office:value="165.039993286133" calcext:value-type="float">
            <text:p>165,04</text:p>
          </table:table-cell>
          <table:table-cell table:style-name="ce3" office:value-type="float" office:value="163.070007324219" calcext:value-type="float">
            <text:p>163,07</text:p>
          </table:table-cell>
          <table:table-cell table:style-name="ce3" office:value-type="float" office:value="175.100006103516" calcext:value-type="float">
            <text:p>175,10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75.300003051758" calcext:value-type="float">
            <text:p>175,30</text:p>
          </table:table-cell>
          <table:table-cell table:style-name="ce3" office:value-type="float" office:value="174.130004882813" calcext:value-type="float">
            <text:p>174,13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2.869995117188" calcext:value-type="float">
            <text:p>172,87</text:p>
          </table:table-cell>
          <table:table-cell table:style-name="ce3" office:value-type="float" office:value="171.889999389648" calcext:value-type="float">
            <text:p>171,89</text:p>
          </table:table-cell>
          <table:table-cell table:style-name="ce3" office:value-type="float" office:value="171.619995117188" calcext:value-type="float">
            <text:p>171,62</text:p>
          </table:table-cell>
          <table:table-cell table:style-name="ce3" office:value-type="float" office:value="170" calcext:value-type="float">
            <text:p>170,00</text:p>
          </table:table-cell>
          <table:table-cell table:style-name="ce3" office:value-type="float" office:value="179.259994506836" calcext:value-type="float">
            <text:p>179,26</text:p>
          </table:table-cell>
          <table:table-cell table:style-name="ce3" office:value-type="float" office:value="169.839996337891" calcext:value-type="float">
            <text:p>169,84</text:p>
          </table:table-cell>
          <table:table-cell table:style-name="ce3" office:value-type="float" office:value="174.470001220703" calcext:value-type="float">
            <text:p>174,47</text:p>
          </table:table-cell>
          <table:table-cell table:style-name="ce3" office:value-type="float" office:value="164.110000610352" calcext:value-type="float">
            <text:p>164,11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9.479995727539" calcext:value-type="float">
            <text:p>169,48</text:p>
          </table:table-cell>
          <table:table-cell table:style-name="ce3" office:value-type="float" office:value="162.399993896484" calcext:value-type="float">
            <text:p>162,40</text:p>
          </table:table-cell>
          <table:table-cell table:number-columns-repeated="44"/>
        </table:table-row>
        <table:table-row table:style-name="ro2">
          <table:table-cell table:style-name="ce3" office:value-type="float" office:value="172.350006103516" calcext:value-type="float">
            <text:p>172,35</text:p>
          </table:table-cell>
          <table:table-cell table:style-name="ce3" office:value-type="float" office:value="175.720001220703" calcext:value-type="float">
            <text:p>175,72</text:p>
          </table:table-cell>
          <table:table-cell table:style-name="ce3" office:value-type="float" office:value="171.339996337891" calcext:value-type="float">
            <text:p>171,34</text:p>
          </table:table-cell>
          <table:table-cell table:style-name="ce3" office:value-type="float" office:value="165.520004272461" calcext:value-type="float">
            <text:p>165,52</text:p>
          </table:table-cell>
          <table:table-cell table:style-name="ce3" office:value-type="float" office:value="166.860000610352" calcext:value-type="float">
            <text:p>166,86</text:p>
          </table:table-cell>
          <table:table-cell table:style-name="ce3" office:value-type="float" office:value="166.199996948242" calcext:value-type="float">
            <text:p>166,20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9.429992675781" calcext:value-type="float">
            <text:p>169,43</text:p>
          </table:table-cell>
          <table:table-cell table:style-name="ce3" office:value-type="float" office:value="170.259994506836" calcext:value-type="float">
            <text:p>170,26</text:p>
          </table:table-cell>
          <table:table-cell table:style-name="ce3" office:value-type="float" office:value="166.919998168945" calcext:value-type="float">
            <text:p>166,92</text:p>
          </table:table-cell>
          <table:table-cell table:style-name="ce3" office:value-type="float" office:value="173.509994506836" calcext:value-type="float">
            <text:p>173,51</text:p>
          </table:table-cell>
          <table:table-cell table:style-name="ce3" office:value-type="float" office:value="170.350006103516" calcext:value-type="float">
            <text:p>170,35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75.399993896484" calcext:value-type="float">
            <text:p>175,40</text:p>
          </table:table-cell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77.770004272461" calcext:value-type="float">
            <text:p>177,77</text:p>
          </table:table-cell>
          <table:table-cell table:style-name="ce3" office:value-type="float" office:value="165.690002441406" calcext:value-type="float">
            <text:p>165,69</text:p>
          </table:table-cell>
          <table:table-cell table:style-name="ce3" office:value-type="float" office:value="169.130004882813" calcext:value-type="float">
            <text:p>169,13</text:p>
          </table:table-cell>
          <table:table-cell table:style-name="ce3" office:value-type="float" office:value="164.190002441406" calcext:value-type="float">
            <text:p>164,19</text:p>
          </table:table-cell>
          <table:table-cell table:style-name="ce3" office:value-type="float" office:value="169.190002441406" calcext:value-type="float">
            <text:p>169,19</text:p>
          </table:table-cell>
          <table:table-cell table:number-columns-repeated="44"/>
        </table:table-row>
        <table:table-row table:style-name="ro2"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72.100006103516" calcext:value-type="float">
            <text:p>172,10</text:p>
          </table:table-cell>
          <table:table-cell table:style-name="ce3" office:value-type="float" office:value="172.720001220703" calcext:value-type="float">
            <text:p>172,72</text:p>
          </table:table-cell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66.820007324219" calcext:value-type="float">
            <text:p>166,82</text:p>
          </table:table-cell>
          <table:table-cell table:style-name="ce3" office:value-type="float" office:value="164.460006713867" calcext:value-type="float">
            <text:p>164,46</text:p>
          </table:table-cell>
          <table:table-cell table:style-name="ce3" office:value-type="float" office:value="166.649993896484" calcext:value-type="float">
            <text:p>166,65</text:p>
          </table:table-cell>
          <table:table-cell table:style-name="ce3" office:value-type="float" office:value="173.580001831055" calcext:value-type="float">
            <text:p>173,58</text:p>
          </table:table-cell>
          <table:table-cell table:style-name="ce3" office:value-type="float" office:value="167.720001220703" calcext:value-type="float">
            <text:p>167,72</text:p>
          </table:table-cell>
          <table:table-cell table:style-name="ce3" office:value-type="float" office:value="169.779998779297" calcext:value-type="float">
            <text:p>169,78</text:p>
          </table:table-cell>
          <table:table-cell table:style-name="ce3" office:value-type="float" office:value="162.710006713867" calcext:value-type="float">
            <text:p>162,71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4.149993896484" calcext:value-type="float">
            <text:p>174,15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71.100006103516" calcext:value-type="float">
            <text:p>171,10</text:p>
          </table:table-cell>
          <table:table-cell table:style-name="ce3" office:value-type="float" office:value="167.660003662109" calcext:value-type="float">
            <text:p>167,66</text:p>
          </table:table-cell>
          <table:table-cell table:number-columns-repeated="44"/>
        </table:table-row>
        <table:table-row table:style-name="ro2">
          <table:table-cell table:style-name="ce3" office:value-type="float" office:value="171.539993286133" calcext:value-type="float">
            <text:p>171,54</text:p>
          </table:table-cell>
          <table:table-cell table:style-name="ce3" office:value-type="float" office:value="169.690002441406" calcext:value-type="float">
            <text:p>169,69</text:p>
          </table:table-cell>
          <table:table-cell table:style-name="ce3" office:value-type="float" office:value="166.130004882813" calcext:value-type="float">
            <text:p>166,13</text:p>
          </table:table-cell>
          <table:table-cell table:style-name="ce3" office:value-type="float" office:value="170.440002441406" calcext:value-type="float">
            <text:p>170,44</text:p>
          </table:table-cell>
          <table:table-cell table:style-name="ce3" office:value-type="float" office:value="178.470001220703" calcext:value-type="float">
            <text:p>178,47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64.240005493164" calcext:value-type="float">
            <text:p>164,24</text:p>
          </table:table-cell>
          <table:table-cell table:style-name="ce3" office:value-type="float" office:value="168.919998168945" calcext:value-type="float">
            <text:p>168,92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74.020004272461" calcext:value-type="float">
            <text:p>174,02</text:p>
          </table:table-cell>
          <table:table-cell table:style-name="ce3" office:value-type="float" office:value="178.869995117188" calcext:value-type="float">
            <text:p>178,87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67.089996337891" calcext:value-type="float">
            <text:p>167,09</text:p>
          </table:table-cell>
          <table:table-cell table:style-name="ce3" office:value-type="float" office:value="160.380004882813" calcext:value-type="float">
            <text:p>160,38</text:p>
          </table:table-cell>
          <table:table-cell table:style-name="ce3" office:value-type="float" office:value="163.490005493164" calcext:value-type="float">
            <text:p>163,49</text:p>
          </table:table-cell>
          <table:table-cell table:style-name="ce3" office:value-type="float" office:value="169.009994506836" calcext:value-type="float">
            <text:p>169,01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64.869995117188" calcext:value-type="float">
            <text:p>164,87</text:p>
          </table:table-cell>
          <table:table-cell table:style-name="ce3" office:value-type="float" office:value="167.619995117188" calcext:value-type="float">
            <text:p>167,62</text:p>
          </table:table-cell>
          <table:table-cell table:style-name="ce3" office:value-type="float" office:value="169.630004882813" calcext:value-type="float">
            <text:p>169,63</text:p>
          </table:table-cell>
          <table:table-cell table:number-columns-repeated="44"/>
        </table:table-row>
        <table:table-row table:style-name="ro2">
          <table:table-cell table:style-name="ce3" office:value-type="float" office:value="167.300003051758" calcext:value-type="float">
            <text:p>167,30</text:p>
          </table:table-cell>
          <table:table-cell table:style-name="ce3" office:value-type="float" office:value="180.880004882813" calcext:value-type="float">
            <text:p>180,88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67.160003662109" calcext:value-type="float">
            <text:p>167,16</text:p>
          </table:table-cell>
          <table:table-cell table:style-name="ce3" office:value-type="float" office:value="168.639999389648" calcext:value-type="float">
            <text:p>168,64</text:p>
          </table:table-cell>
          <table:table-cell table:style-name="ce3" office:value-type="float" office:value="174.880004882813" calcext:value-type="float">
            <text:p>174,88</text:p>
          </table:table-cell>
          <table:table-cell table:style-name="ce3" office:value-type="float" office:value="179.080001831055" calcext:value-type="float">
            <text:p>179,08</text:p>
          </table:table-cell>
          <table:table-cell table:style-name="ce3" office:value-type="float" office:value="168.710006713867" calcext:value-type="float">
            <text:p>168,71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65.330001831055" calcext:value-type="float">
            <text:p>165,33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72.869995117188" calcext:value-type="float">
            <text:p>172,87</text:p>
          </table:table-cell>
          <table:table-cell table:style-name="ce3" office:value-type="float" office:value="173.729995727539" calcext:value-type="float">
            <text:p>173,73</text:p>
          </table:table-cell>
          <table:table-cell table:style-name="ce3" office:value-type="float" office:value="163.25" calcext:value-type="float">
            <text:p>163,25</text:p>
          </table:table-cell>
          <table:table-cell table:style-name="ce3" office:value-type="float" office:value="178.880004882813" calcext:value-type="float">
            <text:p>178,88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5.570007324219" calcext:value-type="float">
            <text:p>165,57</text:p>
          </table:table-cell>
          <table:table-cell table:style-name="ce3" office:value-type="float" office:value="166.800003051758" calcext:value-type="float">
            <text:p>166,80</text:p>
          </table:table-cell>
          <table:table-cell table:number-columns-repeated="44"/>
        </table:table-row>
        <table:table-row table:style-name="ro2">
          <table:table-cell table:style-name="ce3" office:value-type="float" office:value="163.639999389648" calcext:value-type="float">
            <text:p>163,64</text:p>
          </table:table-cell>
          <table:table-cell table:style-name="ce3" office:value-type="float" office:value="172.699996948242" calcext:value-type="float">
            <text:p>172,70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73.070007324219" calcext:value-type="float">
            <text:p>173,07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73.429992675781" calcext:value-type="float">
            <text:p>173,43</text:p>
          </table:table-cell>
          <table:table-cell table:style-name="ce3" office:value-type="float" office:value="163.600006103516" calcext:value-type="float">
            <text:p>163,60</text:p>
          </table:table-cell>
          <table:table-cell table:style-name="ce3" office:value-type="float" office:value="173.130004882813" calcext:value-type="float">
            <text:p>173,13</text:p>
          </table:table-cell>
          <table:table-cell table:style-name="ce3" office:value-type="float" office:value="168.360000610352" calcext:value-type="float">
            <text:p>168,36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63.690002441406" calcext:value-type="float">
            <text:p>163,69</text:p>
          </table:table-cell>
          <table:table-cell table:style-name="ce3" office:value-type="float" office:value="169.179992675781" calcext:value-type="float">
            <text:p>169,18</text:p>
          </table:table-cell>
          <table:table-cell table:style-name="ce3" office:value-type="float" office:value="165.639999389648" calcext:value-type="float">
            <text:p>165,64</text:p>
          </table:table-cell>
          <table:table-cell table:style-name="ce3" office:value-type="float" office:value="175.139999389648" calcext:value-type="float">
            <text:p>175,14</text:p>
          </table:table-cell>
          <table:table-cell table:style-name="ce3" office:value-type="float" office:value="174.029998779297" calcext:value-type="float">
            <text:p>174,03</text:p>
          </table:table-cell>
          <table:table-cell table:style-name="ce3" office:value-type="float" office:value="172.880004882813" calcext:value-type="float">
            <text:p>172,88</text:p>
          </table:table-cell>
          <table:table-cell table:style-name="ce3" office:value-type="float" office:value="164.539993286133" calcext:value-type="float">
            <text:p>164,54</text:p>
          </table:table-cell>
          <table:table-cell table:number-columns-repeated="44"/>
        </table:table-row>
        <table:table-row table:style-name="ro2">
          <table:table-cell table:style-name="ce3" office:value-type="float" office:value="171.070007324219" calcext:value-type="float">
            <text:p>171,07</text:p>
          </table:table-cell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77.979995727539" calcext:value-type="float">
            <text:p>177,98</text:p>
          </table:table-cell>
          <table:table-cell table:style-name="ce3" office:value-type="float" office:value="166.660003662109" calcext:value-type="float">
            <text:p>166,66</text:p>
          </table:table-cell>
          <table:table-cell table:style-name="ce3" office:value-type="float" office:value="172.350006103516" calcext:value-type="float">
            <text:p>172,35</text:p>
          </table:table-cell>
          <table:table-cell table:style-name="ce3" office:value-type="float" office:value="175.009994506836" calcext:value-type="float">
            <text:p>175,01</text:p>
          </table:table-cell>
          <table:table-cell table:style-name="ce3" office:value-type="float" office:value="164.860000610352" calcext:value-type="float">
            <text:p>164,86</text:p>
          </table:table-cell>
          <table:table-cell table:style-name="ce3" office:value-type="float" office:value="170.350006103516" calcext:value-type="float">
            <text:p>170,35</text:p>
          </table:table-cell>
          <table:table-cell table:style-name="ce3" office:value-type="float" office:value="170.199996948242" calcext:value-type="float">
            <text:p>170,20</text:p>
          </table:table-cell>
          <table:table-cell table:style-name="ce3" office:value-type="float" office:value="165.360000610352" calcext:value-type="float">
            <text:p>165,36</text:p>
          </table:table-cell>
          <table:table-cell table:style-name="ce3" office:value-type="float" office:value="171.059997558594" calcext:value-type="float">
            <text:p>171,06</text:p>
          </table:table-cell>
          <table:table-cell table:style-name="ce3" office:value-type="float" office:value="164.740005493164" calcext:value-type="float">
            <text:p>164,74</text:p>
          </table:table-cell>
          <table:table-cell table:style-name="ce3" office:value-type="float" office:value="174.119995117188" calcext:value-type="float">
            <text:p>174,12</text:p>
          </table:table-cell>
          <table:table-cell table:style-name="ce3" office:value-type="float" office:value="169.160003662109" calcext:value-type="float">
            <text:p>169,16</text:p>
          </table:table-cell>
          <table:table-cell table:style-name="ce3" office:value-type="float" office:value="170.070007324219" calcext:value-type="float">
            <text:p>170,07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81.600006103516" calcext:value-type="float">
            <text:p>181,60</text:p>
          </table:table-cell>
          <table:table-cell table:style-name="ce3" office:value-type="float" office:value="163.889999389648" calcext:value-type="float">
            <text:p>163,89</text:p>
          </table:table-cell>
          <table:table-cell table:style-name="ce3" office:value-type="float" office:value="171.399993896484" calcext:value-type="float">
            <text:p>171,40</text:p>
          </table:table-cell>
          <table:table-cell table:style-name="ce3" office:value-type="float" office:value="175.580001831055" calcext:value-type="float">
            <text:p>175,58</text:p>
          </table:table-cell>
          <table:table-cell table:number-columns-repeated="44"/>
        </table:table-row>
        <table:table-row table:style-name="ro2">
          <table:table-cell table:style-name="ce3" office:value-type="float" office:value="164.75" calcext:value-type="float">
            <text:p>164,75</text:p>
          </table:table-cell>
          <table:table-cell table:style-name="ce3" office:value-type="float" office:value="174.139999389648" calcext:value-type="float">
            <text:p>174,14</text:p>
          </table:table-cell>
          <table:table-cell table:style-name="ce3" office:value-type="float" office:value="170.679992675781" calcext:value-type="float">
            <text:p>170,68</text:p>
          </table:table-cell>
          <table:table-cell table:style-name="ce3" office:value-type="float" office:value="174.449996948242" calcext:value-type="float">
            <text:p>174,45</text:p>
          </table:table-cell>
          <table:table-cell table:style-name="ce3" office:value-type="float" office:value="163.789993286133" calcext:value-type="float">
            <text:p>163,79</text:p>
          </table:table-cell>
          <table:table-cell table:style-name="ce3" office:value-type="float" office:value="167.279998779297" calcext:value-type="float">
            <text:p>167,28</text:p>
          </table:table-cell>
          <table:table-cell table:style-name="ce3" office:value-type="float" office:value="175.770004272461" calcext:value-type="float">
            <text:p>175,77</text:p>
          </table:table-cell>
          <table:table-cell table:style-name="ce3" office:value-type="float" office:value="170.339996337891" calcext:value-type="float">
            <text:p>170,34</text:p>
          </table:table-cell>
          <table:table-cell table:style-name="ce3" office:value-type="float" office:value="178.320007324219" calcext:value-type="float">
            <text:p>178,32</text:p>
          </table:table-cell>
          <table:table-cell table:style-name="ce3" office:value-type="float" office:value="173.300003051758" calcext:value-type="float">
            <text:p>173,30</text:p>
          </table:table-cell>
          <table:table-cell table:style-name="ce3" office:value-type="float" office:value="171.119995117188" calcext:value-type="float">
            <text:p>171,12</text:p>
          </table:table-cell>
          <table:table-cell table:number-columns-repeated="2" table:style-name="ce3" office:value-type="float" office:value="169.860000610352" calcext:value-type="float">
            <text:p>169,86</text:p>
          </table:table-cell>
          <table:table-cell table:style-name="ce3" office:value-type="float" office:value="173.699996948242" calcext:value-type="float">
            <text:p>173,70</text:p>
          </table:table-cell>
          <table:table-cell table:style-name="ce3" office:value-type="float" office:value="170.229995727539" calcext:value-type="float">
            <text:p>170,23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65.979995727539" calcext:value-type="float">
            <text:p>165,98</text:p>
          </table:table-cell>
          <table:table-cell table:style-name="ce3" office:value-type="float" office:value="162.589996337891" calcext:value-type="float">
            <text:p>162,59</text:p>
          </table:table-cell>
          <table:table-cell table:style-name="ce3" office:value-type="float" office:value="177.800003051758" calcext:value-type="float">
            <text:p>177,80</text:p>
          </table:table-cell>
          <table:table-cell table:number-columns-repeated="44"/>
        </table:table-row>
        <table:table-row table:style-name="ro2">
          <table:table-cell table:style-name="ce3" office:value-type="float" office:value="170.259994506836" calcext:value-type="float">
            <text:p>170,26</text:p>
          </table:table-cell>
          <table:table-cell table:style-name="ce3" office:value-type="float" office:value="170.779998779297" calcext:value-type="float">
            <text:p>170,78</text:p>
          </table:table-cell>
          <table:table-cell table:style-name="ce3" office:value-type="float" office:value="168.820007324219" calcext:value-type="float">
            <text:p>168,82</text:p>
          </table:table-cell>
          <table:table-cell table:style-name="ce3" office:value-type="float" office:value="167.089996337891" calcext:value-type="float">
            <text:p>167,09</text:p>
          </table:table-cell>
          <table:table-cell table:style-name="ce3" office:value-type="float" office:value="162.559997558594" calcext:value-type="float">
            <text:p>162,56</text:p>
          </table:table-cell>
          <table:table-cell table:style-name="ce3" office:value-type="float" office:value="170.429992675781" calcext:value-type="float">
            <text:p>170,43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67.460006713867" calcext:value-type="float">
            <text:p>167,46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65.690002441406" calcext:value-type="float">
            <text:p>165,69</text:p>
          </table:table-cell>
          <table:table-cell table:style-name="ce3" office:value-type="float" office:value="165.399993896484" calcext:value-type="float">
            <text:p>165,40</text:p>
          </table:table-cell>
          <table:table-cell table:style-name="ce3" office:value-type="float" office:value="174.990005493164" calcext:value-type="float">
            <text:p>174,99</text:p>
          </table:table-cell>
          <table:table-cell table:style-name="ce3" office:value-type="float" office:value="171.669998168945" calcext:value-type="float">
            <text:p>171,67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0.399993896484" calcext:value-type="float">
            <text:p>170,40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69.320007324219" calcext:value-type="float">
            <text:p>169,32</text:p>
          </table:table-cell>
          <table:table-cell table:style-name="ce3" office:value-type="float" office:value="163.970001220703" calcext:value-type="float">
            <text:p>163,97</text:p>
          </table:table-cell>
          <table:table-cell table:number-columns-repeated="44"/>
        </table:table-row>
        <table:table-row table:style-name="ro2"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69.619995117188" calcext:value-type="float">
            <text:p>169,62</text:p>
          </table:table-cell>
          <table:table-cell table:style-name="ce3" office:value-type="float" office:value="163.919998168945" calcext:value-type="float">
            <text:p>163,92</text:p>
          </table:table-cell>
          <table:table-cell table:style-name="ce3" office:value-type="float" office:value="171.520004272461" calcext:value-type="float">
            <text:p>171,52</text:p>
          </table:table-cell>
          <table:table-cell table:style-name="ce3" office:value-type="float" office:value="169.990005493164" calcext:value-type="float">
            <text:p>169,99</text:p>
          </table:table-cell>
          <table:table-cell table:style-name="ce3" office:value-type="float" office:value="167.169998168945" calcext:value-type="float">
            <text:p>167,17</text:p>
          </table:table-cell>
          <table:table-cell table:style-name="ce3" office:value-type="float" office:value="177.149993896484" calcext:value-type="float">
            <text:p>177,15</text:p>
          </table:table-cell>
          <table:table-cell table:style-name="ce3" office:value-type="float" office:value="172.259994506836" calcext:value-type="float">
            <text:p>172,26</text:p>
          </table:table-cell>
          <table:table-cell table:style-name="ce3" office:value-type="float" office:value="163.089996337891" calcext:value-type="float">
            <text:p>163,09</text:p>
          </table:table-cell>
          <table:table-cell table:style-name="ce3" office:value-type="float" office:value="162.479995727539" calcext:value-type="float">
            <text:p>162,48</text:p>
          </table:table-cell>
          <table:table-cell table:style-name="ce3" office:value-type="float" office:value="165.5" calcext:value-type="float">
            <text:p>165,50</text:p>
          </table:table-cell>
          <table:table-cell table:style-name="ce3" office:value-type="float" office:value="169.509994506836" calcext:value-type="float">
            <text:p>169,51</text:p>
          </table:table-cell>
          <table:table-cell table:style-name="ce3" office:value-type="float" office:value="174.070007324219" calcext:value-type="float">
            <text:p>174,07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66.490005493164" calcext:value-type="float">
            <text:p>166,49</text:p>
          </table:table-cell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64.429992675781" calcext:value-type="float">
            <text:p>164,43</text:p>
          </table:table-cell>
          <table:table-cell table:style-name="ce3" office:value-type="float" office:value="164.350006103516" calcext:value-type="float">
            <text:p>164,35</text:p>
          </table:table-cell>
          <table:table-cell table:style-name="ce3" office:value-type="float" office:value="177.600006103516" calcext:value-type="float">
            <text:p>177,60</text:p>
          </table:table-cell>
          <table:table-cell table:style-name="ce3" office:value-type="float" office:value="167.509994506836" calcext:value-type="float">
            <text:p>167,51</text:p>
          </table:table-cell>
          <table:table-cell table:number-columns-repeated="44"/>
        </table:table-row>
        <table:table-row table:style-name="ro2"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73.139999389648" calcext:value-type="float">
            <text:p>173,14</text:p>
          </table:table-cell>
          <table:table-cell table:style-name="ce3" office:value-type="float" office:value="176.369995117188" calcext:value-type="float">
            <text:p>176,37</text:p>
          </table:table-cell>
          <table:table-cell table:style-name="ce3" office:value-type="float" office:value="169.020004272461" calcext:value-type="float">
            <text:p>169,02</text:p>
          </table:table-cell>
          <table:table-cell table:style-name="ce3" office:value-type="float" office:value="163.279998779297" calcext:value-type="float">
            <text:p>163,28</text:p>
          </table:table-cell>
          <table:table-cell table:style-name="ce3" office:value-type="float" office:value="177.630004882813" calcext:value-type="float">
            <text:p>177,63</text:p>
          </table:table-cell>
          <table:table-cell table:style-name="ce3" office:value-type="float" office:value="164.759994506836" calcext:value-type="float">
            <text:p>164,76</text:p>
          </table:table-cell>
          <table:table-cell table:style-name="ce3" office:value-type="float" office:value="167.660003662109" calcext:value-type="float">
            <text:p>167,66</text:p>
          </table:table-cell>
          <table:table-cell table:style-name="ce3" office:value-type="float" office:value="167.509994506836" calcext:value-type="float">
            <text:p>167,51</text:p>
          </table:table-cell>
          <table:table-cell table:style-name="ce3" office:value-type="float" office:value="179.800003051758" calcext:value-type="float">
            <text:p>179,80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2.740005493164" calcext:value-type="float">
            <text:p>162,74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65.160003662109" calcext:value-type="float">
            <text:p>165,16</text:p>
          </table:table-cell>
          <table:table-cell table:style-name="ce3" office:value-type="float" office:value="170.240005493164" calcext:value-type="float">
            <text:p>170,24</text:p>
          </table:table-cell>
          <table:table-cell table:style-name="ce3" office:value-type="float" office:value="171.759994506836" calcext:value-type="float">
            <text:p>171,76</text:p>
          </table:table-cell>
          <table:table-cell table:style-name="ce3" office:value-type="float" office:value="160.929992675781" calcext:value-type="float">
            <text:p>160,93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66.330001831055" calcext:value-type="float">
            <text:p>166,33</text:p>
          </table:table-cell>
          <table:table-cell table:style-name="ce3" office:value-type="float" office:value="168.220001220703" calcext:value-type="float">
            <text:p>168,22</text:p>
          </table:table-cell>
          <table:table-cell table:number-columns-repeated="44"/>
        </table:table-row>
        <table:table-row table:style-name="ro2">
          <table:table-cell table:style-name="ce3" office:value-type="float" office:value="165.779998779297" calcext:value-type="float">
            <text:p>165,78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65.220001220703" calcext:value-type="float">
            <text:p>165,22</text:p>
          </table:table-cell>
          <table:table-cell table:style-name="ce3" office:value-type="float" office:value="173.039993286133" calcext:value-type="float">
            <text:p>173,04</text:p>
          </table:table-cell>
          <table:table-cell table:style-name="ce3" office:value-type="float" office:value="169.289993286133" calcext:value-type="float">
            <text:p>169,29</text:p>
          </table:table-cell>
          <table:table-cell table:style-name="ce3" office:value-type="float" office:value="165.050003051758" calcext:value-type="float">
            <text:p>165,05</text:p>
          </table:table-cell>
          <table:table-cell table:style-name="ce3" office:value-type="float" office:value="165.669998168945" calcext:value-type="float">
            <text:p>165,67</text:p>
          </table:table-cell>
          <table:table-cell table:style-name="ce3" office:value-type="float" office:value="166.720001220703" calcext:value-type="float">
            <text:p>166,72</text:p>
          </table:table-cell>
          <table:table-cell table:style-name="ce3" office:value-type="float" office:value="166.050003051758" calcext:value-type="float">
            <text:p>166,05</text:p>
          </table:table-cell>
          <table:table-cell table:style-name="ce3" office:value-type="float" office:value="167.740005493164" calcext:value-type="float">
            <text:p>167,74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69.789993286133" calcext:value-type="float">
            <text:p>169,79</text:p>
          </table:table-cell>
          <table:table-cell table:style-name="ce3" office:value-type="float" office:value="177.570007324219" calcext:value-type="float">
            <text:p>177,57</text:p>
          </table:table-cell>
          <table:table-cell table:style-name="ce3" office:value-type="float" office:value="170.559997558594" calcext:value-type="float">
            <text:p>170,56</text:p>
          </table:table-cell>
          <table:table-cell table:style-name="ce3" office:value-type="float" office:value="168.080001831055" calcext:value-type="float">
            <text:p>168,08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73.339996337891" calcext:value-type="float">
            <text:p>173,34</text:p>
          </table:table-cell>
          <table:table-cell table:style-name="ce3" office:value-type="float" office:value="167" calcext:value-type="float">
            <text:p>167,00</text:p>
          </table:table-cell>
          <table:table-cell table:style-name="ce3" office:value-type="float" office:value="177.039993286133" calcext:value-type="float">
            <text:p>177,04</text:p>
          </table:table-cell>
          <table:table-cell table:style-name="ce3" office:value-type="float" office:value="174.050003051758" calcext:value-type="float">
            <text:p>174,05</text:p>
          </table:table-cell>
          <table:table-cell table:number-columns-repeated="44"/>
        </table:table-row>
        <table:table-row table:style-name="ro2">
          <table:table-cell table:style-name="ce3" office:value-type="float" office:value="171.130004882813" calcext:value-type="float">
            <text:p>171,13</text:p>
          </table:table-cell>
          <table:table-cell table:style-name="ce3" office:value-type="float" office:value="167.690002441406" calcext:value-type="float">
            <text:p>167,69</text:p>
          </table:table-cell>
          <table:table-cell table:style-name="ce3" office:value-type="float" office:value="165.880004882813" calcext:value-type="float">
            <text:p>165,88</text:p>
          </table:table-cell>
          <table:table-cell table:style-name="ce3" office:value-type="float" office:value="174.919998168945" calcext:value-type="float">
            <text:p>174,92</text:p>
          </table:table-cell>
          <table:table-cell table:style-name="ce3" office:value-type="float" office:value="166.25" calcext:value-type="float">
            <text:p>166,25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68.919998168945" calcext:value-type="float">
            <text:p>168,92</text:p>
          </table:table-cell>
          <table:table-cell table:style-name="ce3" office:value-type="float" office:value="166.419998168945" calcext:value-type="float">
            <text:p>166,42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76.070007324219" calcext:value-type="float">
            <text:p>176,07</text:p>
          </table:table-cell>
          <table:table-cell table:style-name="ce3" office:value-type="float" office:value="163.889999389648" calcext:value-type="float">
            <text:p>163,89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72.610000610352" calcext:value-type="float">
            <text:p>172,61</text:p>
          </table:table-cell>
          <table:table-cell table:style-name="ce3" office:value-type="float" office:value="176.309997558594" calcext:value-type="float">
            <text:p>176,31</text:p>
          </table:table-cell>
          <table:table-cell table:style-name="ce3" office:value-type="float" office:value="172.880004882813" calcext:value-type="float">
            <text:p>172,88</text:p>
          </table:table-cell>
          <table:table-cell table:style-name="ce3" office:value-type="float" office:value="168.779998779297" calcext:value-type="float">
            <text:p>168,78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63.669998168945" calcext:value-type="float">
            <text:p>163,67</text:p>
          </table:table-cell>
          <table:table-cell table:style-name="ce3" office:value-type="float" office:value="166.830001831055" calcext:value-type="float">
            <text:p>166,83</text:p>
          </table:table-cell>
          <table:table-cell table:number-columns-repeated="44"/>
        </table:table-row>
        <table:table-row table:style-name="ro2">
          <table:table-cell table:style-name="ce3" office:value-type="float" office:value="165.160003662109" calcext:value-type="float">
            <text:p>165,16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77.630004882813" calcext:value-type="float">
            <text:p>177,63</text:p>
          </table:table-cell>
          <table:table-cell table:style-name="ce3" office:value-type="float" office:value="173.550003051758" calcext:value-type="float">
            <text:p>173,55</text:p>
          </table:table-cell>
          <table:table-cell table:style-name="ce3" office:value-type="float" office:value="178.050003051758" calcext:value-type="float">
            <text:p>178,05</text:p>
          </table:table-cell>
          <table:table-cell table:style-name="ce3" office:value-type="float" office:value="179.699996948242" calcext:value-type="float">
            <text:p>179,70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76.070007324219" calcext:value-type="float">
            <text:p>176,07</text:p>
          </table:table-cell>
          <table:table-cell table:style-name="ce3" office:value-type="float" office:value="167.210006713867" calcext:value-type="float">
            <text:p>167,21</text:p>
          </table:table-cell>
          <table:table-cell table:style-name="ce3" office:value-type="float" office:value="172.350006103516" calcext:value-type="float">
            <text:p>172,35</text:p>
          </table:table-cell>
          <table:table-cell table:style-name="ce3" office:value-type="float" office:value="175.330001831055" calcext:value-type="float">
            <text:p>175,33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5.380004882813" calcext:value-type="float">
            <text:p>165,38</text:p>
          </table:table-cell>
          <table:table-cell table:style-name="ce3" office:value-type="float" office:value="171.380004882813" calcext:value-type="float">
            <text:p>171,38</text:p>
          </table:table-cell>
          <table:table-cell table:style-name="ce3" office:value-type="float" office:value="169.050003051758" calcext:value-type="float">
            <text:p>169,05</text:p>
          </table:table-cell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74.279998779297" calcext:value-type="float">
            <text:p>174,28</text:p>
          </table:table-cell>
          <table:table-cell table:style-name="ce3" office:value-type="float" office:value="172.039993286133" calcext:value-type="float">
            <text:p>172,04</text:p>
          </table:table-cell>
          <table:table-cell table:number-columns-repeated="44"/>
        </table:table-row>
        <table:table-row table:style-name="ro2"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72.660003662109" calcext:value-type="float">
            <text:p>172,66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69.539993286133" calcext:value-type="float">
            <text:p>169,54</text:p>
          </table:table-cell>
          <table:table-cell table:style-name="ce3" office:value-type="float" office:value="169.470001220703" calcext:value-type="float">
            <text:p>169,47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73.110000610352" calcext:value-type="float">
            <text:p>173,11</text:p>
          </table:table-cell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74.460006713867" calcext:value-type="float">
            <text:p>174,46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80.199996948242" calcext:value-type="float">
            <text:p>180,20</text:p>
          </table:table-cell>
          <table:table-cell table:style-name="ce3" office:value-type="float" office:value="163.649993896484" calcext:value-type="float">
            <text:p>163,65</text:p>
          </table:table-cell>
          <table:table-cell table:style-name="ce3" office:value-type="float" office:value="161.020004272461" calcext:value-type="float">
            <text:p>161,02</text:p>
          </table:table-cell>
          <table:table-cell table:style-name="ce3" office:value-type="float" office:value="167.270004272461" calcext:value-type="float">
            <text:p>167,27</text:p>
          </table:table-cell>
          <table:table-cell table:style-name="ce3" office:value-type="float" office:value="171.610000610352" calcext:value-type="float">
            <text:p>171,61</text:p>
          </table:table-cell>
          <table:table-cell table:style-name="ce3" office:value-type="float" office:value="165.5" calcext:value-type="float">
            <text:p>165,50</text:p>
          </table:table-cell>
          <table:table-cell table:style-name="ce3" office:value-type="float" office:value="158.649993896484" calcext:value-type="float">
            <text:p>158,65</text:p>
          </table:table-cell>
          <table:table-cell table:style-name="ce3" office:value-type="float" office:value="163.020004272461" calcext:value-type="float">
            <text:p>163,02</text:p>
          </table:table-cell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60.539993286133" calcext:value-type="float">
            <text:p>160,54</text:p>
          </table:table-cell>
          <table:table-cell table:number-columns-repeated="44"/>
        </table:table-row>
        <table:table-row table:style-name="ro2"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70.179992675781" calcext:value-type="float">
            <text:p>170,18</text:p>
          </table:table-cell>
          <table:table-cell table:style-name="ce3" office:value-type="float" office:value="167.690002441406" calcext:value-type="float">
            <text:p>167,69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68.910003662109" calcext:value-type="float">
            <text:p>168,91</text:p>
          </table:table-cell>
          <table:table-cell table:style-name="ce3" office:value-type="float" office:value="173.529998779297" calcext:value-type="float">
            <text:p>173,53</text:p>
          </table:table-cell>
          <table:table-cell table:style-name="ce3" office:value-type="float" office:value="163.869995117188" calcext:value-type="float">
            <text:p>163,87</text:p>
          </table:table-cell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77.259994506836" calcext:value-type="float">
            <text:p>177,26</text:p>
          </table:table-cell>
          <table:table-cell table:style-name="ce3" office:value-type="float" office:value="177.800003051758" calcext:value-type="float">
            <text:p>177,80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6.149993896484" calcext:value-type="float">
            <text:p>176,15</text:p>
          </table:table-cell>
          <table:table-cell table:style-name="ce3" office:value-type="float" office:value="158.869995117188" calcext:value-type="float">
            <text:p>158,87</text:p>
          </table:table-cell>
          <table:table-cell table:style-name="ce3" office:value-type="float" office:value="170.990005493164" calcext:value-type="float">
            <text:p>170,99</text:p>
          </table:table-cell>
          <table:table-cell table:style-name="ce3" office:value-type="float" office:value="176.600006103516" calcext:value-type="float">
            <text:p>176,60</text:p>
          </table:table-cell>
          <table:table-cell table:style-name="ce3" office:value-type="float" office:value="174.020004272461" calcext:value-type="float">
            <text:p>174,02</text:p>
          </table:table-cell>
          <table:table-cell table:style-name="ce3" office:value-type="float" office:value="175.850006103516" calcext:value-type="float">
            <text:p>175,85</text:p>
          </table:table-cell>
          <table:table-cell table:style-name="ce3" office:value-type="float" office:value="164.929992675781" calcext:value-type="float">
            <text:p>164,93</text:p>
          </table:table-cell>
          <table:table-cell table:style-name="ce3" office:value-type="float" office:value="166.330001831055" calcext:value-type="float">
            <text:p>166,33</text:p>
          </table:table-cell>
          <table:table-cell table:number-columns-repeated="44"/>
        </table:table-row>
        <table:table-row table:style-name="ro2">
          <table:table-cell table:style-name="ce3" office:value-type="float" office:value="172.850006103516" calcext:value-type="float">
            <text:p>172,85</text:p>
          </table:table-cell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74.990005493164" calcext:value-type="float">
            <text:p>174,99</text:p>
          </table:table-cell>
          <table:table-cell table:style-name="ce3" office:value-type="float" office:value="171.869995117188" calcext:value-type="float">
            <text:p>171,87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63.089996337891" calcext:value-type="float">
            <text:p>163,09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72.889999389648" calcext:value-type="float">
            <text:p>172,89</text:p>
          </table:table-cell>
          <table:table-cell table:style-name="ce3" office:value-type="float" office:value="164.440002441406" calcext:value-type="float">
            <text:p>164,44</text:p>
          </table:table-cell>
          <table:table-cell table:style-name="ce3" office:value-type="float" office:value="167.949996948242" calcext:value-type="float">
            <text:p>167,95</text:p>
          </table:table-cell>
          <table:table-cell table:style-name="ce3" office:value-type="float" office:value="162.889999389648" calcext:value-type="float">
            <text:p>162,89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64.630004882813" calcext:value-type="float">
            <text:p>164,63</text:p>
          </table:table-cell>
          <table:table-cell table:style-name="ce3" office:value-type="float" office:value="164.880004882813" calcext:value-type="float">
            <text:p>164,88</text:p>
          </table:table-cell>
          <table:table-cell table:style-name="ce3" office:value-type="float" office:value="163.610000610352" calcext:value-type="float">
            <text:p>163,61</text:p>
          </table:table-cell>
          <table:table-cell table:style-name="ce3" office:value-type="float" office:value="161.789993286133" calcext:value-type="float">
            <text:p>161,79</text:p>
          </table:table-cell>
          <table:table-cell table:style-name="ce3" office:value-type="float" office:value="166.619995117188" calcext:value-type="float">
            <text:p>166,62</text:p>
          </table:table-cell>
          <table:table-cell table:style-name="ce3" office:value-type="float" office:value="175.559997558594" calcext:value-type="float">
            <text:p>175,56</text:p>
          </table:table-cell>
          <table:table-cell table:style-name="ce3" office:value-type="float" office:value="172.330001831055" calcext:value-type="float">
            <text:p>172,33</text:p>
          </table:table-cell>
          <table:table-cell table:number-columns-repeated="44"/>
        </table:table-row>
        <table:table-row table:style-name="ro2"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66.979995727539" calcext:value-type="float">
            <text:p>166,98</text:p>
          </table:table-cell>
          <table:table-cell table:style-name="ce3" office:value-type="float" office:value="170.350006103516" calcext:value-type="float">
            <text:p>170,35</text:p>
          </table:table-cell>
          <table:table-cell table:style-name="ce3" office:value-type="float" office:value="169.729995727539" calcext:value-type="float">
            <text:p>169,73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72.809997558594" calcext:value-type="float">
            <text:p>172,81</text:p>
          </table:table-cell>
          <table:table-cell table:style-name="ce3" office:value-type="float" office:value="168.020004272461" calcext:value-type="float">
            <text:p>168,02</text:p>
          </table:table-cell>
          <table:table-cell table:style-name="ce3" office:value-type="float" office:value="164.5" calcext:value-type="float">
            <text:p>164,50</text:p>
          </table:table-cell>
          <table:table-cell table:style-name="ce3" office:value-type="float" office:value="166.350006103516" calcext:value-type="float">
            <text:p>166,35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66.649993896484" calcext:value-type="float">
            <text:p>166,65</text:p>
          </table:table-cell>
          <table:table-cell table:style-name="ce3" office:value-type="float" office:value="179.789993286133" calcext:value-type="float">
            <text:p>179,79</text:p>
          </table:table-cell>
          <table:table-cell table:style-name="ce3" office:value-type="float" office:value="180.470001220703" calcext:value-type="float">
            <text:p>180,47</text:p>
          </table:table-cell>
          <table:table-cell table:style-name="ce3" office:value-type="float" office:value="174.279998779297" calcext:value-type="float">
            <text:p>174,28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74.860000610352" calcext:value-type="float">
            <text:p>174,86</text:p>
          </table:table-cell>
          <table:table-cell table:style-name="ce3" office:value-type="float" office:value="172.059997558594" calcext:value-type="float">
            <text:p>172,06</text:p>
          </table:table-cell>
          <table:table-cell table:number-columns-repeated="44"/>
        </table:table-row>
        <table:table-row table:style-name="ro2">
          <table:table-cell table:style-name="ce3" office:value-type="float" office:value="169.539993286133" calcext:value-type="float">
            <text:p>169,54</text:p>
          </table:table-cell>
          <table:table-cell table:style-name="ce3" office:value-type="float" office:value="174.089996337891" calcext:value-type="float">
            <text:p>174,09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5.160003662109" calcext:value-type="float">
            <text:p>175,16</text:p>
          </table:table-cell>
          <table:table-cell table:style-name="ce3" office:value-type="float" office:value="163.850006103516" calcext:value-type="float">
            <text:p>163,85</text:p>
          </table:table-cell>
          <table:table-cell table:style-name="ce3" office:value-type="float" office:value="177.839996337891" calcext:value-type="float">
            <text:p>177,84</text:p>
          </table:table-cell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70.820007324219" calcext:value-type="float">
            <text:p>170,82</text:p>
          </table:table-cell>
          <table:table-cell table:style-name="ce3" office:value-type="float" office:value="171.979995727539" calcext:value-type="float">
            <text:p>171,98</text:p>
          </table:table-cell>
          <table:table-cell table:style-name="ce3" office:value-type="float" office:value="166.789993286133" calcext:value-type="float">
            <text:p>166,79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74.419998168945" calcext:value-type="float">
            <text:p>174,42</text:p>
          </table:table-cell>
          <table:table-cell table:style-name="ce3" office:value-type="float" office:value="167.429992675781" calcext:value-type="float">
            <text:p>167,43</text:p>
          </table:table-cell>
          <table:table-cell table:style-name="ce3" office:value-type="float" office:value="166.419998168945" calcext:value-type="float">
            <text:p>166,42</text:p>
          </table:table-cell>
          <table:table-cell table:style-name="ce3" office:value-type="float" office:value="167.110000610352" calcext:value-type="float">
            <text:p>167,11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7.690002441406" calcext:value-type="float">
            <text:p>167,69</text:p>
          </table:table-cell>
          <table:table-cell table:style-name="ce3" office:value-type="float" office:value="166.25" calcext:value-type="float">
            <text:p>166,25</text:p>
          </table:table-cell>
          <table:table-cell table:style-name="ce3" office:value-type="float" office:value="163.850006103516" calcext:value-type="float">
            <text:p>163,85</text:p>
          </table:table-cell>
          <table:table-cell table:style-name="ce3" office:value-type="float" office:value="171.449996948242" calcext:value-type="float">
            <text:p>171,45</text:p>
          </table:table-cell>
          <table:table-cell table:number-columns-repeated="44"/>
        </table:table-row>
        <table:table-row table:style-name="ro2">
          <table:table-cell table:style-name="ce3" office:value-type="float" office:value="166.990005493164" calcext:value-type="float">
            <text:p>166,99</text:p>
          </table:table-cell>
          <table:table-cell table:style-name="ce3" office:value-type="float" office:value="165.649993896484" calcext:value-type="float">
            <text:p>165,65</text:p>
          </table:table-cell>
          <table:table-cell table:style-name="ce3" office:value-type="float" office:value="164.029998779297" calcext:value-type="float">
            <text:p>164,03</text:p>
          </table:table-cell>
          <table:table-cell table:style-name="ce3" office:value-type="float" office:value="161.729995727539" calcext:value-type="float">
            <text:p>161,73</text:p>
          </table:table-cell>
          <table:table-cell table:style-name="ce3" office:value-type="float" office:value="180.580001831055" calcext:value-type="float">
            <text:p>180,58</text:p>
          </table:table-cell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6.130004882813" calcext:value-type="float">
            <text:p>176,13</text:p>
          </table:table-cell>
          <table:table-cell table:style-name="ce3" office:value-type="float" office:value="170.929992675781" calcext:value-type="float">
            <text:p>170,93</text:p>
          </table:table-cell>
          <table:table-cell table:style-name="ce3" office:value-type="float" office:value="173.809997558594" calcext:value-type="float">
            <text:p>173,81</text:p>
          </table:table-cell>
          <table:table-cell table:style-name="ce3" office:value-type="float" office:value="164.100006103516" calcext:value-type="float">
            <text:p>164,10</text:p>
          </table:table-cell>
          <table:table-cell table:style-name="ce3" office:value-type="float" office:value="163.399993896484" calcext:value-type="float">
            <text:p>163,40</text:p>
          </table:table-cell>
          <table:table-cell table:style-name="ce3" office:value-type="float" office:value="175.529998779297" calcext:value-type="float">
            <text:p>175,53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72.889999389648" calcext:value-type="float">
            <text:p>172,89</text:p>
          </table:table-cell>
          <table:table-cell table:style-name="ce3" office:value-type="float" office:value="173.050003051758" calcext:value-type="float">
            <text:p>173,05</text:p>
          </table:table-cell>
          <table:table-cell table:style-name="ce3" office:value-type="float" office:value="175.880004882813" calcext:value-type="float">
            <text:p>175,88</text:p>
          </table:table-cell>
          <table:table-cell table:style-name="ce3" office:value-type="float" office:value="172.479995727539" calcext:value-type="float">
            <text:p>172,48</text:p>
          </table:table-cell>
          <table:table-cell table:style-name="ce3" office:value-type="float" office:value="168.190002441406" calcext:value-type="float">
            <text:p>168,19</text:p>
          </table:table-cell>
          <table:table-cell table:style-name="ce3" office:value-type="float" office:value="166.580001831055" calcext:value-type="float">
            <text:p>166,58</text:p>
          </table:table-cell>
          <table:table-cell table:number-columns-repeated="44"/>
        </table:table-row>
        <table:table-row table:style-name="ro2"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70.289993286133" calcext:value-type="float">
            <text:p>170,29</text:p>
          </table:table-cell>
          <table:table-cell table:style-name="ce3" office:value-type="float" office:value="179.070007324219" calcext:value-type="float">
            <text:p>179,07</text:p>
          </table:table-cell>
          <table:table-cell table:style-name="ce3" office:value-type="float" office:value="178.899993896484" calcext:value-type="float">
            <text:p>178,90</text:p>
          </table:table-cell>
          <table:table-cell table:style-name="ce3" office:value-type="float" office:value="166.259994506836" calcext:value-type="float">
            <text:p>166,26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72.619995117188" calcext:value-type="float">
            <text:p>172,62</text:p>
          </table:table-cell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74.839996337891" calcext:value-type="float">
            <text:p>174,84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69.619995117188" calcext:value-type="float">
            <text:p>169,62</text:p>
          </table:table-cell>
          <table:table-cell table:style-name="ce3" office:value-type="float" office:value="167.520004272461" calcext:value-type="float">
            <text:p>167,52</text:p>
          </table:table-cell>
          <table:table-cell table:style-name="ce3" office:value-type="float" office:value="169.619995117188" calcext:value-type="float">
            <text:p>169,62</text:p>
          </table:table-cell>
          <table:table-cell table:style-name="ce3" office:value-type="float" office:value="168.649993896484" calcext:value-type="float">
            <text:p>168,65</text:p>
          </table:table-cell>
          <table:table-cell table:style-name="ce3" office:value-type="float" office:value="171.550003051758" calcext:value-type="float">
            <text:p>171,55</text:p>
          </table:table-cell>
          <table:table-cell table:style-name="ce3" office:value-type="float" office:value="167.550003051758" calcext:value-type="float">
            <text:p>167,55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70.899993896484" calcext:value-type="float">
            <text:p>170,90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73.389999389648" calcext:value-type="float">
            <text:p>173,39</text:p>
          </table:table-cell>
          <table:table-cell table:number-columns-repeated="44"/>
        </table:table-row>
        <table:table-row table:style-name="ro2">
          <table:table-cell table:style-name="ce3" office:value-type="float" office:value="167.539993286133" calcext:value-type="float">
            <text:p>167,54</text:p>
          </table:table-cell>
          <table:table-cell table:style-name="ce3" office:value-type="float" office:value="167.309997558594" calcext:value-type="float">
            <text:p>167,31</text:p>
          </table:table-cell>
          <table:table-cell table:style-name="ce3" office:value-type="float" office:value="171.100006103516" calcext:value-type="float">
            <text:p>171,10</text:p>
          </table:table-cell>
          <table:table-cell table:style-name="ce3" office:value-type="float" office:value="169.770004272461" calcext:value-type="float">
            <text:p>169,77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5.080001831055" calcext:value-type="float">
            <text:p>165,08</text:p>
          </table:table-cell>
          <table:table-cell table:style-name="ce3" office:value-type="float" office:value="176.570007324219" calcext:value-type="float">
            <text:p>176,57</text:p>
          </table:table-cell>
          <table:table-cell table:style-name="ce3" office:value-type="float" office:value="162.860000610352" calcext:value-type="float">
            <text:p>162,86</text:p>
          </table:table-cell>
          <table:table-cell table:style-name="ce3" office:value-type="float" office:value="168.289993286133" calcext:value-type="float">
            <text:p>168,29</text:p>
          </table:table-cell>
          <table:table-cell table:style-name="ce3" office:value-type="float" office:value="175.429992675781" calcext:value-type="float">
            <text:p>175,43</text:p>
          </table:table-cell>
          <table:table-cell table:style-name="ce3" office:value-type="float" office:value="177.130004882813" calcext:value-type="float">
            <text:p>177,13</text:p>
          </table:table-cell>
          <table:table-cell table:style-name="ce3" office:value-type="float" office:value="168.470001220703" calcext:value-type="float">
            <text:p>168,47</text:p>
          </table:table-cell>
          <table:table-cell table:style-name="ce3" office:value-type="float" office:value="166.789993286133" calcext:value-type="float">
            <text:p>166,79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72.940002441406" calcext:value-type="float">
            <text:p>172,94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63.289993286133" calcext:value-type="float">
            <text:p>163,29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73.509994506836" calcext:value-type="float">
            <text:p>173,51</text:p>
          </table:table-cell>
          <table:table-cell table:number-columns-repeated="44"/>
        </table:table-row>
        <table:table-row table:style-name="ro2">
          <table:table-cell table:style-name="ce3" office:value-type="float" office:value="169.300003051758" calcext:value-type="float">
            <text:p>169,30</text:p>
          </table:table-cell>
          <table:table-cell table:style-name="ce3" office:value-type="float" office:value="164.380004882813" calcext:value-type="float">
            <text:p>164,38</text:p>
          </table:table-cell>
          <table:table-cell table:style-name="ce3" office:value-type="float" office:value="163.729995727539" calcext:value-type="float">
            <text:p>163,73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75.369995117188" calcext:value-type="float">
            <text:p>175,37</text:p>
          </table:table-cell>
          <table:table-cell table:style-name="ce3" office:value-type="float" office:value="169.330001831055" calcext:value-type="float">
            <text:p>169,33</text:p>
          </table:table-cell>
          <table:table-cell table:style-name="ce3" office:value-type="float" office:value="162.899993896484" calcext:value-type="float">
            <text:p>162,90</text:p>
          </table:table-cell>
          <table:table-cell table:style-name="ce3" office:value-type="float" office:value="162.559997558594" calcext:value-type="float">
            <text:p>162,56</text:p>
          </table:table-cell>
          <table:table-cell table:style-name="ce3" office:value-type="float" office:value="165.009994506836" calcext:value-type="float">
            <text:p>165,01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77.979995727539" calcext:value-type="float">
            <text:p>177,98</text:p>
          </table:table-cell>
          <table:table-cell table:style-name="ce3" office:value-type="float" office:value="171.720001220703" calcext:value-type="float">
            <text:p>171,72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73.690002441406" calcext:value-type="float">
            <text:p>173,69</text:p>
          </table:table-cell>
          <table:table-cell table:style-name="ce3" office:value-type="float" office:value="172.600006103516" calcext:value-type="float">
            <text:p>172,60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5.820007324219" calcext:value-type="float">
            <text:p>175,82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5.899993896484" calcext:value-type="float">
            <text:p>175,90</text:p>
          </table:table-cell>
          <table:table-cell table:number-columns-repeated="44"/>
        </table:table-row>
        <table:table-row table:style-name="ro2"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83.320007324219" calcext:value-type="float">
            <text:p>183,32</text:p>
          </table:table-cell>
          <table:table-cell table:style-name="ce3" office:value-type="float" office:value="176.179992675781" calcext:value-type="float">
            <text:p>176,18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4.25" calcext:value-type="float">
            <text:p>174,25</text:p>
          </table:table-cell>
          <table:table-cell table:style-name="ce3" office:value-type="float" office:value="170.380004882813" calcext:value-type="float">
            <text:p>170,38</text:p>
          </table:table-cell>
          <table:table-cell table:style-name="ce3" office:value-type="float" office:value="168.940002441406" calcext:value-type="float">
            <text:p>168,94</text:p>
          </table:table-cell>
          <table:table-cell table:style-name="ce3" office:value-type="float" office:value="169.020004272461" calcext:value-type="float">
            <text:p>169,02</text:p>
          </table:table-cell>
          <table:table-cell table:style-name="ce3" office:value-type="float" office:value="171.949996948242" calcext:value-type="float">
            <text:p>171,95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70.960006713867" calcext:value-type="float">
            <text:p>170,96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3.649993896484" calcext:value-type="float">
            <text:p>173,65</text:p>
          </table:table-cell>
          <table:table-cell table:style-name="ce3" office:value-type="float" office:value="165.630004882813" calcext:value-type="float">
            <text:p>165,63</text:p>
          </table:table-cell>
          <table:table-cell table:style-name="ce3" office:value-type="float" office:value="167.720001220703" calcext:value-type="float">
            <text:p>167,72</text:p>
          </table:table-cell>
          <table:table-cell table:style-name="ce3" office:value-type="float" office:value="173.020004272461" calcext:value-type="float">
            <text:p>173,02</text:p>
          </table:table-cell>
          <table:table-cell table:style-name="ce3" office:value-type="float" office:value="172.860000610352" calcext:value-type="float">
            <text:p>172,86</text:p>
          </table:table-cell>
          <table:table-cell table:style-name="ce3" office:value-type="float" office:value="176.820007324219" calcext:value-type="float">
            <text:p>176,82</text:p>
          </table:table-cell>
          <table:table-cell table:style-name="ce3" office:value-type="float" office:value="172.75" calcext:value-type="float">
            <text:p>172,75</text:p>
          </table:table-cell>
          <table:table-cell table:style-name="ce3" office:value-type="float" office:value="170.720001220703" calcext:value-type="float">
            <text:p>170,72</text:p>
          </table:table-cell>
          <table:table-cell table:number-columns-repeated="44"/>
        </table:table-row>
        <table:table-row table:style-name="ro2">
          <table:table-cell table:style-name="ce3" office:value-type="float" office:value="174.600006103516" calcext:value-type="float">
            <text:p>174,60</text:p>
          </table:table-cell>
          <table:table-cell table:style-name="ce3" office:value-type="float" office:value="173.850006103516" calcext:value-type="float">
            <text:p>173,85</text:p>
          </table:table-cell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64.940002441406" calcext:value-type="float">
            <text:p>164,94</text:p>
          </table:table-cell>
          <table:table-cell table:style-name="ce3" office:value-type="float" office:value="172.440002441406" calcext:value-type="float">
            <text:p>172,44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69.440002441406" calcext:value-type="float">
            <text:p>169,44</text:p>
          </table:table-cell>
          <table:table-cell table:style-name="ce3" office:value-type="float" office:value="168.100006103516" calcext:value-type="float">
            <text:p>168,10</text:p>
          </table:table-cell>
          <table:table-cell table:style-name="ce3" office:value-type="float" office:value="172.729995727539" calcext:value-type="float">
            <text:p>172,73</text:p>
          </table:table-cell>
          <table:table-cell table:style-name="ce3" office:value-type="float" office:value="173.539993286133" calcext:value-type="float">
            <text:p>173,54</text:p>
          </table:table-cell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63.820007324219" calcext:value-type="float">
            <text:p>163,82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75.259994506836" calcext:value-type="float">
            <text:p>175,26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67.710006713867" calcext:value-type="float">
            <text:p>167,71</text:p>
          </table:table-cell>
          <table:table-cell table:style-name="ce3" office:value-type="float" office:value="162.970001220703" calcext:value-type="float">
            <text:p>162,97</text:p>
          </table:table-cell>
          <table:table-cell table:number-columns-repeated="44"/>
        </table:table-row>
        <table:table-row table:style-name="ro2">
          <table:table-cell table:style-name="ce3" office:value-type="float" office:value="173.889999389648" calcext:value-type="float">
            <text:p>173,89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78.130004882813" calcext:value-type="float">
            <text:p>178,13</text:p>
          </table:table-cell>
          <table:table-cell table:style-name="ce3" office:value-type="float" office:value="171.669998168945" calcext:value-type="float">
            <text:p>171,67</text:p>
          </table:table-cell>
          <table:table-cell table:number-columns-repeated="2" table:style-name="ce3" office:value-type="float" office:value="167.529998779297" calcext:value-type="float">
            <text:p>167,53</text:p>
          </table:table-cell>
          <table:table-cell table:style-name="ce3" office:value-type="float" office:value="175.770004272461" calcext:value-type="float">
            <text:p>175,77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72.5" calcext:value-type="float">
            <text:p>172,50</text:p>
          </table:table-cell>
          <table:table-cell table:style-name="ce3" office:value-type="float" office:value="171.539993286133" calcext:value-type="float">
            <text:p>171,54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0.440002441406" calcext:value-type="float">
            <text:p>170,44</text:p>
          </table:table-cell>
          <table:table-cell table:style-name="ce3" office:value-type="float" office:value="171.729995727539" calcext:value-type="float">
            <text:p>171,73</text:p>
          </table:table-cell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72.410003662109" calcext:value-type="float">
            <text:p>172,41</text:p>
          </table:table-cell>
          <table:table-cell table:style-name="ce3" office:value-type="float" office:value="166.720001220703" calcext:value-type="float">
            <text:p>166,72</text:p>
          </table:table-cell>
          <table:table-cell table:style-name="ce3" office:value-type="float" office:value="170.710006713867" calcext:value-type="float">
            <text:p>170,71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2.320007324219" calcext:value-type="float">
            <text:p>162,32</text:p>
          </table:table-cell>
          <table:table-cell table:number-columns-repeated="44"/>
        </table:table-row>
        <table:table-row table:style-name="ro2"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70.449996948242" calcext:value-type="float">
            <text:p>170,45</text:p>
          </table:table-cell>
          <table:table-cell table:style-name="ce3" office:value-type="float" office:value="172.039993286133" calcext:value-type="float">
            <text:p>172,04</text:p>
          </table:table-cell>
          <table:table-cell table:style-name="ce3" office:value-type="float" office:value="169.470001220703" calcext:value-type="float">
            <text:p>169,47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4.220001220703" calcext:value-type="float">
            <text:p>174,22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74.490005493164" calcext:value-type="float">
            <text:p>174,49</text:p>
          </table:table-cell>
          <table:table-cell table:style-name="ce3" office:value-type="float" office:value="168.190002441406" calcext:value-type="float">
            <text:p>168,19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5.589996337891" calcext:value-type="float">
            <text:p>175,59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67.830001831055" calcext:value-type="float">
            <text:p>167,83</text:p>
          </table:table-cell>
          <table:table-cell table:style-name="ce3" office:value-type="float" office:value="167.479995727539" calcext:value-type="float">
            <text:p>167,48</text:p>
          </table:table-cell>
          <table:table-cell table:style-name="ce3" office:value-type="float" office:value="174.679992675781" calcext:value-type="float">
            <text:p>174,68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72.839996337891" calcext:value-type="float">
            <text:p>172,84</text:p>
          </table:table-cell>
          <table:table-cell table:number-columns-repeated="44"/>
        </table:table-row>
        <table:table-row table:style-name="ro2">
          <table:table-cell table:style-name="ce3" office:value-type="float" office:value="174.669998168945" calcext:value-type="float">
            <text:p>174,67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66.070007324219" calcext:value-type="float">
            <text:p>166,07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67.850006103516" calcext:value-type="float">
            <text:p>167,85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72.619995117188" calcext:value-type="float">
            <text:p>172,62</text:p>
          </table:table-cell>
          <table:table-cell table:style-name="ce3" office:value-type="float" office:value="173.279998779297" calcext:value-type="float">
            <text:p>173,28</text:p>
          </table:table-cell>
          <table:table-cell table:style-name="ce3" office:value-type="float" office:value="163.720001220703" calcext:value-type="float">
            <text:p>163,72</text:p>
          </table:table-cell>
          <table:table-cell table:style-name="ce3" office:value-type="float" office:value="168.300003051758" calcext:value-type="float">
            <text:p>168,30</text:p>
          </table:table-cell>
          <table:table-cell table:style-name="ce3" office:value-type="float" office:value="173.600006103516" calcext:value-type="float">
            <text:p>173,60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67.949996948242" calcext:value-type="float">
            <text:p>167,95</text:p>
          </table:table-cell>
          <table:table-cell table:style-name="ce3" office:value-type="float" office:value="177.429992675781" calcext:value-type="float">
            <text:p>177,43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66.889999389648" calcext:value-type="float">
            <text:p>166,89</text:p>
          </table:table-cell>
          <table:table-cell table:style-name="ce3" office:value-type="float" office:value="164.809997558594" calcext:value-type="float">
            <text:p>164,81</text:p>
          </table:table-cell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74.699996948242" calcext:value-type="float">
            <text:p>174,70</text:p>
          </table:table-cell>
          <table:table-cell table:number-columns-repeated="44"/>
        </table:table-row>
        <table:table-row table:style-name="ro2">
          <table:table-cell table:style-name="ce3" office:value-type="float" office:value="164.509994506836" calcext:value-type="float">
            <text:p>164,51</text:p>
          </table:table-cell>
          <table:table-cell table:style-name="ce3" office:value-type="float" office:value="168.169998168945" calcext:value-type="float">
            <text:p>168,17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74.919998168945" calcext:value-type="float">
            <text:p>174,92</text:p>
          </table:table-cell>
          <table:table-cell table:style-name="ce3" office:value-type="float" office:value="178.669998168945" calcext:value-type="float">
            <text:p>178,67</text:p>
          </table:table-cell>
          <table:table-cell table:style-name="ce3" office:value-type="float" office:value="162.869995117188" calcext:value-type="float">
            <text:p>162,87</text:p>
          </table:table-cell>
          <table:table-cell table:style-name="ce3" office:value-type="float" office:value="165.479995727539" calcext:value-type="float">
            <text:p>165,48</text:p>
          </table:table-cell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9.139999389648" calcext:value-type="float">
            <text:p>169,14</text:p>
          </table:table-cell>
          <table:table-cell table:style-name="ce3" office:value-type="float" office:value="162" calcext:value-type="float">
            <text:p>162,00</text:p>
          </table:table-cell>
          <table:table-cell table:style-name="ce3" office:value-type="float" office:value="164.820007324219" calcext:value-type="float">
            <text:p>164,82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70.75" calcext:value-type="float">
            <text:p>170,75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4.360000610352" calcext:value-type="float">
            <text:p>174,36</text:p>
          </table:table-cell>
          <table:table-cell table:style-name="ce3" office:value-type="float" office:value="165.850006103516" calcext:value-type="float">
            <text:p>165,85</text:p>
          </table:table-cell>
          <table:table-cell table:style-name="ce3" office:value-type="float" office:value="165.990005493164" calcext:value-type="float">
            <text:p>165,99</text:p>
          </table:table-cell>
          <table:table-cell table:number-columns-repeated="44"/>
        </table:table-row>
        <table:table-row table:style-name="ro2"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64.940002441406" calcext:value-type="float">
            <text:p>164,94</text:p>
          </table:table-cell>
          <table:table-cell table:style-name="ce3" office:value-type="float" office:value="163.369995117188" calcext:value-type="float">
            <text:p>163,37</text:p>
          </table:table-cell>
          <table:table-cell table:style-name="ce3" office:value-type="float" office:value="169.380004882813" calcext:value-type="float">
            <text:p>169,38</text:p>
          </table:table-cell>
          <table:table-cell table:style-name="ce3" office:value-type="float" office:value="165.070007324219" calcext:value-type="float">
            <text:p>165,07</text:p>
          </table:table-cell>
          <table:table-cell table:style-name="ce3" office:value-type="float" office:value="170.759994506836" calcext:value-type="float">
            <text:p>170,76</text:p>
          </table:table-cell>
          <table:table-cell table:style-name="ce3" office:value-type="float" office:value="169.050003051758" calcext:value-type="float">
            <text:p>169,05</text:p>
          </table:table-cell>
          <table:table-cell table:style-name="ce3" office:value-type="float" office:value="168.770004272461" calcext:value-type="float">
            <text:p>168,77</text:p>
          </table:table-cell>
          <table:table-cell table:style-name="ce3" office:value-type="float" office:value="173" calcext:value-type="float">
            <text:p>173,00</text:p>
          </table:table-cell>
          <table:table-cell table:style-name="ce3" office:value-type="float" office:value="167.089996337891" calcext:value-type="float">
            <text:p>167,09</text:p>
          </table:table-cell>
          <table:table-cell table:style-name="ce3" office:value-type="float" office:value="162.610000610352" calcext:value-type="float">
            <text:p>162,61</text:p>
          </table:table-cell>
          <table:table-cell table:style-name="ce3" office:value-type="float" office:value="177.410003662109" calcext:value-type="float">
            <text:p>177,41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73.550003051758" calcext:value-type="float">
            <text:p>173,55</text:p>
          </table:table-cell>
          <table:table-cell table:style-name="ce3" office:value-type="float" office:value="164.800003051758" calcext:value-type="float">
            <text:p>164,80</text:p>
          </table:table-cell>
          <table:table-cell table:style-name="ce3" office:value-type="float" office:value="174.259994506836" calcext:value-type="float">
            <text:p>174,26</text:p>
          </table:table-cell>
          <table:table-cell table:style-name="ce3" office:value-type="float" office:value="169.25" calcext:value-type="float">
            <text:p>169,25</text:p>
          </table:table-cell>
          <table:table-cell table:style-name="ce3" office:value-type="float" office:value="175.369995117188" calcext:value-type="float">
            <text:p>175,37</text:p>
          </table:table-cell>
          <table:table-cell table:style-name="ce3" office:value-type="float" office:value="172.449996948242" calcext:value-type="float">
            <text:p>172,45</text:p>
          </table:table-cell>
          <table:table-cell table:number-columns-repeated="44"/>
        </table:table-row>
        <table:table-row table:style-name="ro2"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65.559997558594" calcext:value-type="float">
            <text:p>165,56</text:p>
          </table:table-cell>
          <table:table-cell table:style-name="ce3" office:value-type="float" office:value="165.720001220703" calcext:value-type="float">
            <text:p>165,72</text:p>
          </table:table-cell>
          <table:table-cell table:style-name="ce3" office:value-type="float" office:value="173.729995727539" calcext:value-type="float">
            <text:p>173,73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71.110000610352" calcext:value-type="float">
            <text:p>171,11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71.479995727539" calcext:value-type="float">
            <text:p>171,48</text:p>
          </table:table-cell>
          <table:table-cell table:style-name="ce3" office:value-type="float" office:value="175.800003051758" calcext:value-type="float">
            <text:p>175,80</text:p>
          </table:table-cell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72.110000610352" calcext:value-type="float">
            <text:p>172,11</text:p>
          </table:table-cell>
          <table:table-cell table:style-name="ce3" office:value-type="float" office:value="169.779998779297" calcext:value-type="float">
            <text:p>169,78</text:p>
          </table:table-cell>
          <table:table-cell table:style-name="ce3" office:value-type="float" office:value="165.309997558594" calcext:value-type="float">
            <text:p>165,31</text:p>
          </table:table-cell>
          <table:table-cell table:style-name="ce3" office:value-type="float" office:value="177.179992675781" calcext:value-type="float">
            <text:p>177,18</text:p>
          </table:table-cell>
          <table:table-cell table:number-columns-repeated="44"/>
        </table:table-row>
        <table:table-row table:style-name="ro2"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69.059997558594" calcext:value-type="float">
            <text:p>169,06</text:p>
          </table:table-cell>
          <table:table-cell table:style-name="ce3" office:value-type="float" office:value="175.639999389648" calcext:value-type="float">
            <text:p>175,64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65.330001831055" calcext:value-type="float">
            <text:p>165,33</text:p>
          </table:table-cell>
          <table:table-cell table:style-name="ce3" office:value-type="float" office:value="174.490005493164" calcext:value-type="float">
            <text:p>174,49</text:p>
          </table:table-cell>
          <table:table-cell table:style-name="ce3" office:value-type="float" office:value="166.880004882813" calcext:value-type="float">
            <text:p>166,88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66.080001831055" calcext:value-type="float">
            <text:p>166,08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77.880004882813" calcext:value-type="float">
            <text:p>177,88</text:p>
          </table:table-cell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71.300003051758" calcext:value-type="float">
            <text:p>171,30</text:p>
          </table:table-cell>
          <table:table-cell table:style-name="ce3" office:value-type="float" office:value="171.919998168945" calcext:value-type="float">
            <text:p>171,92</text:p>
          </table:table-cell>
          <table:table-cell table:style-name="ce3" office:value-type="float" office:value="176.389999389648" calcext:value-type="float">
            <text:p>176,39</text:p>
          </table:table-cell>
          <table:table-cell table:style-name="ce3" office:value-type="float" office:value="169.539993286133" calcext:value-type="float">
            <text:p>169,54</text:p>
          </table:table-cell>
          <table:table-cell table:style-name="ce3" office:value-type="float" office:value="166.449996948242" calcext:value-type="float">
            <text:p>166,45</text:p>
          </table:table-cell>
          <table:table-cell table:number-columns-repeated="44"/>
        </table:table-row>
        <table:table-row table:style-name="ro2"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70.190002441406" calcext:value-type="float">
            <text:p>170,19</text:p>
          </table:table-cell>
          <table:table-cell table:style-name="ce3" office:value-type="float" office:value="166.550003051758" calcext:value-type="float">
            <text:p>166,55</text:p>
          </table:table-cell>
          <table:table-cell table:style-name="ce3" office:value-type="float" office:value="169.789993286133" calcext:value-type="float">
            <text:p>169,79</text:p>
          </table:table-cell>
          <table:table-cell table:style-name="ce3" office:value-type="float" office:value="163.880004882812" calcext:value-type="float">
            <text:p>163,88</text:p>
          </table:table-cell>
          <table:table-cell table:style-name="ce3" office:value-type="float" office:value="171.020004272461" calcext:value-type="float">
            <text:p>171,02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72.589996337891" calcext:value-type="float">
            <text:p>172,59</text:p>
          </table:table-cell>
          <table:table-cell table:style-name="ce3" office:value-type="float" office:value="166.679992675781" calcext:value-type="float">
            <text:p>166,68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67.460006713867" calcext:value-type="float">
            <text:p>167,46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74.139999389648" calcext:value-type="float">
            <text:p>174,14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79.899993896484" calcext:value-type="float">
            <text:p>179,90</text:p>
          </table:table-cell>
          <table:table-cell table:style-name="ce3" office:value-type="float" office:value="180.110000610352" calcext:value-type="float">
            <text:p>180,11</text:p>
          </table:table-cell>
          <table:table-cell table:style-name="ce3" office:value-type="float" office:value="167.419998168945" calcext:value-type="float">
            <text:p>167,42</text:p>
          </table:table-cell>
          <table:table-cell table:style-name="ce3" office:value-type="float" office:value="173.279998779297" calcext:value-type="float">
            <text:p>173,28</text:p>
          </table:table-cell>
          <table:table-cell table:style-name="ce3" office:value-type="float" office:value="175.399993896484" calcext:value-type="float">
            <text:p>175,40</text:p>
          </table:table-cell>
          <table:table-cell table:number-columns-repeated="44"/>
        </table:table-row>
        <table:table-row table:style-name="ro2">
          <table:table-cell table:style-name="ce3" office:value-type="float" office:value="176.600006103516" calcext:value-type="float">
            <text:p>176,60</text:p>
          </table:table-cell>
          <table:table-cell table:style-name="ce3" office:value-type="float" office:value="170.119995117188" calcext:value-type="float">
            <text:p>170,12</text:p>
          </table:table-cell>
          <table:table-cell table:style-name="ce3" office:value-type="float" office:value="170.759994506836" calcext:value-type="float">
            <text:p>170,76</text:p>
          </table:table-cell>
          <table:table-cell table:style-name="ce3" office:value-type="float" office:value="168.839996337891" calcext:value-type="float">
            <text:p>168,84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65.919998168945" calcext:value-type="float">
            <text:p>165,92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69.979995727539" calcext:value-type="float">
            <text:p>169,98</text:p>
          </table:table-cell>
          <table:table-cell table:style-name="ce3" office:value-type="float" office:value="168.580001831055" calcext:value-type="float">
            <text:p>168,58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1.770004272461" calcext:value-type="float">
            <text:p>171,77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67.440002441406" calcext:value-type="float">
            <text:p>167,44</text:p>
          </table:table-cell>
          <table:table-cell table:style-name="ce3" office:value-type="float" office:value="164.059997558594" calcext:value-type="float">
            <text:p>164,06</text:p>
          </table:table-cell>
          <table:table-cell table:style-name="ce3" office:value-type="float" office:value="177.259994506836" calcext:value-type="float">
            <text:p>177,26</text:p>
          </table:table-cell>
          <table:table-cell table:style-name="ce3" office:value-type="float" office:value="164.850006103516" calcext:value-type="float">
            <text:p>164,85</text:p>
          </table:table-cell>
          <table:table-cell table:style-name="ce3" office:value-type="float" office:value="178.919998168945" calcext:value-type="float">
            <text:p>178,92</text:p>
          </table:table-cell>
          <table:table-cell table:style-name="ce3" office:value-type="float" office:value="165.820007324219" calcext:value-type="float">
            <text:p>165,82</text:p>
          </table:table-cell>
          <table:table-cell table:number-columns-repeated="44"/>
        </table:table-row>
        <table:table-row table:style-name="ro2">
          <table:table-cell table:style-name="ce3" office:value-type="float" office:value="170.509994506836" calcext:value-type="float">
            <text:p>170,51</text:p>
          </table:table-cell>
          <table:table-cell table:style-name="ce3" office:value-type="float" office:value="165.720001220703" calcext:value-type="float">
            <text:p>165,72</text:p>
          </table:table-cell>
          <table:table-cell table:style-name="ce3" office:value-type="float" office:value="171.050003051758" calcext:value-type="float">
            <text:p>171,05</text:p>
          </table:table-cell>
          <table:table-cell table:style-name="ce3" office:value-type="float" office:value="175.440002441406" calcext:value-type="float">
            <text:p>175,44</text:p>
          </table:table-cell>
          <table:table-cell table:style-name="ce3" office:value-type="float" office:value="174.110000610352" calcext:value-type="float">
            <text:p>174,11</text:p>
          </table:table-cell>
          <table:table-cell table:style-name="ce3" office:value-type="float" office:value="176.509994506836" calcext:value-type="float">
            <text:p>176,51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70.529998779297" calcext:value-type="float">
            <text:p>170,53</text:p>
          </table:table-cell>
          <table:table-cell table:style-name="ce3" office:value-type="float" office:value="167.5" calcext:value-type="float">
            <text:p>167,50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66.779998779297" calcext:value-type="float">
            <text:p>166,78</text:p>
          </table:table-cell>
          <table:table-cell table:style-name="ce3" office:value-type="float" office:value="173.259994506836" calcext:value-type="float">
            <text:p>173,26</text:p>
          </table:table-cell>
          <table:table-cell table:style-name="ce3" office:value-type="float" office:value="168.169998168945" calcext:value-type="float">
            <text:p>168,17</text:p>
          </table:table-cell>
          <table:table-cell table:style-name="ce3" office:value-type="float" office:value="169.210006713867" calcext:value-type="float">
            <text:p>169,21</text:p>
          </table:table-cell>
          <table:table-cell table:style-name="ce3" office:value-type="float" office:value="168.360000610352" calcext:value-type="float">
            <text:p>168,36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63.880004882812" calcext:value-type="float">
            <text:p>163,88</text:p>
          </table:table-cell>
          <table:table-cell table:number-columns-repeated="44"/>
        </table:table-row>
        <table:table-row table:style-name="ro2"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77" calcext:value-type="float">
            <text:p>177,00</text:p>
          </table:table-cell>
          <table:table-cell table:style-name="ce3" office:value-type="float" office:value="166.830001831055" calcext:value-type="float">
            <text:p>166,83</text:p>
          </table:table-cell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70.589996337891" calcext:value-type="float">
            <text:p>170,59</text:p>
          </table:table-cell>
          <table:table-cell table:style-name="ce3" office:value-type="float" office:value="166.429992675781" calcext:value-type="float">
            <text:p>166,43</text:p>
          </table:table-cell>
          <table:table-cell table:style-name="ce3" office:value-type="float" office:value="163.279998779297" calcext:value-type="float">
            <text:p>163,28</text:p>
          </table:table-cell>
          <table:table-cell table:style-name="ce3" office:value-type="float" office:value="163.720001220703" calcext:value-type="float">
            <text:p>163,72</text:p>
          </table:table-cell>
          <table:table-cell table:style-name="ce3" office:value-type="float" office:value="176.600006103516" calcext:value-type="float">
            <text:p>176,60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62.229995727539" calcext:value-type="float">
            <text:p>162,23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71.860000610352" calcext:value-type="float">
            <text:p>171,86</text:p>
          </table:table-cell>
          <table:table-cell table:style-name="ce3" office:value-type="float" office:value="170.169998168945" calcext:value-type="float">
            <text:p>170,17</text:p>
          </table:table-cell>
          <table:table-cell table:style-name="ce3" office:value-type="float" office:value="169.179992675781" calcext:value-type="float">
            <text:p>169,18</text:p>
          </table:table-cell>
          <table:table-cell table:style-name="ce3" office:value-type="float" office:value="169.470001220703" calcext:value-type="float">
            <text:p>169,47</text:p>
          </table:table-cell>
          <table:table-cell table:style-name="ce3" office:value-type="float" office:value="169.880004882813" calcext:value-type="float">
            <text:p>169,88</text:p>
          </table:table-cell>
          <table:table-cell table:style-name="ce3" office:value-type="float" office:value="175.490005493164" calcext:value-type="float">
            <text:p>175,49</text:p>
          </table:table-cell>
          <table:table-cell table:style-name="ce3" office:value-type="float" office:value="173.639999389648" calcext:value-type="float">
            <text:p>173,64</text:p>
          </table:table-cell>
          <table:table-cell table:style-name="ce3" office:value-type="float" office:value="169.910003662109" calcext:value-type="float">
            <text:p>169,91</text:p>
          </table:table-cell>
          <table:table-cell table:number-columns-repeated="44"/>
        </table:table-row>
        <table:table-row table:style-name="ro2"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71.910003662109" calcext:value-type="float">
            <text:p>171,91</text:p>
          </table:table-cell>
          <table:table-cell table:style-name="ce3" office:value-type="float" office:value="170.479995727539" calcext:value-type="float">
            <text:p>170,48</text:p>
          </table:table-cell>
          <table:table-cell table:style-name="ce3" office:value-type="float" office:value="167" calcext:value-type="float">
            <text:p>167,00</text:p>
          </table:table-cell>
          <table:table-cell table:style-name="ce3" office:value-type="float" office:value="174.190002441406" calcext:value-type="float">
            <text:p>174,19</text:p>
          </table:table-cell>
          <table:table-cell table:style-name="ce3" office:value-type="float" office:value="175" calcext:value-type="float">
            <text:p>175,00</text:p>
          </table:table-cell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60.619995117188" calcext:value-type="float">
            <text:p>160,62</text:p>
          </table:table-cell>
          <table:table-cell table:style-name="ce3" office:value-type="float" office:value="166.589996337891" calcext:value-type="float">
            <text:p>166,59</text:p>
          </table:table-cell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64.669998168945" calcext:value-type="float">
            <text:p>164,67</text:p>
          </table:table-cell>
          <table:table-cell table:style-name="ce3" office:value-type="float" office:value="171.440002441406" calcext:value-type="float">
            <text:p>171,44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78.009994506836" calcext:value-type="float">
            <text:p>178,01</text:p>
          </table:table-cell>
          <table:table-cell table:style-name="ce3" office:value-type="float" office:value="177.990005493164" calcext:value-type="float">
            <text:p>177,99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72.119995117188" calcext:value-type="float">
            <text:p>172,12</text:p>
          </table:table-cell>
          <table:table-cell table:number-columns-repeated="44"/>
        </table:table-row>
        <table:table-row table:style-name="ro2">
          <table:table-cell table:style-name="ce3" office:value-type="float" office:value="180.839996337891" calcext:value-type="float">
            <text:p>180,84</text:p>
          </table:table-cell>
          <table:table-cell table:style-name="ce3" office:value-type="float" office:value="164.800003051758" calcext:value-type="float">
            <text:p>164,80</text:p>
          </table:table-cell>
          <table:table-cell table:style-name="ce3" office:value-type="float" office:value="164.229995727539" calcext:value-type="float">
            <text:p>164,23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67.100006103516" calcext:value-type="float">
            <text:p>167,10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73.440002441406" calcext:value-type="float">
            <text:p>173,44</text:p>
          </table:table-cell>
          <table:table-cell table:style-name="ce3" office:value-type="float" office:value="161.990005493164" calcext:value-type="float">
            <text:p>161,99</text:p>
          </table:table-cell>
          <table:table-cell table:style-name="ce3" office:value-type="float" office:value="175.110000610352" calcext:value-type="float">
            <text:p>175,11</text:p>
          </table:table-cell>
          <table:table-cell table:style-name="ce3" office:value-type="float" office:value="165.389999389648" calcext:value-type="float">
            <text:p>165,39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3.009994506836" calcext:value-type="float">
            <text:p>163,01</text:p>
          </table:table-cell>
          <table:table-cell table:style-name="ce3" office:value-type="float" office:value="162.770004272461" calcext:value-type="float">
            <text:p>162,77</text:p>
          </table:table-cell>
          <table:table-cell table:style-name="ce3" office:value-type="float" office:value="160.529998779297" calcext:value-type="float">
            <text:p>160,53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7.440002441406" calcext:value-type="float">
            <text:p>167,44</text:p>
          </table:table-cell>
          <table:table-cell table:style-name="ce3" office:value-type="float" office:value="170.059997558594" calcext:value-type="float">
            <text:p>170,06</text:p>
          </table:table-cell>
          <table:table-cell table:style-name="ce3" office:value-type="float" office:value="172.360000610352" calcext:value-type="float">
            <text:p>172,36</text:p>
          </table:table-cell>
          <table:table-cell table:number-columns-repeated="44"/>
        </table:table-row>
        <table:table-row table:style-name="ro2">
          <table:table-cell table:style-name="ce3" office:value-type="float" office:value="162.679992675781" calcext:value-type="float">
            <text:p>162,68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74.639999389648" calcext:value-type="float">
            <text:p>174,64</text:p>
          </table:table-cell>
          <table:table-cell table:style-name="ce3" office:value-type="float" office:value="171.539993286133" calcext:value-type="float">
            <text:p>171,54</text:p>
          </table:table-cell>
          <table:table-cell table:style-name="ce3" office:value-type="float" office:value="174.279998779297" calcext:value-type="float">
            <text:p>174,28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76.410003662109" calcext:value-type="float">
            <text:p>176,41</text:p>
          </table:table-cell>
          <table:table-cell table:style-name="ce3" office:value-type="float" office:value="166.960006713867" calcext:value-type="float">
            <text:p>166,96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67.860000610352" calcext:value-type="float">
            <text:p>167,86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66.460006713867" calcext:value-type="float">
            <text:p>166,46</text:p>
          </table:table-cell>
          <table:table-cell table:style-name="ce3" office:value-type="float" office:value="168.580001831055" calcext:value-type="float">
            <text:p>168,58</text:p>
          </table:table-cell>
          <table:table-cell table:style-name="ce3" office:value-type="float" office:value="165.449996948242" calcext:value-type="float">
            <text:p>165,45</text:p>
          </table:table-cell>
          <table:table-cell table:style-name="ce3" office:value-type="float" office:value="167.529998779297" calcext:value-type="float">
            <text:p>167,53</text:p>
          </table:table-cell>
          <table:table-cell table:style-name="ce3" office:value-type="float" office:value="171.520004272461" calcext:value-type="float">
            <text:p>171,52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63.360000610352" calcext:value-type="float">
            <text:p>163,36</text:p>
          </table:table-cell>
          <table:table-cell table:style-name="ce3" office:value-type="float" office:value="167.869995117188" calcext:value-type="float">
            <text:p>167,87</text:p>
          </table:table-cell>
          <table:table-cell table:number-columns-repeated="44"/>
        </table:table-row>
        <table:table-row table:style-name="ro2">
          <table:table-cell table:style-name="ce3" office:value-type="float" office:value="170.240005493164" calcext:value-type="float">
            <text:p>170,24</text:p>
          </table:table-cell>
          <table:table-cell table:style-name="ce3" office:value-type="float" office:value="166.899993896484" calcext:value-type="float">
            <text:p>166,90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77.869995117188" calcext:value-type="float">
            <text:p>177,87</text:p>
          </table:table-cell>
          <table:table-cell table:style-name="ce3" office:value-type="float" office:value="180" calcext:value-type="float">
            <text:p>180,00</text:p>
          </table:table-cell>
          <table:table-cell table:style-name="ce3" office:value-type="float" office:value="163.089996337891" calcext:value-type="float">
            <text:p>163,09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67.720001220703" calcext:value-type="float">
            <text:p>167,72</text:p>
          </table:table-cell>
          <table:table-cell table:style-name="ce3" office:value-type="float" office:value="162.679992675781" calcext:value-type="float">
            <text:p>162,68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75.110000610352" calcext:value-type="float">
            <text:p>175,11</text:p>
          </table:table-cell>
          <table:table-cell table:style-name="ce3" office:value-type="float" office:value="170.919998168945" calcext:value-type="float">
            <text:p>170,92</text:p>
          </table:table-cell>
          <table:table-cell table:style-name="ce3" office:value-type="float" office:value="166.699996948242" calcext:value-type="float">
            <text:p>166,70</text:p>
          </table:table-cell>
          <table:table-cell table:style-name="ce3" office:value-type="float" office:value="162.050003051758" calcext:value-type="float">
            <text:p>162,05</text:p>
          </table:table-cell>
          <table:table-cell table:style-name="ce3" office:value-type="float" office:value="166.800003051758" calcext:value-type="float">
            <text:p>166,80</text:p>
          </table:table-cell>
          <table:table-cell table:style-name="ce3" office:value-type="float" office:value="173.029998779297" calcext:value-type="float">
            <text:p>173,03</text:p>
          </table:table-cell>
          <table:table-cell table:number-columns-repeated="44"/>
        </table:table-row>
        <table:table-row table:style-name="ro2"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66.940002441406" calcext:value-type="float">
            <text:p>166,94</text:p>
          </table:table-cell>
          <table:table-cell table:style-name="ce3" office:value-type="float" office:value="177.919998168945" calcext:value-type="float">
            <text:p>177,92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77.289993286133" calcext:value-type="float">
            <text:p>177,29</text:p>
          </table:table-cell>
          <table:table-cell table:style-name="ce3" office:value-type="float" office:value="166.360000610352" calcext:value-type="float">
            <text:p>166,36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65.789993286133" calcext:value-type="float">
            <text:p>165,79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77.380004882813" calcext:value-type="float">
            <text:p>177,38</text:p>
          </table:table-cell>
          <table:table-cell table:style-name="ce3" office:value-type="float" office:value="163.559997558594" calcext:value-type="float">
            <text:p>163,56</text:p>
          </table:table-cell>
          <table:table-cell table:style-name="ce3" office:value-type="float" office:value="173.699996948242" calcext:value-type="float">
            <text:p>173,70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69.759994506836" calcext:value-type="float">
            <text:p>169,76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67.75" calcext:value-type="float">
            <text:p>167,75</text:p>
          </table:table-cell>
          <table:table-cell table:style-name="ce3" office:value-type="float" office:value="177.110000610352" calcext:value-type="float">
            <text:p>177,11</text:p>
          </table:table-cell>
          <table:table-cell table:number-columns-repeated="44"/>
        </table:table-row>
        <table:table-row table:style-name="ro2">
          <table:table-cell table:style-name="ce3" office:value-type="float" office:value="174.910003662109" calcext:value-type="float">
            <text:p>174,91</text:p>
          </table:table-cell>
          <table:table-cell table:style-name="ce3" office:value-type="float" office:value="162.910003662109" calcext:value-type="float">
            <text:p>162,91</text:p>
          </table:table-cell>
          <table:table-cell table:style-name="ce3" office:value-type="float" office:value="179.729995727539" calcext:value-type="float">
            <text:p>179,73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67.460006713867" calcext:value-type="float">
            <text:p>167,46</text:p>
          </table:table-cell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75.789993286133" calcext:value-type="float">
            <text:p>175,79</text:p>
          </table:table-cell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4.419998168945" calcext:value-type="float">
            <text:p>164,42</text:p>
          </table:table-cell>
          <table:table-cell table:style-name="ce3" office:value-type="float" office:value="176.970001220703" calcext:value-type="float">
            <text:p>176,97</text:p>
          </table:table-cell>
          <table:table-cell table:style-name="ce3" office:value-type="float" office:value="165.369995117188" calcext:value-type="float">
            <text:p>165,37</text:p>
          </table:table-cell>
          <table:table-cell table:style-name="ce3" office:value-type="float" office:value="165.199996948242" calcext:value-type="float">
            <text:p>165,20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74.960006713867" calcext:value-type="float">
            <text:p>174,96</text:p>
          </table:table-cell>
          <table:table-cell table:style-name="ce3" office:value-type="float" office:value="172.720001220703" calcext:value-type="float">
            <text:p>172,72</text:p>
          </table:table-cell>
          <table:table-cell table:style-name="ce3" office:value-type="float" office:value="166.029998779297" calcext:value-type="float">
            <text:p>166,03</text:p>
          </table:table-cell>
          <table:table-cell table:number-columns-repeated="44"/>
        </table:table-row>
        <table:table-row table:style-name="ro2">
          <table:table-cell table:style-name="ce3" office:value-type="float" office:value="174.289993286133" calcext:value-type="float">
            <text:p>174,29</text:p>
          </table:table-cell>
          <table:table-cell table:style-name="ce3" office:value-type="float" office:value="171.410003662109" calcext:value-type="float">
            <text:p>171,41</text:p>
          </table:table-cell>
          <table:table-cell table:style-name="ce3" office:value-type="float" office:value="176.839996337891" calcext:value-type="float">
            <text:p>176,84</text:p>
          </table:table-cell>
          <table:table-cell table:style-name="ce3" office:value-type="float" office:value="168.570007324219" calcext:value-type="float">
            <text:p>168,57</text:p>
          </table:table-cell>
          <table:table-cell table:style-name="ce3" office:value-type="float" office:value="166.789993286133" calcext:value-type="float">
            <text:p>166,79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62.809997558594" calcext:value-type="float">
            <text:p>162,81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8.220001220703" calcext:value-type="float">
            <text:p>168,22</text:p>
          </table:table-cell>
          <table:table-cell table:style-name="ce3" office:value-type="float" office:value="175.839996337891" calcext:value-type="float">
            <text:p>175,84</text:p>
          </table:table-cell>
          <table:table-cell table:style-name="ce3" office:value-type="float" office:value="166.440002441406" calcext:value-type="float">
            <text:p>166,44</text:p>
          </table:table-cell>
          <table:table-cell table:style-name="ce3" office:value-type="float" office:value="166.229995727539" calcext:value-type="float">
            <text:p>166,23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73.440002441406" calcext:value-type="float">
            <text:p>173,44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61.789993286133" calcext:value-type="float">
            <text:p>161,79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72.089996337891" calcext:value-type="float">
            <text:p>172,09</text:p>
          </table:table-cell>
          <table:table-cell table:number-columns-repeated="44"/>
        </table:table-row>
        <table:table-row table:style-name="ro2">
          <table:table-cell table:style-name="ce3" office:value-type="float" office:value="163.460006713867" calcext:value-type="float">
            <text:p>163,46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69.809997558594" calcext:value-type="float">
            <text:p>169,81</text:p>
          </table:table-cell>
          <table:table-cell table:style-name="ce3" office:value-type="float" office:value="167.399993896484" calcext:value-type="float">
            <text:p>167,40</text:p>
          </table:table-cell>
          <table:table-cell table:style-name="ce3" office:value-type="float" office:value="168.300003051758" calcext:value-type="float">
            <text:p>168,30</text:p>
          </table:table-cell>
          <table:table-cell table:style-name="ce3" office:value-type="float" office:value="171.580001831055" calcext:value-type="float">
            <text:p>171,58</text:p>
          </table:table-cell>
          <table:table-cell table:style-name="ce3" office:value-type="float" office:value="166.589996337891" calcext:value-type="float">
            <text:p>166,59</text:p>
          </table:table-cell>
          <table:table-cell table:style-name="ce3" office:value-type="float" office:value="164.919998168945" calcext:value-type="float">
            <text:p>164,92</text:p>
          </table:table-cell>
          <table:table-cell table:style-name="ce3" office:value-type="float" office:value="176.389999389648" calcext:value-type="float">
            <text:p>176,39</text:p>
          </table:table-cell>
          <table:table-cell table:style-name="ce3" office:value-type="float" office:value="165.100006103516" calcext:value-type="float">
            <text:p>165,10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9.809997558594" calcext:value-type="float">
            <text:p>169,81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4.740005493164" calcext:value-type="float">
            <text:p>164,74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7.580001831055" calcext:value-type="float">
            <text:p>167,58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71.729995727539" calcext:value-type="float">
            <text:p>171,73</text:p>
          </table:table-cell>
          <table:table-cell table:number-columns-repeated="44"/>
        </table:table-row>
        <table:table-row table:style-name="ro2"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74.580001831055" calcext:value-type="float">
            <text:p>174,58</text:p>
          </table:table-cell>
          <table:table-cell table:style-name="ce3" office:value-type="float" office:value="165.070007324219" calcext:value-type="float">
            <text:p>165,07</text:p>
          </table:table-cell>
          <table:table-cell table:style-name="ce3" office:value-type="float" office:value="162.729995727539" calcext:value-type="float">
            <text:p>162,73</text:p>
          </table:table-cell>
          <table:table-cell table:style-name="ce3" office:value-type="float" office:value="177.289993286133" calcext:value-type="float">
            <text:p>177,29</text:p>
          </table:table-cell>
          <table:table-cell table:style-name="ce3" office:value-type="float" office:value="168.690002441406" calcext:value-type="float">
            <text:p>168,69</text:p>
          </table:table-cell>
          <table:table-cell table:style-name="ce3" office:value-type="float" office:value="167.149993896484" calcext:value-type="float">
            <text:p>167,15</text:p>
          </table:table-cell>
          <table:table-cell table:style-name="ce3" office:value-type="float" office:value="173.130004882813" calcext:value-type="float">
            <text:p>173,13</text:p>
          </table:table-cell>
          <table:table-cell table:style-name="ce3" office:value-type="float" office:value="173.339996337891" calcext:value-type="float">
            <text:p>173,34</text:p>
          </table:table-cell>
          <table:table-cell table:style-name="ce3" office:value-type="float" office:value="164.740005493164" calcext:value-type="float">
            <text:p>164,74</text:p>
          </table:table-cell>
          <table:table-cell table:style-name="ce3" office:value-type="float" office:value="174.550003051758" calcext:value-type="float">
            <text:p>174,55</text:p>
          </table:table-cell>
          <table:table-cell table:style-name="ce3" office:value-type="float" office:value="172.210006713867" calcext:value-type="float">
            <text:p>172,21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72.240005493164" calcext:value-type="float">
            <text:p>172,24</text:p>
          </table:table-cell>
          <table:table-cell table:style-name="ce3" office:value-type="float" office:value="164.759994506836" calcext:value-type="float">
            <text:p>164,76</text:p>
          </table:table-cell>
          <table:table-cell table:style-name="ce3" office:value-type="float" office:value="173.490005493164" calcext:value-type="float">
            <text:p>173,49</text:p>
          </table:table-cell>
          <table:table-cell table:style-name="ce3" office:value-type="float" office:value="167.139999389648" calcext:value-type="float">
            <text:p>167,14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71.289993286133" calcext:value-type="float">
            <text:p>171,29</text:p>
          </table:table-cell>
          <table:table-cell table:number-columns-repeated="44"/>
        </table:table-row>
        <table:table-row table:style-name="ro2">
          <table:table-cell table:style-name="ce3" office:value-type="float" office:value="174.759994506836" calcext:value-type="float">
            <text:p>174,76</text:p>
          </table:table-cell>
          <table:table-cell table:style-name="ce3" office:value-type="float" office:value="174.380004882813" calcext:value-type="float">
            <text:p>174,38</text:p>
          </table:table-cell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73.029998779297" calcext:value-type="float">
            <text:p>173,03</text:p>
          </table:table-cell>
          <table:table-cell table:style-name="ce3" office:value-type="float" office:value="165.970001220703" calcext:value-type="float">
            <text:p>165,97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6.789993286133" calcext:value-type="float">
            <text:p>166,79</text:p>
          </table:table-cell>
          <table:table-cell table:style-name="ce3" office:value-type="float" office:value="174.080001831055" calcext:value-type="float">
            <text:p>174,08</text:p>
          </table:table-cell>
          <table:table-cell table:style-name="ce3" office:value-type="float" office:value="173.320007324219" calcext:value-type="float">
            <text:p>173,32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71.259994506836" calcext:value-type="float">
            <text:p>171,26</text:p>
          </table:table-cell>
          <table:table-cell table:style-name="ce3" office:value-type="float" office:value="167.380004882813" calcext:value-type="float">
            <text:p>167,38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8.350006103516" calcext:value-type="float">
            <text:p>168,35</text:p>
          </table:table-cell>
          <table:table-cell table:style-name="ce3" office:value-type="float" office:value="168.119995117188" calcext:value-type="float">
            <text:p>168,12</text:p>
          </table:table-cell>
          <table:table-cell table:style-name="ce3" office:value-type="float" office:value="174.440002441406" calcext:value-type="float">
            <text:p>174,44</text:p>
          </table:table-cell>
          <table:table-cell table:style-name="ce3" office:value-type="float" office:value="166.399993896484" calcext:value-type="float">
            <text:p>166,40</text:p>
          </table:table-cell>
          <table:table-cell table:style-name="ce3" office:value-type="float" office:value="173.339996337891" calcext:value-type="float">
            <text:p>173,34</text:p>
          </table:table-cell>
          <table:table-cell table:style-name="ce3" office:value-type="float" office:value="166.850006103516" calcext:value-type="float">
            <text:p>166,85</text:p>
          </table:table-cell>
          <table:table-cell table:style-name="ce3" office:value-type="float" office:value="164.75" calcext:value-type="float">
            <text:p>164,75</text:p>
          </table:table-cell>
          <table:table-cell table:number-columns-repeated="44"/>
        </table:table-row>
        <table:table-row table:style-name="ro2">
          <table:table-cell table:style-name="ce3" office:value-type="float" office:value="166.289993286133" calcext:value-type="float">
            <text:p>166,29</text:p>
          </table:table-cell>
          <table:table-cell table:style-name="ce3" office:value-type="float" office:value="172.490005493164" calcext:value-type="float">
            <text:p>172,49</text:p>
          </table:table-cell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72.800003051758" calcext:value-type="float">
            <text:p>172,80</text:p>
          </table:table-cell>
          <table:table-cell table:style-name="ce3" office:value-type="float" office:value="166.5" calcext:value-type="float">
            <text:p>166,50</text:p>
          </table:table-cell>
          <table:table-cell table:style-name="ce3" office:value-type="float" office:value="172.479995727539" calcext:value-type="float">
            <text:p>172,48</text:p>
          </table:table-cell>
          <table:table-cell table:style-name="ce3" office:value-type="float" office:value="168.199996948242" calcext:value-type="float">
            <text:p>168,20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9.949996948242" calcext:value-type="float">
            <text:p>169,95</text:p>
          </table:table-cell>
          <table:table-cell table:style-name="ce3" office:value-type="float" office:value="170.149993896484" calcext:value-type="float">
            <text:p>170,15</text:p>
          </table:table-cell>
          <table:table-cell table:style-name="ce3" office:value-type="float" office:value="168.429992675781" calcext:value-type="float">
            <text:p>168,43</text:p>
          </table:table-cell>
          <table:table-cell table:style-name="ce3" office:value-type="float" office:value="165.509994506836" calcext:value-type="float">
            <text:p>165,51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74.350006103516" calcext:value-type="float">
            <text:p>174,35</text:p>
          </table:table-cell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71.169998168945" calcext:value-type="float">
            <text:p>171,17</text:p>
          </table:table-cell>
          <table:table-cell table:style-name="ce3" office:value-type="float" office:value="165.929992675781" calcext:value-type="float">
            <text:p>165,93</text:p>
          </table:table-cell>
          <table:table-cell table:style-name="ce3" office:value-type="float" office:value="167.470001220703" calcext:value-type="float">
            <text:p>167,47</text:p>
          </table:table-cell>
          <table:table-cell table:number-columns-repeated="44"/>
        </table:table-row>
        <table:table-row table:style-name="ro2"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69.479995727539" calcext:value-type="float">
            <text:p>169,48</text:p>
          </table:table-cell>
          <table:table-cell table:style-name="ce3" office:value-type="float" office:value="170.470001220703" calcext:value-type="float">
            <text:p>170,47</text:p>
          </table:table-cell>
          <table:table-cell table:style-name="ce3" office:value-type="float" office:value="166.610000610352" calcext:value-type="float">
            <text:p>166,61</text:p>
          </table:table-cell>
          <table:table-cell table:style-name="ce3" office:value-type="float" office:value="167.509994506836" calcext:value-type="float">
            <text:p>167,51</text:p>
          </table:table-cell>
          <table:table-cell table:style-name="ce3" office:value-type="float" office:value="172.990005493164" calcext:value-type="float">
            <text:p>172,99</text:p>
          </table:table-cell>
          <table:table-cell table:style-name="ce3" office:value-type="float" office:value="169.139999389648" calcext:value-type="float">
            <text:p>169,14</text:p>
          </table:table-cell>
          <table:table-cell table:style-name="ce3" office:value-type="float" office:value="180.309997558594" calcext:value-type="float">
            <text:p>180,31</text:p>
          </table:table-cell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76.25" calcext:value-type="float">
            <text:p>176,25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72.509994506836" calcext:value-type="float">
            <text:p>172,51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72.759994506836" calcext:value-type="float">
            <text:p>172,76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64.710006713867" calcext:value-type="float">
            <text:p>164,71</text:p>
          </table:table-cell>
          <table:table-cell table:style-name="ce3" office:value-type="float" office:value="173.309997558594" calcext:value-type="float">
            <text:p>173,31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65.960006713867" calcext:value-type="float">
            <text:p>165,96</text:p>
          </table:table-cell>
          <table:table-cell table:number-columns-repeated="44"/>
        </table:table-row>
        <table:table-row table:style-name="ro2">
          <table:table-cell table:style-name="ce3" office:value-type="float" office:value="169.820007324219" calcext:value-type="float">
            <text:p>169,82</text:p>
          </table:table-cell>
          <table:table-cell table:style-name="ce3" office:value-type="float" office:value="173.979995727539" calcext:value-type="float">
            <text:p>173,98</text:p>
          </table:table-cell>
          <table:table-cell table:style-name="ce3" office:value-type="float" office:value="165.75" calcext:value-type="float">
            <text:p>165,75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73.220001220703" calcext:value-type="float">
            <text:p>173,22</text:p>
          </table:table-cell>
          <table:table-cell table:style-name="ce3" office:value-type="float" office:value="175.100006103516" calcext:value-type="float">
            <text:p>175,10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67.429992675781" calcext:value-type="float">
            <text:p>167,43</text:p>
          </table:table-cell>
          <table:table-cell table:style-name="ce3" office:value-type="float" office:value="165.570007324219" calcext:value-type="float">
            <text:p>165,57</text:p>
          </table:table-cell>
          <table:table-cell table:style-name="ce3" office:value-type="float" office:value="172.539993286133" calcext:value-type="float">
            <text:p>172,54</text:p>
          </table:table-cell>
          <table:table-cell table:style-name="ce3" office:value-type="float" office:value="163.809997558594" calcext:value-type="float">
            <text:p>163,81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68.350006103516" calcext:value-type="float">
            <text:p>168,35</text:p>
          </table:table-cell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71.880004882813" calcext:value-type="float">
            <text:p>171,88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75.080001831055" calcext:value-type="float">
            <text:p>175,08</text:p>
          </table:table-cell>
          <table:table-cell table:style-name="ce3" office:value-type="float" office:value="178.360000610352" calcext:value-type="float">
            <text:p>178,36</text:p>
          </table:table-cell>
          <table:table-cell table:style-name="ce3" office:value-type="float" office:value="162.630004882813" calcext:value-type="float">
            <text:p>162,63</text:p>
          </table:table-cell>
          <table:table-cell table:style-name="ce3" office:value-type="float" office:value="163.610000610352" calcext:value-type="float">
            <text:p>163,61</text:p>
          </table:table-cell>
          <table:table-cell table:number-columns-repeated="44"/>
        </table:table-row>
        <table:table-row table:style-name="ro2"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3.160003662109" calcext:value-type="float">
            <text:p>173,16</text:p>
          </table:table-cell>
          <table:table-cell table:style-name="ce3" office:value-type="float" office:value="176.550003051758" calcext:value-type="float">
            <text:p>176,55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62.570007324219" calcext:value-type="float">
            <text:p>162,57</text:p>
          </table:table-cell>
          <table:table-cell table:style-name="ce3" office:value-type="float" office:value="172.619995117188" calcext:value-type="float">
            <text:p>172,62</text:p>
          </table:table-cell>
          <table:table-cell table:style-name="ce3" office:value-type="float" office:value="172.070007324219" calcext:value-type="float">
            <text:p>172,07</text:p>
          </table:table-cell>
          <table:table-cell table:style-name="ce3" office:value-type="float" office:value="162.229995727539" calcext:value-type="float">
            <text:p>162,23</text:p>
          </table:table-cell>
          <table:table-cell table:style-name="ce3" office:value-type="float" office:value="166.710006713867" calcext:value-type="float">
            <text:p>166,71</text:p>
          </table:table-cell>
          <table:table-cell table:style-name="ce3" office:value-type="float" office:value="163.339996337891" calcext:value-type="float">
            <text:p>163,34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79.639999389648" calcext:value-type="float">
            <text:p>179,64</text:p>
          </table:table-cell>
          <table:table-cell table:style-name="ce3" office:value-type="float" office:value="170.229995727539" calcext:value-type="float">
            <text:p>170,23</text:p>
          </table:table-cell>
          <table:table-cell table:style-name="ce3" office:value-type="float" office:value="174.809997558594" calcext:value-type="float">
            <text:p>174,81</text:p>
          </table:table-cell>
          <table:table-cell table:style-name="ce3" office:value-type="float" office:value="170.470001220703" calcext:value-type="float">
            <text:p>170,47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72.539993286133" calcext:value-type="float">
            <text:p>172,54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70.460006713867" calcext:value-type="float">
            <text:p>170,46</text:p>
          </table:table-cell>
          <table:table-cell table:number-columns-repeated="44"/>
        </table:table-row>
        <table:table-row table:style-name="ro2">
          <table:table-cell table:style-name="ce3" office:value-type="float" office:value="167.610000610352" calcext:value-type="float">
            <text:p>167,61</text:p>
          </table:table-cell>
          <table:table-cell table:style-name="ce3" office:value-type="float" office:value="163" calcext:value-type="float">
            <text:p>163,00</text:p>
          </table:table-cell>
          <table:table-cell table:style-name="ce3" office:value-type="float" office:value="172.919998168945" calcext:value-type="float">
            <text:p>172,92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70.5" calcext:value-type="float">
            <text:p>170,50</text:p>
          </table:table-cell>
          <table:table-cell table:style-name="ce3" office:value-type="float" office:value="174.830001831055" calcext:value-type="float">
            <text:p>174,83</text:p>
          </table:table-cell>
          <table:table-cell table:style-name="ce3" office:value-type="float" office:value="163.029998779297" calcext:value-type="float">
            <text:p>163,03</text:p>
          </table:table-cell>
          <table:table-cell table:style-name="ce3" office:value-type="float" office:value="171.089996337891" calcext:value-type="float">
            <text:p>171,09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1.770004272461" calcext:value-type="float">
            <text:p>171,77</text:p>
          </table:table-cell>
          <table:table-cell table:style-name="ce3" office:value-type="float" office:value="165.229995727539" calcext:value-type="float">
            <text:p>165,23</text:p>
          </table:table-cell>
          <table:table-cell table:style-name="ce3" office:value-type="float" office:value="173.559997558594" calcext:value-type="float">
            <text:p>173,56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80.070007324219" calcext:value-type="float">
            <text:p>180,07</text:p>
          </table:table-cell>
          <table:table-cell table:style-name="ce3" office:value-type="float" office:value="175.460006713867" calcext:value-type="float">
            <text:p>175,46</text:p>
          </table:table-cell>
          <table:table-cell table:style-name="ce3" office:value-type="float" office:value="174.770004272461" calcext:value-type="float">
            <text:p>174,77</text:p>
          </table:table-cell>
          <table:table-cell table:style-name="ce3" office:value-type="float" office:value="168.949996948242" calcext:value-type="float">
            <text:p>168,95</text:p>
          </table:table-cell>
          <table:table-cell table:number-columns-repeated="44"/>
        </table:table-row>
        <table:table-row table:style-name="ro2">
          <table:table-cell table:style-name="ce3" office:value-type="float" office:value="179.559997558594" calcext:value-type="float">
            <text:p>179,56</text:p>
          </table:table-cell>
          <table:table-cell table:style-name="ce3" office:value-type="float" office:value="175.740005493164" calcext:value-type="float">
            <text:p>175,74</text:p>
          </table:table-cell>
          <table:table-cell table:style-name="ce3" office:value-type="float" office:value="170.520004272461" calcext:value-type="float">
            <text:p>170,52</text:p>
          </table:table-cell>
          <table:table-cell table:style-name="ce3" office:value-type="float" office:value="163.490005493164" calcext:value-type="float">
            <text:p>163,49</text:p>
          </table:table-cell>
          <table:table-cell table:style-name="ce3" office:value-type="float" office:value="176.479995727539" calcext:value-type="float">
            <text:p>176,48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65.130004882813" calcext:value-type="float">
            <text:p>165,13</text:p>
          </table:table-cell>
          <table:table-cell table:style-name="ce3" office:value-type="float" office:value="163.710006713867" calcext:value-type="float">
            <text:p>163,71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6.809997558594" calcext:value-type="float">
            <text:p>166,81</text:p>
          </table:table-cell>
          <table:table-cell table:style-name="ce3" office:value-type="float" office:value="172.080001831055" calcext:value-type="float">
            <text:p>172,08</text:p>
          </table:table-cell>
          <table:table-cell table:style-name="ce3" office:value-type="float" office:value="179.160003662109" calcext:value-type="float">
            <text:p>179,16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66.289993286133" calcext:value-type="float">
            <text:p>166,29</text:p>
          </table:table-cell>
          <table:table-cell table:style-name="ce3" office:value-type="float" office:value="173.770004272461" calcext:value-type="float">
            <text:p>173,77</text:p>
          </table:table-cell>
          <table:table-cell table:style-name="ce3" office:value-type="float" office:value="177.889999389648" calcext:value-type="float">
            <text:p>177,89</text:p>
          </table:table-cell>
          <table:table-cell table:style-name="ce3" office:value-type="float" office:value="171.979995727539" calcext:value-type="float">
            <text:p>171,98</text:p>
          </table:table-cell>
          <table:table-cell table:style-name="ce3" office:value-type="float" office:value="163.639999389648" calcext:value-type="float">
            <text:p>163,64</text:p>
          </table:table-cell>
          <table:table-cell table:number-columns-repeated="44"/>
        </table:table-row>
        <table:table-row table:style-name="ro2">
          <table:table-cell table:style-name="ce3" office:value-type="float" office:value="163.399993896484" calcext:value-type="float">
            <text:p>163,40</text:p>
          </table:table-cell>
          <table:table-cell table:style-name="ce3" office:value-type="float" office:value="164.539993286133" calcext:value-type="float">
            <text:p>164,54</text:p>
          </table:table-cell>
          <table:table-cell table:style-name="ce3" office:value-type="float" office:value="167.399993896484" calcext:value-type="float">
            <text:p>167,40</text:p>
          </table:table-cell>
          <table:table-cell table:style-name="ce3" office:value-type="float" office:value="170.190002441406" calcext:value-type="float">
            <text:p>170,19</text:p>
          </table:table-cell>
          <table:table-cell table:style-name="ce3" office:value-type="float" office:value="165.380004882813" calcext:value-type="float">
            <text:p>165,38</text:p>
          </table:table-cell>
          <table:table-cell table:style-name="ce3" office:value-type="float" office:value="171.669998168945" calcext:value-type="float">
            <text:p>171,67</text:p>
          </table:table-cell>
          <table:table-cell table:style-name="ce3" office:value-type="float" office:value="166.029998779297" calcext:value-type="float">
            <text:p>166,03</text:p>
          </table:table-cell>
          <table:table-cell table:style-name="ce3" office:value-type="float" office:value="167.669998168945" calcext:value-type="float">
            <text:p>167,67</text:p>
          </table:table-cell>
          <table:table-cell table:style-name="ce3" office:value-type="float" office:value="166.039993286133" calcext:value-type="float">
            <text:p>166,04</text:p>
          </table:table-cell>
          <table:table-cell table:style-name="ce3" office:value-type="float" office:value="172.869995117188" calcext:value-type="float">
            <text:p>172,87</text:p>
          </table:table-cell>
          <table:table-cell table:style-name="ce3" office:value-type="float" office:value="178.100006103516" calcext:value-type="float">
            <text:p>178,10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62.899993896484" calcext:value-type="float">
            <text:p>162,90</text:p>
          </table:table-cell>
          <table:table-cell table:style-name="ce3" office:value-type="float" office:value="169.630004882813" calcext:value-type="float">
            <text:p>169,63</text:p>
          </table:table-cell>
          <table:table-cell table:style-name="ce3" office:value-type="float" office:value="173.119995117188" calcext:value-type="float">
            <text:p>173,12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69.449996948242" calcext:value-type="float">
            <text:p>169,45</text:p>
          </table:table-cell>
          <table:table-cell table:style-name="ce3" office:value-type="float" office:value="171.460006713867" calcext:value-type="float">
            <text:p>171,46</text:p>
          </table:table-cell>
          <table:table-cell table:style-name="ce3" office:value-type="float" office:value="164.570007324219" calcext:value-type="float">
            <text:p>164,57</text:p>
          </table:table-cell>
          <table:table-cell table:style-name="ce3" office:value-type="float" office:value="171" calcext:value-type="float">
            <text:p>171,00</text:p>
          </table:table-cell>
          <table:table-cell table:number-columns-repeated="44"/>
        </table:table-row>
        <table:table-row table:style-name="ro2">
          <table:table-cell table:style-name="ce3" office:value-type="float" office:value="171.520004272461" calcext:value-type="float">
            <text:p>171,52</text:p>
          </table:table-cell>
          <table:table-cell table:style-name="ce3" office:value-type="float" office:value="173.179992675781" calcext:value-type="float">
            <text:p>173,18</text:p>
          </table:table-cell>
          <table:table-cell table:style-name="ce3" office:value-type="float" office:value="169.75" calcext:value-type="float">
            <text:p>169,75</text:p>
          </table:table-cell>
          <table:table-cell table:style-name="ce3" office:value-type="float" office:value="172.059997558594" calcext:value-type="float">
            <text:p>172,06</text:p>
          </table:table-cell>
          <table:table-cell table:style-name="ce3" office:value-type="float" office:value="165.199996948242" calcext:value-type="float">
            <text:p>165,20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75.550003051758" calcext:value-type="float">
            <text:p>175,55</text:p>
          </table:table-cell>
          <table:table-cell table:style-name="ce3" office:value-type="float" office:value="170.190002441406" calcext:value-type="float">
            <text:p>170,19</text:p>
          </table:table-cell>
          <table:table-cell table:style-name="ce3" office:value-type="float" office:value="166.5" calcext:value-type="float">
            <text:p>166,50</text:p>
          </table:table-cell>
          <table:table-cell table:style-name="ce3" office:value-type="float" office:value="168.820007324219" calcext:value-type="float">
            <text:p>168,82</text:p>
          </table:table-cell>
          <table:table-cell table:style-name="ce3" office:value-type="float" office:value="167.729995727539" calcext:value-type="float">
            <text:p>167,73</text:p>
          </table:table-cell>
          <table:table-cell table:style-name="ce3" office:value-type="float" office:value="172.080001831055" calcext:value-type="float">
            <text:p>172,08</text:p>
          </table:table-cell>
          <table:table-cell table:style-name="ce3" office:value-type="float" office:value="172.940002441406" calcext:value-type="float">
            <text:p>172,94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66" calcext:value-type="float">
            <text:p>166,00</text:p>
          </table:table-cell>
          <table:table-cell table:style-name="ce3" office:value-type="float" office:value="166.479995727539" calcext:value-type="float">
            <text:p>166,48</text:p>
          </table:table-cell>
          <table:table-cell table:style-name="ce3" office:value-type="float" office:value="165.229995727539" calcext:value-type="float">
            <text:p>165,23</text:p>
          </table:table-cell>
          <table:table-cell table:style-name="ce3" office:value-type="float" office:value="181.110000610352" calcext:value-type="float">
            <text:p>181,11</text:p>
          </table:table-cell>
          <table:table-cell table:number-columns-repeated="44"/>
        </table:table-row>
        <table:table-row table:style-name="ro2">
          <table:table-cell table:style-name="ce3" office:value-type="float" office:value="167.190002441406" calcext:value-type="float">
            <text:p>167,19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69.660003662109" calcext:value-type="float">
            <text:p>169,66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64.839996337891" calcext:value-type="float">
            <text:p>164,84</text:p>
          </table:table-cell>
          <table:table-cell table:style-name="ce3" office:value-type="float" office:value="169.880004882813" calcext:value-type="float">
            <text:p>169,88</text:p>
          </table:table-cell>
          <table:table-cell table:style-name="ce3" office:value-type="float" office:value="163.410003662109" calcext:value-type="float">
            <text:p>163,41</text:p>
          </table:table-cell>
          <table:table-cell table:style-name="ce3" office:value-type="float" office:value="163.899993896484" calcext:value-type="float">
            <text:p>163,90</text:p>
          </table:table-cell>
          <table:table-cell table:style-name="ce3" office:value-type="float" office:value="172.059997558594" calcext:value-type="float">
            <text:p>172,06</text:p>
          </table:table-cell>
          <table:table-cell table:style-name="ce3" office:value-type="float" office:value="174.850006103516" calcext:value-type="float">
            <text:p>174,85</text:p>
          </table:table-cell>
          <table:table-cell table:style-name="ce3" office:value-type="float" office:value="177.470001220703" calcext:value-type="float">
            <text:p>177,47</text:p>
          </table:table-cell>
          <table:table-cell table:style-name="ce3" office:value-type="float" office:value="171.399993896484" calcext:value-type="float">
            <text:p>171,40</text:p>
          </table:table-cell>
          <table:table-cell table:style-name="ce3" office:value-type="float" office:value="170.339996337891" calcext:value-type="float">
            <text:p>170,34</text:p>
          </table:table-cell>
          <table:table-cell table:style-name="ce3" office:value-type="float" office:value="174.25" calcext:value-type="float">
            <text:p>174,25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68.089996337891" calcext:value-type="float">
            <text:p>168,09</text:p>
          </table:table-cell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73.610000610352" calcext:value-type="float">
            <text:p>173,61</text:p>
          </table:table-cell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67.479995727539" calcext:value-type="float">
            <text:p>167,48</text:p>
          </table:table-cell>
          <table:table-cell table:number-columns-repeated="44"/>
        </table:table-row>
        <table:table-row table:style-name="ro2">
          <table:table-cell table:style-name="ce3" office:value-type="float" office:value="166.320007324219" calcext:value-type="float">
            <text:p>166,32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70.860000610352" calcext:value-type="float">
            <text:p>170,86</text:p>
          </table:table-cell>
          <table:table-cell table:style-name="ce3" office:value-type="float" office:value="170.410003662109" calcext:value-type="float">
            <text:p>170,41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69.75" calcext:value-type="float">
            <text:p>169,75</text:p>
          </table:table-cell>
          <table:table-cell table:style-name="ce3" office:value-type="float" office:value="164.949996948242" calcext:value-type="float">
            <text:p>164,95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68.509994506836" calcext:value-type="float">
            <text:p>168,51</text:p>
          </table:table-cell>
          <table:table-cell table:style-name="ce3" office:value-type="float" office:value="174.289993286133" calcext:value-type="float">
            <text:p>174,29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69.899993896484" calcext:value-type="float">
            <text:p>169,90</text:p>
          </table:table-cell>
          <table:table-cell table:style-name="ce3" office:value-type="float" office:value="170.649993896484" calcext:value-type="float">
            <text:p>170,65</text:p>
          </table:table-cell>
          <table:table-cell table:style-name="ce3" office:value-type="float" office:value="168.389999389648" calcext:value-type="float">
            <text:p>168,39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65.669998168945" calcext:value-type="float">
            <text:p>165,67</text:p>
          </table:table-cell>
          <table:table-cell table:style-name="ce3" office:value-type="float" office:value="176.740005493164" calcext:value-type="float">
            <text:p>176,74</text:p>
          </table:table-cell>
          <table:table-cell table:style-name="ce3" office:value-type="float" office:value="168.729995727539" calcext:value-type="float">
            <text:p>168,73</text:p>
          </table:table-cell>
          <table:table-cell table:number-columns-repeated="44"/>
        </table:table-row>
        <table:table-row table:style-name="ro2">
          <table:table-cell table:style-name="ce3" office:value-type="float" office:value="175.210006713867" calcext:value-type="float">
            <text:p>175,21</text:p>
          </table:table-cell>
          <table:table-cell table:style-name="ce3" office:value-type="float" office:value="172.419998168945" calcext:value-type="float">
            <text:p>172,42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78.050003051758" calcext:value-type="float">
            <text:p>178,05</text:p>
          </table:table-cell>
          <table:table-cell table:style-name="ce3" office:value-type="float" office:value="174.139999389648" calcext:value-type="float">
            <text:p>174,14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74.919998168945" calcext:value-type="float">
            <text:p>174,92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75.270004272461" calcext:value-type="float">
            <text:p>175,27</text:p>
          </table:table-cell>
          <table:table-cell table:style-name="ce3" office:value-type="float" office:value="170.559997558594" calcext:value-type="float">
            <text:p>170,56</text:p>
          </table:table-cell>
          <table:table-cell table:style-name="ce3" office:value-type="float" office:value="170.089996337891" calcext:value-type="float">
            <text:p>170,09</text:p>
          </table:table-cell>
          <table:table-cell table:style-name="ce3" office:value-type="float" office:value="166.800003051758" calcext:value-type="float">
            <text:p>166,80</text:p>
          </table:table-cell>
          <table:table-cell table:style-name="ce3" office:value-type="float" office:value="171.919998168945" calcext:value-type="float">
            <text:p>171,92</text:p>
          </table:table-cell>
          <table:table-cell table:style-name="ce3" office:value-type="float" office:value="174.899993896484" calcext:value-type="float">
            <text:p>174,90</text:p>
          </table:table-cell>
          <table:table-cell table:style-name="ce3" office:value-type="float" office:value="167.460006713867" calcext:value-type="float">
            <text:p>167,46</text:p>
          </table:table-cell>
          <table:table-cell table:style-name="ce3" office:value-type="float" office:value="171.550003051758" calcext:value-type="float">
            <text:p>171,55</text:p>
          </table:table-cell>
          <table:table-cell table:style-name="ce3" office:value-type="float" office:value="167.380004882813" calcext:value-type="float">
            <text:p>167,38</text:p>
          </table:table-cell>
          <table:table-cell table:style-name="ce3" office:value-type="float" office:value="173.429992675781" calcext:value-type="float">
            <text:p>173,43</text:p>
          </table:table-cell>
          <table:table-cell table:style-name="ce3" office:value-type="float" office:value="174.389999389648" calcext:value-type="float">
            <text:p>174,39</text:p>
          </table:table-cell>
          <table:table-cell table:number-columns-repeated="44"/>
        </table:table-row>
        <table:table-row table:style-name="ro2">
          <table:table-cell table:style-name="ce3" office:value-type="float" office:value="176.320007324219" calcext:value-type="float">
            <text:p>176,32</text:p>
          </table:table-cell>
          <table:table-cell table:style-name="ce3" office:value-type="float" office:value="164.389999389648" calcext:value-type="float">
            <text:p>164,39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69.779998779297" calcext:value-type="float">
            <text:p>169,78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73.190002441406" calcext:value-type="float">
            <text:p>173,19</text:p>
          </table:table-cell>
          <table:table-cell table:style-name="ce3" office:value-type="float" office:value="167.899993896484" calcext:value-type="float">
            <text:p>167,90</text:p>
          </table:table-cell>
          <table:table-cell table:style-name="ce3" office:value-type="float" office:value="164.630004882813" calcext:value-type="float">
            <text:p>164,63</text:p>
          </table:table-cell>
          <table:table-cell table:style-name="ce3" office:value-type="float" office:value="166.229995727539" calcext:value-type="float">
            <text:p>166,23</text:p>
          </table:table-cell>
          <table:table-cell table:style-name="ce3" office:value-type="float" office:value="181.789993286133" calcext:value-type="float">
            <text:p>181,79</text:p>
          </table:table-cell>
          <table:table-cell table:style-name="ce3" office:value-type="float" office:value="166.630004882813" calcext:value-type="float">
            <text:p>166,63</text:p>
          </table:table-cell>
          <table:table-cell table:style-name="ce3" office:value-type="float" office:value="162.350006103516" calcext:value-type="float">
            <text:p>162,35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68.380004882813" calcext:value-type="float">
            <text:p>168,38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6.619995117188" calcext:value-type="float">
            <text:p>166,62</text:p>
          </table:table-cell>
          <table:table-cell table:number-columns-repeated="44"/>
        </table:table-row>
        <table:table-row table:style-name="ro2">
          <table:table-cell table:style-name="ce3" office:value-type="float" office:value="173.970001220703" calcext:value-type="float">
            <text:p>173,97</text:p>
          </table:table-cell>
          <table:table-cell table:style-name="ce3" office:value-type="float" office:value="172" calcext:value-type="float">
            <text:p>172,00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8.75" calcext:value-type="float">
            <text:p>168,75</text:p>
          </table:table-cell>
          <table:table-cell table:style-name="ce3" office:value-type="float" office:value="170.600006103516" calcext:value-type="float">
            <text:p>170,60</text:p>
          </table:table-cell>
          <table:table-cell table:style-name="ce3" office:value-type="float" office:value="170.539993286133" calcext:value-type="float">
            <text:p>170,54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6.850006103516" calcext:value-type="float">
            <text:p>166,85</text:p>
          </table:table-cell>
          <table:table-cell table:style-name="ce3" office:value-type="float" office:value="167.889999389648" calcext:value-type="float">
            <text:p>167,89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82.259994506836" calcext:value-type="float">
            <text:p>182,26</text:p>
          </table:table-cell>
          <table:table-cell table:style-name="ce3" office:value-type="float" office:value="169.770004272461" calcext:value-type="float">
            <text:p>169,77</text:p>
          </table:table-cell>
          <table:table-cell table:style-name="ce3" office:value-type="float" office:value="161.369995117188" calcext:value-type="float">
            <text:p>161,37</text:p>
          </table:table-cell>
          <table:table-cell table:style-name="ce3" office:value-type="float" office:value="169.759994506836" calcext:value-type="float">
            <text:p>169,76</text:p>
          </table:table-cell>
          <table:table-cell table:style-name="ce3" office:value-type="float" office:value="173.899993896484" calcext:value-type="float">
            <text:p>173,90</text:p>
          </table:table-cell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77.979995727539" calcext:value-type="float">
            <text:p>177,98</text:p>
          </table:table-cell>
          <table:table-cell table:number-columns-repeated="44"/>
        </table:table-row>
        <table:table-row table:style-name="ro2"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71.630004882813" calcext:value-type="float">
            <text:p>171,63</text:p>
          </table:table-cell>
          <table:table-cell table:style-name="ce3" office:value-type="float" office:value="168.449996948242" calcext:value-type="float">
            <text:p>168,45</text:p>
          </table:table-cell>
          <table:table-cell table:style-name="ce3" office:value-type="float" office:value="171.169998168945" calcext:value-type="float">
            <text:p>171,17</text:p>
          </table:table-cell>
          <table:table-cell table:style-name="ce3" office:value-type="float" office:value="162.639999389648" calcext:value-type="float">
            <text:p>162,64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67.600006103516" calcext:value-type="float">
            <text:p>167,60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71.860000610352" calcext:value-type="float">
            <text:p>171,86</text:p>
          </table:table-cell>
          <table:table-cell table:style-name="ce3" office:value-type="float" office:value="169.339996337891" calcext:value-type="float">
            <text:p>169,34</text:p>
          </table:table-cell>
          <table:table-cell table:style-name="ce3" office:value-type="float" office:value="174.410003662109" calcext:value-type="float">
            <text:p>174,41</text:p>
          </table:table-cell>
          <table:table-cell table:style-name="ce3" office:value-type="float" office:value="163.899993896484" calcext:value-type="float">
            <text:p>163,90</text:p>
          </table:table-cell>
          <table:table-cell table:style-name="ce3" office:value-type="float" office:value="172.919998168945" calcext:value-type="float">
            <text:p>172,92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81.089996337891" calcext:value-type="float">
            <text:p>181,09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72.610000610352" calcext:value-type="float">
            <text:p>172,61</text:p>
          </table:table-cell>
          <table:table-cell table:style-name="ce3" office:value-type="float" office:value="172.240005493164" calcext:value-type="float">
            <text:p>172,24</text:p>
          </table:table-cell>
          <table:table-cell table:style-name="ce3" office:value-type="float" office:value="173.149993896484" calcext:value-type="float">
            <text:p>173,15</text:p>
          </table:table-cell>
          <table:table-cell table:number-columns-repeated="44"/>
        </table:table-row>
        <table:table-row table:style-name="ro2">
          <table:table-cell table:style-name="ce3" office:value-type="float" office:value="168.190002441406" calcext:value-type="float">
            <text:p>168,19</text:p>
          </table:table-cell>
          <table:table-cell table:style-name="ce3" office:value-type="float" office:value="166.570007324219" calcext:value-type="float">
            <text:p>166,57</text:p>
          </table:table-cell>
          <table:table-cell table:style-name="ce3" office:value-type="float" office:value="169.880004882813" calcext:value-type="float">
            <text:p>169,88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66.429992675781" calcext:value-type="float">
            <text:p>166,43</text:p>
          </table:table-cell>
          <table:table-cell table:style-name="ce3" office:value-type="float" office:value="160.839996337891" calcext:value-type="float">
            <text:p>160,84</text:p>
          </table:table-cell>
          <table:table-cell table:style-name="ce3" office:value-type="float" office:value="174.529998779297" calcext:value-type="float">
            <text:p>174,53</text:p>
          </table:table-cell>
          <table:table-cell table:style-name="ce3" office:value-type="float" office:value="167.720001220703" calcext:value-type="float">
            <text:p>167,72</text:p>
          </table:table-cell>
          <table:table-cell table:style-name="ce3" office:value-type="float" office:value="174.869995117188" calcext:value-type="float">
            <text:p>174,87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66.410003662109" calcext:value-type="float">
            <text:p>166,41</text:p>
          </table:table-cell>
          <table:table-cell table:style-name="ce3" office:value-type="float" office:value="166.990005493164" calcext:value-type="float">
            <text:p>166,99</text:p>
          </table:table-cell>
          <table:table-cell table:style-name="ce3" office:value-type="float" office:value="163.589996337891" calcext:value-type="float">
            <text:p>163,59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66.910003662109" calcext:value-type="float">
            <text:p>166,91</text:p>
          </table:table-cell>
          <table:table-cell table:style-name="ce3" office:value-type="float" office:value="176.309997558594" calcext:value-type="float">
            <text:p>176,31</text:p>
          </table:table-cell>
          <table:table-cell table:style-name="ce3" office:value-type="float" office:value="167.070007324219" calcext:value-type="float">
            <text:p>167,07</text:p>
          </table:table-cell>
          <table:table-cell table:style-name="ce3" office:value-type="float" office:value="172.139999389648" calcext:value-type="float">
            <text:p>172,14</text:p>
          </table:table-cell>
          <table:table-cell table:style-name="ce3" office:value-type="float" office:value="174.729995727539" calcext:value-type="float">
            <text:p>174,73</text:p>
          </table:table-cell>
          <table:table-cell table:number-columns-repeated="44"/>
        </table:table-row>
        <table:table-row table:style-name="ro2">
          <table:table-cell table:style-name="ce3" office:value-type="float" office:value="166.639999389648" calcext:value-type="float">
            <text:p>166,64</text:p>
          </table:table-cell>
          <table:table-cell table:style-name="ce3" office:value-type="float" office:value="168.710006713867" calcext:value-type="float">
            <text:p>168,71</text:p>
          </table:table-cell>
          <table:table-cell table:style-name="ce3" office:value-type="float" office:value="177.410003662109" calcext:value-type="float">
            <text:p>177,41</text:p>
          </table:table-cell>
          <table:table-cell table:style-name="ce3" office:value-type="float" office:value="164.570007324219" calcext:value-type="float">
            <text:p>164,57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8.919998168945" calcext:value-type="float">
            <text:p>168,92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73.029998779297" calcext:value-type="float">
            <text:p>173,03</text:p>
          </table:table-cell>
          <table:table-cell table:style-name="ce3" office:value-type="float" office:value="173.509994506836" calcext:value-type="float">
            <text:p>173,51</text:p>
          </table:table-cell>
          <table:table-cell table:style-name="ce3" office:value-type="float" office:value="174.300003051758" calcext:value-type="float">
            <text:p>174,30</text:p>
          </table:table-cell>
          <table:table-cell table:style-name="ce3" office:value-type="float" office:value="165.25" calcext:value-type="float">
            <text:p>165,25</text:p>
          </table:table-cell>
          <table:table-cell table:style-name="ce3" office:value-type="float" office:value="170.419998168945" calcext:value-type="float">
            <text:p>170,42</text:p>
          </table:table-cell>
          <table:table-cell table:style-name="ce3" office:value-type="float" office:value="164.169998168945" calcext:value-type="float">
            <text:p>164,17</text:p>
          </table:table-cell>
          <table:table-cell table:style-name="ce3" office:value-type="float" office:value="163.070007324219" calcext:value-type="float">
            <text:p>163,07</text:p>
          </table:table-cell>
          <table:table-cell table:style-name="ce3" office:value-type="float" office:value="161.970001220703" calcext:value-type="float">
            <text:p>161,97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66.330001831055" calcext:value-type="float">
            <text:p>166,33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64.940002441406" calcext:value-type="float">
            <text:p>164,94</text:p>
          </table:table-cell>
          <table:table-cell table:number-columns-repeated="44"/>
        </table:table-row>
        <table:table-row table:style-name="ro2">
          <table:table-cell table:style-name="ce3" office:value-type="float" office:value="160.880004882813" calcext:value-type="float">
            <text:p>160,88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75.169998168945" calcext:value-type="float">
            <text:p>175,17</text:p>
          </table:table-cell>
          <table:table-cell table:style-name="ce3" office:value-type="float" office:value="163.919998168945" calcext:value-type="float">
            <text:p>163,92</text:p>
          </table:table-cell>
          <table:table-cell table:style-name="ce3" office:value-type="float" office:value="165.380004882813" calcext:value-type="float">
            <text:p>165,38</text:p>
          </table:table-cell>
          <table:table-cell table:style-name="ce3" office:value-type="float" office:value="163.009994506836" calcext:value-type="float">
            <text:p>163,01</text:p>
          </table:table-cell>
          <table:table-cell table:style-name="ce3" office:value-type="float" office:value="174.529998779297" calcext:value-type="float">
            <text:p>174,53</text:p>
          </table:table-cell>
          <table:table-cell table:style-name="ce3" office:value-type="float" office:value="163.899993896484" calcext:value-type="float">
            <text:p>163,90</text:p>
          </table:table-cell>
          <table:table-cell table:style-name="ce3" office:value-type="float" office:value="181.330001831055" calcext:value-type="float">
            <text:p>181,33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78.610000610352" calcext:value-type="float">
            <text:p>178,61</text:p>
          </table:table-cell>
          <table:table-cell table:style-name="ce3" office:value-type="float" office:value="172.240005493164" calcext:value-type="float">
            <text:p>172,24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71.199996948242" calcext:value-type="float">
            <text:p>171,20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7.399993896484" calcext:value-type="float">
            <text:p>167,40</text:p>
          </table:table-cell>
          <table:table-cell table:number-columns-repeated="44"/>
        </table:table-row>
        <table:table-row table:style-name="ro2"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63.990005493164" calcext:value-type="float">
            <text:p>163,99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73.710006713867" calcext:value-type="float">
            <text:p>173,71</text:p>
          </table:table-cell>
          <table:table-cell table:style-name="ce3" office:value-type="float" office:value="166.800003051758" calcext:value-type="float">
            <text:p>166,80</text:p>
          </table:table-cell>
          <table:table-cell table:style-name="ce3" office:value-type="float" office:value="176.080001831055" calcext:value-type="float">
            <text:p>176,08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68.800003051758" calcext:value-type="float">
            <text:p>168,80</text:p>
          </table:table-cell>
          <table:table-cell table:style-name="ce3" office:value-type="float" office:value="174.660003662109" calcext:value-type="float">
            <text:p>174,66</text:p>
          </table:table-cell>
          <table:table-cell table:style-name="ce3" office:value-type="float" office:value="165.550003051758" calcext:value-type="float">
            <text:p>165,55</text:p>
          </table:table-cell>
          <table:table-cell table:style-name="ce3" office:value-type="float" office:value="164.309997558594" calcext:value-type="float">
            <text:p>164,31</text:p>
          </table:table-cell>
          <table:table-cell table:number-columns-repeated="2" table:style-name="ce3" office:value-type="float" office:value="168.020004272461" calcext:value-type="float">
            <text:p>168,02</text:p>
          </table:table-cell>
          <table:table-cell table:style-name="ce3" office:value-type="float" office:value="169.899993896484" calcext:value-type="float">
            <text:p>169,90</text:p>
          </table:table-cell>
          <table:table-cell table:style-name="ce3" office:value-type="float" office:value="173.490005493164" calcext:value-type="float">
            <text:p>173,49</text:p>
          </table:table-cell>
          <table:table-cell table:style-name="ce3" office:value-type="float" office:value="172.869995117188" calcext:value-type="float">
            <text:p>172,87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68.419998168945" calcext:value-type="float">
            <text:p>168,42</text:p>
          </table:table-cell>
          <table:table-cell table:style-name="ce3" office:value-type="float" office:value="168.850006103516" calcext:value-type="float">
            <text:p>168,85</text:p>
          </table:table-cell>
          <table:table-cell table:number-columns-repeated="44"/>
        </table:table-row>
        <table:table-row table:style-name="ro2"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67.899993896484" calcext:value-type="float">
            <text:p>167,90</text:p>
          </table:table-cell>
          <table:table-cell table:style-name="ce3" office:value-type="float" office:value="168.589996337891" calcext:value-type="float">
            <text:p>168,59</text:p>
          </table:table-cell>
          <table:table-cell table:style-name="ce3" office:value-type="float" office:value="173.039993286133" calcext:value-type="float">
            <text:p>173,04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71.809997558594" calcext:value-type="float">
            <text:p>171,81</text:p>
          </table:table-cell>
          <table:table-cell table:style-name="ce3" office:value-type="float" office:value="169.419998168945" calcext:value-type="float">
            <text:p>169,42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61.729995727539" calcext:value-type="float">
            <text:p>161,73</text:p>
          </table:table-cell>
          <table:table-cell table:style-name="ce3" office:value-type="float" office:value="167.869995117188" calcext:value-type="float">
            <text:p>167,87</text:p>
          </table:table-cell>
          <table:table-cell table:style-name="ce3" office:value-type="float" office:value="174.410003662109" calcext:value-type="float">
            <text:p>174,41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71.839996337891" calcext:value-type="float">
            <text:p>171,84</text:p>
          </table:table-cell>
          <table:table-cell table:style-name="ce3" office:value-type="float" office:value="173.880004882813" calcext:value-type="float">
            <text:p>173,88</text:p>
          </table:table-cell>
          <table:table-cell table:style-name="ce3" office:value-type="float" office:value="170.679992675781" calcext:value-type="float">
            <text:p>170,68</text:p>
          </table:table-cell>
          <table:table-cell table:style-name="ce3" office:value-type="float" office:value="171.440002441406" calcext:value-type="float">
            <text:p>171,44</text:p>
          </table:table-cell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72.960006713867" calcext:value-type="float">
            <text:p>172,96</text:p>
          </table:table-cell>
          <table:table-cell table:number-columns-repeated="44"/>
        </table:table-row>
        <table:table-row table:style-name="ro2">
          <table:table-cell table:style-name="ce3" office:value-type="float" office:value="166.419998168945" calcext:value-type="float">
            <text:p>166,42</text:p>
          </table:table-cell>
          <table:table-cell table:style-name="ce3" office:value-type="float" office:value="176.089996337891" calcext:value-type="float">
            <text:p>176,09</text:p>
          </table:table-cell>
          <table:table-cell table:style-name="ce3" office:value-type="float" office:value="167.740005493164" calcext:value-type="float">
            <text:p>167,74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2.589996337891" calcext:value-type="float">
            <text:p>172,59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6.669998168945" calcext:value-type="float">
            <text:p>166,67</text:p>
          </table:table-cell>
          <table:table-cell table:style-name="ce3" office:value-type="float" office:value="176.279998779297" calcext:value-type="float">
            <text:p>176,28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72.600006103516" calcext:value-type="float">
            <text:p>172,60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5.850006103516" calcext:value-type="float">
            <text:p>165,85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63.729995727539" calcext:value-type="float">
            <text:p>163,73</text:p>
          </table:table-cell>
          <table:table-cell table:style-name="ce3" office:value-type="float" office:value="172.899993896484" calcext:value-type="float">
            <text:p>172,90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68.119995117188" calcext:value-type="float">
            <text:p>168,12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66" calcext:value-type="float">
            <text:p>166,00</text:p>
          </table:table-cell>
          <table:table-cell table:number-columns-repeated="44"/>
        </table:table-row>
        <table:table-row table:style-name="ro2"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5.910003662109" calcext:value-type="float">
            <text:p>165,91</text:p>
          </table:table-cell>
          <table:table-cell table:style-name="ce3" office:value-type="float" office:value="161.940002441406" calcext:value-type="float">
            <text:p>161,94</text:p>
          </table:table-cell>
          <table:table-cell table:style-name="ce3" office:value-type="float" office:value="177.910003662109" calcext:value-type="float">
            <text:p>177,91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64.779998779297" calcext:value-type="float">
            <text:p>164,78</text:p>
          </table:table-cell>
          <table:table-cell table:style-name="ce3" office:value-type="float" office:value="168.839996337891" calcext:value-type="float">
            <text:p>168,84</text:p>
          </table:table-cell>
          <table:table-cell table:style-name="ce3" office:value-type="float" office:value="167.190002441406" calcext:value-type="float">
            <text:p>167,19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65.839996337891" calcext:value-type="float">
            <text:p>165,84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77.410003662109" calcext:value-type="float">
            <text:p>177,41</text:p>
          </table:table-cell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78.589996337891" calcext:value-type="float">
            <text:p>178,59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74.070007324219" calcext:value-type="float">
            <text:p>174,07</text:p>
          </table:table-cell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68.529998779297" calcext:value-type="float">
            <text:p>168,53</text:p>
          </table:table-cell>
          <table:table-cell table:style-name="ce3" office:value-type="float" office:value="164.940002441406" calcext:value-type="float">
            <text:p>164,94</text:p>
          </table:table-cell>
          <table:table-cell table:style-name="ce3" office:value-type="float" office:value="174.669998168945" calcext:value-type="float">
            <text:p>174,67</text:p>
          </table:table-cell>
          <table:table-cell table:number-columns-repeated="44"/>
        </table:table-row>
        <table:table-row table:style-name="ro2">
          <table:table-cell table:style-name="ce3" office:value-type="float" office:value="164.679992675781" calcext:value-type="float">
            <text:p>164,68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71.100006103516" calcext:value-type="float">
            <text:p>171,10</text:p>
          </table:table-cell>
          <table:table-cell table:style-name="ce3" office:value-type="float" office:value="169.949996948242" calcext:value-type="float">
            <text:p>169,95</text:p>
          </table:table-cell>
          <table:table-cell table:style-name="ce3" office:value-type="float" office:value="178.270004272461" calcext:value-type="float">
            <text:p>178,27</text:p>
          </table:table-cell>
          <table:table-cell table:style-name="ce3" office:value-type="float" office:value="182.130004882813" calcext:value-type="float">
            <text:p>182,13</text:p>
          </table:table-cell>
          <table:table-cell table:style-name="ce3" office:value-type="float" office:value="165.869995117188" calcext:value-type="float">
            <text:p>165,87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69.610000610352" calcext:value-type="float">
            <text:p>169,61</text:p>
          </table:table-cell>
          <table:table-cell table:style-name="ce3" office:value-type="float" office:value="173.520004272461" calcext:value-type="float">
            <text:p>173,52</text:p>
          </table:table-cell>
          <table:table-cell table:style-name="ce3" office:value-type="float" office:value="173.149993896484" calcext:value-type="float">
            <text:p>173,15</text:p>
          </table:table-cell>
          <table:table-cell table:style-name="ce3" office:value-type="float" office:value="168.100006103516" calcext:value-type="float">
            <text:p>168,10</text:p>
          </table:table-cell>
          <table:table-cell table:style-name="ce3" office:value-type="float" office:value="172.199996948242" calcext:value-type="float">
            <text:p>172,20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66.429992675781" calcext:value-type="float">
            <text:p>166,43</text:p>
          </table:table-cell>
          <table:table-cell table:style-name="ce3" office:value-type="float" office:value="167.490005493164" calcext:value-type="float">
            <text:p>167,49</text:p>
          </table:table-cell>
          <table:table-cell table:style-name="ce3" office:value-type="float" office:value="163.539993286133" calcext:value-type="float">
            <text:p>163,54</text:p>
          </table:table-cell>
          <table:table-cell table:style-name="ce3" office:value-type="float" office:value="175.669998168945" calcext:value-type="float">
            <text:p>175,67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63.759994506836" calcext:value-type="float">
            <text:p>163,76</text:p>
          </table:table-cell>
          <table:table-cell table:number-columns-repeated="44"/>
        </table:table-row>
        <table:table-row table:style-name="ro2">
          <table:table-cell table:style-name="ce3" office:value-type="float" office:value="177.389999389648" calcext:value-type="float">
            <text:p>177,39</text:p>
          </table:table-cell>
          <table:table-cell table:style-name="ce3" office:value-type="float" office:value="161.380004882813" calcext:value-type="float">
            <text:p>161,38</text:p>
          </table:table-cell>
          <table:table-cell table:style-name="ce3" office:value-type="float" office:value="177.529998779297" calcext:value-type="float">
            <text:p>177,53</text:p>
          </table:table-cell>
          <table:table-cell table:style-name="ce3" office:value-type="float" office:value="166.050003051758" calcext:value-type="float">
            <text:p>166,05</text:p>
          </table:table-cell>
          <table:table-cell table:style-name="ce3" office:value-type="float" office:value="169.399993896484" calcext:value-type="float">
            <text:p>169,40</text:p>
          </table:table-cell>
          <table:table-cell table:style-name="ce3" office:value-type="float" office:value="168.300003051758" calcext:value-type="float">
            <text:p>168,30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70.809997558594" calcext:value-type="float">
            <text:p>170,81</text:p>
          </table:table-cell>
          <table:table-cell table:style-name="ce3" office:value-type="float" office:value="175.100006103516" calcext:value-type="float">
            <text:p>175,10</text:p>
          </table:table-cell>
          <table:table-cell table:style-name="ce3" office:value-type="float" office:value="176.279998779297" calcext:value-type="float">
            <text:p>176,28</text:p>
          </table:table-cell>
          <table:table-cell table:style-name="ce3" office:value-type="float" office:value="178.309997558594" calcext:value-type="float">
            <text:p>178,31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68" calcext:value-type="float">
            <text:p>168,00</text:p>
          </table:table-cell>
          <table:table-cell table:style-name="ce3" office:value-type="float" office:value="166.830001831055" calcext:value-type="float">
            <text:p>166,83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9.289993286133" calcext:value-type="float">
            <text:p>169,29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9.449996948242" calcext:value-type="float">
            <text:p>169,45</text:p>
          </table:table-cell>
          <table:table-cell table:style-name="ce3" office:value-type="float" office:value="174.860000610352" calcext:value-type="float">
            <text:p>174,86</text:p>
          </table:table-cell>
          <table:table-cell table:style-name="ce3" office:value-type="float" office:value="174.009994506836" calcext:value-type="float">
            <text:p>174,01</text:p>
          </table:table-cell>
          <table:table-cell table:number-columns-repeated="44"/>
        </table:table-row>
        <table:table-row table:style-name="ro2">
          <table:table-cell table:style-name="ce3" office:value-type="float" office:value="167.600006103516" calcext:value-type="float">
            <text:p>167,60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75.660003662109" calcext:value-type="float">
            <text:p>175,66</text:p>
          </table:table-cell>
          <table:table-cell table:style-name="ce3" office:value-type="float" office:value="170.039993286133" calcext:value-type="float">
            <text:p>170,04</text:p>
          </table:table-cell>
          <table:table-cell table:style-name="ce3" office:value-type="float" office:value="166.690002441406" calcext:value-type="float">
            <text:p>166,69</text:p>
          </table:table-cell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70.380004882813" calcext:value-type="float">
            <text:p>170,38</text:p>
          </table:table-cell>
          <table:table-cell table:style-name="ce3" office:value-type="float" office:value="162.839996337891" calcext:value-type="float">
            <text:p>162,84</text:p>
          </table:table-cell>
          <table:table-cell table:style-name="ce3" office:value-type="float" office:value="164.410003662109" calcext:value-type="float">
            <text:p>164,41</text:p>
          </table:table-cell>
          <table:table-cell table:style-name="ce3" office:value-type="float" office:value="169.419998168945" calcext:value-type="float">
            <text:p>169,42</text:p>
          </table:table-cell>
          <table:table-cell table:style-name="ce3" office:value-type="float" office:value="170.470001220703" calcext:value-type="float">
            <text:p>170,47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6.259994506836" calcext:value-type="float">
            <text:p>166,26</text:p>
          </table:table-cell>
          <table:table-cell table:style-name="ce3" office:value-type="float" office:value="169.410003662109" calcext:value-type="float">
            <text:p>169,41</text:p>
          </table:table-cell>
          <table:table-cell table:style-name="ce3" office:value-type="float" office:value="173.449996948242" calcext:value-type="float">
            <text:p>173,45</text:p>
          </table:table-cell>
          <table:table-cell table:style-name="ce3" office:value-type="float" office:value="166.190002441406" calcext:value-type="float">
            <text:p>166,19</text:p>
          </table:table-cell>
          <table:table-cell table:style-name="ce3" office:value-type="float" office:value="177.729995727539" calcext:value-type="float">
            <text:p>177,73</text:p>
          </table:table-cell>
          <table:table-cell table:style-name="ce3" office:value-type="float" office:value="172.410003662109" calcext:value-type="float">
            <text:p>172,41</text:p>
          </table:table-cell>
          <table:table-cell table:style-name="ce3" office:value-type="float" office:value="172.800003051758" calcext:value-type="float">
            <text:p>172,80</text:p>
          </table:table-cell>
          <table:table-cell table:style-name="ce3" office:value-type="float" office:value="159.75" calcext:value-type="float">
            <text:p>159,75</text:p>
          </table:table-cell>
          <table:table-cell table:number-columns-repeated="44"/>
        </table:table-row>
        <table:table-row table:style-name="ro2"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67.550003051758" calcext:value-type="float">
            <text:p>167,55</text:p>
          </table:table-cell>
          <table:table-cell table:style-name="ce3" office:value-type="float" office:value="173.839996337891" calcext:value-type="float">
            <text:p>173,84</text:p>
          </table:table-cell>
          <table:table-cell table:style-name="ce3" office:value-type="float" office:value="173.179992675781" calcext:value-type="float">
            <text:p>173,18</text:p>
          </table:table-cell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65.880004882813" calcext:value-type="float">
            <text:p>165,88</text:p>
          </table:table-cell>
          <table:table-cell table:style-name="ce3" office:value-type="float" office:value="173.029998779297" calcext:value-type="float">
            <text:p>173,03</text:p>
          </table:table-cell>
          <table:table-cell table:style-name="ce3" office:value-type="float" office:value="172.289993286133" calcext:value-type="float">
            <text:p>172,29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71.570007324219" calcext:value-type="float">
            <text:p>171,57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62.570007324219" calcext:value-type="float">
            <text:p>162,57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2" calcext:value-type="float">
            <text:p>162,00</text:p>
          </table:table-cell>
          <table:table-cell table:style-name="ce3" office:value-type="float" office:value="175.460006713867" calcext:value-type="float">
            <text:p>175,46</text:p>
          </table:table-cell>
          <table:table-cell table:style-name="ce3" office:value-type="float" office:value="171.880004882813" calcext:value-type="float">
            <text:p>171,88</text:p>
          </table:table-cell>
          <table:table-cell table:style-name="ce3" office:value-type="float" office:value="170.729995727539" calcext:value-type="float">
            <text:p>170,73</text:p>
          </table:table-cell>
          <table:table-cell table:number-columns-repeated="44"/>
        </table:table-row>
        <table:table-row table:style-name="ro2">
          <table:table-cell table:style-name="ce3" office:value-type="float" office:value="175.289993286133" calcext:value-type="float">
            <text:p>175,29</text:p>
          </table:table-cell>
          <table:table-cell table:style-name="ce3" office:value-type="float" office:value="165.220001220703" calcext:value-type="float">
            <text:p>165,22</text:p>
          </table:table-cell>
          <table:table-cell table:style-name="ce3" office:value-type="float" office:value="172.039993286133" calcext:value-type="float">
            <text:p>172,04</text:p>
          </table:table-cell>
          <table:table-cell table:style-name="ce3" office:value-type="float" office:value="167.850006103516" calcext:value-type="float">
            <text:p>167,85</text:p>
          </table:table-cell>
          <table:table-cell table:style-name="ce3" office:value-type="float" office:value="174.979995727539" calcext:value-type="float">
            <text:p>174,98</text:p>
          </table:table-cell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67.789993286133" calcext:value-type="float">
            <text:p>167,79</text:p>
          </table:table-cell>
          <table:table-cell table:style-name="ce3" office:value-type="float" office:value="173.399993896484" calcext:value-type="float">
            <text:p>173,40</text:p>
          </table:table-cell>
          <table:table-cell table:style-name="ce3" office:value-type="float" office:value="174.169998168945" calcext:value-type="float">
            <text:p>174,17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69.800003051758" calcext:value-type="float">
            <text:p>169,80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3.75" calcext:value-type="float">
            <text:p>163,75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75.679992675781" calcext:value-type="float">
            <text:p>175,68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61.820007324219" calcext:value-type="float">
            <text:p>161,82</text:p>
          </table:table-cell>
          <table:table-cell table:number-columns-repeated="44"/>
        </table:table-row>
        <table:table-row table:style-name="ro2">
          <table:table-cell table:style-name="ce3" office:value-type="float" office:value="167.479995727539" calcext:value-type="float">
            <text:p>167,48</text:p>
          </table:table-cell>
          <table:table-cell table:style-name="ce3" office:value-type="float" office:value="167.919998168945" calcext:value-type="float">
            <text:p>167,92</text:p>
          </table:table-cell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81.309997558594" calcext:value-type="float">
            <text:p>181,31</text:p>
          </table:table-cell>
          <table:table-cell table:style-name="ce3" office:value-type="float" office:value="173.940002441406" calcext:value-type="float">
            <text:p>173,94</text:p>
          </table:table-cell>
          <table:table-cell table:style-name="ce3" office:value-type="float" office:value="172.720001220703" calcext:value-type="float">
            <text:p>172,72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63.839996337891" calcext:value-type="float">
            <text:p>163,84</text:p>
          </table:table-cell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64.800003051758" calcext:value-type="float">
            <text:p>164,80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66.690002441406" calcext:value-type="float">
            <text:p>166,69</text:p>
          </table:table-cell>
          <table:table-cell table:style-name="ce3" office:value-type="float" office:value="164.279998779297" calcext:value-type="float">
            <text:p>164,28</text:p>
          </table:table-cell>
          <table:table-cell table:style-name="ce3" office:value-type="float" office:value="166.179992675781" calcext:value-type="float">
            <text:p>166,18</text:p>
          </table:table-cell>
          <table:table-cell table:style-name="ce3" office:value-type="float" office:value="166.089996337891" calcext:value-type="float">
            <text:p>166,09</text:p>
          </table:table-cell>
          <table:table-cell table:style-name="ce3" office:value-type="float" office:value="163.970001220703" calcext:value-type="float">
            <text:p>163,97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64.75" calcext:value-type="float">
            <text:p>164,75</text:p>
          </table:table-cell>
          <table:table-cell table:style-name="ce3" office:value-type="float" office:value="166.809997558594" calcext:value-type="float">
            <text:p>166,81</text:p>
          </table:table-cell>
          <table:table-cell table:number-columns-repeated="44"/>
        </table:table-row>
        <table:table-row table:style-name="ro2">
          <table:table-cell table:style-name="ce3" office:value-type="float" office:value="170.119995117188" calcext:value-type="float">
            <text:p>170,12</text:p>
          </table:table-cell>
          <table:table-cell table:style-name="ce3" office:value-type="float" office:value="163.759994506836" calcext:value-type="float">
            <text:p>163,76</text:p>
          </table:table-cell>
          <table:table-cell table:style-name="ce3" office:value-type="float" office:value="165.100006103516" calcext:value-type="float">
            <text:p>165,10</text:p>
          </table:table-cell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66.5" calcext:value-type="float">
            <text:p>166,50</text:p>
          </table:table-cell>
          <table:table-cell table:style-name="ce3" office:value-type="float" office:value="175.970001220703" calcext:value-type="float">
            <text:p>175,97</text:p>
          </table:table-cell>
          <table:table-cell table:style-name="ce3" office:value-type="float" office:value="171.990005493164" calcext:value-type="float">
            <text:p>171,99</text:p>
          </table:table-cell>
          <table:table-cell table:style-name="ce3" office:value-type="float" office:value="170.889999389648" calcext:value-type="float">
            <text:p>170,89</text:p>
          </table:table-cell>
          <table:table-cell table:style-name="ce3" office:value-type="float" office:value="171.259994506836" calcext:value-type="float">
            <text:p>171,26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70" calcext:value-type="float">
            <text:p>170,00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69.899993896484" calcext:value-type="float">
            <text:p>169,90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64.639999389648" calcext:value-type="float">
            <text:p>164,64</text:p>
          </table:table-cell>
          <table:table-cell table:style-name="ce3" office:value-type="float" office:value="168.699996948242" calcext:value-type="float">
            <text:p>168,70</text:p>
          </table:table-cell>
          <table:table-cell table:style-name="ce3" office:value-type="float" office:value="171.910003662109" calcext:value-type="float">
            <text:p>171,91</text:p>
          </table:table-cell>
          <table:table-cell table:style-name="ce3" office:value-type="float" office:value="169.119995117188" calcext:value-type="float">
            <text:p>169,12</text:p>
          </table:table-cell>
          <table:table-cell table:style-name="ce3" office:value-type="float" office:value="169.410003662109" calcext:value-type="float">
            <text:p>169,41</text:p>
          </table:table-cell>
          <table:table-cell table:style-name="ce3" office:value-type="float" office:value="164.110000610352" calcext:value-type="float">
            <text:p>164,11</text:p>
          </table:table-cell>
          <table:table-cell table:number-columns-repeated="44"/>
        </table:table-row>
        <table:table-row table:style-name="ro2"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76.229995727539" calcext:value-type="float">
            <text:p>176,23</text:p>
          </table:table-cell>
          <table:table-cell table:style-name="ce3" office:value-type="float" office:value="157.869995117188" calcext:value-type="float">
            <text:p>157,87</text:p>
          </table:table-cell>
          <table:table-cell table:style-name="ce3" office:value-type="float" office:value="174.679992675781" calcext:value-type="float">
            <text:p>174,68</text:p>
          </table:table-cell>
          <table:table-cell table:style-name="ce3" office:value-type="float" office:value="166.860000610352" calcext:value-type="float">
            <text:p>166,86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65.419998168945" calcext:value-type="float">
            <text:p>165,42</text:p>
          </table:table-cell>
          <table:table-cell table:style-name="ce3" office:value-type="float" office:value="167.479995727539" calcext:value-type="float">
            <text:p>167,48</text:p>
          </table:table-cell>
          <table:table-cell table:style-name="ce3" office:value-type="float" office:value="172.25" calcext:value-type="float">
            <text:p>172,25</text:p>
          </table:table-cell>
          <table:table-cell table:style-name="ce3" office:value-type="float" office:value="167.199996948242" calcext:value-type="float">
            <text:p>167,20</text:p>
          </table:table-cell>
          <table:table-cell table:style-name="ce3" office:value-type="float" office:value="170.029998779297" calcext:value-type="float">
            <text:p>170,03</text:p>
          </table:table-cell>
          <table:table-cell table:style-name="ce3" office:value-type="float" office:value="172.710006713867" calcext:value-type="float">
            <text:p>172,71</text:p>
          </table:table-cell>
          <table:table-cell table:style-name="ce3" office:value-type="float" office:value="173.460006713867" calcext:value-type="float">
            <text:p>173,46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77.210006713867" calcext:value-type="float">
            <text:p>177,21</text:p>
          </table:table-cell>
          <table:table-cell table:style-name="ce3" office:value-type="float" office:value="163.889999389648" calcext:value-type="float">
            <text:p>163,89</text:p>
          </table:table-cell>
          <table:table-cell table:style-name="ce3" office:value-type="float" office:value="167.979995727539" calcext:value-type="float">
            <text:p>167,98</text:p>
          </table:table-cell>
          <table:table-cell table:style-name="ce3" office:value-type="float" office:value="166.929992675781" calcext:value-type="float">
            <text:p>166,93</text:p>
          </table:table-cell>
          <table:table-cell table:style-name="ce3" office:value-type="float" office:value="168.449996948242" calcext:value-type="float">
            <text:p>168,45</text:p>
          </table:table-cell>
          <table:table-cell table:style-name="ce3" office:value-type="float" office:value="162.509994506836" calcext:value-type="float">
            <text:p>162,51</text:p>
          </table:table-cell>
          <table:table-cell table:number-columns-repeated="44"/>
        </table:table-row>
        <table:table-row table:style-name="ro2">
          <table:table-cell table:style-name="ce3" office:value-type="float" office:value="172.699996948242" calcext:value-type="float">
            <text:p>172,70</text:p>
          </table:table-cell>
          <table:table-cell table:style-name="ce3" office:value-type="float" office:value="165.960006713867" calcext:value-type="float">
            <text:p>165,96</text:p>
          </table:table-cell>
          <table:table-cell table:style-name="ce3" office:value-type="float" office:value="165.970001220703" calcext:value-type="float">
            <text:p>165,97</text:p>
          </table:table-cell>
          <table:table-cell table:style-name="ce3" office:value-type="float" office:value="171.330001831055" calcext:value-type="float">
            <text:p>171,33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75.669998168945" calcext:value-type="float">
            <text:p>175,67</text:p>
          </table:table-cell>
          <table:table-cell table:style-name="ce3" office:value-type="float" office:value="171.080001831055" calcext:value-type="float">
            <text:p>171,08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66.289993286133" calcext:value-type="float">
            <text:p>166,29</text:p>
          </table:table-cell>
          <table:table-cell table:style-name="ce3" office:value-type="float" office:value="168.020004272461" calcext:value-type="float">
            <text:p>168,02</text:p>
          </table:table-cell>
          <table:table-cell table:style-name="ce3" office:value-type="float" office:value="172.190002441406" calcext:value-type="float">
            <text:p>172,19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4.800003051758" calcext:value-type="float">
            <text:p>174,80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66.889999389648" calcext:value-type="float">
            <text:p>166,89</text:p>
          </table:table-cell>
          <table:table-cell table:style-name="ce3" office:value-type="float" office:value="170.589996337891" calcext:value-type="float">
            <text:p>170,59</text:p>
          </table:table-cell>
          <table:table-cell table:style-name="ce3" office:value-type="float" office:value="172.419998168945" calcext:value-type="float">
            <text:p>172,42</text:p>
          </table:table-cell>
          <table:table-cell table:style-name="ce3" office:value-type="float" office:value="166.970001220703" calcext:value-type="float">
            <text:p>166,97</text:p>
          </table:table-cell>
          <table:table-cell table:number-columns-repeated="44"/>
        </table:table-row>
        <table:table-row table:style-name="ro2">
          <table:table-cell table:style-name="ce3" office:value-type="float" office:value="170.490005493164" calcext:value-type="float">
            <text:p>170,49</text:p>
          </table:table-cell>
          <table:table-cell table:style-name="ce3" office:value-type="float" office:value="164.470001220703" calcext:value-type="float">
            <text:p>164,47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69.779998779297" calcext:value-type="float">
            <text:p>169,78</text:p>
          </table:table-cell>
          <table:table-cell table:style-name="ce3" office:value-type="float" office:value="165.539993286133" calcext:value-type="float">
            <text:p>165,54</text:p>
          </table:table-cell>
          <table:table-cell table:style-name="ce3" office:value-type="float" office:value="179.020004272461" calcext:value-type="float">
            <text:p>179,02</text:p>
          </table:table-cell>
          <table:table-cell table:style-name="ce3" office:value-type="float" office:value="172.440002441406" calcext:value-type="float">
            <text:p>172,44</text:p>
          </table:table-cell>
          <table:table-cell table:style-name="ce3" office:value-type="float" office:value="174.25" calcext:value-type="float">
            <text:p>174,25</text:p>
          </table:table-cell>
          <table:table-cell table:style-name="ce3" office:value-type="float" office:value="171.169998168945" calcext:value-type="float">
            <text:p>171,17</text:p>
          </table:table-cell>
          <table:table-cell table:style-name="ce3" office:value-type="float" office:value="172.149993896484" calcext:value-type="float">
            <text:p>172,15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73.410003662109" calcext:value-type="float">
            <text:p>173,41</text:p>
          </table:table-cell>
          <table:table-cell table:style-name="ce3" office:value-type="float" office:value="162.860000610352" calcext:value-type="float">
            <text:p>162,86</text:p>
          </table:table-cell>
          <table:table-cell table:style-name="ce3" office:value-type="float" office:value="170.720001220703" calcext:value-type="float">
            <text:p>170,72</text:p>
          </table:table-cell>
          <table:table-cell table:style-name="ce3" office:value-type="float" office:value="169.210006713867" calcext:value-type="float">
            <text:p>169,21</text:p>
          </table:table-cell>
          <table:table-cell table:style-name="ce3" office:value-type="float" office:value="164.770004272461" calcext:value-type="float">
            <text:p>164,77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76.240005493164" calcext:value-type="float">
            <text:p>176,24</text:p>
          </table:table-cell>
          <table:table-cell table:style-name="ce3" office:value-type="float" office:value="168.320007324219" calcext:value-type="float">
            <text:p>168,32</text:p>
          </table:table-cell>
          <table:table-cell table:number-columns-repeated="44"/>
        </table:table-row>
        <table:table-row table:style-name="ro2">
          <table:table-cell table:style-name="ce3" office:value-type="float" office:value="165.910003662109" calcext:value-type="float">
            <text:p>165,91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6.240005493164" calcext:value-type="float">
            <text:p>166,24</text:p>
          </table:table-cell>
          <table:table-cell table:style-name="ce3" office:value-type="float" office:value="163.429992675781" calcext:value-type="float">
            <text:p>163,43</text:p>
          </table:table-cell>
          <table:table-cell table:style-name="ce3" office:value-type="float" office:value="166.369995117188" calcext:value-type="float">
            <text:p>166,37</text:p>
          </table:table-cell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68.059997558594" calcext:value-type="float">
            <text:p>168,06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75" calcext:value-type="float">
            <text:p>175,00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70.880004882813" calcext:value-type="float">
            <text:p>170,88</text:p>
          </table:table-cell>
          <table:table-cell table:style-name="ce3" office:value-type="float" office:value="166.419998168945" calcext:value-type="float">
            <text:p>166,42</text:p>
          </table:table-cell>
          <table:table-cell table:style-name="ce3" office:value-type="float" office:value="159.389999389648" calcext:value-type="float">
            <text:p>159,39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68.210006713867" calcext:value-type="float">
            <text:p>168,21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5.029998779297" calcext:value-type="float">
            <text:p>165,03</text:p>
          </table:table-cell>
          <table:table-cell table:number-columns-repeated="44"/>
        </table:table-row>
        <table:table-row table:style-name="ro2">
          <table:table-cell table:style-name="ce3" office:value-type="float" office:value="176.600006103516" calcext:value-type="float">
            <text:p>176,60</text:p>
          </table:table-cell>
          <table:table-cell table:style-name="ce3" office:value-type="float" office:value="170.889999389648" calcext:value-type="float">
            <text:p>170,89</text:p>
          </table:table-cell>
          <table:table-cell table:style-name="ce3" office:value-type="float" office:value="166.979995727539" calcext:value-type="float">
            <text:p>166,98</text:p>
          </table:table-cell>
          <table:table-cell table:style-name="ce3" office:value-type="float" office:value="165.339996337891" calcext:value-type="float">
            <text:p>165,34</text:p>
          </table:table-cell>
          <table:table-cell table:style-name="ce3" office:value-type="float" office:value="168.690002441406" calcext:value-type="float">
            <text:p>168,69</text:p>
          </table:table-cell>
          <table:table-cell table:style-name="ce3" office:value-type="float" office:value="161.970001220703" calcext:value-type="float">
            <text:p>161,97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77.460006713867" calcext:value-type="float">
            <text:p>177,46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68.660003662109" calcext:value-type="float">
            <text:p>168,66</text:p>
          </table:table-cell>
          <table:table-cell table:style-name="ce3" office:value-type="float" office:value="167.770004272461" calcext:value-type="float">
            <text:p>167,77</text:p>
          </table:table-cell>
          <table:table-cell table:style-name="ce3" office:value-type="float" office:value="166.550003051758" calcext:value-type="float">
            <text:p>166,55</text:p>
          </table:table-cell>
          <table:table-cell table:style-name="ce3" office:value-type="float" office:value="167.970001220703" calcext:value-type="float">
            <text:p>167,97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5.770004272461" calcext:value-type="float">
            <text:p>165,77</text:p>
          </table:table-cell>
          <table:table-cell table:style-name="ce3" office:value-type="float" office:value="171.339996337891" calcext:value-type="float">
            <text:p>171,34</text:p>
          </table:table-cell>
          <table:table-cell table:style-name="ce3" office:value-type="float" office:value="177.880004882813" calcext:value-type="float">
            <text:p>177,88</text:p>
          </table:table-cell>
          <table:table-cell table:style-name="ce3" office:value-type="float" office:value="163.600006103516" calcext:value-type="float">
            <text:p>163,60</text:p>
          </table:table-cell>
          <table:table-cell table:style-name="ce3" office:value-type="float" office:value="172.960006713867" calcext:value-type="float">
            <text:p>172,96</text:p>
          </table:table-cell>
          <table:table-cell table:number-columns-repeated="44"/>
        </table:table-row>
        <table:table-row table:style-name="ro2">
          <table:table-cell table:style-name="ce3" office:value-type="float" office:value="162.860000610352" calcext:value-type="float">
            <text:p>162,86</text:p>
          </table:table-cell>
          <table:table-cell table:style-name="ce3" office:value-type="float" office:value="176.039993286133" calcext:value-type="float">
            <text:p>176,04</text:p>
          </table:table-cell>
          <table:table-cell table:style-name="ce3" office:value-type="float" office:value="170.839996337891" calcext:value-type="float">
            <text:p>170,84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5.880004882813" calcext:value-type="float">
            <text:p>175,88</text:p>
          </table:table-cell>
          <table:table-cell table:style-name="ce3" office:value-type="float" office:value="171.039993286133" calcext:value-type="float">
            <text:p>171,04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73.850006103516" calcext:value-type="float">
            <text:p>173,85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66.259994506836" calcext:value-type="float">
            <text:p>166,26</text:p>
          </table:table-cell>
          <table:table-cell table:style-name="ce3" office:value-type="float" office:value="174.479995727539" calcext:value-type="float">
            <text:p>174,48</text:p>
          </table:table-cell>
          <table:table-cell table:style-name="ce3" office:value-type="float" office:value="168.429992675781" calcext:value-type="float">
            <text:p>168,43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70.100006103516" calcext:value-type="float">
            <text:p>170,10</text:p>
          </table:table-cell>
          <table:table-cell table:style-name="ce3" office:value-type="float" office:value="163.75" calcext:value-type="float">
            <text:p>163,75</text:p>
          </table:table-cell>
          <table:table-cell table:style-name="ce3" office:value-type="float" office:value="170.960006713867" calcext:value-type="float">
            <text:p>170,96</text:p>
          </table:table-cell>
          <table:table-cell table:style-name="ce3" office:value-type="float" office:value="160.330001831055" calcext:value-type="float">
            <text:p>160,33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75.139999389648" calcext:value-type="float">
            <text:p>175,14</text:p>
          </table:table-cell>
          <table:table-cell table:number-columns-repeated="44"/>
        </table:table-row>
        <table:table-row table:style-name="ro2"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75.070007324219" calcext:value-type="float">
            <text:p>175,07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67.669998168945" calcext:value-type="float">
            <text:p>167,67</text:p>
          </table:table-cell>
          <table:table-cell table:style-name="ce3" office:value-type="float" office:value="164.330001831055" calcext:value-type="float">
            <text:p>164,33</text:p>
          </table:table-cell>
          <table:table-cell table:style-name="ce3" office:value-type="float" office:value="170.539993286133" calcext:value-type="float">
            <text:p>170,54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73.679992675781" calcext:value-type="float">
            <text:p>173,68</text:p>
          </table:table-cell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67.779998779297" calcext:value-type="float">
            <text:p>167,78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79.520004272461" calcext:value-type="float">
            <text:p>179,52</text:p>
          </table:table-cell>
          <table:table-cell table:style-name="ce3" office:value-type="float" office:value="177.429992675781" calcext:value-type="float">
            <text:p>177,43</text:p>
          </table:table-cell>
          <table:table-cell table:style-name="ce3" office:value-type="float" office:value="175.580001831055" calcext:value-type="float">
            <text:p>175,58</text:p>
          </table:table-cell>
          <table:table-cell table:style-name="ce3" office:value-type="float" office:value="170.919998168945" calcext:value-type="float">
            <text:p>170,92</text:p>
          </table:table-cell>
          <table:table-cell table:style-name="ce3" office:value-type="float" office:value="170.669998168945" calcext:value-type="float">
            <text:p>170,67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71.449996948242" calcext:value-type="float">
            <text:p>171,45</text:p>
          </table:table-cell>
          <table:table-cell table:number-columns-repeated="44"/>
        </table:table-row>
        <table:table-row table:style-name="ro2">
          <table:table-cell table:style-name="ce3" office:value-type="float" office:value="166.910003662109" calcext:value-type="float">
            <text:p>166,91</text:p>
          </table:table-cell>
          <table:table-cell table:style-name="ce3" office:value-type="float" office:value="166.899993896484" calcext:value-type="float">
            <text:p>166,90</text:p>
          </table:table-cell>
          <table:table-cell table:style-name="ce3" office:value-type="float" office:value="164.320007324219" calcext:value-type="float">
            <text:p>164,32</text:p>
          </table:table-cell>
          <table:table-cell table:style-name="ce3" office:value-type="float" office:value="171.490005493164" calcext:value-type="float">
            <text:p>171,49</text:p>
          </table:table-cell>
          <table:table-cell table:style-name="ce3" office:value-type="float" office:value="163" calcext:value-type="float">
            <text:p>163,00</text:p>
          </table:table-cell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68.660003662109" calcext:value-type="float">
            <text:p>168,66</text:p>
          </table:table-cell>
          <table:table-cell table:style-name="ce3" office:value-type="float" office:value="167.220001220703" calcext:value-type="float">
            <text:p>167,22</text:p>
          </table:table-cell>
          <table:table-cell table:style-name="ce3" office:value-type="float" office:value="174.970001220703" calcext:value-type="float">
            <text:p>174,97</text:p>
          </table:table-cell>
          <table:table-cell table:style-name="ce3" office:value-type="float" office:value="165.740005493164" calcext:value-type="float">
            <text:p>165,74</text:p>
          </table:table-cell>
          <table:table-cell table:style-name="ce3" office:value-type="float" office:value="175.630004882813" calcext:value-type="float">
            <text:p>175,63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0.539993286133" calcext:value-type="float">
            <text:p>170,54</text:p>
          </table:table-cell>
          <table:table-cell table:style-name="ce3" office:value-type="float" office:value="170.720001220703" calcext:value-type="float">
            <text:p>170,72</text:p>
          </table:table-cell>
          <table:table-cell table:style-name="ce3" office:value-type="float" office:value="172.190002441406" calcext:value-type="float">
            <text:p>172,19</text:p>
          </table:table-cell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63.589996337891" calcext:value-type="float">
            <text:p>163,59</text:p>
          </table:table-cell>
          <table:table-cell table:style-name="ce3" office:value-type="float" office:value="167.449996948242" calcext:value-type="float">
            <text:p>167,45</text:p>
          </table:table-cell>
          <table:table-cell table:style-name="ce3" office:value-type="float" office:value="168.440002441406" calcext:value-type="float">
            <text:p>168,44</text:p>
          </table:table-cell>
          <table:table-cell table:number-columns-repeated="44"/>
        </table:table-row>
        <table:table-row table:style-name="ro2">
          <table:table-cell table:style-name="ce3" office:value-type="float" office:value="174.240005493164" calcext:value-type="float">
            <text:p>174,24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70.100006103516" calcext:value-type="float">
            <text:p>170,10</text:p>
          </table:table-cell>
          <table:table-cell table:style-name="ce3" office:value-type="float" office:value="172.110000610352" calcext:value-type="float">
            <text:p>172,11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66.369995117188" calcext:value-type="float">
            <text:p>166,37</text:p>
          </table:table-cell>
          <table:table-cell table:style-name="ce3" office:value-type="float" office:value="175.779998779297" calcext:value-type="float">
            <text:p>175,78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71" calcext:value-type="float">
            <text:p>171,00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66.039993286133" calcext:value-type="float">
            <text:p>166,04</text:p>
          </table:table-cell>
          <table:table-cell table:style-name="ce3" office:value-type="float" office:value="171.679992675781" calcext:value-type="float">
            <text:p>171,68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74.360000610352" calcext:value-type="float">
            <text:p>174,36</text:p>
          </table:table-cell>
          <table:table-cell table:style-name="ce3" office:value-type="float" office:value="162.880004882813" calcext:value-type="float">
            <text:p>162,88</text:p>
          </table:table-cell>
          <table:table-cell table:style-name="ce3" office:value-type="float" office:value="173.020004272461" calcext:value-type="float">
            <text:p>173,02</text:p>
          </table:table-cell>
          <table:table-cell table:style-name="ce3" office:value-type="float" office:value="175.240005493164" calcext:value-type="float">
            <text:p>175,24</text:p>
          </table:table-cell>
          <table:table-cell table:style-name="ce3" office:value-type="float" office:value="170.25" calcext:value-type="float">
            <text:p>170,25</text:p>
          </table:table-cell>
          <table:table-cell table:style-name="ce3" office:value-type="float" office:value="161.020004272461" calcext:value-type="float">
            <text:p>161,02</text:p>
          </table:table-cell>
          <table:table-cell table:number-columns-repeated="44"/>
        </table:table-row>
        <table:table-row table:style-name="ro2"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68.570007324219" calcext:value-type="float">
            <text:p>168,57</text:p>
          </table:table-cell>
          <table:table-cell table:style-name="ce3" office:value-type="float" office:value="166.809997558594" calcext:value-type="float">
            <text:p>166,81</text:p>
          </table:table-cell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72.070007324219" calcext:value-type="float">
            <text:p>172,07</text:p>
          </table:table-cell>
          <table:table-cell table:style-name="ce3" office:value-type="float" office:value="173.509994506836" calcext:value-type="float">
            <text:p>173,51</text:p>
          </table:table-cell>
          <table:table-cell table:style-name="ce3" office:value-type="float" office:value="168.860000610352" calcext:value-type="float">
            <text:p>168,86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62.869995117188" calcext:value-type="float">
            <text:p>162,87</text:p>
          </table:table-cell>
          <table:table-cell table:style-name="ce3" office:value-type="float" office:value="169.949996948242" calcext:value-type="float">
            <text:p>169,95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72.199996948242" calcext:value-type="float">
            <text:p>172,20</text:p>
          </table:table-cell>
          <table:table-cell table:style-name="ce3" office:value-type="float" office:value="165.300003051758" calcext:value-type="float">
            <text:p>165,30</text:p>
          </table:table-cell>
          <table:table-cell table:style-name="ce3" office:value-type="float" office:value="171.399993896484" calcext:value-type="float">
            <text:p>171,40</text:p>
          </table:table-cell>
          <table:table-cell table:style-name="ce3" office:value-type="float" office:value="165.089996337891" calcext:value-type="float">
            <text:p>165,09</text:p>
          </table:table-cell>
          <table:table-cell table:style-name="ce3" office:value-type="float" office:value="171.210006713867" calcext:value-type="float">
            <text:p>171,21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7.339996337891" calcext:value-type="float">
            <text:p>167,34</text:p>
          </table:table-cell>
          <table:table-cell table:style-name="ce3" office:value-type="float" office:value="174.270004272461" calcext:value-type="float">
            <text:p>174,27</text:p>
          </table:table-cell>
          <table:table-cell table:number-columns-repeated="44"/>
        </table:table-row>
        <table:table-row table:style-name="ro2">
          <table:table-cell table:style-name="ce3" office:value-type="float" office:value="171.009994506836" calcext:value-type="float">
            <text:p>171,01</text:p>
          </table:table-cell>
          <table:table-cell table:style-name="ce3" office:value-type="float" office:value="163.350006103516" calcext:value-type="float">
            <text:p>163,35</text:p>
          </table:table-cell>
          <table:table-cell table:style-name="ce3" office:value-type="float" office:value="162.289993286133" calcext:value-type="float">
            <text:p>162,29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71.059997558594" calcext:value-type="float">
            <text:p>171,06</text:p>
          </table:table-cell>
          <table:table-cell table:style-name="ce3" office:value-type="float" office:value="172.059997558594" calcext:value-type="float">
            <text:p>172,06</text:p>
          </table:table-cell>
          <table:table-cell table:style-name="ce3" office:value-type="float" office:value="178" calcext:value-type="float">
            <text:p>178,00</text:p>
          </table:table-cell>
          <table:table-cell table:style-name="ce3" office:value-type="float" office:value="168.100006103516" calcext:value-type="float">
            <text:p>168,10</text:p>
          </table:table-cell>
          <table:table-cell table:style-name="ce3" office:value-type="float" office:value="163.800003051758" calcext:value-type="float">
            <text:p>163,80</text:p>
          </table:table-cell>
          <table:table-cell table:style-name="ce3" office:value-type="float" office:value="172.839996337891" calcext:value-type="float">
            <text:p>172,84</text:p>
          </table:table-cell>
          <table:table-cell table:style-name="ce3" office:value-type="float" office:value="173.149993896484" calcext:value-type="float">
            <text:p>173,15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70.740005493164" calcext:value-type="float">
            <text:p>170,74</text:p>
          </table:table-cell>
          <table:table-cell table:style-name="ce3" office:value-type="float" office:value="175.179992675781" calcext:value-type="float">
            <text:p>175,18</text:p>
          </table:table-cell>
          <table:table-cell table:style-name="ce3" office:value-type="float" office:value="169.25" calcext:value-type="float">
            <text:p>169,25</text:p>
          </table:table-cell>
          <table:table-cell table:style-name="ce3" office:value-type="float" office:value="170.160003662109" calcext:value-type="float">
            <text:p>170,16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0.589996337891" calcext:value-type="float">
            <text:p>160,59</text:p>
          </table:table-cell>
          <table:table-cell table:style-name="ce3" office:value-type="float" office:value="167.779998779297" calcext:value-type="float">
            <text:p>167,78</text:p>
          </table:table-cell>
          <table:table-cell table:style-name="ce3" office:value-type="float" office:value="173.160003662109" calcext:value-type="float">
            <text:p>173,16</text:p>
          </table:table-cell>
          <table:table-cell table:number-columns-repeated="44"/>
        </table:table-row>
        <table:table-row table:style-name="ro2">
          <table:table-cell table:style-name="ce3" office:value-type="float" office:value="169.070007324219" calcext:value-type="float">
            <text:p>169,07</text:p>
          </table:table-cell>
          <table:table-cell table:style-name="ce3" office:value-type="float" office:value="166.619995117188" calcext:value-type="float">
            <text:p>166,62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65.910003662109" calcext:value-type="float">
            <text:p>165,91</text:p>
          </table:table-cell>
          <table:table-cell table:style-name="ce3" office:value-type="float" office:value="163.570007324219" calcext:value-type="float">
            <text:p>163,57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67.589996337891" calcext:value-type="float">
            <text:p>167,59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71.699996948242" calcext:value-type="float">
            <text:p>171,70</text:p>
          </table:table-cell>
          <table:table-cell table:style-name="ce3" office:value-type="float" office:value="164.919998168945" calcext:value-type="float">
            <text:p>164,92</text:p>
          </table:table-cell>
          <table:table-cell table:style-name="ce3" office:value-type="float" office:value="173.600006103516" calcext:value-type="float">
            <text:p>173,60</text:p>
          </table:table-cell>
          <table:table-cell table:style-name="ce3" office:value-type="float" office:value="166.589996337891" calcext:value-type="float">
            <text:p>166,59</text:p>
          </table:table-cell>
          <table:table-cell table:style-name="ce3" office:value-type="float" office:value="162.970001220703" calcext:value-type="float">
            <text:p>162,97</text:p>
          </table:table-cell>
          <table:table-cell table:style-name="ce3" office:value-type="float" office:value="168.070007324219" calcext:value-type="float">
            <text:p>168,07</text:p>
          </table:table-cell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69.050003051758" calcext:value-type="float">
            <text:p>169,05</text:p>
          </table:table-cell>
          <table:table-cell table:style-name="ce3" office:value-type="float" office:value="170.860000610352" calcext:value-type="float">
            <text:p>170,86</text:p>
          </table:table-cell>
          <table:table-cell table:style-name="ce3" office:value-type="float" office:value="173.229995727539" calcext:value-type="float">
            <text:p>173,23</text:p>
          </table:table-cell>
          <table:table-cell table:style-name="ce3" office:value-type="float" office:value="176.759994506836" calcext:value-type="float">
            <text:p>176,76</text:p>
          </table:table-cell>
          <table:table-cell table:style-name="ce3" office:value-type="float" office:value="172.279998779297" calcext:value-type="float">
            <text:p>172,28</text:p>
          </table:table-cell>
          <table:table-cell table:number-columns-repeated="44"/>
        </table:table-row>
        <table:table-row table:style-name="ro2">
          <table:table-cell table:style-name="ce3" office:value-type="float" office:value="173.639999389648" calcext:value-type="float">
            <text:p>173,64</text:p>
          </table:table-cell>
          <table:table-cell table:style-name="ce3" office:value-type="float" office:value="173.889999389648" calcext:value-type="float">
            <text:p>173,89</text:p>
          </table:table-cell>
          <table:table-cell table:style-name="ce3" office:value-type="float" office:value="172.160003662109" calcext:value-type="float">
            <text:p>172,16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70.869995117188" calcext:value-type="float">
            <text:p>170,87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2.479995727539" calcext:value-type="float">
            <text:p>172,48</text:p>
          </table:table-cell>
          <table:table-cell table:style-name="ce3" office:value-type="float" office:value="183.800003051758" calcext:value-type="float">
            <text:p>183,80</text:p>
          </table:table-cell>
          <table:table-cell table:style-name="ce3" office:value-type="float" office:value="163.669998168945" calcext:value-type="float">
            <text:p>163,67</text:p>
          </table:table-cell>
          <table:table-cell table:style-name="ce3" office:value-type="float" office:value="167.039993286133" calcext:value-type="float">
            <text:p>167,04</text:p>
          </table:table-cell>
          <table:table-cell table:style-name="ce3" office:value-type="float" office:value="171.119995117188" calcext:value-type="float">
            <text:p>171,12</text:p>
          </table:table-cell>
          <table:table-cell table:style-name="ce3" office:value-type="float" office:value="167.380004882813" calcext:value-type="float">
            <text:p>167,38</text:p>
          </table:table-cell>
          <table:table-cell table:style-name="ce3" office:value-type="float" office:value="177.529998779297" calcext:value-type="float">
            <text:p>177,53</text:p>
          </table:table-cell>
          <table:table-cell table:style-name="ce3" office:value-type="float" office:value="169.520004272461" calcext:value-type="float">
            <text:p>169,52</text:p>
          </table:table-cell>
          <table:table-cell table:style-name="ce3" office:value-type="float" office:value="165.580001831055" calcext:value-type="float">
            <text:p>165,58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65.960006713867" calcext:value-type="float">
            <text:p>165,96</text:p>
          </table:table-cell>
          <table:table-cell table:style-name="ce3" office:value-type="float" office:value="165.949996948242" calcext:value-type="float">
            <text:p>165,95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69.610000610352" calcext:value-type="float">
            <text:p>169,61</text:p>
          </table:table-cell>
          <table:table-cell table:number-columns-repeated="44"/>
        </table:table-row>
        <table:table-row table:style-name="ro2">
          <table:table-cell table:style-name="ce3" office:value-type="float" office:value="169.149993896484" calcext:value-type="float">
            <text:p>169,15</text:p>
          </table:table-cell>
          <table:table-cell table:style-name="ce3" office:value-type="float" office:value="163.960006713867" calcext:value-type="float">
            <text:p>163,96</text:p>
          </table:table-cell>
          <table:table-cell table:style-name="ce3" office:value-type="float" office:value="173.110000610352" calcext:value-type="float">
            <text:p>173,11</text:p>
          </table:table-cell>
          <table:table-cell table:style-name="ce3" office:value-type="float" office:value="166.679992675781" calcext:value-type="float">
            <text:p>166,68</text:p>
          </table:table-cell>
          <table:table-cell table:style-name="ce3" office:value-type="float" office:value="177" calcext:value-type="float">
            <text:p>177,00</text:p>
          </table:table-cell>
          <table:table-cell table:style-name="ce3" office:value-type="float" office:value="166.669998168945" calcext:value-type="float">
            <text:p>166,67</text:p>
          </table:table-cell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71.229995727539" calcext:value-type="float">
            <text:p>171,23</text:p>
          </table:table-cell>
          <table:table-cell table:style-name="ce3" office:value-type="float" office:value="177.720001220703" calcext:value-type="float">
            <text:p>177,72</text:p>
          </table:table-cell>
          <table:table-cell table:style-name="ce3" office:value-type="float" office:value="173.229995727539" calcext:value-type="float">
            <text:p>173,23</text:p>
          </table:table-cell>
          <table:table-cell table:style-name="ce3" office:value-type="float" office:value="164.619995117188" calcext:value-type="float">
            <text:p>164,62</text:p>
          </table:table-cell>
          <table:table-cell table:style-name="ce3" office:value-type="float" office:value="172.960006713867" calcext:value-type="float">
            <text:p>172,96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68.080001831055" calcext:value-type="float">
            <text:p>168,08</text:p>
          </table:table-cell>
          <table:table-cell table:style-name="ce3" office:value-type="float" office:value="164.300003051758" calcext:value-type="float">
            <text:p>164,30</text:p>
          </table:table-cell>
          <table:table-cell table:style-name="ce3" office:value-type="float" office:value="168.309997558594" calcext:value-type="float">
            <text:p>168,31</text:p>
          </table:table-cell>
          <table:table-cell table:number-columns-repeated="44"/>
        </table:table-row>
        <table:table-row table:style-name="ro2"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71.720001220703" calcext:value-type="float">
            <text:p>171,72</text:p>
          </table:table-cell>
          <table:table-cell table:style-name="ce3" office:value-type="float" office:value="170.389999389648" calcext:value-type="float">
            <text:p>170,39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66.960006713867" calcext:value-type="float">
            <text:p>166,96</text:p>
          </table:table-cell>
          <table:table-cell table:style-name="ce3" office:value-type="float" office:value="170.029998779297" calcext:value-type="float">
            <text:p>170,03</text:p>
          </table:table-cell>
          <table:table-cell table:style-name="ce3" office:value-type="float" office:value="176.830001831055" calcext:value-type="float">
            <text:p>176,83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72.679992675781" calcext:value-type="float">
            <text:p>172,68</text:p>
          </table:table-cell>
          <table:table-cell table:style-name="ce3" office:value-type="float" office:value="172.910003662109" calcext:value-type="float">
            <text:p>172,91</text:p>
          </table:table-cell>
          <table:table-cell table:style-name="ce3" office:value-type="float" office:value="167.210006713867" calcext:value-type="float">
            <text:p>167,21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65.860000610352" calcext:value-type="float">
            <text:p>165,86</text:p>
          </table:table-cell>
          <table:table-cell table:style-name="ce3" office:value-type="float" office:value="175.039993286133" calcext:value-type="float">
            <text:p>175,04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77.710006713867" calcext:value-type="float">
            <text:p>177,71</text:p>
          </table:table-cell>
          <table:table-cell table:style-name="ce3" office:value-type="float" office:value="166.380004882813" calcext:value-type="float">
            <text:p>166,38</text:p>
          </table:table-cell>
          <table:table-cell table:number-columns-repeated="44"/>
        </table:table-row>
        <table:table-row table:style-name="ro2">
          <table:table-cell table:style-name="ce3" office:value-type="float" office:value="176.309997558594" calcext:value-type="float">
            <text:p>176,31</text:p>
          </table:table-cell>
          <table:table-cell table:style-name="ce3" office:value-type="float" office:value="165.020004272461" calcext:value-type="float">
            <text:p>165,02</text:p>
          </table:table-cell>
          <table:table-cell table:style-name="ce3" office:value-type="float" office:value="164.880004882813" calcext:value-type="float">
            <text:p>164,88</text:p>
          </table:table-cell>
          <table:table-cell table:style-name="ce3" office:value-type="float" office:value="161.210006713867" calcext:value-type="float">
            <text:p>161,21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68.169998168945" calcext:value-type="float">
            <text:p>168,17</text:p>
          </table:table-cell>
          <table:table-cell table:style-name="ce3" office:value-type="float" office:value="172.770004272461" calcext:value-type="float">
            <text:p>172,77</text:p>
          </table:table-cell>
          <table:table-cell table:style-name="ce3" office:value-type="float" office:value="166.279998779297" calcext:value-type="float">
            <text:p>166,28</text:p>
          </table:table-cell>
          <table:table-cell table:style-name="ce3" office:value-type="float" office:value="163.520004272461" calcext:value-type="float">
            <text:p>163,52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59.830001831055" calcext:value-type="float">
            <text:p>159,83</text:p>
          </table:table-cell>
          <table:table-cell table:style-name="ce3" office:value-type="float" office:value="165.410003662109" calcext:value-type="float">
            <text:p>165,41</text:p>
          </table:table-cell>
          <table:table-cell table:style-name="ce3" office:value-type="float" office:value="170.649993896484" calcext:value-type="float">
            <text:p>170,65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75.759994506836" calcext:value-type="float">
            <text:p>175,76</text:p>
          </table:table-cell>
          <table:table-cell table:style-name="ce3" office:value-type="float" office:value="171.039993286133" calcext:value-type="float">
            <text:p>171,04</text:p>
          </table:table-cell>
          <table:table-cell table:style-name="ce3" office:value-type="float" office:value="168.839996337891" calcext:value-type="float">
            <text:p>168,84</text:p>
          </table:table-cell>
          <table:table-cell table:style-name="ce3" office:value-type="float" office:value="170.479995727539" calcext:value-type="float">
            <text:p>170,48</text:p>
          </table:table-cell>
          <table:table-cell table:number-columns-repeated="44"/>
        </table:table-row>
        <table:table-row table:style-name="ro2">
          <table:table-cell table:style-name="ce3" office:value-type="float" office:value="163.740005493164" calcext:value-type="float">
            <text:p>163,74</text:p>
          </table:table-cell>
          <table:table-cell table:style-name="ce3" office:value-type="float" office:value="172.100006103516" calcext:value-type="float">
            <text:p>172,10</text:p>
          </table:table-cell>
          <table:table-cell table:style-name="ce3" office:value-type="float" office:value="174.100006103516" calcext:value-type="float">
            <text:p>174,10</text:p>
          </table:table-cell>
          <table:table-cell table:style-name="ce3" office:value-type="float" office:value="177.699996948242" calcext:value-type="float">
            <text:p>177,70</text:p>
          </table:table-cell>
          <table:table-cell table:style-name="ce3" office:value-type="float" office:value="173.100006103516" calcext:value-type="float">
            <text:p>173,10</text:p>
          </table:table-cell>
          <table:table-cell table:style-name="ce3" office:value-type="float" office:value="168.779998779297" calcext:value-type="float">
            <text:p>168,78</text:p>
          </table:table-cell>
          <table:table-cell table:style-name="ce3" office:value-type="float" office:value="163.440002441406" calcext:value-type="float">
            <text:p>163,44</text:p>
          </table:table-cell>
          <table:table-cell table:style-name="ce3" office:value-type="float" office:value="170.029998779297" calcext:value-type="float">
            <text:p>170,03</text:p>
          </table:table-cell>
          <table:table-cell table:style-name="ce3" office:value-type="float" office:value="171.779998779297" calcext:value-type="float">
            <text:p>171,78</text:p>
          </table:table-cell>
          <table:table-cell table:style-name="ce3" office:value-type="float" office:value="162.149993896484" calcext:value-type="float">
            <text:p>162,15</text:p>
          </table:table-cell>
          <table:table-cell table:style-name="ce3" office:value-type="float" office:value="168.839996337891" calcext:value-type="float">
            <text:p>168,84</text:p>
          </table:table-cell>
          <table:table-cell table:style-name="ce3" office:value-type="float" office:value="177.809997558594" calcext:value-type="float">
            <text:p>177,81</text:p>
          </table:table-cell>
          <table:table-cell table:style-name="ce3" office:value-type="float" office:value="165.279998779297" calcext:value-type="float">
            <text:p>165,28</text:p>
          </table:table-cell>
          <table:table-cell table:style-name="ce3" office:value-type="float" office:value="177.710006713867" calcext:value-type="float">
            <text:p>177,71</text:p>
          </table:table-cell>
          <table:table-cell table:style-name="ce3" office:value-type="float" office:value="163.800003051758" calcext:value-type="float">
            <text:p>163,80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75.089996337891" calcext:value-type="float">
            <text:p>175,09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3.839996337891" calcext:value-type="float">
            <text:p>173,84</text:p>
          </table:table-cell>
          <table:table-cell table:style-name="ce3" office:value-type="float" office:value="173.690002441406" calcext:value-type="float">
            <text:p>173,69</text:p>
          </table:table-cell>
          <table:table-cell table:number-columns-repeated="44"/>
        </table:table-row>
        <table:table-row table:style-name="ro2">
          <table:table-cell table:style-name="ce3" office:value-type="float" office:value="181.160003662109" calcext:value-type="float">
            <text:p>181,16</text:p>
          </table:table-cell>
          <table:table-cell table:style-name="ce3" office:value-type="float" office:value="169.679992675781" calcext:value-type="float">
            <text:p>169,68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71.880004882813" calcext:value-type="float">
            <text:p>171,88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0.809997558594" calcext:value-type="float">
            <text:p>170,81</text:p>
          </table:table-cell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65.080001831055" calcext:value-type="float">
            <text:p>165,08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5.929992675781" calcext:value-type="float">
            <text:p>165,93</text:p>
          </table:table-cell>
          <table:table-cell table:style-name="ce3" office:value-type="float" office:value="168.770004272461" calcext:value-type="float">
            <text:p>168,77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5.449996948242" calcext:value-type="float">
            <text:p>175,45</text:p>
          </table:table-cell>
          <table:table-cell table:style-name="ce3" office:value-type="float" office:value="175.710006713867" calcext:value-type="float">
            <text:p>175,71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67.490005493164" calcext:value-type="float">
            <text:p>167,49</text:p>
          </table:table-cell>
          <table:table-cell table:style-name="ce3" office:value-type="float" office:value="173.179992675781" calcext:value-type="float">
            <text:p>173,18</text:p>
          </table:table-cell>
          <table:table-cell table:number-columns-repeated="44"/>
        </table:table-row>
        <table:table-row table:style-name="ro2">
          <table:table-cell table:style-name="ce3" office:value-type="float" office:value="166.440002441406" calcext:value-type="float">
            <text:p>166,44</text:p>
          </table:table-cell>
          <table:table-cell table:style-name="ce3" office:value-type="float" office:value="165.520004272461" calcext:value-type="float">
            <text:p>165,52</text:p>
          </table:table-cell>
          <table:table-cell table:style-name="ce3" office:value-type="float" office:value="166.419998168945" calcext:value-type="float">
            <text:p>166,42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2.759994506836" calcext:value-type="float">
            <text:p>172,76</text:p>
          </table:table-cell>
          <table:table-cell table:style-name="ce3" office:value-type="float" office:value="171.369995117188" calcext:value-type="float">
            <text:p>171,37</text:p>
          </table:table-cell>
          <table:table-cell table:style-name="ce3" office:value-type="float" office:value="174.149993896484" calcext:value-type="float">
            <text:p>174,15</text:p>
          </table:table-cell>
          <table:table-cell table:style-name="ce3" office:value-type="float" office:value="173.289993286133" calcext:value-type="float">
            <text:p>173,29</text:p>
          </table:table-cell>
          <table:table-cell table:style-name="ce3" office:value-type="float" office:value="175.270004272461" calcext:value-type="float">
            <text:p>175,27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68.820007324219" calcext:value-type="float">
            <text:p>168,82</text:p>
          </table:table-cell>
          <table:table-cell table:style-name="ce3" office:value-type="float" office:value="172.559997558594" calcext:value-type="float">
            <text:p>172,56</text:p>
          </table:table-cell>
          <table:table-cell table:style-name="ce3" office:value-type="float" office:value="175.470001220703" calcext:value-type="float">
            <text:p>175,47</text:p>
          </table:table-cell>
          <table:table-cell table:style-name="ce3" office:value-type="float" office:value="167.279998779297" calcext:value-type="float">
            <text:p>167,28</text:p>
          </table:table-cell>
          <table:table-cell table:style-name="ce3" office:value-type="float" office:value="167.929992675781" calcext:value-type="float">
            <text:p>167,93</text:p>
          </table:table-cell>
          <table:table-cell table:style-name="ce3" office:value-type="float" office:value="175.639999389648" calcext:value-type="float">
            <text:p>175,64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72.039993286133" calcext:value-type="float">
            <text:p>172,04</text:p>
          </table:table-cell>
          <table:table-cell table:number-columns-repeated="44"/>
        </table:table-row>
        <table:table-row table:style-name="ro2">
          <table:table-cell table:style-name="ce3" office:value-type="float" office:value="164.570007324219" calcext:value-type="float">
            <text:p>164,57</text:p>
          </table:table-cell>
          <table:table-cell table:style-name="ce3" office:value-type="float" office:value="164.039993286133" calcext:value-type="float">
            <text:p>164,04</text:p>
          </table:table-cell>
          <table:table-cell table:style-name="ce3" office:value-type="float" office:value="165.009994506836" calcext:value-type="float">
            <text:p>165,01</text:p>
          </table:table-cell>
          <table:table-cell table:style-name="ce3" office:value-type="float" office:value="167.309997558594" calcext:value-type="float">
            <text:p>167,31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70.520004272461" calcext:value-type="float">
            <text:p>170,52</text:p>
          </table:table-cell>
          <table:table-cell table:style-name="ce3" office:value-type="float" office:value="174.339996337891" calcext:value-type="float">
            <text:p>174,34</text:p>
          </table:table-cell>
          <table:table-cell table:style-name="ce3" office:value-type="float" office:value="173.350006103516" calcext:value-type="float">
            <text:p>173,35</text:p>
          </table:table-cell>
          <table:table-cell table:style-name="ce3" office:value-type="float" office:value="170.619995117188" calcext:value-type="float">
            <text:p>170,62</text:p>
          </table:table-cell>
          <table:table-cell table:style-name="ce3" office:value-type="float" office:value="167.5" calcext:value-type="float">
            <text:p>167,50</text:p>
          </table:table-cell>
          <table:table-cell table:style-name="ce3" office:value-type="float" office:value="163.559997558594" calcext:value-type="float">
            <text:p>163,56</text:p>
          </table:table-cell>
          <table:table-cell table:style-name="ce3" office:value-type="float" office:value="168.649993896484" calcext:value-type="float">
            <text:p>168,65</text:p>
          </table:table-cell>
          <table:table-cell table:style-name="ce3" office:value-type="float" office:value="178.839996337891" calcext:value-type="float">
            <text:p>178,84</text:p>
          </table:table-cell>
          <table:table-cell table:style-name="ce3" office:value-type="float" office:value="176.479995727539" calcext:value-type="float">
            <text:p>176,48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62.699996948242" calcext:value-type="float">
            <text:p>162,70</text:p>
          </table:table-cell>
          <table:table-cell table:style-name="ce3" office:value-type="float" office:value="171.190002441406" calcext:value-type="float">
            <text:p>171,19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63.630004882813" calcext:value-type="float">
            <text:p>163,63</text:p>
          </table:table-cell>
          <table:table-cell table:style-name="ce3" office:value-type="float" office:value="173" calcext:value-type="float">
            <text:p>173,00</text:p>
          </table:table-cell>
          <table:table-cell table:number-columns-repeated="44"/>
        </table:table-row>
        <table:table-row table:style-name="ro2">
          <table:table-cell table:style-name="ce3" office:value-type="float" office:value="177.470001220703" calcext:value-type="float">
            <text:p>177,47</text:p>
          </table:table-cell>
          <table:table-cell table:style-name="ce3" office:value-type="float" office:value="172.050003051758" calcext:value-type="float">
            <text:p>172,05</text:p>
          </table:table-cell>
          <table:table-cell table:style-name="ce3" office:value-type="float" office:value="164.869995117188" calcext:value-type="float">
            <text:p>164,87</text:p>
          </table:table-cell>
          <table:table-cell table:style-name="ce3" office:value-type="float" office:value="166.399993896484" calcext:value-type="float">
            <text:p>166,40</text:p>
          </table:table-cell>
          <table:table-cell table:style-name="ce3" office:value-type="float" office:value="165.339996337891" calcext:value-type="float">
            <text:p>165,34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3.550003051758" calcext:value-type="float">
            <text:p>163,55</text:p>
          </table:table-cell>
          <table:table-cell table:style-name="ce3" office:value-type="float" office:value="172.279998779297" calcext:value-type="float">
            <text:p>172,28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76.119995117188" calcext:value-type="float">
            <text:p>176,12</text:p>
          </table:table-cell>
          <table:table-cell table:style-name="ce3" office:value-type="float" office:value="165.899993896484" calcext:value-type="float">
            <text:p>165,90</text:p>
          </table:table-cell>
          <table:table-cell table:style-name="ce3" office:value-type="float" office:value="171.789993286133" calcext:value-type="float">
            <text:p>171,79</text:p>
          </table:table-cell>
          <table:table-cell table:style-name="ce3" office:value-type="float" office:value="174.740005493164" calcext:value-type="float">
            <text:p>174,74</text:p>
          </table:table-cell>
          <table:table-cell table:style-name="ce3" office:value-type="float" office:value="169.970001220703" calcext:value-type="float">
            <text:p>169,97</text:p>
          </table:table-cell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75.190002441406" calcext:value-type="float">
            <text:p>175,19</text:p>
          </table:table-cell>
          <table:table-cell table:style-name="ce3" office:value-type="float" office:value="168.639999389648" calcext:value-type="float">
            <text:p>168,64</text:p>
          </table:table-cell>
          <table:table-cell table:style-name="ce3" office:value-type="float" office:value="168.169998168945" calcext:value-type="float">
            <text:p>168,17</text:p>
          </table:table-cell>
          <table:table-cell table:number-columns-repeated="44"/>
        </table:table-row>
        <table:table-row table:style-name="ro2">
          <table:table-cell table:style-name="ce3" office:value-type="float" office:value="177.660003662109" calcext:value-type="float">
            <text:p>177,66</text:p>
          </table:table-cell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66.350006103516" calcext:value-type="float">
            <text:p>166,35</text:p>
          </table:table-cell>
          <table:table-cell table:style-name="ce3" office:value-type="float" office:value="174.360000610352" calcext:value-type="float">
            <text:p>174,36</text:p>
          </table:table-cell>
          <table:table-cell table:style-name="ce3" office:value-type="float" office:value="177.850006103516" calcext:value-type="float">
            <text:p>177,85</text:p>
          </table:table-cell>
          <table:table-cell table:style-name="ce3" office:value-type="float" office:value="164.399993896484" calcext:value-type="float">
            <text:p>164,40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72.279998779297" calcext:value-type="float">
            <text:p>172,28</text:p>
          </table:table-cell>
          <table:table-cell table:style-name="ce3" office:value-type="float" office:value="164.039993286133" calcext:value-type="float">
            <text:p>164,04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5.729995727539" calcext:value-type="float">
            <text:p>165,73</text:p>
          </table:table-cell>
          <table:table-cell table:style-name="ce3" office:value-type="float" office:value="167.869995117188" calcext:value-type="float">
            <text:p>167,87</text:p>
          </table:table-cell>
          <table:table-cell table:style-name="ce3" office:value-type="float" office:value="174.610000610352" calcext:value-type="float">
            <text:p>174,61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2.419998168945" calcext:value-type="float">
            <text:p>172,42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62.869995117188" calcext:value-type="float">
            <text:p>162,87</text:p>
          </table:table-cell>
          <table:table-cell table:style-name="ce3" office:value-type="float" office:value="172.820007324219" calcext:value-type="float">
            <text:p>172,82</text:p>
          </table:table-cell>
          <table:table-cell table:number-columns-repeated="44"/>
        </table:table-row>
        <table:table-row table:style-name="ro2">
          <table:table-cell table:style-name="ce3" office:value-type="float" office:value="170.080001831055" calcext:value-type="float">
            <text:p>170,08</text:p>
          </table:table-cell>
          <table:table-cell table:style-name="ce3" office:value-type="float" office:value="166.179992675781" calcext:value-type="float">
            <text:p>166,18</text:p>
          </table:table-cell>
          <table:table-cell table:style-name="ce3" office:value-type="float" office:value="165.190002441406" calcext:value-type="float">
            <text:p>165,19</text:p>
          </table:table-cell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74.5" calcext:value-type="float">
            <text:p>174,50</text:p>
          </table:table-cell>
          <table:table-cell table:style-name="ce3" office:value-type="float" office:value="170.809997558594" calcext:value-type="float">
            <text:p>170,81</text:p>
          </table:table-cell>
          <table:table-cell table:style-name="ce3" office:value-type="float" office:value="174.059997558594" calcext:value-type="float">
            <text:p>174,06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4.490005493164" calcext:value-type="float">
            <text:p>164,49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62.460006713867" calcext:value-type="float">
            <text:p>162,46</text:p>
          </table:table-cell>
          <table:table-cell table:style-name="ce3" office:value-type="float" office:value="169.589996337891" calcext:value-type="float">
            <text:p>169,59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64.429992675781" calcext:value-type="float">
            <text:p>164,43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76.550003051758" calcext:value-type="float">
            <text:p>176,55</text:p>
          </table:table-cell>
          <table:table-cell table:style-name="ce3" office:value-type="float" office:value="167.080001831055" calcext:value-type="float">
            <text:p>167,08</text:p>
          </table:table-cell>
          <table:table-cell table:number-columns-repeated="44"/>
        </table:table-row>
        <table:table-row table:style-name="ro2">
          <table:table-cell table:style-name="ce3" office:value-type="float" office:value="165.800003051758" calcext:value-type="float">
            <text:p>165,80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70.279998779297" calcext:value-type="float">
            <text:p>170,28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65.800003051758" calcext:value-type="float">
            <text:p>165,80</text:p>
          </table:table-cell>
          <table:table-cell table:style-name="ce3" office:value-type="float" office:value="168.070007324219" calcext:value-type="float">
            <text:p>168,07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66.779998779297" calcext:value-type="float">
            <text:p>166,78</text:p>
          </table:table-cell>
          <table:table-cell table:style-name="ce3" office:value-type="float" office:value="163.419998168945" calcext:value-type="float">
            <text:p>163,42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75.940002441406" calcext:value-type="float">
            <text:p>175,94</text:p>
          </table:table-cell>
          <table:table-cell table:style-name="ce3" office:value-type="float" office:value="163.240005493164" calcext:value-type="float">
            <text:p>163,24</text:p>
          </table:table-cell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66.960006713867" calcext:value-type="float">
            <text:p>166,96</text:p>
          </table:table-cell>
          <table:table-cell table:style-name="ce3" office:value-type="float" office:value="173.070007324219" calcext:value-type="float">
            <text:p>173,07</text:p>
          </table:table-cell>
          <table:table-cell table:style-name="ce3" office:value-type="float" office:value="169.759994506836" calcext:value-type="float">
            <text:p>169,76</text:p>
          </table:table-cell>
          <table:table-cell table:number-columns-repeated="44"/>
        </table:table-row>
        <table:table-row table:style-name="ro2">
          <table:table-cell table:style-name="ce3" office:value-type="float" office:value="167.770004272461" calcext:value-type="float">
            <text:p>167,77</text:p>
          </table:table-cell>
          <table:table-cell table:style-name="ce3" office:value-type="float" office:value="172.649993896484" calcext:value-type="float">
            <text:p>172,65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68.529998779297" calcext:value-type="float">
            <text:p>168,53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71.869995117188" calcext:value-type="float">
            <text:p>171,87</text:p>
          </table:table-cell>
          <table:table-cell table:style-name="ce3" office:value-type="float" office:value="159.300003051758" calcext:value-type="float">
            <text:p>159,30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66.740005493164" calcext:value-type="float">
            <text:p>166,74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66.600006103516" calcext:value-type="float">
            <text:p>166,60</text:p>
          </table:table-cell>
          <table:table-cell table:style-name="ce3" office:value-type="float" office:value="165.990005493164" calcext:value-type="float">
            <text:p>165,99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2.330001831055" calcext:value-type="float">
            <text:p>162,33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67.589996337891" calcext:value-type="float">
            <text:p>167,59</text:p>
          </table:table-cell>
          <table:table-cell table:style-name="ce3" office:value-type="float" office:value="174.699996948242" calcext:value-type="float">
            <text:p>174,70</text:p>
          </table:table-cell>
          <table:table-cell table:style-name="ce3" office:value-type="float" office:value="168.009994506836" calcext:value-type="float">
            <text:p>168,01</text:p>
          </table:table-cell>
          <table:table-cell table:number-columns-repeated="44"/>
        </table:table-row>
        <table:table-row table:style-name="ro2"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72.309997558594" calcext:value-type="float">
            <text:p>172,31</text:p>
          </table:table-cell>
          <table:table-cell table:style-name="ce3" office:value-type="float" office:value="166.929992675781" calcext:value-type="float">
            <text:p>166,93</text:p>
          </table:table-cell>
          <table:table-cell table:style-name="ce3" office:value-type="float" office:value="166.050003051758" calcext:value-type="float">
            <text:p>166,05</text:p>
          </table:table-cell>
          <table:table-cell table:style-name="ce3" office:value-type="float" office:value="173.509994506836" calcext:value-type="float">
            <text:p>173,51</text:p>
          </table:table-cell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74.179992675781" calcext:value-type="float">
            <text:p>174,18</text:p>
          </table:table-cell>
          <table:table-cell table:style-name="ce3" office:value-type="float" office:value="163.610000610352" calcext:value-type="float">
            <text:p>163,61</text:p>
          </table:table-cell>
          <table:table-cell table:style-name="ce3" office:value-type="float" office:value="167.639999389648" calcext:value-type="float">
            <text:p>167,64</text:p>
          </table:table-cell>
          <table:table-cell table:style-name="ce3" office:value-type="float" office:value="165.860000610352" calcext:value-type="float">
            <text:p>165,86</text:p>
          </table:table-cell>
          <table:table-cell table:style-name="ce3" office:value-type="float" office:value="168.100006103516" calcext:value-type="float">
            <text:p>168,10</text:p>
          </table:table-cell>
          <table:table-cell table:style-name="ce3" office:value-type="float" office:value="166.449996948242" calcext:value-type="float">
            <text:p>166,45</text:p>
          </table:table-cell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71.080001831055" calcext:value-type="float">
            <text:p>171,08</text:p>
          </table:table-cell>
          <table:table-cell table:style-name="ce3" office:value-type="float" office:value="172.770004272461" calcext:value-type="float">
            <text:p>172,77</text:p>
          </table:table-cell>
          <table:table-cell table:style-name="ce3" office:value-type="float" office:value="173.419998168945" calcext:value-type="float">
            <text:p>173,42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63.179992675781" calcext:value-type="float">
            <text:p>163,18</text:p>
          </table:table-cell>
          <table:table-cell table:number-columns-repeated="44"/>
        </table:table-row>
        <table:table-row table:style-name="ro2">
          <table:table-cell table:style-name="ce3" office:value-type="float" office:value="176.270004272461" calcext:value-type="float">
            <text:p>176,27</text:p>
          </table:table-cell>
          <table:table-cell table:style-name="ce3" office:value-type="float" office:value="166.470001220703" calcext:value-type="float">
            <text:p>166,47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70.179992675781" calcext:value-type="float">
            <text:p>170,18</text:p>
          </table:table-cell>
          <table:table-cell table:style-name="ce3" office:value-type="float" office:value="166.360000610352" calcext:value-type="float">
            <text:p>166,36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0.949996948242" calcext:value-type="float">
            <text:p>170,95</text:p>
          </table:table-cell>
          <table:table-cell table:style-name="ce3" office:value-type="float" office:value="167.520004272461" calcext:value-type="float">
            <text:p>167,52</text:p>
          </table:table-cell>
          <table:table-cell table:style-name="ce3" office:value-type="float" office:value="168.149993896484" calcext:value-type="float">
            <text:p>168,15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74.639999389648" calcext:value-type="float">
            <text:p>174,64</text:p>
          </table:table-cell>
          <table:table-cell table:style-name="ce3" office:value-type="float" office:value="162.679992675781" calcext:value-type="float">
            <text:p>162,68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66.270004272461" calcext:value-type="float">
            <text:p>166,27</text:p>
          </table:table-cell>
          <table:table-cell table:style-name="ce3" office:value-type="float" office:value="173.160003662109" calcext:value-type="float">
            <text:p>173,16</text:p>
          </table:table-cell>
          <table:table-cell table:style-name="ce3" office:value-type="float" office:value="172.789993286133" calcext:value-type="float">
            <text:p>172,79</text:p>
          </table:table-cell>
          <table:table-cell table:style-name="ce3" office:value-type="float" office:value="164.860000610352" calcext:value-type="float">
            <text:p>164,86</text:p>
          </table:table-cell>
          <table:table-cell table:style-name="ce3" office:value-type="float" office:value="171.350006103516" calcext:value-type="float">
            <text:p>171,35</text:p>
          </table:table-cell>
          <table:table-cell table:style-name="ce3" office:value-type="float" office:value="172.449996948242" calcext:value-type="float">
            <text:p>172,45</text:p>
          </table:table-cell>
          <table:table-cell table:number-columns-repeated="44"/>
        </table:table-row>
        <table:table-row table:style-name="ro2">
          <table:table-cell table:style-name="ce3" office:value-type="float" office:value="171.929992675781" calcext:value-type="float">
            <text:p>171,93</text:p>
          </table:table-cell>
          <table:table-cell table:style-name="ce3" office:value-type="float" office:value="163.679992675781" calcext:value-type="float">
            <text:p>163,68</text:p>
          </table:table-cell>
          <table:table-cell table:style-name="ce3" office:value-type="float" office:value="168.649993896484" calcext:value-type="float">
            <text:p>168,65</text:p>
          </table:table-cell>
          <table:table-cell table:style-name="ce3" office:value-type="float" office:value="167.679992675781" calcext:value-type="float">
            <text:p>167,68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74.490005493164" calcext:value-type="float">
            <text:p>174,49</text:p>
          </table:table-cell>
          <table:table-cell table:style-name="ce3" office:value-type="float" office:value="163.190002441406" calcext:value-type="float">
            <text:p>163,19</text:p>
          </table:table-cell>
          <table:table-cell table:style-name="ce3" office:value-type="float" office:value="167.800003051758" calcext:value-type="float">
            <text:p>167,80</text:p>
          </table:table-cell>
          <table:table-cell table:style-name="ce3" office:value-type="float" office:value="164.389999389648" calcext:value-type="float">
            <text:p>164,39</text:p>
          </table:table-cell>
          <table:table-cell table:style-name="ce3" office:value-type="float" office:value="167.300003051758" calcext:value-type="float">
            <text:p>167,30</text:p>
          </table:table-cell>
          <table:table-cell table:style-name="ce3" office:value-type="float" office:value="165.119995117188" calcext:value-type="float">
            <text:p>165,12</text:p>
          </table:table-cell>
          <table:table-cell table:style-name="ce3" office:value-type="float" office:value="172.679992675781" calcext:value-type="float">
            <text:p>172,68</text:p>
          </table:table-cell>
          <table:table-cell table:style-name="ce3" office:value-type="float" office:value="167.070007324219" calcext:value-type="float">
            <text:p>167,07</text:p>
          </table:table-cell>
          <table:table-cell table:style-name="ce3" office:value-type="float" office:value="171.619995117188" calcext:value-type="float">
            <text:p>171,62</text:p>
          </table:table-cell>
          <table:table-cell table:style-name="ce3" office:value-type="float" office:value="167.919998168945" calcext:value-type="float">
            <text:p>167,92</text:p>
          </table:table-cell>
          <table:table-cell table:style-name="ce3" office:value-type="float" office:value="171.809997558594" calcext:value-type="float">
            <text:p>171,81</text:p>
          </table:table-cell>
          <table:table-cell table:style-name="ce3" office:value-type="float" office:value="173.369995117188" calcext:value-type="float">
            <text:p>173,37</text:p>
          </table:table-cell>
          <table:table-cell table:style-name="ce3" office:value-type="float" office:value="164.940002441406" calcext:value-type="float">
            <text:p>164,94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0.690002441406" calcext:value-type="float">
            <text:p>170,69</text:p>
          </table:table-cell>
          <table:table-cell table:number-columns-repeated="44"/>
        </table:table-row>
        <table:table-row table:style-name="ro2">
          <table:table-cell table:style-name="ce3" office:value-type="float" office:value="167.580001831055" calcext:value-type="float">
            <text:p>167,58</text:p>
          </table:table-cell>
          <table:table-cell table:style-name="ce3" office:value-type="float" office:value="164.860000610352" calcext:value-type="float">
            <text:p>164,86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70.289993286133" calcext:value-type="float">
            <text:p>170,29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8.509994506836" calcext:value-type="float">
            <text:p>168,51</text:p>
          </table:table-cell>
          <table:table-cell table:style-name="ce3" office:value-type="float" office:value="163.229995727539" calcext:value-type="float">
            <text:p>163,23</text:p>
          </table:table-cell>
          <table:table-cell table:style-name="ce3" office:value-type="float" office:value="172.210006713867" calcext:value-type="float">
            <text:p>172,21</text:p>
          </table:table-cell>
          <table:table-cell table:style-name="ce3" office:value-type="float" office:value="166.179992675781" calcext:value-type="float">
            <text:p>166,18</text:p>
          </table:table-cell>
          <table:table-cell table:style-name="ce3" office:value-type="float" office:value="170.089996337891" calcext:value-type="float">
            <text:p>170,09</text:p>
          </table:table-cell>
          <table:table-cell table:style-name="ce3" office:value-type="float" office:value="171.160003662109" calcext:value-type="float">
            <text:p>171,16</text:p>
          </table:table-cell>
          <table:table-cell table:style-name="ce3" office:value-type="float" office:value="166.830001831055" calcext:value-type="float">
            <text:p>166,83</text:p>
          </table:table-cell>
          <table:table-cell table:style-name="ce3" office:value-type="float" office:value="172.830001831055" calcext:value-type="float">
            <text:p>172,83</text:p>
          </table:table-cell>
          <table:table-cell table:style-name="ce3" office:value-type="float" office:value="167.119995117188" calcext:value-type="float">
            <text:p>167,12</text:p>
          </table:table-cell>
          <table:table-cell table:style-name="ce3" office:value-type="float" office:value="173.899993896484" calcext:value-type="float">
            <text:p>173,90</text:p>
          </table:table-cell>
          <table:table-cell table:style-name="ce3" office:value-type="float" office:value="171.639999389648" calcext:value-type="float">
            <text:p>171,64</text:p>
          </table:table-cell>
          <table:table-cell table:style-name="ce3" office:value-type="float" office:value="173.050003051758" calcext:value-type="float">
            <text:p>173,05</text:p>
          </table:table-cell>
          <table:table-cell table:style-name="ce3" office:value-type="float" office:value="169.089996337891" calcext:value-type="float">
            <text:p>169,09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72.139999389648" calcext:value-type="float">
            <text:p>172,14</text:p>
          </table:table-cell>
          <table:table-cell table:number-columns-repeated="44"/>
        </table:table-row>
        <table:table-row table:style-name="ro2">
          <table:table-cell table:style-name="ce3" office:value-type="float" office:value="167.899993896484" calcext:value-type="float">
            <text:p>167,90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0.059997558594" calcext:value-type="float">
            <text:p>170,06</text:p>
          </table:table-cell>
          <table:table-cell table:style-name="ce3" office:value-type="float" office:value="170.889999389648" calcext:value-type="float">
            <text:p>170,89</text:p>
          </table:table-cell>
          <table:table-cell table:style-name="ce3" office:value-type="float" office:value="173.919998168945" calcext:value-type="float">
            <text:p>173,92</text:p>
          </table:table-cell>
          <table:table-cell table:style-name="ce3" office:value-type="float" office:value="171.720001220703" calcext:value-type="float">
            <text:p>171,72</text:p>
          </table:table-cell>
          <table:table-cell table:style-name="ce3" office:value-type="float" office:value="171.149993896484" calcext:value-type="float">
            <text:p>171,15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69.440002441406" calcext:value-type="float">
            <text:p>169,44</text:p>
          </table:table-cell>
          <table:table-cell table:style-name="ce3" office:value-type="float" office:value="165.229995727539" calcext:value-type="float">
            <text:p>165,23</text:p>
          </table:table-cell>
          <table:table-cell table:style-name="ce3" office:value-type="float" office:value="176.479995727539" calcext:value-type="float">
            <text:p>176,48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71.110000610352" calcext:value-type="float">
            <text:p>171,11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72.419998168945" calcext:value-type="float">
            <text:p>172,42</text:p>
          </table:table-cell>
          <table:table-cell table:style-name="ce3" office:value-type="float" office:value="174.990005493164" calcext:value-type="float">
            <text:p>174,99</text:p>
          </table:table-cell>
          <table:table-cell table:style-name="ce3" office:value-type="float" office:value="166.880004882813" calcext:value-type="float">
            <text:p>166,88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68.179992675781" calcext:value-type="float">
            <text:p>168,18</text:p>
          </table:table-cell>
          <table:table-cell table:number-columns-repeated="44"/>
        </table:table-row>
        <table:table-row table:style-name="ro2">
          <table:table-cell table:style-name="ce3" office:value-type="float" office:value="171.940002441406" calcext:value-type="float">
            <text:p>171,94</text:p>
          </table:table-cell>
          <table:table-cell table:style-name="ce3" office:value-type="float" office:value="167.330001831055" calcext:value-type="float">
            <text:p>167,33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71.479995727539" calcext:value-type="float">
            <text:p>171,48</text:p>
          </table:table-cell>
          <table:table-cell table:style-name="ce3" office:value-type="float" office:value="180.720001220703" calcext:value-type="float">
            <text:p>180,72</text:p>
          </table:table-cell>
          <table:table-cell table:style-name="ce3" office:value-type="float" office:value="166.440002441406" calcext:value-type="float">
            <text:p>166,44</text:p>
          </table:table-cell>
          <table:table-cell table:style-name="ce3" office:value-type="float" office:value="168.369995117188" calcext:value-type="float">
            <text:p>168,37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62.919998168945" calcext:value-type="float">
            <text:p>162,92</text:p>
          </table:table-cell>
          <table:table-cell table:style-name="ce3" office:value-type="float" office:value="166.210006713867" calcext:value-type="float">
            <text:p>166,21</text:p>
          </table:table-cell>
          <table:table-cell table:style-name="ce3" office:value-type="float" office:value="159.039993286133" calcext:value-type="float">
            <text:p>159,04</text:p>
          </table:table-cell>
          <table:table-cell table:style-name="ce3" office:value-type="float" office:value="172.380004882813" calcext:value-type="float">
            <text:p>172,38</text:p>
          </table:table-cell>
          <table:table-cell table:style-name="ce3" office:value-type="float" office:value="179.429992675781" calcext:value-type="float">
            <text:p>179,43</text:p>
          </table:table-cell>
          <table:table-cell table:style-name="ce3" office:value-type="float" office:value="163.660003662109" calcext:value-type="float">
            <text:p>163,66</text:p>
          </table:table-cell>
          <table:table-cell table:style-name="ce3" office:value-type="float" office:value="166.779998779297" calcext:value-type="float">
            <text:p>166,78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63.759994506836" calcext:value-type="float">
            <text:p>163,76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65.080001831055" calcext:value-type="float">
            <text:p>165,08</text:p>
          </table:table-cell>
          <table:table-cell table:number-columns-repeated="44"/>
        </table:table-row>
        <table:table-row table:style-name="ro2">
          <table:table-cell table:style-name="ce3" office:value-type="float" office:value="166.889999389648" calcext:value-type="float">
            <text:p>166,89</text:p>
          </table:table-cell>
          <table:table-cell table:style-name="ce3" office:value-type="float" office:value="164.179992675781" calcext:value-type="float">
            <text:p>164,18</text:p>
          </table:table-cell>
          <table:table-cell table:style-name="ce3" office:value-type="float" office:value="172.039993286133" calcext:value-type="float">
            <text:p>172,04</text:p>
          </table:table-cell>
          <table:table-cell table:style-name="ce3" office:value-type="float" office:value="169.820007324219" calcext:value-type="float">
            <text:p>169,82</text:p>
          </table:table-cell>
          <table:table-cell table:style-name="ce3" office:value-type="float" office:value="163.100006103516" calcext:value-type="float">
            <text:p>163,10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73.550003051758" calcext:value-type="float">
            <text:p>173,55</text:p>
          </table:table-cell>
          <table:table-cell table:style-name="ce3" office:value-type="float" office:value="169.690002441406" calcext:value-type="float">
            <text:p>169,69</text:p>
          </table:table-cell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76.589996337891" calcext:value-type="float">
            <text:p>176,59</text:p>
          </table:table-cell>
          <table:table-cell table:style-name="ce3" office:value-type="float" office:value="163.779998779297" calcext:value-type="float">
            <text:p>163,78</text:p>
          </table:table-cell>
          <table:table-cell table:style-name="ce3" office:value-type="float" office:value="168.149993896484" calcext:value-type="float">
            <text:p>168,15</text:p>
          </table:table-cell>
          <table:table-cell table:style-name="ce3" office:value-type="float" office:value="163.550003051758" calcext:value-type="float">
            <text:p>163,55</text:p>
          </table:table-cell>
          <table:table-cell table:style-name="ce3" office:value-type="float" office:value="174.059997558594" calcext:value-type="float">
            <text:p>174,06</text:p>
          </table:table-cell>
          <table:table-cell table:style-name="ce3" office:value-type="float" office:value="166.009994506836" calcext:value-type="float">
            <text:p>166,01</text:p>
          </table:table-cell>
          <table:table-cell table:style-name="ce3" office:value-type="float" office:value="164" calcext:value-type="float">
            <text:p>164,00</text:p>
          </table:table-cell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9.75" calcext:value-type="float">
            <text:p>169,75</text:p>
          </table:table-cell>
          <table:table-cell table:number-columns-repeated="44"/>
        </table:table-row>
        <table:table-row table:style-name="ro2">
          <table:table-cell table:style-name="ce3" office:value-type="float" office:value="173.839996337891" calcext:value-type="float">
            <text:p>173,84</text:p>
          </table:table-cell>
          <table:table-cell table:style-name="ce3" office:value-type="float" office:value="179.619995117188" calcext:value-type="float">
            <text:p>179,62</text:p>
          </table:table-cell>
          <table:table-cell table:style-name="ce3" office:value-type="float" office:value="175.470001220703" calcext:value-type="float">
            <text:p>175,47</text:p>
          </table:table-cell>
          <table:table-cell table:style-name="ce3" office:value-type="float" office:value="167.360000610352" calcext:value-type="float">
            <text:p>167,36</text:p>
          </table:table-cell>
          <table:table-cell table:style-name="ce3" office:value-type="float" office:value="167.490005493164" calcext:value-type="float">
            <text:p>167,49</text:p>
          </table:table-cell>
          <table:table-cell table:style-name="ce3" office:value-type="float" office:value="174.330001831055" calcext:value-type="float">
            <text:p>174,33</text:p>
          </table:table-cell>
          <table:table-cell table:style-name="ce3" office:value-type="float" office:value="168.589996337891" calcext:value-type="float">
            <text:p>168,59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68.779998779297" calcext:value-type="float">
            <text:p>168,78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65.539993286133" calcext:value-type="float">
            <text:p>165,54</text:p>
          </table:table-cell>
          <table:table-cell table:style-name="ce3" office:value-type="float" office:value="173.800003051758" calcext:value-type="float">
            <text:p>173,80</text:p>
          </table:table-cell>
          <table:table-cell table:style-name="ce3" office:value-type="float" office:value="172.350006103516" calcext:value-type="float">
            <text:p>172,35</text:p>
          </table:table-cell>
          <table:table-cell table:style-name="ce3" office:value-type="float" office:value="174.630004882813" calcext:value-type="float">
            <text:p>174,63</text:p>
          </table:table-cell>
          <table:table-cell table:style-name="ce3" office:value-type="float" office:value="176.360000610352" calcext:value-type="float">
            <text:p>176,36</text:p>
          </table:table-cell>
          <table:table-cell table:style-name="ce3" office:value-type="float" office:value="171.5" calcext:value-type="float">
            <text:p>171,50</text:p>
          </table:table-cell>
          <table:table-cell table:number-columns-repeated="44"/>
        </table:table-row>
        <table:table-row table:style-name="ro2">
          <table:table-cell table:style-name="ce3" office:value-type="float" office:value="169.509994506836" calcext:value-type="float">
            <text:p>169,51</text:p>
          </table:table-cell>
          <table:table-cell table:style-name="ce3" office:value-type="float" office:value="166.779998779297" calcext:value-type="float">
            <text:p>166,78</text:p>
          </table:table-cell>
          <table:table-cell table:style-name="ce3" office:value-type="float" office:value="169.690002441406" calcext:value-type="float">
            <text:p>169,69</text:p>
          </table:table-cell>
          <table:table-cell table:style-name="ce3" office:value-type="float" office:value="168.820007324219" calcext:value-type="float">
            <text:p>168,82</text:p>
          </table:table-cell>
          <table:table-cell table:style-name="ce3" office:value-type="float" office:value="169" calcext:value-type="float">
            <text:p>169,00</text:p>
          </table:table-cell>
          <table:table-cell table:style-name="ce3" office:value-type="float" office:value="165.330001831055" calcext:value-type="float">
            <text:p>165,33</text:p>
          </table:table-cell>
          <table:table-cell table:style-name="ce3" office:value-type="float" office:value="175.130004882813" calcext:value-type="float">
            <text:p>175,13</text:p>
          </table:table-cell>
          <table:table-cell table:style-name="ce3" office:value-type="float" office:value="165.990005493164" calcext:value-type="float">
            <text:p>165,99</text:p>
          </table:table-cell>
          <table:table-cell table:style-name="ce3" office:value-type="float" office:value="163.75" calcext:value-type="float">
            <text:p>163,75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74.539993286133" calcext:value-type="float">
            <text:p>174,54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73.800003051758" calcext:value-type="float">
            <text:p>173,80</text:p>
          </table:table-cell>
          <table:table-cell table:style-name="ce3" office:value-type="float" office:value="165.509994506836" calcext:value-type="float">
            <text:p>165,51</text:p>
          </table:table-cell>
          <table:table-cell table:style-name="ce3" office:value-type="float" office:value="163.970001220703" calcext:value-type="float">
            <text:p>163,97</text:p>
          </table:table-cell>
          <table:table-cell table:style-name="ce3" office:value-type="float" office:value="165.009994506836" calcext:value-type="float">
            <text:p>165,01</text:p>
          </table:table-cell>
          <table:table-cell table:style-name="ce3" office:value-type="float" office:value="170.729995727539" calcext:value-type="float">
            <text:p>170,73</text:p>
          </table:table-cell>
          <table:table-cell table:style-name="ce3" office:value-type="float" office:value="177.449996948242" calcext:value-type="float">
            <text:p>177,45</text:p>
          </table:table-cell>
          <table:table-cell table:style-name="ce3" office:value-type="float" office:value="171.770004272461" calcext:value-type="float">
            <text:p>171,77</text:p>
          </table:table-cell>
          <table:table-cell table:number-columns-repeated="44"/>
        </table:table-row>
        <table:table-row table:style-name="ro2">
          <table:table-cell table:style-name="ce3" office:value-type="float" office:value="160.020004272461" calcext:value-type="float">
            <text:p>160,02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71.050003051758" calcext:value-type="float">
            <text:p>171,05</text:p>
          </table:table-cell>
          <table:table-cell table:style-name="ce3" office:value-type="float" office:value="167.380004882813" calcext:value-type="float">
            <text:p>167,38</text:p>
          </table:table-cell>
          <table:table-cell table:style-name="ce3" office:value-type="float" office:value="166.350006103516" calcext:value-type="float">
            <text:p>166,35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66.289993286133" calcext:value-type="float">
            <text:p>166,29</text:p>
          </table:table-cell>
          <table:table-cell table:style-name="ce3" office:value-type="float" office:value="165.929992675781" calcext:value-type="float">
            <text:p>165,93</text:p>
          </table:table-cell>
          <table:table-cell table:style-name="ce3" office:value-type="float" office:value="173.559997558594" calcext:value-type="float">
            <text:p>173,56</text:p>
          </table:table-cell>
          <table:table-cell table:style-name="ce3" office:value-type="float" office:value="178.119995117188" calcext:value-type="float">
            <text:p>178,12</text:p>
          </table:table-cell>
          <table:table-cell table:style-name="ce3" office:value-type="float" office:value="170.839996337891" calcext:value-type="float">
            <text:p>170,84</text:p>
          </table:table-cell>
          <table:table-cell table:style-name="ce3" office:value-type="float" office:value="173.179992675781" calcext:value-type="float">
            <text:p>173,18</text:p>
          </table:table-cell>
          <table:table-cell table:style-name="ce3" office:value-type="float" office:value="176.830001831055" calcext:value-type="float">
            <text:p>176,83</text:p>
          </table:table-cell>
          <table:table-cell table:style-name="ce3" office:value-type="float" office:value="167.779998779297" calcext:value-type="float">
            <text:p>167,78</text:p>
          </table:table-cell>
          <table:table-cell table:style-name="ce3" office:value-type="float" office:value="174.210006713867" calcext:value-type="float">
            <text:p>174,21</text:p>
          </table:table-cell>
          <table:table-cell table:style-name="ce3" office:value-type="float" office:value="166.610000610352" calcext:value-type="float">
            <text:p>166,61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66.369995117188" calcext:value-type="float">
            <text:p>166,37</text:p>
          </table:table-cell>
          <table:table-cell table:style-name="ce3" office:value-type="float" office:value="173.899993896484" calcext:value-type="float">
            <text:p>173,90</text:p>
          </table:table-cell>
          <table:table-cell table:number-columns-repeated="44"/>
        </table:table-row>
        <table:table-row table:style-name="ro2">
          <table:table-cell table:style-name="ce3" office:value-type="float" office:value="166.630004882813" calcext:value-type="float">
            <text:p>166,63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71.5" calcext:value-type="float">
            <text:p>171,50</text:p>
          </table:table-cell>
          <table:table-cell table:style-name="ce3" office:value-type="float" office:value="173.679992675781" calcext:value-type="float">
            <text:p>173,68</text:p>
          </table:table-cell>
          <table:table-cell table:style-name="ce3" office:value-type="float" office:value="165.639999389648" calcext:value-type="float">
            <text:p>165,64</text:p>
          </table:table-cell>
          <table:table-cell table:style-name="ce3" office:value-type="float" office:value="174.220001220703" calcext:value-type="float">
            <text:p>174,22</text:p>
          </table:table-cell>
          <table:table-cell table:style-name="ce3" office:value-type="float" office:value="172.509994506836" calcext:value-type="float">
            <text:p>172,51</text:p>
          </table:table-cell>
          <table:table-cell table:style-name="ce3" office:value-type="float" office:value="163.830001831055" calcext:value-type="float">
            <text:p>163,83</text:p>
          </table:table-cell>
          <table:table-cell table:style-name="ce3" office:value-type="float" office:value="173.770004272461" calcext:value-type="float">
            <text:p>173,77</text:p>
          </table:table-cell>
          <table:table-cell table:style-name="ce3" office:value-type="float" office:value="170.179992675781" calcext:value-type="float">
            <text:p>170,18</text:p>
          </table:table-cell>
          <table:table-cell table:style-name="ce3" office:value-type="float" office:value="163.139999389648" calcext:value-type="float">
            <text:p>163,14</text:p>
          </table:table-cell>
          <table:table-cell table:style-name="ce3" office:value-type="float" office:value="176.979995727539" calcext:value-type="float">
            <text:p>176,98</text:p>
          </table:table-cell>
          <table:table-cell table:style-name="ce3" office:value-type="float" office:value="162.279998779297" calcext:value-type="float">
            <text:p>162,28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68.899993896484" calcext:value-type="float">
            <text:p>168,90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72.669998168945" calcext:value-type="float">
            <text:p>172,67</text:p>
          </table:table-cell>
          <table:table-cell table:style-name="ce3" office:value-type="float" office:value="168.860000610352" calcext:value-type="float">
            <text:p>168,86</text:p>
          </table:table-cell>
          <table:table-cell table:number-columns-repeated="44"/>
        </table:table-row>
        <table:table-row table:style-name="ro2">
          <table:table-cell table:style-name="ce3" office:value-type="float" office:value="167.479995727539" calcext:value-type="float">
            <text:p>167,48</text:p>
          </table:table-cell>
          <table:table-cell table:style-name="ce3" office:value-type="float" office:value="171.839996337891" calcext:value-type="float">
            <text:p>171,84</text:p>
          </table:table-cell>
          <table:table-cell table:style-name="ce3" office:value-type="float" office:value="170.889999389648" calcext:value-type="float">
            <text:p>170,89</text:p>
          </table:table-cell>
          <table:table-cell table:style-name="ce3" office:value-type="float" office:value="173.089996337891" calcext:value-type="float">
            <text:p>173,09</text:p>
          </table:table-cell>
          <table:table-cell table:style-name="ce3" office:value-type="float" office:value="169.139999389648" calcext:value-type="float">
            <text:p>169,14</text:p>
          </table:table-cell>
          <table:table-cell table:style-name="ce3" office:value-type="float" office:value="176.009994506836" calcext:value-type="float">
            <text:p>176,01</text:p>
          </table:table-cell>
          <table:table-cell table:style-name="ce3" office:value-type="float" office:value="172.899993896484" calcext:value-type="float">
            <text:p>172,90</text:p>
          </table:table-cell>
          <table:table-cell table:style-name="ce3" office:value-type="float" office:value="169.289993286133" calcext:value-type="float">
            <text:p>169,29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73.610000610352" calcext:value-type="float">
            <text:p>173,61</text:p>
          </table:table-cell>
          <table:table-cell table:style-name="ce3" office:value-type="float" office:value="167.729995727539" calcext:value-type="float">
            <text:p>167,73</text:p>
          </table:table-cell>
          <table:table-cell table:style-name="ce3" office:value-type="float" office:value="169.669998168945" calcext:value-type="float">
            <text:p>169,67</text:p>
          </table:table-cell>
          <table:table-cell table:style-name="ce3" office:value-type="float" office:value="168.160003662109" calcext:value-type="float">
            <text:p>168,16</text:p>
          </table:table-cell>
          <table:table-cell table:style-name="ce3" office:value-type="float" office:value="170.160003662109" calcext:value-type="float">
            <text:p>170,16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75.75" calcext:value-type="float">
            <text:p>175,75</text:p>
          </table:table-cell>
          <table:table-cell table:style-name="ce3" office:value-type="float" office:value="168.529998779297" calcext:value-type="float">
            <text:p>168,53</text:p>
          </table:table-cell>
          <table:table-cell table:style-name="ce3" office:value-type="float" office:value="179.149993896484" calcext:value-type="float">
            <text:p>179,15</text:p>
          </table:table-cell>
          <table:table-cell table:style-name="ce3" office:value-type="float" office:value="173.820007324219" calcext:value-type="float">
            <text:p>173,82</text:p>
          </table:table-cell>
          <table:table-cell table:style-name="ce3" office:value-type="float" office:value="161.020004272461" calcext:value-type="float">
            <text:p>161,02</text:p>
          </table:table-cell>
          <table:table-cell table:number-columns-repeated="44"/>
        </table:table-row>
        <table:table-row table:style-name="ro2">
          <table:table-cell table:style-name="ce3" office:value-type="float" office:value="175.360000610352" calcext:value-type="float">
            <text:p>175,36</text:p>
          </table:table-cell>
          <table:table-cell table:style-name="ce3" office:value-type="float" office:value="169.309997558594" calcext:value-type="float">
            <text:p>169,31</text:p>
          </table:table-cell>
          <table:table-cell table:style-name="ce3" office:value-type="float" office:value="163.75" calcext:value-type="float">
            <text:p>163,75</text:p>
          </table:table-cell>
          <table:table-cell table:style-name="ce3" office:value-type="float" office:value="171.770004272461" calcext:value-type="float">
            <text:p>171,77</text:p>
          </table:table-cell>
          <table:table-cell table:style-name="ce3" office:value-type="float" office:value="172.710006713867" calcext:value-type="float">
            <text:p>172,71</text:p>
          </table:table-cell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73.919998168945" calcext:value-type="float">
            <text:p>173,92</text:p>
          </table:table-cell>
          <table:table-cell table:style-name="ce3" office:value-type="float" office:value="176.110000610352" calcext:value-type="float">
            <text:p>176,11</text:p>
          </table:table-cell>
          <table:table-cell table:style-name="ce3" office:value-type="float" office:value="171.059997558594" calcext:value-type="float">
            <text:p>171,06</text:p>
          </table:table-cell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67.830001831055" calcext:value-type="float">
            <text:p>167,83</text:p>
          </table:table-cell>
          <table:table-cell table:style-name="ce3" office:value-type="float" office:value="173.570007324219" calcext:value-type="float">
            <text:p>173,57</text:p>
          </table:table-cell>
          <table:table-cell table:style-name="ce3" office:value-type="float" office:value="171.919998168945" calcext:value-type="float">
            <text:p>171,92</text:p>
          </table:table-cell>
          <table:table-cell table:style-name="ce3" office:value-type="float" office:value="166.449996948242" calcext:value-type="float">
            <text:p>166,45</text:p>
          </table:table-cell>
          <table:table-cell table:style-name="ce3" office:value-type="float" office:value="163" calcext:value-type="float">
            <text:p>163,00</text:p>
          </table:table-cell>
          <table:table-cell table:style-name="ce3" office:value-type="float" office:value="173.669998168945" calcext:value-type="float">
            <text:p>173,67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64.919998168945" calcext:value-type="float">
            <text:p>164,92</text:p>
          </table:table-cell>
          <table:table-cell table:style-name="ce3" office:value-type="float" office:value="168.929992675781" calcext:value-type="float">
            <text:p>168,93</text:p>
          </table:table-cell>
          <table:table-cell table:style-name="ce3" office:value-type="float" office:value="165.889999389648" calcext:value-type="float">
            <text:p>165,89</text:p>
          </table:table-cell>
          <table:table-cell table:number-columns-repeated="44"/>
        </table:table-row>
        <table:table-row table:style-name="ro2">
          <table:table-cell table:style-name="ce3" office:value-type="float" office:value="171.449996948242" calcext:value-type="float">
            <text:p>171,45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74.960006713867" calcext:value-type="float">
            <text:p>174,96</text:p>
          </table:table-cell>
          <table:table-cell table:style-name="ce3" office:value-type="float" office:value="168.470001220703" calcext:value-type="float">
            <text:p>168,47</text:p>
          </table:table-cell>
          <table:table-cell table:style-name="ce3" office:value-type="float" office:value="169.009994506836" calcext:value-type="float">
            <text:p>169,01</text:p>
          </table:table-cell>
          <table:table-cell table:style-name="ce3" office:value-type="float" office:value="160.800003051758" calcext:value-type="float">
            <text:p>160,80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78.220001220703" calcext:value-type="float">
            <text:p>178,22</text:p>
          </table:table-cell>
          <table:table-cell table:style-name="ce3" office:value-type="float" office:value="175.509994506836" calcext:value-type="float">
            <text:p>175,51</text:p>
          </table:table-cell>
          <table:table-cell table:style-name="ce3" office:value-type="float" office:value="159.399993896484" calcext:value-type="float">
            <text:p>159,40</text:p>
          </table:table-cell>
          <table:table-cell table:style-name="ce3" office:value-type="float" office:value="173.330001831055" calcext:value-type="float">
            <text:p>173,33</text:p>
          </table:table-cell>
          <table:table-cell table:style-name="ce3" office:value-type="float" office:value="167.029998779297" calcext:value-type="float">
            <text:p>167,03</text:p>
          </table:table-cell>
          <table:table-cell table:style-name="ce3" office:value-type="float" office:value="168.449996948242" calcext:value-type="float">
            <text:p>168,45</text:p>
          </table:table-cell>
          <table:table-cell table:style-name="ce3" office:value-type="float" office:value="167.809997558594" calcext:value-type="float">
            <text:p>167,81</text:p>
          </table:table-cell>
          <table:table-cell table:style-name="ce3" office:value-type="float" office:value="165.559997558594" calcext:value-type="float">
            <text:p>165,56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65.330001831055" calcext:value-type="float">
            <text:p>165,33</text:p>
          </table:table-cell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68.470001220703" calcext:value-type="float">
            <text:p>168,47</text:p>
          </table:table-cell>
          <table:table-cell table:style-name="ce3" office:value-type="float" office:value="175.860000610352" calcext:value-type="float">
            <text:p>175,86</text:p>
          </table:table-cell>
          <table:table-cell table:number-columns-repeated="44"/>
        </table:table-row>
        <table:table-row table:style-name="ro2">
          <table:table-cell table:style-name="ce3" office:value-type="float" office:value="175.080001831055" calcext:value-type="float">
            <text:p>175,08</text:p>
          </table:table-cell>
          <table:table-cell table:style-name="ce3" office:value-type="float" office:value="176.210006713867" calcext:value-type="float">
            <text:p>176,21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72.990005493164" calcext:value-type="float">
            <text:p>172,99</text:p>
          </table:table-cell>
          <table:table-cell table:style-name="ce3" office:value-type="float" office:value="174.330001831055" calcext:value-type="float">
            <text:p>174,33</text:p>
          </table:table-cell>
          <table:table-cell table:style-name="ce3" office:value-type="float" office:value="170.809997558594" calcext:value-type="float">
            <text:p>170,81</text:p>
          </table:table-cell>
          <table:table-cell table:style-name="ce3" office:value-type="float" office:value="167.770004272461" calcext:value-type="float">
            <text:p>167,77</text:p>
          </table:table-cell>
          <table:table-cell table:style-name="ce3" office:value-type="float" office:value="168.789993286133" calcext:value-type="float">
            <text:p>168,79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1.830001831055" calcext:value-type="float">
            <text:p>161,83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68.529998779297" calcext:value-type="float">
            <text:p>168,53</text:p>
          </table:table-cell>
          <table:table-cell table:style-name="ce3" office:value-type="float" office:value="167.399993896484" calcext:value-type="float">
            <text:p>167,40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4.210006713867" calcext:value-type="float">
            <text:p>174,21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69.970001220703" calcext:value-type="float">
            <text:p>169,97</text:p>
          </table:table-cell>
          <table:table-cell table:number-columns-repeated="44"/>
        </table:table-row>
        <table:table-row table:style-name="ro2">
          <table:table-cell table:style-name="ce3" office:value-type="float" office:value="169.440002441406" calcext:value-type="float">
            <text:p>169,44</text:p>
          </table:table-cell>
          <table:table-cell table:style-name="ce3" office:value-type="float" office:value="176.490005493164" calcext:value-type="float">
            <text:p>176,49</text:p>
          </table:table-cell>
          <table:table-cell table:style-name="ce3" office:value-type="float" office:value="171.830001831055" calcext:value-type="float">
            <text:p>171,83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64.470001220703" calcext:value-type="float">
            <text:p>164,47</text:p>
          </table:table-cell>
          <table:table-cell table:style-name="ce3" office:value-type="float" office:value="161.100006103516" calcext:value-type="float">
            <text:p>161,10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69.350006103516" calcext:value-type="float">
            <text:p>169,35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62.149993896484" calcext:value-type="float">
            <text:p>162,15</text:p>
          </table:table-cell>
          <table:table-cell table:style-name="ce3" office:value-type="float" office:value="162.529998779297" calcext:value-type="float">
            <text:p>162,53</text:p>
          </table:table-cell>
          <table:table-cell table:style-name="ce3" office:value-type="float" office:value="171.520004272461" calcext:value-type="float">
            <text:p>171,52</text:p>
          </table:table-cell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64.429992675781" calcext:value-type="float">
            <text:p>164,43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73.580001831055" calcext:value-type="float">
            <text:p>173,58</text:p>
          </table:table-cell>
          <table:table-cell table:style-name="ce3" office:value-type="float" office:value="174.300003051758" calcext:value-type="float">
            <text:p>174,30</text:p>
          </table:table-cell>
          <table:table-cell table:style-name="ce3" office:value-type="float" office:value="171.649993896484" calcext:value-type="float">
            <text:p>171,65</text:p>
          </table:table-cell>
          <table:table-cell table:number-columns-repeated="44"/>
        </table:table-row>
        <table:table-row table:style-name="ro2"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80.610000610352" calcext:value-type="float">
            <text:p>180,61</text:p>
          </table:table-cell>
          <table:table-cell table:style-name="ce3" office:value-type="float" office:value="174.179992675781" calcext:value-type="float">
            <text:p>174,18</text:p>
          </table:table-cell>
          <table:table-cell table:style-name="ce3" office:value-type="float" office:value="171.690002441406" calcext:value-type="float">
            <text:p>171,69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64.110000610352" calcext:value-type="float">
            <text:p>164,11</text:p>
          </table:table-cell>
          <table:table-cell table:style-name="ce3" office:value-type="float" office:value="165.449996948242" calcext:value-type="float">
            <text:p>165,45</text:p>
          </table:table-cell>
          <table:table-cell table:style-name="ce3" office:value-type="float" office:value="171.559997558594" calcext:value-type="float">
            <text:p>171,56</text:p>
          </table:table-cell>
          <table:table-cell table:style-name="ce3" office:value-type="float" office:value="165.300003051758" calcext:value-type="float">
            <text:p>165,30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66.320007324219" calcext:value-type="float">
            <text:p>166,32</text:p>
          </table:table-cell>
          <table:table-cell table:style-name="ce3" office:value-type="float" office:value="167.880004882813" calcext:value-type="float">
            <text:p>167,88</text:p>
          </table:table-cell>
          <table:table-cell table:style-name="ce3" office:value-type="float" office:value="169" calcext:value-type="float">
            <text:p>169,00</text:p>
          </table:table-cell>
          <table:table-cell table:style-name="ce3" office:value-type="float" office:value="161.990005493164" calcext:value-type="float">
            <text:p>161,99</text:p>
          </table:table-cell>
          <table:table-cell table:style-name="ce3" office:value-type="float" office:value="169.449996948242" calcext:value-type="float">
            <text:p>169,45</text:p>
          </table:table-cell>
          <table:table-cell table:style-name="ce3" office:value-type="float" office:value="168.220001220703" calcext:value-type="float">
            <text:p>168,22</text:p>
          </table:table-cell>
          <table:table-cell table:style-name="ce3" office:value-type="float" office:value="169.380004882813" calcext:value-type="float">
            <text:p>169,38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74.470001220703" calcext:value-type="float">
            <text:p>174,47</text:p>
          </table:table-cell>
          <table:table-cell table:number-columns-repeated="44"/>
        </table:table-row>
        <table:table-row table:style-name="ro2">
          <table:table-cell table:style-name="ce3" office:value-type="float" office:value="173.179992675781" calcext:value-type="float">
            <text:p>173,18</text:p>
          </table:table-cell>
          <table:table-cell table:style-name="ce3" office:value-type="float" office:value="178.729995727539" calcext:value-type="float">
            <text:p>178,73</text:p>
          </table:table-cell>
          <table:table-cell table:style-name="ce3" office:value-type="float" office:value="171.75" calcext:value-type="float">
            <text:p>171,75</text:p>
          </table:table-cell>
          <table:table-cell table:style-name="ce3" office:value-type="float" office:value="166.460006713867" calcext:value-type="float">
            <text:p>166,46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61.009994506836" calcext:value-type="float">
            <text:p>161,01</text:p>
          </table:table-cell>
          <table:table-cell table:style-name="ce3" office:value-type="float" office:value="164.539993286133" calcext:value-type="float">
            <text:p>164,54</text:p>
          </table:table-cell>
          <table:table-cell table:style-name="ce3" office:value-type="float" office:value="173.089996337891" calcext:value-type="float">
            <text:p>173,09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70.770004272461" calcext:value-type="float">
            <text:p>170,77</text:p>
          </table:table-cell>
          <table:table-cell table:style-name="ce3" office:value-type="float" office:value="180.539993286133" calcext:value-type="float">
            <text:p>180,54</text:p>
          </table:table-cell>
          <table:table-cell table:style-name="ce3" office:value-type="float" office:value="169.139999389648" calcext:value-type="float">
            <text:p>169,14</text:p>
          </table:table-cell>
          <table:table-cell table:style-name="ce3" office:value-type="float" office:value="169.289993286133" calcext:value-type="float">
            <text:p>169,29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70.300003051758" calcext:value-type="float">
            <text:p>170,30</text:p>
          </table:table-cell>
          <table:table-cell table:style-name="ce3" office:value-type="float" office:value="163.850006103516" calcext:value-type="float">
            <text:p>163,85</text:p>
          </table:table-cell>
          <table:table-cell table:style-name="ce3" office:value-type="float" office:value="166.270004272461" calcext:value-type="float">
            <text:p>166,27</text:p>
          </table:table-cell>
          <table:table-cell table:style-name="ce3" office:value-type="float" office:value="169.550003051758" calcext:value-type="float">
            <text:p>169,55</text:p>
          </table:table-cell>
          <table:table-cell table:style-name="ce3" office:value-type="float" office:value="167.889999389648" calcext:value-type="float">
            <text:p>167,89</text:p>
          </table:table-cell>
          <table:table-cell table:number-columns-repeated="44"/>
        </table:table-row>
        <table:table-row table:style-name="ro2">
          <table:table-cell table:style-name="ce3" office:value-type="float" office:value="172.179992675781" calcext:value-type="float">
            <text:p>172,18</text:p>
          </table:table-cell>
          <table:table-cell table:style-name="ce3" office:value-type="float" office:value="175.630004882813" calcext:value-type="float">
            <text:p>175,63</text:p>
          </table:table-cell>
          <table:table-cell table:style-name="ce3" office:value-type="float" office:value="159.729995727539" calcext:value-type="float">
            <text:p>159,73</text:p>
          </table:table-cell>
          <table:table-cell table:style-name="ce3" office:value-type="float" office:value="171.330001831055" calcext:value-type="float">
            <text:p>171,33</text:p>
          </table:table-cell>
          <table:table-cell table:style-name="ce3" office:value-type="float" office:value="171.509994506836" calcext:value-type="float">
            <text:p>171,51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69.190002441406" calcext:value-type="float">
            <text:p>169,19</text:p>
          </table:table-cell>
          <table:table-cell table:style-name="ce3" office:value-type="float" office:value="172.119995117188" calcext:value-type="float">
            <text:p>172,12</text:p>
          </table:table-cell>
          <table:table-cell table:style-name="ce3" office:value-type="float" office:value="166.470001220703" calcext:value-type="float">
            <text:p>166,47</text:p>
          </table:table-cell>
          <table:table-cell table:style-name="ce3" office:value-type="float" office:value="160.580001831055" calcext:value-type="float">
            <text:p>160,58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66.559997558594" calcext:value-type="float">
            <text:p>166,56</text:p>
          </table:table-cell>
          <table:table-cell table:style-name="ce3" office:value-type="float" office:value="176.059997558594" calcext:value-type="float">
            <text:p>176,06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66.449996948242" calcext:value-type="float">
            <text:p>166,45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63.539993286133" calcext:value-type="float">
            <text:p>163,54</text:p>
          </table:table-cell>
          <table:table-cell table:style-name="ce3" office:value-type="float" office:value="169.839996337891" calcext:value-type="float">
            <text:p>169,84</text:p>
          </table:table-cell>
          <table:table-cell table:style-name="ce3" office:value-type="float" office:value="179" calcext:value-type="float">
            <text:p>179,00</text:p>
          </table:table-cell>
          <table:table-cell table:number-columns-repeated="44"/>
        </table:table-row>
        <table:table-row table:style-name="ro2"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67.210006713867" calcext:value-type="float">
            <text:p>167,21</text:p>
          </table:table-cell>
          <table:table-cell table:style-name="ce3" office:value-type="float" office:value="174.300003051758" calcext:value-type="float">
            <text:p>174,30</text:p>
          </table:table-cell>
          <table:table-cell table:style-name="ce3" office:value-type="float" office:value="161.470001220703" calcext:value-type="float">
            <text:p>161,47</text:p>
          </table:table-cell>
          <table:table-cell table:style-name="ce3" office:value-type="float" office:value="162.669998168945" calcext:value-type="float">
            <text:p>162,67</text:p>
          </table:table-cell>
          <table:table-cell table:style-name="ce3" office:value-type="float" office:value="170.110000610352" calcext:value-type="float">
            <text:p>170,11</text:p>
          </table:table-cell>
          <table:table-cell table:style-name="ce3" office:value-type="float" office:value="170.270004272461" calcext:value-type="float">
            <text:p>170,27</text:p>
          </table:table-cell>
          <table:table-cell table:style-name="ce3" office:value-type="float" office:value="171.839996337891" calcext:value-type="float">
            <text:p>171,84</text:p>
          </table:table-cell>
          <table:table-cell table:style-name="ce3" office:value-type="float" office:value="165.789993286133" calcext:value-type="float">
            <text:p>165,79</text:p>
          </table:table-cell>
          <table:table-cell table:style-name="ce3" office:value-type="float" office:value="165.330001831055" calcext:value-type="float">
            <text:p>165,33</text:p>
          </table:table-cell>
          <table:table-cell table:style-name="ce3" office:value-type="float" office:value="173.919998168945" calcext:value-type="float">
            <text:p>173,92</text:p>
          </table:table-cell>
          <table:table-cell table:style-name="ce3" office:value-type="float" office:value="173.279998779297" calcext:value-type="float">
            <text:p>173,28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78.369995117188" calcext:value-type="float">
            <text:p>178,37</text:p>
          </table:table-cell>
          <table:table-cell table:style-name="ce3" office:value-type="float" office:value="166.770004272461" calcext:value-type="float">
            <text:p>166,77</text:p>
          </table:table-cell>
          <table:table-cell table:style-name="ce3" office:value-type="float" office:value="179.279998779297" calcext:value-type="float">
            <text:p>179,28</text:p>
          </table:table-cell>
          <table:table-cell table:style-name="ce3" office:value-type="float" office:value="172.860000610352" calcext:value-type="float">
            <text:p>172,86</text:p>
          </table:table-cell>
          <table:table-cell table:style-name="ce3" office:value-type="float" office:value="178.720001220703" calcext:value-type="float">
            <text:p>178,72</text:p>
          </table:table-cell>
          <table:table-cell table:style-name="ce3" office:value-type="float" office:value="174.309997558594" calcext:value-type="float">
            <text:p>174,31</text:p>
          </table:table-cell>
          <table:table-cell table:number-columns-repeated="44"/>
        </table:table-row>
        <table:table-row table:style-name="ro2">
          <table:table-cell table:style-name="ce3" office:value-type="float" office:value="167.539993286133" calcext:value-type="float">
            <text:p>167,54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78.910003662109" calcext:value-type="float">
            <text:p>178,91</text:p>
          </table:table-cell>
          <table:table-cell table:style-name="ce3" office:value-type="float" office:value="168.5" calcext:value-type="float">
            <text:p>168,50</text:p>
          </table:table-cell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69.160003662109" calcext:value-type="float">
            <text:p>169,16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4.289993286133" calcext:value-type="float">
            <text:p>164,29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63.580001831055" calcext:value-type="float">
            <text:p>163,58</text:p>
          </table:table-cell>
          <table:table-cell table:style-name="ce3" office:value-type="float" office:value="171.660003662109" calcext:value-type="float">
            <text:p>171,66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69.100006103516" calcext:value-type="float">
            <text:p>169,10</text:p>
          </table:table-cell>
          <table:table-cell table:style-name="ce3" office:value-type="float" office:value="173.380004882813" calcext:value-type="float">
            <text:p>173,38</text:p>
          </table:table-cell>
          <table:table-cell table:style-name="ce3" office:value-type="float" office:value="164.410003662109" calcext:value-type="float">
            <text:p>164,41</text:p>
          </table:table-cell>
          <table:table-cell table:style-name="ce3" office:value-type="float" office:value="167.270004272461" calcext:value-type="float">
            <text:p>167,27</text:p>
          </table:table-cell>
          <table:table-cell table:style-name="ce3" office:value-type="float" office:value="177.289993286133" calcext:value-type="float">
            <text:p>177,29</text:p>
          </table:table-cell>
          <table:table-cell table:style-name="ce3" office:value-type="float" office:value="172.059997558594" calcext:value-type="float">
            <text:p>172,06</text:p>
          </table:table-cell>
          <table:table-cell table:style-name="ce3" office:value-type="float" office:value="163.419998168945" calcext:value-type="float">
            <text:p>163,42</text:p>
          </table:table-cell>
          <table:table-cell table:style-name="ce3" office:value-type="float" office:value="169.449996948242" calcext:value-type="float">
            <text:p>169,45</text:p>
          </table:table-cell>
          <table:table-cell table:number-columns-repeated="44"/>
        </table:table-row>
        <table:table-row table:style-name="ro2">
          <table:table-cell table:style-name="ce3" office:value-type="float" office:value="176.130004882813" calcext:value-type="float">
            <text:p>176,13</text:p>
          </table:table-cell>
          <table:table-cell table:style-name="ce3" office:value-type="float" office:value="167.25" calcext:value-type="float">
            <text:p>167,25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65.210006713867" calcext:value-type="float">
            <text:p>165,21</text:p>
          </table:table-cell>
          <table:table-cell table:style-name="ce3" office:value-type="float" office:value="171.919998168945" calcext:value-type="float">
            <text:p>171,92</text:p>
          </table:table-cell>
          <table:table-cell table:style-name="ce3" office:value-type="float" office:value="173.570007324219" calcext:value-type="float">
            <text:p>173,57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58.720001220703" calcext:value-type="float">
            <text:p>158,72</text:p>
          </table:table-cell>
          <table:table-cell table:style-name="ce3" office:value-type="float" office:value="168.410003662109" calcext:value-type="float">
            <text:p>168,41</text:p>
          </table:table-cell>
          <table:table-cell table:style-name="ce3" office:value-type="float" office:value="165.369995117188" calcext:value-type="float">
            <text:p>165,37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0.179992675781" calcext:value-type="float">
            <text:p>170,18</text:p>
          </table:table-cell>
          <table:table-cell table:style-name="ce3" office:value-type="float" office:value="174.220001220703" calcext:value-type="float">
            <text:p>174,22</text:p>
          </table:table-cell>
          <table:table-cell table:style-name="ce3" office:value-type="float" office:value="165.860000610352" calcext:value-type="float">
            <text:p>165,86</text:p>
          </table:table-cell>
          <table:table-cell table:style-name="ce3" office:value-type="float" office:value="164.830001831055" calcext:value-type="float">
            <text:p>164,83</text:p>
          </table:table-cell>
          <table:table-cell table:style-name="ce3" office:value-type="float" office:value="165.089996337891" calcext:value-type="float">
            <text:p>165,09</text:p>
          </table:table-cell>
          <table:table-cell table:style-name="ce3" office:value-type="float" office:value="166.839996337891" calcext:value-type="float">
            <text:p>166,84</text:p>
          </table:table-cell>
          <table:table-cell table:style-name="ce3" office:value-type="float" office:value="172.550003051758" calcext:value-type="float">
            <text:p>172,55</text:p>
          </table:table-cell>
          <table:table-cell table:style-name="ce3" office:value-type="float" office:value="174.919998168945" calcext:value-type="float">
            <text:p>174,92</text:p>
          </table:table-cell>
          <table:table-cell table:number-columns-repeated="44"/>
        </table:table-row>
        <table:table-row table:style-name="ro2">
          <table:table-cell table:style-name="ce3" office:value-type="float" office:value="173.860000610352" calcext:value-type="float">
            <text:p>173,86</text:p>
          </table:table-cell>
          <table:table-cell table:style-name="ce3" office:value-type="float" office:value="177.220001220703" calcext:value-type="float">
            <text:p>177,22</text:p>
          </table:table-cell>
          <table:table-cell table:style-name="ce3" office:value-type="float" office:value="170.589996337891" calcext:value-type="float">
            <text:p>170,59</text:p>
          </table:table-cell>
          <table:table-cell table:style-name="ce3" office:value-type="float" office:value="175.320007324219" calcext:value-type="float">
            <text:p>175,32</text:p>
          </table:table-cell>
          <table:table-cell table:style-name="ce3" office:value-type="float" office:value="170.979995727539" calcext:value-type="float">
            <text:p>170,98</text:p>
          </table:table-cell>
          <table:table-cell table:style-name="ce3" office:value-type="float" office:value="175.419998168945" calcext:value-type="float">
            <text:p>175,42</text:p>
          </table:table-cell>
          <table:table-cell table:style-name="ce3" office:value-type="float" office:value="164.720001220703" calcext:value-type="float">
            <text:p>164,72</text:p>
          </table:table-cell>
          <table:table-cell table:style-name="ce3" office:value-type="float" office:value="177.210006713867" calcext:value-type="float">
            <text:p>177,21</text:p>
          </table:table-cell>
          <table:table-cell table:style-name="ce3" office:value-type="float" office:value="177.490005493164" calcext:value-type="float">
            <text:p>177,49</text:p>
          </table:table-cell>
          <table:table-cell table:style-name="ce3" office:value-type="float" office:value="172.380004882813" calcext:value-type="float">
            <text:p>172,38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60.610000610352" calcext:value-type="float">
            <text:p>160,61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73.589996337891" calcext:value-type="float">
            <text:p>173,59</text:p>
          </table:table-cell>
          <table:table-cell table:style-name="ce3" office:value-type="float" office:value="166.850006103516" calcext:value-type="float">
            <text:p>166,85</text:p>
          </table:table-cell>
          <table:table-cell table:style-name="ce3" office:value-type="float" office:value="163.009994506836" calcext:value-type="float">
            <text:p>163,01</text:p>
          </table:table-cell>
          <table:table-cell table:style-name="ce3" office:value-type="float" office:value="172.630004882813" calcext:value-type="float">
            <text:p>172,63</text:p>
          </table:table-cell>
          <table:table-cell table:style-name="ce3" office:value-type="float" office:value="176.550003051758" calcext:value-type="float">
            <text:p>176,55</text:p>
          </table:table-cell>
          <table:table-cell table:style-name="ce3" office:value-type="float" office:value="165.869995117188" calcext:value-type="float">
            <text:p>165,87</text:p>
          </table:table-cell>
          <table:table-cell table:style-name="ce3" office:value-type="float" office:value="169.910003662109" calcext:value-type="float">
            <text:p>169,91</text:p>
          </table:table-cell>
          <table:table-cell table:number-columns-repeated="44"/>
        </table:table-row>
        <table:table-row table:style-name="ro2">
          <table:table-cell table:style-name="ce3" office:value-type="float" office:value="170.080001831055" calcext:value-type="float">
            <text:p>170,08</text:p>
          </table:table-cell>
          <table:table-cell table:style-name="ce3" office:value-type="float" office:value="166.770004272461" calcext:value-type="float">
            <text:p>166,77</text:p>
          </table:table-cell>
          <table:table-cell table:style-name="ce3" office:value-type="float" office:value="177.979995727539" calcext:value-type="float">
            <text:p>177,98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78.020004272461" calcext:value-type="float">
            <text:p>178,02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64.889999389648" calcext:value-type="float">
            <text:p>164,89</text:p>
          </table:table-cell>
          <table:table-cell table:style-name="ce3" office:value-type="float" office:value="173.070007324219" calcext:value-type="float">
            <text:p>173,07</text:p>
          </table:table-cell>
          <table:table-cell table:style-name="ce3" office:value-type="float" office:value="173.279998779297" calcext:value-type="float">
            <text:p>173,28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3.869995117188" calcext:value-type="float">
            <text:p>173,87</text:p>
          </table:table-cell>
          <table:table-cell table:style-name="ce3" office:value-type="float" office:value="167.919998168945" calcext:value-type="float">
            <text:p>167,92</text:p>
          </table:table-cell>
          <table:table-cell table:style-name="ce3" office:value-type="float" office:value="173.350006103516" calcext:value-type="float">
            <text:p>173,35</text:p>
          </table:table-cell>
          <table:table-cell table:style-name="ce3" office:value-type="float" office:value="172.610000610352" calcext:value-type="float">
            <text:p>172,61</text:p>
          </table:table-cell>
          <table:table-cell table:style-name="ce3" office:value-type="float" office:value="174.410003662109" calcext:value-type="float">
            <text:p>174,41</text:p>
          </table:table-cell>
          <table:table-cell table:style-name="ce3" office:value-type="float" office:value="165.720001220703" calcext:value-type="float">
            <text:p>165,72</text:p>
          </table:table-cell>
          <table:table-cell table:style-name="ce3" office:value-type="float" office:value="167.740005493164" calcext:value-type="float">
            <text:p>167,74</text:p>
          </table:table-cell>
          <table:table-cell table:style-name="ce3" office:value-type="float" office:value="175.940002441406" calcext:value-type="float">
            <text:p>175,94</text:p>
          </table:table-cell>
          <table:table-cell table:style-name="ce3" office:value-type="float" office:value="176.020004272461" calcext:value-type="float">
            <text:p>176,02</text:p>
          </table:table-cell>
          <table:table-cell table:style-name="ce3" office:value-type="float" office:value="171.960006713867" calcext:value-type="float">
            <text:p>171,96</text:p>
          </table:table-cell>
          <table:table-cell table:number-columns-repeated="44"/>
        </table:table-row>
        <table:table-row table:style-name="ro2"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75.889999389648" calcext:value-type="float">
            <text:p>175,89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67.240005493164" calcext:value-type="float">
            <text:p>167,24</text:p>
          </table:table-cell>
          <table:table-cell table:style-name="ce3" office:value-type="float" office:value="170.490005493164" calcext:value-type="float">
            <text:p>170,49</text:p>
          </table:table-cell>
          <table:table-cell table:style-name="ce3" office:value-type="float" office:value="178.240005493164" calcext:value-type="float">
            <text:p>178,24</text:p>
          </table:table-cell>
          <table:table-cell table:style-name="ce3" office:value-type="float" office:value="170.320007324219" calcext:value-type="float">
            <text:p>170,32</text:p>
          </table:table-cell>
          <table:table-cell table:style-name="ce3" office:value-type="float" office:value="172.830001831055" calcext:value-type="float">
            <text:p>172,83</text:p>
          </table:table-cell>
          <table:table-cell table:style-name="ce3" office:value-type="float" office:value="174.089996337891" calcext:value-type="float">
            <text:p>174,09</text:p>
          </table:table-cell>
          <table:table-cell table:style-name="ce3" office:value-type="float" office:value="168.699996948242" calcext:value-type="float">
            <text:p>168,70</text:p>
          </table:table-cell>
          <table:table-cell table:style-name="ce3" office:value-type="float" office:value="169.490005493164" calcext:value-type="float">
            <text:p>169,49</text:p>
          </table:table-cell>
          <table:table-cell table:style-name="ce3" office:value-type="float" office:value="171.539993286133" calcext:value-type="float">
            <text:p>171,54</text:p>
          </table:table-cell>
          <table:table-cell table:style-name="ce3" office:value-type="float" office:value="168.199996948242" calcext:value-type="float">
            <text:p>168,20</text:p>
          </table:table-cell>
          <table:table-cell table:style-name="ce3" office:value-type="float" office:value="167.039993286133" calcext:value-type="float">
            <text:p>167,04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72.880004882813" calcext:value-type="float">
            <text:p>172,88</text:p>
          </table:table-cell>
          <table:table-cell table:style-name="ce3" office:value-type="float" office:value="170.309997558594" calcext:value-type="float">
            <text:p>170,31</text:p>
          </table:table-cell>
          <table:table-cell table:style-name="ce3" office:value-type="float" office:value="174.759994506836" calcext:value-type="float">
            <text:p>174,76</text:p>
          </table:table-cell>
          <table:table-cell table:number-columns-repeated="44"/>
        </table:table-row>
        <table:table-row table:style-name="ro2">
          <table:table-cell table:style-name="ce3" office:value-type="float" office:value="171.240005493164" calcext:value-type="float">
            <text:p>171,24</text:p>
          </table:table-cell>
          <table:table-cell table:style-name="ce3" office:value-type="float" office:value="169.029998779297" calcext:value-type="float">
            <text:p>169,03</text:p>
          </table:table-cell>
          <table:table-cell table:style-name="ce3" office:value-type="float" office:value="169.509994506836" calcext:value-type="float">
            <text:p>169,51</text:p>
          </table:table-cell>
          <table:table-cell table:style-name="ce3" office:value-type="float" office:value="167.899993896484" calcext:value-type="float">
            <text:p>167,90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62.470001220703" calcext:value-type="float">
            <text:p>162,47</text:p>
          </table:table-cell>
          <table:table-cell table:style-name="ce3" office:value-type="float" office:value="172.320007324219" calcext:value-type="float">
            <text:p>172,32</text:p>
          </table:table-cell>
          <table:table-cell table:style-name="ce3" office:value-type="float" office:value="175.419998168945" calcext:value-type="float">
            <text:p>175,42</text:p>
          </table:table-cell>
          <table:table-cell table:style-name="ce3" office:value-type="float" office:value="170.240005493164" calcext:value-type="float">
            <text:p>170,24</text:p>
          </table:table-cell>
          <table:table-cell table:style-name="ce3" office:value-type="float" office:value="165.460006713867" calcext:value-type="float">
            <text:p>165,46</text:p>
          </table:table-cell>
          <table:table-cell table:style-name="ce3" office:value-type="float" office:value="172.070007324219" calcext:value-type="float">
            <text:p>172,07</text:p>
          </table:table-cell>
          <table:table-cell table:style-name="ce3" office:value-type="float" office:value="175.270004272461" calcext:value-type="float">
            <text:p>175,27</text:p>
          </table:table-cell>
          <table:table-cell table:style-name="ce3" office:value-type="float" office:value="166.520004272461" calcext:value-type="float">
            <text:p>166,52</text:p>
          </table:table-cell>
          <table:table-cell table:style-name="ce3" office:value-type="float" office:value="171.529998779297" calcext:value-type="float">
            <text:p>171,53</text:p>
          </table:table-cell>
          <table:table-cell table:style-name="ce3" office:value-type="float" office:value="174.259994506836" calcext:value-type="float">
            <text:p>174,26</text:p>
          </table:table-cell>
          <table:table-cell table:style-name="ce3" office:value-type="float" office:value="164.929992675781" calcext:value-type="float">
            <text:p>164,93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66.160003662109" calcext:value-type="float">
            <text:p>166,16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65.910003662109" calcext:value-type="float">
            <text:p>165,91</text:p>
          </table:table-cell>
          <table:table-cell table:number-columns-repeated="44"/>
        </table:table-row>
        <table:table-row table:style-name="ro2">
          <table:table-cell table:style-name="ce3" office:value-type="float" office:value="168.070007324219" calcext:value-type="float">
            <text:p>168,07</text:p>
          </table:table-cell>
          <table:table-cell table:style-name="ce3" office:value-type="float" office:value="170.929992675781" calcext:value-type="float">
            <text:p>170,93</text:p>
          </table:table-cell>
          <table:table-cell table:style-name="ce3" office:value-type="float" office:value="174.169998168945" calcext:value-type="float">
            <text:p>174,17</text:p>
          </table:table-cell>
          <table:table-cell table:style-name="ce3" office:value-type="float" office:value="165.619995117188" calcext:value-type="float">
            <text:p>165,62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71.740005493164" calcext:value-type="float">
            <text:p>171,74</text:p>
          </table:table-cell>
          <table:table-cell table:style-name="ce3" office:value-type="float" office:value="177.330001831055" calcext:value-type="float">
            <text:p>177,33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3.779998779297" calcext:value-type="float">
            <text:p>173,78</text:p>
          </table:table-cell>
          <table:table-cell table:style-name="ce3" office:value-type="float" office:value="169.050003051758" calcext:value-type="float">
            <text:p>169,05</text:p>
          </table:table-cell>
          <table:table-cell table:style-name="ce3" office:value-type="float" office:value="166.380004882813" calcext:value-type="float">
            <text:p>166,38</text:p>
          </table:table-cell>
          <table:table-cell table:style-name="ce3" office:value-type="float" office:value="167.610000610352" calcext:value-type="float">
            <text:p>167,61</text:p>
          </table:table-cell>
          <table:table-cell table:style-name="ce3" office:value-type="float" office:value="176.820007324219" calcext:value-type="float">
            <text:p>176,82</text:p>
          </table:table-cell>
          <table:table-cell table:style-name="ce3" office:value-type="float" office:value="172.360000610352" calcext:value-type="float">
            <text:p>172,36</text:p>
          </table:table-cell>
          <table:table-cell table:style-name="ce3" office:value-type="float" office:value="166.800003051758" calcext:value-type="float">
            <text:p>166,80</text:p>
          </table:table-cell>
          <table:table-cell table:style-name="ce3" office:value-type="float" office:value="170.990005493164" calcext:value-type="float">
            <text:p>170,99</text:p>
          </table:table-cell>
          <table:table-cell table:style-name="ce3" office:value-type="float" office:value="174" calcext:value-type="float">
            <text:p>174,00</text:p>
          </table:table-cell>
          <table:table-cell table:style-name="ce3" office:value-type="float" office:value="163.179992675781" calcext:value-type="float">
            <text:p>163,18</text:p>
          </table:table-cell>
          <table:table-cell table:style-name="ce3" office:value-type="float" office:value="168.100006103516" calcext:value-type="float">
            <text:p>168,10</text:p>
          </table:table-cell>
          <table:table-cell table:style-name="ce3" office:value-type="float" office:value="168.619995117188" calcext:value-type="float">
            <text:p>168,62</text:p>
          </table:table-cell>
          <table:table-cell table:number-columns-repeated="44"/>
        </table:table-row>
        <table:table-row table:style-name="ro2"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54.279998779297" calcext:value-type="float">
            <text:p>154,28</text:p>
          </table:table-cell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69.419998168945" calcext:value-type="float">
            <text:p>169,42</text:p>
          </table:table-cell>
          <table:table-cell table:style-name="ce3" office:value-type="float" office:value="160.080001831055" calcext:value-type="float">
            <text:p>160,08</text:p>
          </table:table-cell>
          <table:table-cell table:style-name="ce3" office:value-type="float" office:value="167.990005493164" calcext:value-type="float">
            <text:p>167,99</text:p>
          </table:table-cell>
          <table:table-cell table:style-name="ce3" office:value-type="float" office:value="178.360000610352" calcext:value-type="float">
            <text:p>178,36</text:p>
          </table:table-cell>
          <table:table-cell table:style-name="ce3" office:value-type="float" office:value="162.660003662109" calcext:value-type="float">
            <text:p>162,66</text:p>
          </table:table-cell>
          <table:table-cell table:style-name="ce3" office:value-type="float" office:value="174.600006103516" calcext:value-type="float">
            <text:p>174,60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63.089996337891" calcext:value-type="float">
            <text:p>163,09</text:p>
          </table:table-cell>
          <table:table-cell table:style-name="ce3" office:value-type="float" office:value="171.679992675781" calcext:value-type="float">
            <text:p>171,68</text:p>
          </table:table-cell>
          <table:table-cell table:style-name="ce3" office:value-type="float" office:value="170.210006713867" calcext:value-type="float">
            <text:p>170,21</text:p>
          </table:table-cell>
          <table:table-cell table:style-name="ce3" office:value-type="float" office:value="161.899993896484" calcext:value-type="float">
            <text:p>161,90</text:p>
          </table:table-cell>
          <table:table-cell table:style-name="ce3" office:value-type="float" office:value="176.199996948242" calcext:value-type="float">
            <text:p>176,20</text:p>
          </table:table-cell>
          <table:table-cell table:style-name="ce3" office:value-type="float" office:value="160.830001831055" calcext:value-type="float">
            <text:p>160,83</text:p>
          </table:table-cell>
          <table:table-cell table:style-name="ce3" office:value-type="float" office:value="173.740005493164" calcext:value-type="float">
            <text:p>173,74</text:p>
          </table:table-cell>
          <table:table-cell table:style-name="ce3" office:value-type="float" office:value="175.149993896484" calcext:value-type="float">
            <text:p>175,15</text:p>
          </table:table-cell>
          <table:table-cell table:style-name="ce3" office:value-type="float" office:value="175.509994506836" calcext:value-type="float">
            <text:p>175,51</text:p>
          </table:table-cell>
          <table:table-cell table:number-columns-repeated="44"/>
        </table:table-row>
        <table:table-row table:style-name="ro2">
          <table:table-cell table:style-name="ce3" office:value-type="float" office:value="167.949996948242" calcext:value-type="float">
            <text:p>167,95</text:p>
          </table:table-cell>
          <table:table-cell table:style-name="ce3" office:value-type="float" office:value="174.529998779297" calcext:value-type="float">
            <text:p>174,53</text:p>
          </table:table-cell>
          <table:table-cell table:style-name="ce3" office:value-type="float" office:value="171.050003051758" calcext:value-type="float">
            <text:p>171,05</text:p>
          </table:table-cell>
          <table:table-cell table:style-name="ce3" office:value-type="float" office:value="168.580001831055" calcext:value-type="float">
            <text:p>168,58</text:p>
          </table:table-cell>
          <table:table-cell table:style-name="ce3" office:value-type="float" office:value="160.460006713867" calcext:value-type="float">
            <text:p>160,46</text:p>
          </table:table-cell>
          <table:table-cell table:style-name="ce3" office:value-type="float" office:value="174.279998779297" calcext:value-type="float">
            <text:p>174,28</text:p>
          </table:table-cell>
          <table:table-cell table:style-name="ce3" office:value-type="float" office:value="175.869995117188" calcext:value-type="float">
            <text:p>175,87</text:p>
          </table:table-cell>
          <table:table-cell table:style-name="ce3" office:value-type="float" office:value="173.330001831055" calcext:value-type="float">
            <text:p>173,33</text:p>
          </table:table-cell>
          <table:table-cell table:style-name="ce3" office:value-type="float" office:value="168.979995727539" calcext:value-type="float">
            <text:p>168,98</text:p>
          </table:table-cell>
          <table:table-cell table:style-name="ce3" office:value-type="float" office:value="163.410003662109" calcext:value-type="float">
            <text:p>163,41</text:p>
          </table:table-cell>
          <table:table-cell table:style-name="ce3" office:value-type="float" office:value="171.449996948242" calcext:value-type="float">
            <text:p>171,45</text:p>
          </table:table-cell>
          <table:table-cell table:style-name="ce3" office:value-type="float" office:value="170.210006713867" calcext:value-type="float">
            <text:p>170,21</text:p>
          </table:table-cell>
          <table:table-cell table:style-name="ce3" office:value-type="float" office:value="175" calcext:value-type="float">
            <text:p>175,00</text:p>
          </table:table-cell>
          <table:table-cell table:style-name="ce3" office:value-type="float" office:value="167.410003662109" calcext:value-type="float">
            <text:p>167,41</text:p>
          </table:table-cell>
          <table:table-cell table:style-name="ce3" office:value-type="float" office:value="175.289993286133" calcext:value-type="float">
            <text:p>175,29</text:p>
          </table:table-cell>
          <table:table-cell table:style-name="ce3" office:value-type="float" office:value="176.710006713867" calcext:value-type="float">
            <text:p>176,71</text:p>
          </table:table-cell>
          <table:table-cell table:style-name="ce3" office:value-type="float" office:value="160.020004272461" calcext:value-type="float">
            <text:p>160,02</text:p>
          </table:table-cell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68.880004882813" calcext:value-type="float">
            <text:p>168,88</text:p>
          </table:table-cell>
          <table:table-cell table:style-name="ce3" office:value-type="float" office:value="178.350006103516" calcext:value-type="float">
            <text:p>178,35</text:p>
          </table:table-cell>
          <table:table-cell table:number-columns-repeated="44"/>
        </table:table-row>
        <table:table-row table:style-name="ro2">
          <table:table-cell table:style-name="ce3" office:value-type="float" office:value="173.460006713867" calcext:value-type="float">
            <text:p>173,46</text:p>
          </table:table-cell>
          <table:table-cell table:style-name="ce3" office:value-type="float" office:value="173.009994506836" calcext:value-type="float">
            <text:p>173,01</text:p>
          </table:table-cell>
          <table:table-cell table:style-name="ce3" office:value-type="float" office:value="164.360000610352" calcext:value-type="float">
            <text:p>164,36</text:p>
          </table:table-cell>
          <table:table-cell table:style-name="ce3" office:value-type="float" office:value="165.229995727539" calcext:value-type="float">
            <text:p>165,23</text:p>
          </table:table-cell>
          <table:table-cell table:style-name="ce3" office:value-type="float" office:value="171.559997558594" calcext:value-type="float">
            <text:p>171,56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63.740005493164" calcext:value-type="float">
            <text:p>163,74</text:p>
          </table:table-cell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69.460006713867" calcext:value-type="float">
            <text:p>169,46</text:p>
          </table:table-cell>
          <table:table-cell table:style-name="ce3" office:value-type="float" office:value="169.809997558594" calcext:value-type="float">
            <text:p>169,81</text:p>
          </table:table-cell>
          <table:table-cell table:style-name="ce3" office:value-type="float" office:value="166.369995117188" calcext:value-type="float">
            <text:p>166,37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66.160003662109" calcext:value-type="float">
            <text:p>166,16</text:p>
          </table:table-cell>
          <table:table-cell table:style-name="ce3" office:value-type="float" office:value="164.080001831055" calcext:value-type="float">
            <text:p>164,08</text:p>
          </table:table-cell>
          <table:table-cell table:style-name="ce3" office:value-type="float" office:value="167.539993286133" calcext:value-type="float">
            <text:p>167,54</text:p>
          </table:table-cell>
          <table:table-cell table:style-name="ce3" office:value-type="float" office:value="167.5" calcext:value-type="float">
            <text:p>167,50</text:p>
          </table:table-cell>
          <table:table-cell table:style-name="ce3" office:value-type="float" office:value="169.179992675781" calcext:value-type="float">
            <text:p>169,18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65.770004272461" calcext:value-type="float">
            <text:p>165,77</text:p>
          </table:table-cell>
          <table:table-cell table:number-columns-repeated="44"/>
        </table:table-row>
        <table:table-row table:style-name="ro2">
          <table:table-cell table:style-name="ce3" office:value-type="float" office:value="174.740005493164" calcext:value-type="float">
            <text:p>174,74</text:p>
          </table:table-cell>
          <table:table-cell table:style-name="ce3" office:value-type="float" office:value="166.699996948242" calcext:value-type="float">
            <text:p>166,70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64.149993896484" calcext:value-type="float">
            <text:p>164,15</text:p>
          </table:table-cell>
          <table:table-cell table:style-name="ce3" office:value-type="float" office:value="164.570007324219" calcext:value-type="float">
            <text:p>164,57</text:p>
          </table:table-cell>
          <table:table-cell table:style-name="ce3" office:value-type="float" office:value="166.479995727539" calcext:value-type="float">
            <text:p>166,48</text:p>
          </table:table-cell>
          <table:table-cell table:style-name="ce3" office:value-type="float" office:value="170.970001220703" calcext:value-type="float">
            <text:p>170,97</text:p>
          </table:table-cell>
          <table:table-cell table:style-name="ce3" office:value-type="float" office:value="169.380004882813" calcext:value-type="float">
            <text:p>169,38</text:p>
          </table:table-cell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60.520004272461" calcext:value-type="float">
            <text:p>160,52</text:p>
          </table:table-cell>
          <table:table-cell table:style-name="ce3" office:value-type="float" office:value="171.179992675781" calcext:value-type="float">
            <text:p>171,18</text:p>
          </table:table-cell>
          <table:table-cell table:style-name="ce3" office:value-type="float" office:value="171.600006103516" calcext:value-type="float">
            <text:p>171,60</text:p>
          </table:table-cell>
          <table:table-cell table:style-name="ce3" office:value-type="float" office:value="172.369995117187" calcext:value-type="float">
            <text:p>172,37</text:p>
          </table:table-cell>
          <table:table-cell table:style-name="ce3" office:value-type="float" office:value="170.309997558594" calcext:value-type="float">
            <text:p>170,31</text:p>
          </table:table-cell>
          <table:table-cell table:style-name="ce3" office:value-type="float" office:value="180.520004272461" calcext:value-type="float">
            <text:p>180,52</text:p>
          </table:table-cell>
          <table:table-cell table:style-name="ce3" office:value-type="float" office:value="164.339996337891" calcext:value-type="float">
            <text:p>164,34</text:p>
          </table:table-cell>
          <table:table-cell table:style-name="ce3" office:value-type="float" office:value="169.339996337891" calcext:value-type="float">
            <text:p>169,34</text:p>
          </table:table-cell>
          <table:table-cell table:style-name="ce3" office:value-type="float" office:value="173.360000610352" calcext:value-type="float">
            <text:p>173,36</text:p>
          </table:table-cell>
          <table:table-cell table:style-name="ce3" office:value-type="float" office:value="164.490005493164" calcext:value-type="float">
            <text:p>164,49</text:p>
          </table:table-cell>
          <table:table-cell table:style-name="ce3" office:value-type="float" office:value="169.070007324219" calcext:value-type="float">
            <text:p>169,07</text:p>
          </table:table-cell>
          <table:table-cell table:number-columns-repeated="44"/>
        </table:table-row>
        <table:table-row table:style-name="ro2"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73.410003662109" calcext:value-type="float">
            <text:p>173,41</text:p>
          </table:table-cell>
          <table:table-cell table:style-name="ce3" office:value-type="float" office:value="166.539993286133" calcext:value-type="float">
            <text:p>166,54</text:p>
          </table:table-cell>
          <table:table-cell table:style-name="ce3" office:value-type="float" office:value="168.580001831055" calcext:value-type="float">
            <text:p>168,58</text:p>
          </table:table-cell>
          <table:table-cell table:style-name="ce3" office:value-type="float" office:value="176.990005493164" calcext:value-type="float">
            <text:p>176,99</text:p>
          </table:table-cell>
          <table:table-cell table:style-name="ce3" office:value-type="float" office:value="171.460006713867" calcext:value-type="float">
            <text:p>171,46</text:p>
          </table:table-cell>
          <table:table-cell table:style-name="ce3" office:value-type="float" office:value="165.979995727539" calcext:value-type="float">
            <text:p>165,98</text:p>
          </table:table-cell>
          <table:table-cell table:style-name="ce3" office:value-type="float" office:value="176.740005493164" calcext:value-type="float">
            <text:p>176,74</text:p>
          </table:table-cell>
          <table:table-cell table:style-name="ce3" office:value-type="float" office:value="166.199996948242" calcext:value-type="float">
            <text:p>166,20</text:p>
          </table:table-cell>
          <table:table-cell table:style-name="ce3" office:value-type="float" office:value="171.089996337891" calcext:value-type="float">
            <text:p>171,09</text:p>
          </table:table-cell>
          <table:table-cell table:style-name="ce3" office:value-type="float" office:value="174.350006103516" calcext:value-type="float">
            <text:p>174,35</text:p>
          </table:table-cell>
          <table:table-cell table:style-name="ce3" office:value-type="float" office:value="173.210006713867" calcext:value-type="float">
            <text:p>173,21</text:p>
          </table:table-cell>
          <table:table-cell table:style-name="ce3" office:value-type="float" office:value="171.110000610352" calcext:value-type="float">
            <text:p>171,11</text:p>
          </table:table-cell>
          <table:table-cell table:style-name="ce3" office:value-type="float" office:value="173.779998779297" calcext:value-type="float">
            <text:p>173,78</text:p>
          </table:table-cell>
          <table:table-cell table:style-name="ce3" office:value-type="float" office:value="173.169998168945" calcext:value-type="float">
            <text:p>173,17</text:p>
          </table:table-cell>
          <table:table-cell table:style-name="ce3" office:value-type="float" office:value="159.490005493164" calcext:value-type="float">
            <text:p>159,49</text:p>
          </table:table-cell>
          <table:table-cell table:style-name="ce3" office:value-type="float" office:value="169.210006713867" calcext:value-type="float">
            <text:p>169,21</text:p>
          </table:table-cell>
          <table:table-cell table:style-name="ce3" office:value-type="float" office:value="173.029998779297" calcext:value-type="float">
            <text:p>173,03</text:p>
          </table:table-cell>
          <table:table-cell table:style-name="ce3" office:value-type="float" office:value="167.919998168945" calcext:value-type="float">
            <text:p>167,92</text:p>
          </table:table-cell>
          <table:table-cell table:number-columns-repeated="44"/>
        </table:table-row>
        <table:table-row table:style-name="ro2">
          <table:table-cell table:style-name="ce3" office:value-type="float" office:value="168.080001831055" calcext:value-type="float">
            <text:p>168,08</text:p>
          </table:table-cell>
          <table:table-cell table:style-name="ce3" office:value-type="float" office:value="176.300003051758" calcext:value-type="float">
            <text:p>176,30</text:p>
          </table:table-cell>
          <table:table-cell table:style-name="ce3" office:value-type="float" office:value="162.320007324219" calcext:value-type="float">
            <text:p>162,32</text:p>
          </table:table-cell>
          <table:table-cell table:style-name="ce3" office:value-type="float" office:value="171.710006713867" calcext:value-type="float">
            <text:p>171,71</text:p>
          </table:table-cell>
          <table:table-cell table:style-name="ce3" office:value-type="float" office:value="164.320007324219" calcext:value-type="float">
            <text:p>164,32</text:p>
          </table:table-cell>
          <table:table-cell table:style-name="ce3" office:value-type="float" office:value="174.220001220703" calcext:value-type="float">
            <text:p>174,22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66.309997558594" calcext:value-type="float">
            <text:p>166,31</text:p>
          </table:table-cell>
          <table:table-cell table:style-name="ce3" office:value-type="float" office:value="167.259994506836" calcext:value-type="float">
            <text:p>167,26</text:p>
          </table:table-cell>
          <table:table-cell table:style-name="ce3" office:value-type="float" office:value="165.690002441406" calcext:value-type="float">
            <text:p>165,69</text:p>
          </table:table-cell>
          <table:table-cell table:style-name="ce3" office:value-type="float" office:value="177.169998168945" calcext:value-type="float">
            <text:p>177,17</text:p>
          </table:table-cell>
          <table:table-cell table:style-name="ce3" office:value-type="float" office:value="167.559997558594" calcext:value-type="float">
            <text:p>167,56</text:p>
          </table:table-cell>
          <table:table-cell table:style-name="ce3" office:value-type="float" office:value="172.929992675781" calcext:value-type="float">
            <text:p>172,93</text:p>
          </table:table-cell>
          <table:table-cell table:style-name="ce3" office:value-type="float" office:value="167.619995117188" calcext:value-type="float">
            <text:p>167,62</text:p>
          </table:table-cell>
          <table:table-cell table:style-name="ce3" office:value-type="float" office:value="172.220001220703" calcext:value-type="float">
            <text:p>172,22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8.729995727539" calcext:value-type="float">
            <text:p>168,73</text:p>
          </table:table-cell>
          <table:table-cell table:style-name="ce3" office:value-type="float" office:value="177.070007324219" calcext:value-type="float">
            <text:p>177,07</text:p>
          </table:table-cell>
          <table:table-cell table:style-name="ce3" office:value-type="float" office:value="172.149993896484" calcext:value-type="float">
            <text:p>172,15</text:p>
          </table:table-cell>
          <table:table-cell table:number-columns-repeated="44"/>
        </table:table-row>
        <table:table-row table:style-name="ro2"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72.130004882813" calcext:value-type="float">
            <text:p>172,13</text:p>
          </table:table-cell>
          <table:table-cell table:style-name="ce3" office:value-type="float" office:value="168.440002441406" calcext:value-type="float">
            <text:p>168,44</text:p>
          </table:table-cell>
          <table:table-cell table:style-name="ce3" office:value-type="float" office:value="166.869995117188" calcext:value-type="float">
            <text:p>166,87</text:p>
          </table:table-cell>
          <table:table-cell table:style-name="ce3" office:value-type="float" office:value="177.889999389648" calcext:value-type="float">
            <text:p>177,89</text:p>
          </table:table-cell>
          <table:table-cell table:style-name="ce3" office:value-type="float" office:value="170.199996948242" calcext:value-type="float">
            <text:p>170,20</text:p>
          </table:table-cell>
          <table:table-cell table:style-name="ce3" office:value-type="float" office:value="166.770004272461" calcext:value-type="float">
            <text:p>166,77</text:p>
          </table:table-cell>
          <table:table-cell table:style-name="ce3" office:value-type="float" office:value="172.800003051758" calcext:value-type="float">
            <text:p>172,80</text:p>
          </table:table-cell>
          <table:table-cell table:style-name="ce3" office:value-type="float" office:value="179.75" calcext:value-type="float">
            <text:p>179,75</text:p>
          </table:table-cell>
          <table:table-cell table:style-name="ce3" office:value-type="float" office:value="169.339996337891" calcext:value-type="float">
            <text:p>169,34</text:p>
          </table:table-cell>
          <table:table-cell table:style-name="ce3" office:value-type="float" office:value="169.529998779297" calcext:value-type="float">
            <text:p>169,53</text:p>
          </table:table-cell>
          <table:table-cell table:style-name="ce3" office:value-type="float" office:value="170.529998779297" calcext:value-type="float">
            <text:p>170,53</text:p>
          </table:table-cell>
          <table:table-cell table:style-name="ce3" office:value-type="float" office:value="176.800003051758" calcext:value-type="float">
            <text:p>176,80</text:p>
          </table:table-cell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78.240005493164" calcext:value-type="float">
            <text:p>178,24</text:p>
          </table:table-cell>
          <table:table-cell table:style-name="ce3" office:value-type="float" office:value="177.589996337891" calcext:value-type="float">
            <text:p>177,59</text:p>
          </table:table-cell>
          <table:table-cell table:style-name="ce3" office:value-type="float" office:value="166.550003051758" calcext:value-type="float">
            <text:p>166,55</text:p>
          </table:table-cell>
          <table:table-cell table:style-name="ce3" office:value-type="float" office:value="176.830001831055" calcext:value-type="float">
            <text:p>176,83</text:p>
          </table:table-cell>
          <table:table-cell table:style-name="ce3" office:value-type="float" office:value="166.399993896484" calcext:value-type="float">
            <text:p>166,40</text:p>
          </table:table-cell>
          <table:table-cell table:style-name="ce3" office:value-type="float" office:value="179.460006713867" calcext:value-type="float">
            <text:p>179,46</text:p>
          </table:table-cell>
          <table:table-cell table:number-columns-repeated="44"/>
        </table:table-row>
        <table:table-row table:style-name="ro2">
          <table:table-cell table:style-name="ce3" office:value-type="float" office:value="169.820007324219" calcext:value-type="float">
            <text:p>169,82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67.199996948242" calcext:value-type="float">
            <text:p>167,20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66.559997558594" calcext:value-type="float">
            <text:p>166,56</text:p>
          </table:table-cell>
          <table:table-cell table:style-name="ce3" office:value-type="float" office:value="165.600006103516" calcext:value-type="float">
            <text:p>165,60</text:p>
          </table:table-cell>
          <table:table-cell table:style-name="ce3" office:value-type="float" office:value="169.580001831055" calcext:value-type="float">
            <text:p>169,58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9.940002441406" calcext:value-type="float">
            <text:p>169,94</text:p>
          </table:table-cell>
          <table:table-cell table:style-name="ce3" office:value-type="float" office:value="164.740005493164" calcext:value-type="float">
            <text:p>164,74</text:p>
          </table:table-cell>
          <table:table-cell table:style-name="ce3" office:value-type="float" office:value="169.330001831055" calcext:value-type="float">
            <text:p>169,33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65.440002441406" calcext:value-type="float">
            <text:p>165,44</text:p>
          </table:table-cell>
          <table:table-cell table:style-name="ce3" office:value-type="float" office:value="169.389999389648" calcext:value-type="float">
            <text:p>169,39</text:p>
          </table:table-cell>
          <table:table-cell table:style-name="ce3" office:value-type="float" office:value="171.960006713867" calcext:value-type="float">
            <text:p>171,96</text:p>
          </table:table-cell>
          <table:table-cell table:style-name="ce3" office:value-type="float" office:value="164.990005493164" calcext:value-type="float">
            <text:p>164,99</text:p>
          </table:table-cell>
          <table:table-cell table:style-name="ce3" office:value-type="float" office:value="170.570007324219" calcext:value-type="float">
            <text:p>170,57</text:p>
          </table:table-cell>
          <table:table-cell table:style-name="ce3" office:value-type="float" office:value="165.029998779297" calcext:value-type="float">
            <text:p>165,03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65.199996948242" calcext:value-type="float">
            <text:p>165,20</text:p>
          </table:table-cell>
          <table:table-cell table:number-columns-repeated="44"/>
        </table:table-row>
        <table:table-row table:style-name="ro2">
          <table:table-cell table:style-name="ce3" office:value-type="float" office:value="172.880004882813" calcext:value-type="float">
            <text:p>172,88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67.949996948242" calcext:value-type="float">
            <text:p>167,95</text:p>
          </table:table-cell>
          <table:table-cell table:style-name="ce3" office:value-type="float" office:value="173.960006713867" calcext:value-type="float">
            <text:p>173,96</text:p>
          </table:table-cell>
          <table:table-cell table:style-name="ce3" office:value-type="float" office:value="172.470001220703" calcext:value-type="float">
            <text:p>172,47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9.139999389648" calcext:value-type="float">
            <text:p>169,14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72.639999389648" calcext:value-type="float">
            <text:p>172,64</text:p>
          </table:table-cell>
          <table:table-cell table:style-name="ce3" office:value-type="float" office:value="174.130004882813" calcext:value-type="float">
            <text:p>174,13</text:p>
          </table:table-cell>
          <table:table-cell table:style-name="ce3" office:value-type="float" office:value="169.649993896484" calcext:value-type="float">
            <text:p>169,65</text:p>
          </table:table-cell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66.860000610352" calcext:value-type="float">
            <text:p>166,86</text:p>
          </table:table-cell>
          <table:table-cell table:style-name="ce3" office:value-type="float" office:value="174.229995727539" calcext:value-type="float">
            <text:p>174,23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1.539993286133" calcext:value-type="float">
            <text:p>171,54</text:p>
          </table:table-cell>
          <table:table-cell table:style-name="ce3" office:value-type="float" office:value="164.660003662109" calcext:value-type="float">
            <text:p>164,66</text:p>
          </table:table-cell>
          <table:table-cell table:style-name="ce3" office:value-type="float" office:value="169.279998779297" calcext:value-type="float">
            <text:p>169,28</text:p>
          </table:table-cell>
          <table:table-cell table:style-name="ce3" office:value-type="float" office:value="166.610000610352" calcext:value-type="float">
            <text:p>166,61</text:p>
          </table:table-cell>
          <table:table-cell table:style-name="ce3" office:value-type="float" office:value="172.119995117188" calcext:value-type="float">
            <text:p>172,12</text:p>
          </table:table-cell>
          <table:table-cell table:number-columns-repeated="44"/>
        </table:table-row>
        <table:table-row table:style-name="ro2">
          <table:table-cell table:style-name="ce3" office:value-type="float" office:value="172.070007324219" calcext:value-type="float">
            <text:p>172,07</text:p>
          </table:table-cell>
          <table:table-cell table:style-name="ce3" office:value-type="float" office:value="170.539993286133" calcext:value-type="float">
            <text:p>170,54</text:p>
          </table:table-cell>
          <table:table-cell table:style-name="ce3" office:value-type="float" office:value="171.649993896484" calcext:value-type="float">
            <text:p>171,65</text:p>
          </table:table-cell>
          <table:table-cell table:style-name="ce3" office:value-type="float" office:value="179.5" calcext:value-type="float">
            <text:p>179,50</text:p>
          </table:table-cell>
          <table:table-cell table:style-name="ce3" office:value-type="float" office:value="168.419998168945" calcext:value-type="float">
            <text:p>168,42</text:p>
          </table:table-cell>
          <table:table-cell table:style-name="ce3" office:value-type="float" office:value="178.990005493164" calcext:value-type="float">
            <text:p>178,99</text:p>
          </table:table-cell>
          <table:table-cell table:style-name="ce3" office:value-type="float" office:value="178.059997558594" calcext:value-type="float">
            <text:p>178,06</text:p>
          </table:table-cell>
          <table:table-cell table:style-name="ce3" office:value-type="float" office:value="170.710006713867" calcext:value-type="float">
            <text:p>170,71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76.330001831055" calcext:value-type="float">
            <text:p>176,33</text:p>
          </table:table-cell>
          <table:table-cell table:style-name="ce3" office:value-type="float" office:value="166.720001220703" calcext:value-type="float">
            <text:p>166,72</text:p>
          </table:table-cell>
          <table:table-cell table:style-name="ce3" office:value-type="float" office:value="173.539993286133" calcext:value-type="float">
            <text:p>173,54</text:p>
          </table:table-cell>
          <table:table-cell table:style-name="ce3" office:value-type="float" office:value="173.119995117188" calcext:value-type="float">
            <text:p>173,12</text:p>
          </table:table-cell>
          <table:table-cell table:style-name="ce3" office:value-type="float" office:value="168.039993286133" calcext:value-type="float">
            <text:p>168,04</text:p>
          </table:table-cell>
          <table:table-cell table:style-name="ce3" office:value-type="float" office:value="171.139999389648" calcext:value-type="float">
            <text:p>171,14</text:p>
          </table:table-cell>
          <table:table-cell table:style-name="ce3" office:value-type="float" office:value="169.509994506836" calcext:value-type="float">
            <text:p>169,51</text:p>
          </table:table-cell>
          <table:table-cell table:style-name="ce3" office:value-type="float" office:value="168.479995727539" calcext:value-type="float">
            <text:p>168,48</text:p>
          </table:table-cell>
          <table:table-cell table:style-name="ce3" office:value-type="float" office:value="175.630004882813" calcext:value-type="float">
            <text:p>175,63</text:p>
          </table:table-cell>
          <table:table-cell table:style-name="ce3" office:value-type="float" office:value="176.809997558594" calcext:value-type="float">
            <text:p>176,81</text:p>
          </table:table-cell>
          <table:table-cell table:style-name="ce3" office:value-type="float" office:value="172.100006103516" calcext:value-type="float">
            <text:p>172,10</text:p>
          </table:table-cell>
          <table:table-cell table:number-columns-repeated="44"/>
        </table:table-row>
        <table:table-row table:style-name="ro2">
          <table:table-cell table:style-name="ce3" office:value-type="float" office:value="174.960006713867" calcext:value-type="float">
            <text:p>174,96</text:p>
          </table:table-cell>
          <table:table-cell table:style-name="ce3" office:value-type="float" office:value="171.309997558594" calcext:value-type="float">
            <text:p>171,31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65.779998779297" calcext:value-type="float">
            <text:p>165,78</text:p>
          </table:table-cell>
          <table:table-cell table:style-name="ce3" office:value-type="float" office:value="167.570007324219" calcext:value-type="float">
            <text:p>167,57</text:p>
          </table:table-cell>
          <table:table-cell table:style-name="ce3" office:value-type="float" office:value="169.270004272461" calcext:value-type="float">
            <text:p>169,27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7.630004882813" calcext:value-type="float">
            <text:p>167,63</text:p>
          </table:table-cell>
          <table:table-cell table:style-name="ce3" office:value-type="float" office:value="174.050003051758" calcext:value-type="float">
            <text:p>174,05</text:p>
          </table:table-cell>
          <table:table-cell table:style-name="ce3" office:value-type="float" office:value="174.169998168945" calcext:value-type="float">
            <text:p>174,17</text:p>
          </table:table-cell>
          <table:table-cell table:style-name="ce3" office:value-type="float" office:value="176.710006713867" calcext:value-type="float">
            <text:p>176,71</text:p>
          </table:table-cell>
          <table:table-cell table:style-name="ce3" office:value-type="float" office:value="172.630004882813" calcext:value-type="float">
            <text:p>172,63</text:p>
          </table:table-cell>
          <table:table-cell table:style-name="ce3" office:value-type="float" office:value="171.139999389648" calcext:value-type="float">
            <text:p>171,14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68.029998779297" calcext:value-type="float">
            <text:p>168,03</text:p>
          </table:table-cell>
          <table:table-cell table:style-name="ce3" office:value-type="float" office:value="164.070007324219" calcext:value-type="float">
            <text:p>164,07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74.429992675781" calcext:value-type="float">
            <text:p>174,43</text:p>
          </table:table-cell>
          <table:table-cell table:style-name="ce3" office:value-type="float" office:value="167.910003662109" calcext:value-type="float">
            <text:p>167,91</text:p>
          </table:table-cell>
          <table:table-cell table:number-columns-repeated="44"/>
        </table:table-row>
        <table:table-row table:style-name="ro2"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72.149993896484" calcext:value-type="float">
            <text:p>172,15</text:p>
          </table:table-cell>
          <table:table-cell table:style-name="ce3" office:value-type="float" office:value="172.539993286133" calcext:value-type="float">
            <text:p>172,54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69.259994506836" calcext:value-type="float">
            <text:p>169,26</text:p>
          </table:table-cell>
          <table:table-cell table:style-name="ce3" office:value-type="float" office:value="171.020004272461" calcext:value-type="float">
            <text:p>171,02</text:p>
          </table:table-cell>
          <table:table-cell table:style-name="ce3" office:value-type="float" office:value="165.080001831055" calcext:value-type="float">
            <text:p>165,08</text:p>
          </table:table-cell>
          <table:table-cell table:style-name="ce3" office:value-type="float" office:value="167.770004272461" calcext:value-type="float">
            <text:p>167,77</text:p>
          </table:table-cell>
          <table:table-cell table:style-name="ce3" office:value-type="float" office:value="169.679992675781" calcext:value-type="float">
            <text:p>169,68</text:p>
          </table:table-cell>
          <table:table-cell table:style-name="ce3" office:value-type="float" office:value="167.639999389648" calcext:value-type="float">
            <text:p>167,64</text:p>
          </table:table-cell>
          <table:table-cell table:style-name="ce3" office:value-type="float" office:value="168.740005493164" calcext:value-type="float">
            <text:p>168,74</text:p>
          </table:table-cell>
          <table:table-cell table:style-name="ce3" office:value-type="float" office:value="170.330001831055" calcext:value-type="float">
            <text:p>170,33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63.509994506836" calcext:value-type="float">
            <text:p>163,51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74.889999389648" calcext:value-type="float">
            <text:p>174,89</text:p>
          </table:table-cell>
          <table:table-cell table:style-name="ce3" office:value-type="float" office:value="177.639999389648" calcext:value-type="float">
            <text:p>177,64</text:p>
          </table:table-cell>
          <table:table-cell table:style-name="ce3" office:value-type="float" office:value="180.139999389648" calcext:value-type="float">
            <text:p>180,14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70.960006713867" calcext:value-type="float">
            <text:p>170,96</text:p>
          </table:table-cell>
          <table:table-cell table:number-columns-repeated="44"/>
        </table:table-row>
        <table:table-row table:style-name="ro2">
          <table:table-cell table:style-name="ce3" office:value-type="float" office:value="168.449996948242" calcext:value-type="float">
            <text:p>168,45</text:p>
          </table:table-cell>
          <table:table-cell table:style-name="ce3" office:value-type="float" office:value="165.559997558594" calcext:value-type="float">
            <text:p>165,56</text:p>
          </table:table-cell>
          <table:table-cell table:style-name="ce3" office:value-type="float" office:value="165.619995117188" calcext:value-type="float">
            <text:p>165,62</text:p>
          </table:table-cell>
          <table:table-cell table:style-name="ce3" office:value-type="float" office:value="178.589996337891" calcext:value-type="float">
            <text:p>178,59</text:p>
          </table:table-cell>
          <table:table-cell table:style-name="ce3" office:value-type="float" office:value="168.690002441406" calcext:value-type="float">
            <text:p>168,69</text:p>
          </table:table-cell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77.550003051758" calcext:value-type="float">
            <text:p>177,55</text:p>
          </table:table-cell>
          <table:table-cell table:style-name="ce3" office:value-type="float" office:value="179.229995727539" calcext:value-type="float">
            <text:p>179,23</text:p>
          </table:table-cell>
          <table:table-cell table:style-name="ce3" office:value-type="float" office:value="168.839996337891" calcext:value-type="float">
            <text:p>168,84</text:p>
          </table:table-cell>
          <table:table-cell table:style-name="ce3" office:value-type="float" office:value="172.089996337891" calcext:value-type="float">
            <text:p>172,09</text:p>
          </table:table-cell>
          <table:table-cell table:style-name="ce3" office:value-type="float" office:value="172.940002441406" calcext:value-type="float">
            <text:p>172,94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74.520004272461" calcext:value-type="float">
            <text:p>174,52</text:p>
          </table:table-cell>
          <table:table-cell table:style-name="ce3" office:value-type="float" office:value="170.429992675781" calcext:value-type="float">
            <text:p>170,43</text:p>
          </table:table-cell>
          <table:table-cell table:style-name="ce3" office:value-type="float" office:value="170.279998779297" calcext:value-type="float">
            <text:p>170,28</text:p>
          </table:table-cell>
          <table:table-cell table:style-name="ce3" office:value-type="float" office:value="173.279998779297" calcext:value-type="float">
            <text:p>173,28</text:p>
          </table:table-cell>
          <table:table-cell table:style-name="ce3" office:value-type="float" office:value="160.889999389648" calcext:value-type="float">
            <text:p>160,89</text:p>
          </table:table-cell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71.050003051758" calcext:value-type="float">
            <text:p>171,05</text:p>
          </table:table-cell>
          <table:table-cell table:number-columns-repeated="44"/>
        </table:table-row>
        <table:table-row table:style-name="ro2">
          <table:table-cell table:style-name="ce3" office:value-type="float" office:value="169.880004882813" calcext:value-type="float">
            <text:p>169,88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64.979995727539" calcext:value-type="float">
            <text:p>164,98</text:p>
          </table:table-cell>
          <table:table-cell table:style-name="ce3" office:value-type="float" office:value="167.869995117188" calcext:value-type="float">
            <text:p>167,87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70.740005493164" calcext:value-type="float">
            <text:p>170,74</text:p>
          </table:table-cell>
          <table:table-cell table:style-name="ce3" office:value-type="float" office:value="168.869995117188" calcext:value-type="float">
            <text:p>168,87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66.539993286133" calcext:value-type="float">
            <text:p>166,54</text:p>
          </table:table-cell>
          <table:table-cell table:style-name="ce3" office:value-type="float" office:value="168.509994506836" calcext:value-type="float">
            <text:p>168,51</text:p>
          </table:table-cell>
          <table:table-cell table:style-name="ce3" office:value-type="float" office:value="171.25" calcext:value-type="float">
            <text:p>171,25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76.669998168945" calcext:value-type="float">
            <text:p>176,67</text:p>
          </table:table-cell>
          <table:table-cell table:style-name="ce3" office:value-type="float" office:value="175.779998779297" calcext:value-type="float">
            <text:p>175,78</text:p>
          </table:table-cell>
          <table:table-cell table:style-name="ce3" office:value-type="float" office:value="172.5" calcext:value-type="float">
            <text:p>172,50</text:p>
          </table:table-cell>
          <table:table-cell table:style-name="ce3" office:value-type="float" office:value="182.690002441406" calcext:value-type="float">
            <text:p>182,69</text:p>
          </table:table-cell>
          <table:table-cell table:style-name="ce3" office:value-type="float" office:value="172.429992675781" calcext:value-type="float">
            <text:p>172,43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70.139999389648" calcext:value-type="float">
            <text:p>170,14</text:p>
          </table:table-cell>
          <table:table-cell table:number-columns-repeated="44"/>
        </table:table-row>
        <table:table-row table:style-name="ro2"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71.5" calcext:value-type="float">
            <text:p>171,50</text:p>
          </table:table-cell>
          <table:table-cell table:style-name="ce3" office:value-type="float" office:value="172.020004272461" calcext:value-type="float">
            <text:p>172,02</text:p>
          </table:table-cell>
          <table:table-cell table:style-name="ce3" office:value-type="float" office:value="166.889999389648" calcext:value-type="float">
            <text:p>166,89</text:p>
          </table:table-cell>
          <table:table-cell table:style-name="ce3" office:value-type="float" office:value="175.550003051758" calcext:value-type="float">
            <text:p>175,55</text:p>
          </table:table-cell>
          <table:table-cell table:style-name="ce3" office:value-type="float" office:value="163.720001220703" calcext:value-type="float">
            <text:p>163,72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76.699996948242" calcext:value-type="float">
            <text:p>176,70</text:p>
          </table:table-cell>
          <table:table-cell table:style-name="ce3" office:value-type="float" office:value="168.179992675781" calcext:value-type="float">
            <text:p>168,18</text:p>
          </table:table-cell>
          <table:table-cell table:style-name="ce3" office:value-type="float" office:value="168.509994506836" calcext:value-type="float">
            <text:p>168,51</text:p>
          </table:table-cell>
          <table:table-cell table:style-name="ce3" office:value-type="float" office:value="174.660003662109" calcext:value-type="float">
            <text:p>174,66</text:p>
          </table:table-cell>
          <table:table-cell table:style-name="ce3" office:value-type="float" office:value="169.839996337891" calcext:value-type="float">
            <text:p>169,84</text:p>
          </table:table-cell>
          <table:table-cell table:style-name="ce3" office:value-type="float" office:value="167.5" calcext:value-type="float">
            <text:p>167,50</text:p>
          </table:table-cell>
          <table:table-cell table:style-name="ce3" office:value-type="float" office:value="167.360000610352" calcext:value-type="float">
            <text:p>167,36</text:p>
          </table:table-cell>
          <table:table-cell table:style-name="ce3" office:value-type="float" office:value="167.389999389648" calcext:value-type="float">
            <text:p>167,39</text:p>
          </table:table-cell>
          <table:table-cell table:style-name="ce3" office:value-type="float" office:value="167.779998779297" calcext:value-type="float">
            <text:p>167,78</text:p>
          </table:table-cell>
          <table:table-cell table:style-name="ce3" office:value-type="float" office:value="175.009994506836" calcext:value-type="float">
            <text:p>175,01</text:p>
          </table:table-cell>
          <table:table-cell table:style-name="ce3" office:value-type="float" office:value="165.779998779297" calcext:value-type="float">
            <text:p>165,78</text:p>
          </table:table-cell>
          <table:table-cell table:style-name="ce3" office:value-type="float" office:value="175.059997558594" calcext:value-type="float">
            <text:p>175,06</text:p>
          </table:table-cell>
          <table:table-cell table:style-name="ce3" office:value-type="float" office:value="172.050003051758" calcext:value-type="float">
            <text:p>172,05</text:p>
          </table:table-cell>
          <table:table-cell table:number-columns-repeated="44"/>
        </table:table-row>
        <table:table-row table:style-name="ro2">
          <table:table-cell table:style-name="ce3" office:value-type="float" office:value="164.910003662109" calcext:value-type="float">
            <text:p>164,91</text:p>
          </table:table-cell>
          <table:table-cell table:style-name="ce3" office:value-type="float" office:value="169.710006713867" calcext:value-type="float">
            <text:p>169,71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77.410003662109" calcext:value-type="float">
            <text:p>177,41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62.440002441406" calcext:value-type="float">
            <text:p>162,44</text:p>
          </table:table-cell>
          <table:table-cell table:style-name="ce3" office:value-type="float" office:value="167.160003662109" calcext:value-type="float">
            <text:p>167,16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76.929992675781" calcext:value-type="float">
            <text:p>176,93</text:p>
          </table:table-cell>
          <table:table-cell table:style-name="ce3" office:value-type="float" office:value="171.899993896484" calcext:value-type="float">
            <text:p>171,90</text:p>
          </table:table-cell>
          <table:table-cell table:style-name="ce3" office:value-type="float" office:value="166.630004882813" calcext:value-type="float">
            <text:p>166,63</text:p>
          </table:table-cell>
          <table:table-cell table:style-name="ce3" office:value-type="float" office:value="163.710006713867" calcext:value-type="float">
            <text:p>163,71</text:p>
          </table:table-cell>
          <table:table-cell table:style-name="ce3" office:value-type="float" office:value="171.970001220703" calcext:value-type="float">
            <text:p>171,97</text:p>
          </table:table-cell>
          <table:table-cell table:style-name="ce3" office:value-type="float" office:value="174.490005493164" calcext:value-type="float">
            <text:p>174,49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65.929992675781" calcext:value-type="float">
            <text:p>165,93</text:p>
          </table:table-cell>
          <table:table-cell table:style-name="ce3" office:value-type="float" office:value="172.259994506836" calcext:value-type="float">
            <text:p>172,26</text:p>
          </table:table-cell>
          <table:table-cell table:number-columns-repeated="44"/>
        </table:table-row>
        <table:table-row table:style-name="ro2">
          <table:table-cell table:style-name="ce3" office:value-type="float" office:value="170.919998168945" calcext:value-type="float">
            <text:p>170,92</text:p>
          </table:table-cell>
          <table:table-cell table:style-name="ce3" office:value-type="float" office:value="175.360000610352" calcext:value-type="float">
            <text:p>175,36</text:p>
          </table:table-cell>
          <table:table-cell table:style-name="ce3" office:value-type="float" office:value="175.369995117188" calcext:value-type="float">
            <text:p>175,37</text:p>
          </table:table-cell>
          <table:table-cell table:style-name="ce3" office:value-type="float" office:value="179.399993896484" calcext:value-type="float">
            <text:p>179,40</text:p>
          </table:table-cell>
          <table:table-cell table:style-name="ce3" office:value-type="float" office:value="170.160003662109" calcext:value-type="float">
            <text:p>170,16</text:p>
          </table:table-cell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71.669998168945" calcext:value-type="float">
            <text:p>171,67</text:p>
          </table:table-cell>
          <table:table-cell table:style-name="ce3" office:value-type="float" office:value="173.460006713867" calcext:value-type="float">
            <text:p>173,46</text:p>
          </table:table-cell>
          <table:table-cell table:style-name="ce3" office:value-type="float" office:value="169.289993286133" calcext:value-type="float">
            <text:p>169,29</text:p>
          </table:table-cell>
          <table:table-cell table:style-name="ce3" office:value-type="float" office:value="171.360000610352" calcext:value-type="float">
            <text:p>171,36</text:p>
          </table:table-cell>
          <table:table-cell table:style-name="ce3" office:value-type="float" office:value="174.139999389648" calcext:value-type="float">
            <text:p>174,14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69.080001831055" calcext:value-type="float">
            <text:p>169,08</text:p>
          </table:table-cell>
          <table:table-cell table:style-name="ce3" office:value-type="float" office:value="176.300003051758" calcext:value-type="float">
            <text:p>176,30</text:p>
          </table:table-cell>
          <table:table-cell table:style-name="ce3" office:value-type="float" office:value="174.279998779297" calcext:value-type="float">
            <text:p>174,28</text:p>
          </table:table-cell>
          <table:table-cell table:style-name="ce3" office:value-type="float" office:value="166.979995727539" calcext:value-type="float">
            <text:p>166,98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71.639999389648" calcext:value-type="float">
            <text:p>171,64</text:p>
          </table:table-cell>
          <table:table-cell table:number-columns-repeated="44"/>
        </table:table-row>
        <table:table-row table:style-name="ro2">
          <table:table-cell table:style-name="ce3" office:value-type="float" office:value="171.419998168945" calcext:value-type="float">
            <text:p>171,42</text:p>
          </table:table-cell>
          <table:table-cell table:style-name="ce3" office:value-type="float" office:value="168.139999389648" calcext:value-type="float">
            <text:p>168,14</text:p>
          </table:table-cell>
          <table:table-cell table:style-name="ce3" office:value-type="float" office:value="168.229995727539" calcext:value-type="float">
            <text:p>168,23</text:p>
          </table:table-cell>
          <table:table-cell table:style-name="ce3" office:value-type="float" office:value="176.770004272461" calcext:value-type="float">
            <text:p>176,77</text:p>
          </table:table-cell>
          <table:table-cell table:style-name="ce3" office:value-type="float" office:value="173.100006103516" calcext:value-type="float">
            <text:p>173,10</text:p>
          </table:table-cell>
          <table:table-cell table:style-name="ce3" office:value-type="float" office:value="174.809997558594" calcext:value-type="float">
            <text:p>174,81</text:p>
          </table:table-cell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67.940002441406" calcext:value-type="float">
            <text:p>167,94</text:p>
          </table:table-cell>
          <table:table-cell table:style-name="ce3" office:value-type="float" office:value="161.779998779297" calcext:value-type="float">
            <text:p>161,78</text:p>
          </table:table-cell>
          <table:table-cell table:style-name="ce3" office:value-type="float" office:value="169.850006103516" calcext:value-type="float">
            <text:p>169,85</text:p>
          </table:table-cell>
          <table:table-cell table:style-name="ce3" office:value-type="float" office:value="172.970001220703" calcext:value-type="float">
            <text:p>172,97</text:p>
          </table:table-cell>
          <table:table-cell table:style-name="ce3" office:value-type="float" office:value="162.229995727539" calcext:value-type="float">
            <text:p>162,23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0.770004272461" calcext:value-type="float">
            <text:p>170,77</text:p>
          </table:table-cell>
          <table:table-cell table:style-name="ce3" office:value-type="float" office:value="171.470001220703" calcext:value-type="float">
            <text:p>171,47</text:p>
          </table:table-cell>
          <table:table-cell table:style-name="ce3" office:value-type="float" office:value="169.149993896484" calcext:value-type="float">
            <text:p>169,15</text:p>
          </table:table-cell>
          <table:table-cell table:style-name="ce3" office:value-type="float" office:value="170.149993896484" calcext:value-type="float">
            <text:p>170,15</text:p>
          </table:table-cell>
          <table:table-cell table:style-name="ce3" office:value-type="float" office:value="167.059997558594" calcext:value-type="float">
            <text:p>167,06</text:p>
          </table:table-cell>
          <table:table-cell table:style-name="ce3" office:value-type="float" office:value="162.720001220703" calcext:value-type="float">
            <text:p>162,72</text:p>
          </table:table-cell>
          <table:table-cell table:style-name="ce3" office:value-type="float" office:value="170.199996948242" calcext:value-type="float">
            <text:p>170,20</text:p>
          </table:table-cell>
          <table:table-cell table:number-columns-repeated="44"/>
        </table:table-row>
        <table:table-row table:style-name="ro2">
          <table:table-cell table:style-name="ce3" office:value-type="float" office:value="168.110000610352" calcext:value-type="float">
            <text:p>168,11</text:p>
          </table:table-cell>
          <table:table-cell table:style-name="ce3" office:value-type="float" office:value="173.639999389648" calcext:value-type="float">
            <text:p>173,64</text:p>
          </table:table-cell>
          <table:table-cell table:style-name="ce3" office:value-type="float" office:value="165.410003662109" calcext:value-type="float">
            <text:p>165,41</text:p>
          </table:table-cell>
          <table:table-cell table:style-name="ce3" office:value-type="float" office:value="179.119995117188" calcext:value-type="float">
            <text:p>179,12</text:p>
          </table:table-cell>
          <table:table-cell table:style-name="ce3" office:value-type="float" office:value="168.75" calcext:value-type="float">
            <text:p>168,75</text:p>
          </table:table-cell>
          <table:table-cell table:style-name="ce3" office:value-type="float" office:value="162.5" calcext:value-type="float">
            <text:p>162,50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0.449996948242" calcext:value-type="float">
            <text:p>170,45</text:p>
          </table:table-cell>
          <table:table-cell table:style-name="ce3" office:value-type="float" office:value="168.330001831055" calcext:value-type="float">
            <text:p>168,33</text:p>
          </table:table-cell>
          <table:table-cell table:style-name="ce3" office:value-type="float" office:value="173.669998168945" calcext:value-type="float">
            <text:p>173,67</text:p>
          </table:table-cell>
          <table:table-cell table:style-name="ce3" office:value-type="float" office:value="177.940002441406" calcext:value-type="float">
            <text:p>177,94</text:p>
          </table:table-cell>
          <table:table-cell table:style-name="ce3" office:value-type="float" office:value="170.839996337891" calcext:value-type="float">
            <text:p>170,84</text:p>
          </table:table-cell>
          <table:table-cell table:style-name="ce3" office:value-type="float" office:value="168.350006103516" calcext:value-type="float">
            <text:p>168,35</text:p>
          </table:table-cell>
          <table:table-cell table:style-name="ce3" office:value-type="float" office:value="168.660003662109" calcext:value-type="float">
            <text:p>168,66</text:p>
          </table:table-cell>
          <table:table-cell table:style-name="ce3" office:value-type="float" office:value="168.240005493164" calcext:value-type="float">
            <text:p>168,24</text:p>
          </table:table-cell>
          <table:table-cell table:style-name="ce3" office:value-type="float" office:value="173.800003051758" calcext:value-type="float">
            <text:p>173,80</text:p>
          </table:table-cell>
          <table:table-cell table:style-name="ce3" office:value-type="float" office:value="174.309997558594" calcext:value-type="float">
            <text:p>174,31</text:p>
          </table:table-cell>
          <table:table-cell table:style-name="ce3" office:value-type="float" office:value="168.960006713867" calcext:value-type="float">
            <text:p>168,96</text:p>
          </table:table-cell>
          <table:table-cell table:style-name="ce3" office:value-type="float" office:value="171.229995727539" calcext:value-type="float">
            <text:p>171,23</text:p>
          </table:table-cell>
          <table:table-cell table:style-name="ce3" office:value-type="float" office:value="168.830001831055" calcext:value-type="float">
            <text:p>168,83</text:p>
          </table:table-cell>
          <table:table-cell table:number-columns-repeated="44"/>
        </table:table-row>
        <table:table-row table:style-name="ro2">
          <table:table-cell table:style-name="ce3" office:value-type="float" office:value="164.800003051758" calcext:value-type="float">
            <text:p>164,80</text:p>
          </table:table-cell>
          <table:table-cell table:style-name="ce3" office:value-type="float" office:value="173.080001831055" calcext:value-type="float">
            <text:p>173,08</text:p>
          </table:table-cell>
          <table:table-cell table:style-name="ce3" office:value-type="float" office:value="168.529998779297" calcext:value-type="float">
            <text:p>168,53</text:p>
          </table:table-cell>
          <table:table-cell table:style-name="ce3" office:value-type="float" office:value="175.490005493164" calcext:value-type="float">
            <text:p>175,49</text:p>
          </table:table-cell>
          <table:table-cell table:style-name="ce3" office:value-type="float" office:value="176.539993286133" calcext:value-type="float">
            <text:p>176,54</text:p>
          </table:table-cell>
          <table:table-cell table:style-name="ce3" office:value-type="float" office:value="160.529998779297" calcext:value-type="float">
            <text:p>160,53</text:p>
          </table:table-cell>
          <table:table-cell table:style-name="ce3" office:value-type="float" office:value="170.529998779297" calcext:value-type="float">
            <text:p>170,53</text:p>
          </table:table-cell>
          <table:table-cell table:style-name="ce3" office:value-type="float" office:value="167.880004882813" calcext:value-type="float">
            <text:p>167,88</text:p>
          </table:table-cell>
          <table:table-cell table:style-name="ce3" office:value-type="float" office:value="164.169998168945" calcext:value-type="float">
            <text:p>164,17</text:p>
          </table:table-cell>
          <table:table-cell table:style-name="ce3" office:value-type="float" office:value="169.229995727539" calcext:value-type="float">
            <text:p>169,23</text:p>
          </table:table-cell>
          <table:table-cell table:style-name="ce3" office:value-type="float" office:value="163.149993896484" calcext:value-type="float">
            <text:p>163,15</text:p>
          </table:table-cell>
          <table:table-cell table:style-name="ce3" office:value-type="float" office:value="168.270004272461" calcext:value-type="float">
            <text:p>168,27</text:p>
          </table:table-cell>
          <table:table-cell table:style-name="ce3" office:value-type="float" office:value="169.169998168945" calcext:value-type="float">
            <text:p>169,17</text:p>
          </table:table-cell>
          <table:table-cell table:style-name="ce3" office:value-type="float" office:value="176.690002441406" calcext:value-type="float">
            <text:p>176,69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77.050003051758" calcext:value-type="float">
            <text:p>177,05</text:p>
          </table:table-cell>
          <table:table-cell table:style-name="ce3" office:value-type="float" office:value="172.399993896484" calcext:value-type="float">
            <text:p>172,40</text:p>
          </table:table-cell>
          <table:table-cell table:style-name="ce3" office:value-type="float" office:value="162.289993286133" calcext:value-type="float">
            <text:p>162,29</text:p>
          </table:table-cell>
          <table:table-cell table:style-name="ce3" office:value-type="float" office:value="167.059997558594" calcext:value-type="float">
            <text:p>167,06</text:p>
          </table:table-cell>
          <table:table-cell table:number-columns-repeated="44"/>
        </table:table-row>
        <table:table-row table:style-name="ro2">
          <table:table-cell table:style-name="ce3" office:value-type="float" office:value="165.199996948242" calcext:value-type="float">
            <text:p>165,20</text:p>
          </table:table-cell>
          <table:table-cell table:style-name="ce3" office:value-type="float" office:value="165.080001831055" calcext:value-type="float">
            <text:p>165,08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63.300003051758" calcext:value-type="float">
            <text:p>163,30</text:p>
          </table:table-cell>
          <table:table-cell table:style-name="ce3" office:value-type="float" office:value="169.820007324219" calcext:value-type="float">
            <text:p>169,82</text:p>
          </table:table-cell>
          <table:table-cell table:style-name="ce3" office:value-type="float" office:value="173.139999389648" calcext:value-type="float">
            <text:p>173,14</text:p>
          </table:table-cell>
          <table:table-cell table:style-name="ce3" office:value-type="float" office:value="166.970001220703" calcext:value-type="float">
            <text:p>166,97</text:p>
          </table:table-cell>
          <table:table-cell table:style-name="ce3" office:value-type="float" office:value="171.279998779297" calcext:value-type="float">
            <text:p>171,28</text:p>
          </table:table-cell>
          <table:table-cell table:style-name="ce3" office:value-type="float" office:value="168.259994506836" calcext:value-type="float">
            <text:p>168,26</text:p>
          </table:table-cell>
          <table:table-cell table:style-name="ce3" office:value-type="float" office:value="170.399993896484" calcext:value-type="float">
            <text:p>170,40</text:p>
          </table:table-cell>
          <table:table-cell table:style-name="ce3" office:value-type="float" office:value="168.380004882813" calcext:value-type="float">
            <text:p>168,38</text:p>
          </table:table-cell>
          <table:table-cell table:style-name="ce3" office:value-type="float" office:value="179.190002441406" calcext:value-type="float">
            <text:p>179,19</text:p>
          </table:table-cell>
          <table:table-cell table:style-name="ce3" office:value-type="float" office:value="174.020004272461" calcext:value-type="float">
            <text:p>174,02</text:p>
          </table:table-cell>
          <table:table-cell table:style-name="ce3" office:value-type="float" office:value="166.339996337891" calcext:value-type="float">
            <text:p>166,34</text:p>
          </table:table-cell>
          <table:table-cell table:style-name="ce3" office:value-type="float" office:value="167.860000610352" calcext:value-type="float">
            <text:p>167,86</text:p>
          </table:table-cell>
          <table:table-cell table:style-name="ce3" office:value-type="float" office:value="168.539993286133" calcext:value-type="float">
            <text:p>168,54</text:p>
          </table:table-cell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70.479995727539" calcext:value-type="float">
            <text:p>170,48</text:p>
          </table:table-cell>
          <table:table-cell table:style-name="ce3" office:value-type="float" office:value="170.910003662109" calcext:value-type="float">
            <text:p>170,91</text:p>
          </table:table-cell>
          <table:table-cell table:style-name="ce3" office:value-type="float" office:value="172.839996337891" calcext:value-type="float">
            <text:p>172,84</text:p>
          </table:table-cell>
          <table:table-cell table:number-columns-repeated="44"/>
        </table:table-row>
        <table:table-row table:style-name="ro2">
          <table:table-cell table:style-name="ce3" office:value-type="float" office:value="166.649993896484" calcext:value-type="float">
            <text:p>166,65</text:p>
          </table:table-cell>
          <table:table-cell table:style-name="ce3" office:value-type="float" office:value="171.389999389648" calcext:value-type="float">
            <text:p>171,39</text:p>
          </table:table-cell>
          <table:table-cell table:style-name="ce3" office:value-type="float" office:value="171.350006103516" calcext:value-type="float">
            <text:p>171,35</text:p>
          </table:table-cell>
          <table:table-cell table:style-name="ce3" office:value-type="float" office:value="170.130004882812" calcext:value-type="float">
            <text:p>170,13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5.720001220703" calcext:value-type="float">
            <text:p>165,72</text:p>
          </table:table-cell>
          <table:table-cell table:style-name="ce3" office:value-type="float" office:value="172.949996948242" calcext:value-type="float">
            <text:p>172,95</text:p>
          </table:table-cell>
          <table:table-cell table:style-name="ce3" office:value-type="float" office:value="167.839996337891" calcext:value-type="float">
            <text:p>167,84</text:p>
          </table:table-cell>
          <table:table-cell table:style-name="ce3" office:value-type="float" office:value="165.220001220703" calcext:value-type="float">
            <text:p>165,22</text:p>
          </table:table-cell>
          <table:table-cell table:style-name="ce3" office:value-type="float" office:value="166.169998168945" calcext:value-type="float">
            <text:p>166,17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74.419998168945" calcext:value-type="float">
            <text:p>174,42</text:p>
          </table:table-cell>
          <table:table-cell table:style-name="ce3" office:value-type="float" office:value="159.130004882813" calcext:value-type="float">
            <text:p>159,13</text:p>
          </table:table-cell>
          <table:table-cell table:style-name="ce3" office:value-type="float" office:value="174.259994506836" calcext:value-type="float">
            <text:p>174,26</text:p>
          </table:table-cell>
          <table:table-cell table:style-name="ce3" office:value-type="float" office:value="168.149993896484" calcext:value-type="float">
            <text:p>168,15</text:p>
          </table:table-cell>
          <table:table-cell table:style-name="ce3" office:value-type="float" office:value="171.380004882813" calcext:value-type="float">
            <text:p>171,38</text:p>
          </table:table-cell>
          <table:table-cell table:style-name="ce3" office:value-type="float" office:value="180.800003051758" calcext:value-type="float">
            <text:p>180,80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64.75" calcext:value-type="float">
            <text:p>164,75</text:p>
          </table:table-cell>
          <table:table-cell table:style-name="ce3" office:value-type="float" office:value="168.220001220703" calcext:value-type="float">
            <text:p>168,22</text:p>
          </table:table-cell>
          <table:table-cell table:number-columns-repeated="44"/>
        </table:table-row>
        <table:table-row table:style-name="ro2">
          <table:table-cell table:style-name="ce3" office:value-type="float" office:value="165.910003662109" calcext:value-type="float">
            <text:p>165,91</text:p>
          </table:table-cell>
          <table:table-cell table:style-name="ce3" office:value-type="float" office:value="170.660003662109" calcext:value-type="float">
            <text:p>170,66</text:p>
          </table:table-cell>
          <table:table-cell table:style-name="ce3" office:value-type="float" office:value="171.770004272461" calcext:value-type="float">
            <text:p>171,77</text:p>
          </table:table-cell>
          <table:table-cell table:style-name="ce3" office:value-type="float" office:value="167.429992675781" calcext:value-type="float">
            <text:p>167,43</text:p>
          </table:table-cell>
          <table:table-cell table:style-name="ce3" office:value-type="float" office:value="170.119995117188" calcext:value-type="float">
            <text:p>170,12</text:p>
          </table:table-cell>
          <table:table-cell table:style-name="ce3" office:value-type="float" office:value="166.529998779297" calcext:value-type="float">
            <text:p>166,53</text:p>
          </table:table-cell>
          <table:table-cell table:style-name="ce3" office:value-type="float" office:value="165.639999389648" calcext:value-type="float">
            <text:p>165,64</text:p>
          </table:table-cell>
          <table:table-cell table:style-name="ce3" office:value-type="float" office:value="170.639999389648" calcext:value-type="float">
            <text:p>170,64</text:p>
          </table:table-cell>
          <table:table-cell table:style-name="ce3" office:value-type="float" office:value="167.020004272461" calcext:value-type="float">
            <text:p>167,02</text:p>
          </table:table-cell>
          <table:table-cell table:style-name="ce3" office:value-type="float" office:value="170.460006713867" calcext:value-type="float">
            <text:p>170,46</text:p>
          </table:table-cell>
          <table:table-cell table:style-name="ce3" office:value-type="float" office:value="170.940002441406" calcext:value-type="float">
            <text:p>170,94</text:p>
          </table:table-cell>
          <table:table-cell table:style-name="ce3" office:value-type="float" office:value="168.669998168945" calcext:value-type="float">
            <text:p>168,67</text:p>
          </table:table-cell>
          <table:table-cell table:style-name="ce3" office:value-type="float" office:value="162.110000610352" calcext:value-type="float">
            <text:p>162,11</text:p>
          </table:table-cell>
          <table:table-cell table:style-name="ce3" office:value-type="float" office:value="167.960006713867" calcext:value-type="float">
            <text:p>167,96</text:p>
          </table:table-cell>
          <table:table-cell table:style-name="ce3" office:value-type="float" office:value="161.190002441406" calcext:value-type="float">
            <text:p>161,19</text:p>
          </table:table-cell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68.520004272461" calcext:value-type="float">
            <text:p>168,52</text:p>
          </table:table-cell>
          <table:table-cell table:style-name="ce3" office:value-type="float" office:value="169.880004882813" calcext:value-type="float">
            <text:p>169,88</text:p>
          </table:table-cell>
          <table:table-cell table:style-name="ce3" office:value-type="float" office:value="167.179992675781" calcext:value-type="float">
            <text:p>167,18</text:p>
          </table:table-cell>
          <table:table-cell table:number-columns-repeated="44"/>
        </table:table-row>
        <table:table-row table:style-name="ro2">
          <table:table-cell table:style-name="ce3" office:value-type="float" office:value="168.850006103516" calcext:value-type="float">
            <text:p>168,85</text:p>
          </table:table-cell>
          <table:table-cell table:style-name="ce3" office:value-type="float" office:value="168.190002441406" calcext:value-type="float">
            <text:p>168,19</text:p>
          </table:table-cell>
          <table:table-cell table:style-name="ce3" office:value-type="float" office:value="175.070007324219" calcext:value-type="float">
            <text:p>175,07</text:p>
          </table:table-cell>
          <table:table-cell table:style-name="ce3" office:value-type="float" office:value="168.309997558594" calcext:value-type="float">
            <text:p>168,31</text:p>
          </table:table-cell>
          <table:table-cell table:style-name="ce3" office:value-type="float" office:value="173.009994506836" calcext:value-type="float">
            <text:p>173,01</text:p>
          </table:table-cell>
          <table:table-cell table:style-name="ce3" office:value-type="float" office:value="168.490005493164" calcext:value-type="float">
            <text:p>168,49</text:p>
          </table:table-cell>
          <table:table-cell table:style-name="ce3" office:value-type="float" office:value="172.350006103516" calcext:value-type="float">
            <text:p>172,35</text:p>
          </table:table-cell>
          <table:table-cell table:style-name="ce3" office:value-type="float" office:value="164.419998168945" calcext:value-type="float">
            <text:p>164,42</text:p>
          </table:table-cell>
          <table:table-cell table:style-name="ce3" office:value-type="float" office:value="170.789993286133" calcext:value-type="float">
            <text:p>170,79</text:p>
          </table:table-cell>
          <table:table-cell table:style-name="ce3" office:value-type="float" office:value="167.800003051758" calcext:value-type="float">
            <text:p>167,80</text:p>
          </table:table-cell>
          <table:table-cell table:style-name="ce3" office:value-type="float" office:value="170.020004272461" calcext:value-type="float">
            <text:p>170,02</text:p>
          </table:table-cell>
          <table:table-cell table:style-name="ce3" office:value-type="float" office:value="174.289993286133" calcext:value-type="float">
            <text:p>174,29</text:p>
          </table:table-cell>
          <table:table-cell table:style-name="ce3" office:value-type="float" office:value="175.710006713867" calcext:value-type="float">
            <text:p>175,71</text:p>
          </table:table-cell>
          <table:table-cell table:style-name="ce3" office:value-type="float" office:value="175.610000610352" calcext:value-type="float">
            <text:p>175,61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7.419998168945" calcext:value-type="float">
            <text:p>167,42</text:p>
          </table:table-cell>
          <table:table-cell table:style-name="ce3" office:value-type="float" office:value="177.259994506836" calcext:value-type="float">
            <text:p>177,26</text:p>
          </table:table-cell>
          <table:table-cell table:style-name="ce3" office:value-type="float" office:value="165.419998168945" calcext:value-type="float">
            <text:p>165,42</text:p>
          </table:table-cell>
          <table:table-cell table:style-name="ce3" office:value-type="float" office:value="164.490005493164" calcext:value-type="float">
            <text:p>164,49</text:p>
          </table:table-cell>
          <table:table-cell table:style-name="ce3" office:value-type="float" office:value="169.300003051758" calcext:value-type="float">
            <text:p>169,30</text:p>
          </table:table-cell>
          <table:table-cell table:number-columns-repeated="44"/>
        </table:table-row>
        <table:table-row table:style-name="ro2">
          <table:table-cell table:style-name="ce3" office:value-type="float" office:value="180.240005493164" calcext:value-type="float">
            <text:p>180,24</text:p>
          </table:table-cell>
          <table:table-cell table:style-name="ce3" office:value-type="float" office:value="169.639999389648" calcext:value-type="float">
            <text:p>169,64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3.25" calcext:value-type="float">
            <text:p>173,25</text:p>
          </table:table-cell>
          <table:table-cell table:style-name="ce3" office:value-type="float" office:value="168.619995117188" calcext:value-type="float">
            <text:p>168,62</text:p>
          </table:table-cell>
          <table:table-cell table:style-name="ce3" office:value-type="float" office:value="170.899993896484" calcext:value-type="float">
            <text:p>170,90</text:p>
          </table:table-cell>
          <table:table-cell table:style-name="ce3" office:value-type="float" office:value="164.309997558594" calcext:value-type="float">
            <text:p>164,31</text:p>
          </table:table-cell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68.570007324219" calcext:value-type="float">
            <text:p>168,57</text:p>
          </table:table-cell>
          <table:table-cell table:style-name="ce3" office:value-type="float" office:value="171.110000610352" calcext:value-type="float">
            <text:p>171,11</text:p>
          </table:table-cell>
          <table:table-cell table:style-name="ce3" office:value-type="float" office:value="176.110000610352" calcext:value-type="float">
            <text:p>176,11</text:p>
          </table:table-cell>
          <table:table-cell table:style-name="ce3" office:value-type="float" office:value="163.029998779297" calcext:value-type="float">
            <text:p>163,03</text:p>
          </table:table-cell>
          <table:table-cell table:style-name="ce3" office:value-type="float" office:value="173.589996337891" calcext:value-type="float">
            <text:p>173,59</text:p>
          </table:table-cell>
          <table:table-cell table:style-name="ce3" office:value-type="float" office:value="175.75" calcext:value-type="float">
            <text:p>175,75</text:p>
          </table:table-cell>
          <table:table-cell table:style-name="ce3" office:value-type="float" office:value="171.720001220703" calcext:value-type="float">
            <text:p>171,72</text:p>
          </table:table-cell>
          <table:table-cell table:style-name="ce3" office:value-type="float" office:value="169.960006713867" calcext:value-type="float">
            <text:p>169,96</text:p>
          </table:table-cell>
          <table:table-cell table:style-name="ce3" office:value-type="float" office:value="173.179992675781" calcext:value-type="float">
            <text:p>173,18</text:p>
          </table:table-cell>
          <table:table-cell table:style-name="ce3" office:value-type="float" office:value="178.339996337891" calcext:value-type="float">
            <text:p>178,34</text:p>
          </table:table-cell>
          <table:table-cell table:style-name="ce3" office:value-type="float" office:value="168.649993896484" calcext:value-type="float">
            <text:p>168,65</text:p>
          </table:table-cell>
          <table:table-cell table:style-name="ce3" office:value-type="float" office:value="169.580001831055" calcext:value-type="float">
            <text:p>169,58</text:p>
          </table:table-cell>
          <table:table-cell table:number-columns-repeated="44"/>
        </table:table-row>
        <table:table-row table:style-name="ro2">
          <table:table-cell table:style-name="ce3" office:value-type="float" office:value="169.5" calcext:value-type="float">
            <text:p>169,50</text:p>
          </table:table-cell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72.279998779297" calcext:value-type="float">
            <text:p>172,28</text:p>
          </table:table-cell>
          <table:table-cell table:style-name="ce3" office:value-type="float" office:value="171.889999389648" calcext:value-type="float">
            <text:p>171,89</text:p>
          </table:table-cell>
          <table:table-cell table:style-name="ce3" office:value-type="float" office:value="174.009994506836" calcext:value-type="float">
            <text:p>174,01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2.360000610352" calcext:value-type="float">
            <text:p>162,36</text:p>
          </table:table-cell>
          <table:table-cell table:style-name="ce3" office:value-type="float" office:value="172.509994506836" calcext:value-type="float">
            <text:p>172,51</text:p>
          </table:table-cell>
          <table:table-cell table:style-name="ce3" office:value-type="float" office:value="169.020004272461" calcext:value-type="float">
            <text:p>169,02</text:p>
          </table:table-cell>
          <table:table-cell table:style-name="ce3" office:value-type="float" office:value="167.460006713867" calcext:value-type="float">
            <text:p>167,46</text:p>
          </table:table-cell>
          <table:table-cell table:style-name="ce3" office:value-type="float" office:value="173.679992675781" calcext:value-type="float">
            <text:p>173,68</text:p>
          </table:table-cell>
          <table:table-cell table:style-name="ce3" office:value-type="float" office:value="167.759994506836" calcext:value-type="float">
            <text:p>167,76</text:p>
          </table:table-cell>
          <table:table-cell table:style-name="ce3" office:value-type="float" office:value="172.029998779297" calcext:value-type="float">
            <text:p>172,03</text:p>
          </table:table-cell>
          <table:table-cell table:style-name="ce3" office:value-type="float" office:value="167.089996337891" calcext:value-type="float">
            <text:p>167,09</text:p>
          </table:table-cell>
          <table:table-cell table:style-name="ce3" office:value-type="float" office:value="163.759994506836" calcext:value-type="float">
            <text:p>163,76</text:p>
          </table:table-cell>
          <table:table-cell table:style-name="ce3" office:value-type="float" office:value="171.139999389648" calcext:value-type="float">
            <text:p>171,14</text:p>
          </table:table-cell>
          <table:table-cell table:style-name="ce3" office:value-type="float" office:value="164.550003051758" calcext:value-type="float">
            <text:p>164,55</text:p>
          </table:table-cell>
          <table:table-cell table:style-name="ce3" office:value-type="float" office:value="169.600006103516" calcext:value-type="float">
            <text:p>169,60</text:p>
          </table:table-cell>
          <table:table-cell table:style-name="ce3" office:value-type="float" office:value="166.100006103516" calcext:value-type="float">
            <text:p>166,10</text:p>
          </table:table-cell>
          <table:table-cell table:style-name="ce3" office:value-type="float" office:value="172.149993896484" calcext:value-type="float">
            <text:p>172,15</text:p>
          </table:table-cell>
          <table:table-cell table:number-columns-repeated="44"/>
        </table:table-row>
        <table:table-row table:style-name="ro2">
          <table:table-cell table:style-name="ce3" office:value-type="float" office:value="164.429992675781" calcext:value-type="float">
            <text:p>164,43</text:p>
          </table:table-cell>
          <table:table-cell table:style-name="ce3" office:value-type="float" office:value="171.509994506836" calcext:value-type="float">
            <text:p>171,51</text:p>
          </table:table-cell>
          <table:table-cell table:style-name="ce3" office:value-type="float" office:value="170.050003051758" calcext:value-type="float">
            <text:p>170,05</text:p>
          </table:table-cell>
          <table:table-cell table:style-name="ce3" office:value-type="float" office:value="172.75" calcext:value-type="float">
            <text:p>172,75</text:p>
          </table:table-cell>
          <table:table-cell table:style-name="ce3" office:value-type="float" office:value="170.580001831055" calcext:value-type="float">
            <text:p>170,58</text:p>
          </table:table-cell>
          <table:table-cell table:style-name="ce3" office:value-type="float" office:value="168.759994506836" calcext:value-type="float">
            <text:p>168,76</text:p>
          </table:table-cell>
          <table:table-cell table:style-name="ce3" office:value-type="float" office:value="170.729995727539" calcext:value-type="float">
            <text:p>170,73</text:p>
          </table:table-cell>
          <table:table-cell table:style-name="ce3" office:value-type="float" office:value="166.220001220703" calcext:value-type="float">
            <text:p>166,22</text:p>
          </table:table-cell>
          <table:table-cell table:style-name="ce3" office:value-type="float" office:value="167.179992675781" calcext:value-type="float">
            <text:p>167,18</text:p>
          </table:table-cell>
          <table:table-cell table:style-name="ce3" office:value-type="float" office:value="175.830001831055" calcext:value-type="float">
            <text:p>175,83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4.259994506836" calcext:value-type="float">
            <text:p>164,26</text:p>
          </table:table-cell>
          <table:table-cell table:style-name="ce3" office:value-type="float" office:value="175.720001220703" calcext:value-type="float">
            <text:p>175,72</text:p>
          </table:table-cell>
          <table:table-cell table:style-name="ce3" office:value-type="float" office:value="178.210006713867" calcext:value-type="float">
            <text:p>178,21</text:p>
          </table:table-cell>
          <table:table-cell table:style-name="ce3" office:value-type="float" office:value="165.190002441406" calcext:value-type="float">
            <text:p>165,19</text:p>
          </table:table-cell>
          <table:table-cell table:style-name="ce3" office:value-type="float" office:value="164.360000610352" calcext:value-type="float">
            <text:p>164,36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69.410003662109" calcext:value-type="float">
            <text:p>169,41</text:p>
          </table:table-cell>
          <table:table-cell table:style-name="ce3" office:value-type="float" office:value="173.949996948242" calcext:value-type="float">
            <text:p>173,95</text:p>
          </table:table-cell>
          <table:table-cell table:style-name="ce3" office:value-type="float" office:value="168.029998779297" calcext:value-type="float">
            <text:p>168,03</text:p>
          </table:table-cell>
          <table:table-cell table:number-columns-repeated="44"/>
        </table:table-row>
        <table:table-row table:style-name="ro2">
          <table:table-cell table:number-columns-repeated="2" table:style-name="ce3" office:value-type="float" office:value="168.979995727539" calcext:value-type="float">
            <text:p>168,98</text:p>
          </table:table-cell>
          <table:table-cell table:style-name="ce3" office:value-type="float" office:value="169.869995117188" calcext:value-type="float">
            <text:p>169,87</text:p>
          </table:table-cell>
          <table:table-cell table:style-name="ce3" office:value-type="float" office:value="168.990005493164" calcext:value-type="float">
            <text:p>168,99</text:p>
          </table:table-cell>
          <table:table-cell table:style-name="ce3" office:value-type="float" office:value="173.929992675781" calcext:value-type="float">
            <text:p>173,93</text:p>
          </table:table-cell>
          <table:table-cell table:style-name="ce3" office:value-type="float" office:value="170.509994506836" calcext:value-type="float">
            <text:p>170,51</text:p>
          </table:table-cell>
          <table:table-cell table:style-name="ce3" office:value-type="float" office:value="170.830001831055" calcext:value-type="float">
            <text:p>170,83</text:p>
          </table:table-cell>
          <table:table-cell table:style-name="ce3" office:value-type="float" office:value="173.210006713867" calcext:value-type="float">
            <text:p>173,21</text:p>
          </table:table-cell>
          <table:table-cell table:style-name="ce3" office:value-type="float" office:value="170.259994506836" calcext:value-type="float">
            <text:p>170,26</text:p>
          </table:table-cell>
          <table:table-cell table:style-name="ce3" office:value-type="float" office:value="168.789993286133" calcext:value-type="float">
            <text:p>168,79</text:p>
          </table:table-cell>
          <table:table-cell table:style-name="ce3" office:value-type="float" office:value="173.910003662109" calcext:value-type="float">
            <text:p>173,91</text:p>
          </table:table-cell>
          <table:table-cell table:style-name="ce3" office:value-type="float" office:value="172.940002441406" calcext:value-type="float">
            <text:p>172,94</text:p>
          </table:table-cell>
          <table:table-cell table:style-name="ce3" office:value-type="float" office:value="163.470001220703" calcext:value-type="float">
            <text:p>163,47</text:p>
          </table:table-cell>
          <table:table-cell table:style-name="ce3" office:value-type="float" office:value="169.330001831055" calcext:value-type="float">
            <text:p>169,33</text:p>
          </table:table-cell>
          <table:table-cell table:style-name="ce3" office:value-type="float" office:value="164.619995117188" calcext:value-type="float">
            <text:p>164,62</text:p>
          </table:table-cell>
          <table:table-cell table:style-name="ce3" office:value-type="float" office:value="173.660003662109" calcext:value-type="float">
            <text:p>173,66</text:p>
          </table:table-cell>
          <table:table-cell table:style-name="ce3" office:value-type="float" office:value="167.050003051758" calcext:value-type="float">
            <text:p>167,05</text:p>
          </table:table-cell>
          <table:table-cell table:style-name="ce3" office:value-type="float" office:value="161.619995117188" calcext:value-type="float">
            <text:p>161,62</text:p>
          </table:table-cell>
          <table:table-cell table:style-name="ce3" office:value-type="float" office:value="172.460006713867" calcext:value-type="float">
            <text:p>172,46</text:p>
          </table:table-cell>
          <table:table-cell table:style-name="ce3" office:value-type="float" office:value="164.889999389648" calcext:value-type="float">
            <text:p>164,89</text:p>
          </table:table-cell>
          <table:table-cell table:number-columns-repeated="44"/>
        </table:table-row>
        <table:table-row table:style-name="ro2">
          <table:table-cell table:style-name="ce3" office:value-type="float" office:value="164.970001220703" calcext:value-type="float">
            <text:p>164,97</text:p>
          </table:table-cell>
          <table:table-cell table:style-name="ce3" office:value-type="float" office:value="168" calcext:value-type="float">
            <text:p>168,00</text:p>
          </table:table-cell>
          <table:table-cell table:style-name="ce3" office:value-type="float" office:value="170.410003662109" calcext:value-type="float">
            <text:p>170,41</text:p>
          </table:table-cell>
          <table:table-cell table:style-name="ce3" office:value-type="float" office:value="172.169998168945" calcext:value-type="float">
            <text:p>172,17</text:p>
          </table:table-cell>
          <table:table-cell table:style-name="ce3" office:value-type="float" office:value="171.490005493164" calcext:value-type="float">
            <text:p>171,49</text:p>
          </table:table-cell>
          <table:table-cell table:style-name="ce3" office:value-type="float" office:value="168.830001831055" calcext:value-type="float">
            <text:p>168,83</text:p>
          </table:table-cell>
          <table:table-cell table:style-name="ce3" office:value-type="float" office:value="170.899993896484" calcext:value-type="float">
            <text:p>170,90</text:p>
          </table:table-cell>
          <table:table-cell table:style-name="ce3" office:value-type="float" office:value="170.669998168945" calcext:value-type="float">
            <text:p>170,67</text:p>
          </table:table-cell>
          <table:table-cell table:style-name="ce3" office:value-type="float" office:value="167.330001831055" calcext:value-type="float">
            <text:p>167,33</text:p>
          </table:table-cell>
          <table:table-cell table:style-name="ce3" office:value-type="float" office:value="170.360000610352" calcext:value-type="float">
            <text:p>170,36</text:p>
          </table:table-cell>
          <table:table-cell table:style-name="ce3" office:value-type="float" office:value="175.460006713867" calcext:value-type="float">
            <text:p>175,46</text:p>
          </table:table-cell>
          <table:table-cell table:style-name="ce3" office:value-type="float" office:value="168.600006103516" calcext:value-type="float">
            <text:p>168,60</text:p>
          </table:table-cell>
          <table:table-cell table:style-name="ce3" office:value-type="float" office:value="165.979995727539" calcext:value-type="float">
            <text:p>165,98</text:p>
          </table:table-cell>
          <table:table-cell table:style-name="ce3" office:value-type="float" office:value="178.070007324219" calcext:value-type="float">
            <text:p>178,07</text:p>
          </table:table-cell>
          <table:table-cell table:style-name="ce3" office:value-type="float" office:value="165.580001831055" calcext:value-type="float">
            <text:p>165,58</text:p>
          </table:table-cell>
          <table:table-cell table:style-name="ce3" office:value-type="float" office:value="167.470001220703" calcext:value-type="float">
            <text:p>167,47</text:p>
          </table:table-cell>
          <table:table-cell table:style-name="ce3" office:value-type="float" office:value="172.949996948242" calcext:value-type="float">
            <text:p>172,95</text:p>
          </table:table-cell>
          <table:table-cell table:style-name="ce3" office:value-type="float" office:value="177.479995727539" calcext:value-type="float">
            <text:p>177,48</text:p>
          </table:table-cell>
          <table:table-cell table:style-name="ce3" office:value-type="float" office:value="170.770004272461" calcext:value-type="float">
            <text:p>170,77</text:p>
          </table:table-cell>
          <table:table-cell table:style-name="ce3" office:value-type="float" office:value="168.789993286133" calcext:value-type="float">
            <text:p>168,79</text:p>
          </table:table-cell>
          <table:table-cell table:number-columns-repeated="44"/>
        </table:table-row>
        <table:table-row table:style-name="ro2">
          <table:table-cell table:style-name="ce3" office:value-type="float" office:value="169.899993896484" calcext:value-type="float">
            <text:p>169,90</text:p>
          </table:table-cell>
          <table:table-cell table:style-name="ce3" office:value-type="float" office:value="170.449996948242" calcext:value-type="float">
            <text:p>170,45</text:p>
          </table:table-cell>
          <table:table-cell table:style-name="ce3" office:value-type="float" office:value="168.949996948242" calcext:value-type="float">
            <text:p>168,95</text:p>
          </table:table-cell>
          <table:table-cell table:style-name="ce3" office:value-type="float" office:value="169.990005493164" calcext:value-type="float">
            <text:p>169,99</text:p>
          </table:table-cell>
          <table:table-cell table:style-name="ce3" office:value-type="float" office:value="172.389999389648" calcext:value-type="float">
            <text:p>172,39</text:p>
          </table:table-cell>
          <table:table-cell table:style-name="ce3" office:value-type="float" office:value="169.240005493164" calcext:value-type="float">
            <text:p>169,24</text:p>
          </table:table-cell>
          <table:table-cell table:style-name="ce3" office:value-type="float" office:value="167.880004882813" calcext:value-type="float">
            <text:p>167,88</text:p>
          </table:table-cell>
          <table:table-cell table:style-name="ce3" office:value-type="float" office:value="169.899993896484" calcext:value-type="float">
            <text:p>169,90</text:p>
          </table:table-cell>
          <table:table-cell table:style-name="ce3" office:value-type="float" office:value="167.130004882813" calcext:value-type="float">
            <text:p>167,13</text:p>
          </table:table-cell>
          <table:table-cell table:style-name="ce3" office:value-type="float" office:value="169.649993896484" calcext:value-type="float">
            <text:p>169,65</text:p>
          </table:table-cell>
          <table:table-cell table:style-name="ce3" office:value-type="float" office:value="169.809997558594" calcext:value-type="float">
            <text:p>169,81</text:p>
          </table:table-cell>
          <table:table-cell table:style-name="ce3" office:value-type="float" office:value="162.190002441406" calcext:value-type="float">
            <text:p>162,19</text:p>
          </table:table-cell>
          <table:table-cell table:style-name="ce3" office:value-type="float" office:value="175.619995117188" calcext:value-type="float">
            <text:p>175,62</text:p>
          </table:table-cell>
          <table:table-cell table:style-name="ce3" office:value-type="float" office:value="165.190002441406" calcext:value-type="float">
            <text:p>165,19</text:p>
          </table:table-cell>
          <table:table-cell table:style-name="ce3" office:value-type="float" office:value="168.240005493164" calcext:value-type="float">
            <text:p>168,24</text:p>
          </table:table-cell>
          <table:table-cell table:style-name="ce3" office:value-type="float" office:value="168.360000610352" calcext:value-type="float">
            <text:p>168,36</text:p>
          </table:table-cell>
          <table:table-cell table:style-name="ce3" office:value-type="float" office:value="163.369995117188" calcext:value-type="float">
            <text:p>163,37</text:p>
          </table:table-cell>
          <table:table-cell table:style-name="ce3" office:value-type="float" office:value="169.369995117188" calcext:value-type="float">
            <text:p>169,37</text:p>
          </table:table-cell>
          <table:table-cell table:style-name="ce3" office:value-type="float" office:value="164.679992675781" calcext:value-type="float">
            <text:p>164,68</text:p>
          </table:table-cell>
          <table:table-cell table:style-name="ce3" office:value-type="float" office:value="173.910003662109" calcext:value-type="float">
            <text:p>173,91</text:p>
          </table:table-cell>
          <table:table-cell table:number-columns-repeated="44"/>
        </table:table-row>
        <table:table-row table:style-name="ro2">
          <table:table-cell table:style-name="ce3" office:value-type="float" office:value="166.619995117188" calcext:value-type="float">
            <text:p>166,62</text:p>
          </table:table-cell>
          <table:table-cell table:style-name="ce3" office:value-type="float" office:value="169.110000610352" calcext:value-type="float">
            <text:p>169,11</text:p>
          </table:table-cell>
          <table:table-cell table:style-name="ce3" office:value-type="float" office:value="171.169998168945" calcext:value-type="float">
            <text:p>171,17</text:p>
          </table:table-cell>
          <table:table-cell table:style-name="ce3" office:value-type="float" office:value="168.009994506836" calcext:value-type="float">
            <text:p>168,01</text:p>
          </table:table-cell>
          <table:table-cell table:style-name="ce3" office:value-type="float" office:value="173.089996337891" calcext:value-type="float">
            <text:p>173,09</text:p>
          </table:table-cell>
          <table:table-cell table:style-name="ce3" office:value-type="float" office:value="166.119995117187" calcext:value-type="float">
            <text:p>166,12</text:p>
          </table:table-cell>
          <table:table-cell table:style-name="ce3" office:value-type="float" office:value="173.059997558594" calcext:value-type="float">
            <text:p>173,06</text:p>
          </table:table-cell>
          <table:table-cell table:style-name="ce3" office:value-type="float" office:value="170.119995117188" calcext:value-type="float">
            <text:p>170,12</text:p>
          </table:table-cell>
          <table:table-cell table:style-name="ce3" office:value-type="float" office:value="159.759994506836" calcext:value-type="float">
            <text:p>159,76</text:p>
          </table:table-cell>
          <table:table-cell table:style-name="ce3" office:value-type="float" office:value="170.699996948242" calcext:value-type="float">
            <text:p>170,70</text:p>
          </table:table-cell>
          <table:table-cell table:style-name="ce3" office:value-type="float" office:value="165.889999389648" calcext:value-type="float">
            <text:p>165,89</text:p>
          </table:table-cell>
          <table:table-cell table:style-name="ce3" office:value-type="float" office:value="170.539993286133" calcext:value-type="float">
            <text:p>170,54</text:p>
          </table:table-cell>
          <table:table-cell table:style-name="ce3" office:value-type="float" office:value="172.119995117188" calcext:value-type="float">
            <text:p>172,12</text:p>
          </table:table-cell>
          <table:table-cell table:style-name="ce3" office:value-type="float" office:value="168.339996337891" calcext:value-type="float">
            <text:p>168,34</text:p>
          </table:table-cell>
          <table:table-cell table:style-name="ce3" office:value-type="float" office:value="175.160003662109" calcext:value-type="float">
            <text:p>175,16</text:p>
          </table:table-cell>
          <table:table-cell table:style-name="ce3" office:value-type="float" office:value="174.779998779297" calcext:value-type="float">
            <text:p>174,78</text:p>
          </table:table-cell>
          <table:table-cell table:style-name="ce3" office:value-type="float" office:value="163.669998168945" calcext:value-type="float">
            <text:p>163,67</text:p>
          </table:table-cell>
          <table:table-cell table:style-name="ce3" office:value-type="float" office:value="168.550003051758" calcext:value-type="float">
            <text:p>168,55</text:p>
          </table:table-cell>
          <table:table-cell table:style-name="ce3" office:value-type="float" office:value="162.369995117188" calcext:value-type="float">
            <text:p>162,37</text:p>
          </table:table-cell>
          <table:table-cell table:style-name="ce3" office:value-type="float" office:value="168.339996337891" calcext:value-type="float">
            <text:p>168,34</text:p>
          </table:table-cell>
          <table:table-cell table:number-columns-repeated="44"/>
        </table:table-row>
        <table:table-row table:style-name="ro2">
          <table:table-cell table:style-name="ce3" office:value-type="float" office:value="177.130004882813" calcext:value-type="float">
            <text:p>177,13</text:p>
          </table:table-cell>
          <table:table-cell table:style-name="ce3" office:value-type="float" office:value="165.389999389648" calcext:value-type="float">
            <text:p>165,39</text:p>
          </table:table-cell>
          <table:table-cell table:style-name="ce3" office:value-type="float" office:value="168.889999389648" calcext:value-type="float">
            <text:p>168,89</text:p>
          </table:table-cell>
          <table:table-cell table:style-name="ce3" office:value-type="float" office:value="171.479995727539" calcext:value-type="float">
            <text:p>171,48</text:p>
          </table:table-cell>
          <table:table-cell table:style-name="ce3" office:value-type="float" office:value="175.25" calcext:value-type="float">
            <text:p>175,25</text:p>
          </table:table-cell>
          <table:table-cell table:style-name="ce3" office:value-type="float" office:value="160.520004272461" calcext:value-type="float">
            <text:p>160,52</text:p>
          </table:table-cell>
          <table:table-cell table:style-name="ce3" office:value-type="float" office:value="173.889999389648" calcext:value-type="float">
            <text:p>173,89</text:p>
          </table:table-cell>
          <table:table-cell table:style-name="ce3" office:value-type="float" office:value="176.179992675781" calcext:value-type="float">
            <text:p>176,18</text:p>
          </table:table-cell>
          <table:table-cell table:style-name="ce3" office:value-type="float" office:value="170.490005493164" calcext:value-type="float">
            <text:p>170,49</text:p>
          </table:table-cell>
          <table:table-cell table:style-name="ce3" office:value-type="float" office:value="174.160003662109" calcext:value-type="float">
            <text:p>174,16</text:p>
          </table:table-cell>
          <table:table-cell table:style-name="ce3" office:value-type="float" office:value="170.759994506836" calcext:value-type="float">
            <text:p>170,76</text:p>
          </table:table-cell>
          <table:table-cell table:style-name="ce3" office:value-type="float" office:value="162.130004882813" calcext:value-type="float">
            <text:p>162,13</text:p>
          </table:table-cell>
          <table:table-cell table:style-name="ce3" office:value-type="float" office:value="172.369995117187" calcext:value-type="float">
            <text:p>172,37</text:p>
          </table:table-cell>
          <table:table-cell table:style-name="ce3" office:value-type="float" office:value="171.800003051758" calcext:value-type="float">
            <text:p>171,80</text:p>
          </table:table-cell>
          <table:table-cell table:style-name="ce3" office:value-type="float" office:value="173.009994506836" calcext:value-type="float">
            <text:p>173,01</text:p>
          </table:table-cell>
          <table:table-cell table:style-name="ce3" office:value-type="float" office:value="174.839996337891" calcext:value-type="float">
            <text:p>174,84</text:p>
          </table:table-cell>
          <table:table-cell table:style-name="ce3" office:value-type="float" office:value="170.369995117188" calcext:value-type="float">
            <text:p>170,37</text:p>
          </table:table-cell>
          <table:table-cell table:style-name="ce3" office:value-type="float" office:value="174.940002441406" calcext:value-type="float">
            <text:p>174,94</text:p>
          </table:table-cell>
          <table:table-cell table:style-name="ce3" office:value-type="float" office:value="174.139999389648" calcext:value-type="float">
            <text:p>174,14</text:p>
          </table:table-cell>
          <table:table-cell table:style-name="ce3" office:value-type="float" office:value="167.800003051758" calcext:value-type="float">
            <text:p>167,80</text:p>
          </table:table-cell>
          <table:table-cell table:number-columns-repeated="44"/>
        </table:table-row>
        <table:table-row table:style-name="ro2">
          <table:table-cell table:style-name="ce3" office:value-type="float" office:value="172.339996337891" calcext:value-type="float">
            <text:p>172,34</text:p>
          </table:table-cell>
          <table:table-cell table:style-name="ce3" office:value-type="float" office:value="171.080001831055" calcext:value-type="float">
            <text:p>171,08</text:p>
          </table:table-cell>
          <table:table-cell table:style-name="ce3" office:value-type="float" office:value="177.820007324219" calcext:value-type="float">
            <text:p>177,82</text:p>
          </table:table-cell>
          <table:table-cell table:style-name="ce3" office:value-type="float" office:value="167.009994506836" calcext:value-type="float">
            <text:p>167,01</text:p>
          </table:table-cell>
          <table:table-cell table:style-name="ce3" office:value-type="float" office:value="167.369995117188" calcext:value-type="float">
            <text:p>167,37</text:p>
          </table:table-cell>
          <table:table-cell table:style-name="ce3" office:value-type="float" office:value="173.860000610352" calcext:value-type="float">
            <text:p>173,86</text:p>
          </table:table-cell>
          <table:table-cell table:style-name="ce3" office:value-type="float" office:value="167.699996948242" calcext:value-type="float">
            <text:p>167,70</text:p>
          </table:table-cell>
          <table:table-cell table:style-name="ce3" office:value-type="float" office:value="172.330001831055" calcext:value-type="float">
            <text:p>172,33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71.089996337891" calcext:value-type="float">
            <text:p>171,09</text:p>
          </table:table-cell>
          <table:table-cell table:style-name="ce3" office:value-type="float" office:value="175.389999389648" calcext:value-type="float">
            <text:p>175,39</text:p>
          </table:table-cell>
          <table:table-cell table:style-name="ce3" office:value-type="float" office:value="174.830001831055" calcext:value-type="float">
            <text:p>174,83</text:p>
          </table:table-cell>
          <table:table-cell table:style-name="ce3" office:value-type="float" office:value="168.130004882813" calcext:value-type="float">
            <text:p>168,13</text:p>
          </table:table-cell>
          <table:table-cell table:style-name="ce3" office:value-type="float" office:value="172.25" calcext:value-type="float">
            <text:p>172,25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76.029998779297" calcext:value-type="float">
            <text:p>176,03</text:p>
          </table:table-cell>
          <table:table-cell table:style-name="ce3" office:value-type="float" office:value="176.860000610352" calcext:value-type="float">
            <text:p>176,86</text:p>
          </table:table-cell>
          <table:table-cell table:style-name="ce3" office:value-type="float" office:value="170.850006103516" calcext:value-type="float">
            <text:p>170,85</text:p>
          </table:table-cell>
          <table:table-cell table:style-name="ce3" office:value-type="float" office:value="170.220001220703" calcext:value-type="float">
            <text:p>170,22</text:p>
          </table:table-cell>
          <table:table-cell table:style-name="ce3" office:value-type="float" office:value="173.419998168945" calcext:value-type="float">
            <text:p>173,42</text:p>
          </table:table-cell>
          <table:table-cell table:number-columns-repeated="44"/>
        </table:table-row>
        <table:table-row table:style-name="ro2">
          <table:table-cell table:style-name="ce3" office:value-type="float" office:value="165.789993286133" calcext:value-type="float">
            <text:p>165,79</text:p>
          </table:table-cell>
          <table:table-cell table:style-name="ce3" office:value-type="float" office:value="166.149993896484" calcext:value-type="float">
            <text:p>166,15</text:p>
          </table:table-cell>
          <table:table-cell table:style-name="ce3" office:value-type="float" office:value="167.309997558594" calcext:value-type="float">
            <text:p>167,31</text:p>
          </table:table-cell>
          <table:table-cell table:style-name="ce3" office:value-type="float" office:value="164.360000610352" calcext:value-type="float">
            <text:p>164,36</text:p>
          </table:table-cell>
          <table:table-cell table:style-name="ce3" office:value-type="float" office:value="174.630004882813" calcext:value-type="float">
            <text:p>174,63</text:p>
          </table:table-cell>
          <table:table-cell table:style-name="ce3" office:value-type="float" office:value="165.720001220703" calcext:value-type="float">
            <text:p>165,72</text:p>
          </table:table-cell>
          <table:table-cell table:style-name="ce3" office:value-type="float" office:value="171.460006713867" calcext:value-type="float">
            <text:p>171,46</text:p>
          </table:table-cell>
          <table:table-cell table:style-name="ce3" office:value-type="float" office:value="163.929992675781" calcext:value-type="float">
            <text:p>163,93</text:p>
          </table:table-cell>
          <table:table-cell table:style-name="ce3" office:value-type="float" office:value="173.479995727539" calcext:value-type="float">
            <text:p>173,48</text:p>
          </table:table-cell>
          <table:table-cell table:style-name="ce3" office:value-type="float" office:value="168.679992675781" calcext:value-type="float">
            <text:p>168,68</text:p>
          </table:table-cell>
          <table:table-cell table:style-name="ce3" office:value-type="float" office:value="176.369995117188" calcext:value-type="float">
            <text:p>176,37</text:p>
          </table:table-cell>
          <table:table-cell table:style-name="ce3" office:value-type="float" office:value="173.639999389648" calcext:value-type="float">
            <text:p>173,64</text:p>
          </table:table-cell>
          <table:table-cell table:style-name="ce3" office:value-type="float" office:value="163.830001831055" calcext:value-type="float">
            <text:p>163,83</text:p>
          </table:table-cell>
          <table:table-cell table:style-name="ce3" office:value-type="float" office:value="168.509994506836" calcext:value-type="float">
            <text:p>168,51</text:p>
          </table:table-cell>
          <table:table-cell table:style-name="ce3" office:value-type="float" office:value="163.529998779297" calcext:value-type="float">
            <text:p>163,53</text:p>
          </table:table-cell>
          <table:table-cell table:style-name="ce3" office:value-type="float" office:value="162.979995727539" calcext:value-type="float">
            <text:p>162,98</text:p>
          </table:table-cell>
          <table:table-cell table:style-name="ce3" office:value-type="float" office:value="167.179992675781" calcext:value-type="float">
            <text:p>167,18</text:p>
          </table:table-cell>
          <table:table-cell table:style-name="ce3" office:value-type="float" office:value="174.720001220703" calcext:value-type="float">
            <text:p>174,72</text:p>
          </table:table-cell>
          <table:table-cell table:style-name="ce3" office:value-type="float" office:value="166.449996948242" calcext:value-type="float">
            <text:p>166,45</text:p>
          </table:table-cell>
          <table:table-cell table:style-name="ce3" office:value-type="float" office:value="177.440002441406" calcext:value-type="float">
            <text:p>177,44</text:p>
          </table:table-cell>
          <table:table-cell table:number-columns-repeated="44"/>
        </table:table-row>
        <table:table-row table:style-name="ro2">
          <table:table-cell table:style-name="ce3" office:value-type="float" office:value="167.399993896484" calcext:value-type="float">
            <text:p>167,40</text:p>
          </table:table-cell>
          <table:table-cell table:style-name="ce3" office:value-type="float" office:value="164.410003662109" calcext:value-type="float">
            <text:p>164,41</text:p>
          </table:table-cell>
          <table:table-cell table:style-name="ce3" office:value-type="float" office:value="170.089996337891" calcext:value-type="float">
            <text:p>170,09</text:p>
          </table:table-cell>
          <table:table-cell table:style-name="ce3" office:value-type="float" office:value="170.160003662109" calcext:value-type="float">
            <text:p>170,16</text:p>
          </table:table-cell>
          <table:table-cell table:style-name="ce3" office:value-type="float" office:value="164.580001831055" calcext:value-type="float">
            <text:p>164,58</text:p>
          </table:table-cell>
          <table:table-cell table:style-name="ce3" office:value-type="float" office:value="171.559997558594" calcext:value-type="float">
            <text:p>171,56</text:p>
          </table:table-cell>
          <table:table-cell table:style-name="ce3" office:value-type="float" office:value="167.550003051758" calcext:value-type="float">
            <text:p>167,55</text:p>
          </table:table-cell>
          <table:table-cell table:style-name="ce3" office:value-type="float" office:value="175.279998779297" calcext:value-type="float">
            <text:p>175,28</text:p>
          </table:table-cell>
          <table:table-cell table:style-name="ce3" office:value-type="float" office:value="179.699996948242" calcext:value-type="float">
            <text:p>179,70</text:p>
          </table:table-cell>
          <table:table-cell table:style-name="ce3" office:value-type="float" office:value="168.020004272461" calcext:value-type="float">
            <text:p>168,02</text:p>
          </table:table-cell>
          <table:table-cell table:style-name="ce3" office:value-type="float" office:value="169.699996948242" calcext:value-type="float">
            <text:p>169,70</text:p>
          </table:table-cell>
          <table:table-cell table:style-name="ce3" office:value-type="float" office:value="168.460006713867" calcext:value-type="float">
            <text:p>168,46</text:p>
          </table:table-cell>
          <table:table-cell table:style-name="ce3" office:value-type="float" office:value="166.25" calcext:value-type="float">
            <text:p>166,25</text:p>
          </table:table-cell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74.039993286133" calcext:value-type="float">
            <text:p>174,04</text:p>
          </table:table-cell>
          <table:table-cell table:style-name="ce3" office:value-type="float" office:value="167.210006713867" calcext:value-type="float">
            <text:p>167,21</text:p>
          </table:table-cell>
          <table:table-cell table:style-name="ce3" office:value-type="float" office:value="165.75" calcext:value-type="float">
            <text:p>165,75</text:p>
          </table:table-cell>
          <table:table-cell table:style-name="ce3" office:value-type="float" office:value="162.889999389648" calcext:value-type="float">
            <text:p>162,89</text:p>
          </table:table-cell>
          <table:table-cell table:style-name="ce3" office:value-type="float" office:value="170.070007324219" calcext:value-type="float">
            <text:p>170,07</text:p>
          </table:table-cell>
          <table:table-cell table:style-name="ce3" office:value-type="float" office:value="173.020004272461" calcext:value-type="float">
            <text:p>173,02</text:p>
          </table:table-cell>
          <table:table-cell table:number-columns-repeated="44"/>
        </table:table-row>
        <table:table-row table:style-name="ro2">
          <table:table-cell table:style-name="ce3" office:value-type="float" office:value="177.25" calcext:value-type="float">
            <text:p>177,25</text:p>
          </table:table-cell>
          <table:table-cell table:style-name="ce3" office:value-type="float" office:value="167.350006103516" calcext:value-type="float">
            <text:p>167,35</text:p>
          </table:table-cell>
          <table:table-cell table:style-name="ce3" office:value-type="float" office:value="168.059997558594" calcext:value-type="float">
            <text:p>168,06</text:p>
          </table:table-cell>
          <table:table-cell table:style-name="ce3" office:value-type="float" office:value="169.720001220703" calcext:value-type="float">
            <text:p>169,72</text:p>
          </table:table-cell>
          <table:table-cell table:style-name="ce3" office:value-type="float" office:value="168.910003662109" calcext:value-type="float">
            <text:p>168,91</text:p>
          </table:table-cell>
          <table:table-cell table:style-name="ce3" office:value-type="float" office:value="164.460006713867" calcext:value-type="float">
            <text:p>164,46</text:p>
          </table:table-cell>
          <table:table-cell table:style-name="ce3" office:value-type="float" office:value="161.470001220703" calcext:value-type="float">
            <text:p>161,47</text:p>
          </table:table-cell>
          <table:table-cell table:style-name="ce3" office:value-type="float" office:value="167.270004272461" calcext:value-type="float">
            <text:p>167,27</text:p>
          </table:table-cell>
          <table:table-cell table:style-name="ce3" office:value-type="float" office:value="171.440002441406" calcext:value-type="float">
            <text:p>171,44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76.509994506836" calcext:value-type="float">
            <text:p>176,51</text:p>
          </table:table-cell>
          <table:table-cell table:style-name="ce3" office:value-type="float" office:value="175.830001831055" calcext:value-type="float">
            <text:p>175,83</text:p>
          </table:table-cell>
          <table:table-cell table:style-name="ce3" office:value-type="float" office:value="178.360000610352" calcext:value-type="float">
            <text:p>178,36</text:p>
          </table:table-cell>
          <table:table-cell table:style-name="ce3" office:value-type="float" office:value="172.949996948242" calcext:value-type="float">
            <text:p>172,95</text:p>
          </table:table-cell>
          <table:table-cell table:style-name="ce3" office:value-type="float" office:value="162.679992675781" calcext:value-type="float">
            <text:p>162,68</text:p>
          </table:table-cell>
          <table:table-cell table:style-name="ce3" office:value-type="float" office:value="164.880004882813" calcext:value-type="float">
            <text:p>164,88</text:p>
          </table:table-cell>
          <table:table-cell table:style-name="ce3" office:value-type="float" office:value="175.149993896484" calcext:value-type="float">
            <text:p>175,15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65.470001220703" calcext:value-type="float">
            <text:p>165,47</text:p>
          </table:table-cell>
          <table:table-cell table:style-name="ce3" office:value-type="float" office:value="167.949996948242" calcext:value-type="float">
            <text:p>167,95</text:p>
          </table:table-cell>
          <table:table-cell table:number-columns-repeated="44"/>
        </table:table-row>
        <table:table-row table:style-name="ro2">
          <table:table-cell table:style-name="ce3" office:value-type="float" office:value="171.289993286133" calcext:value-type="float">
            <text:p>171,29</text:p>
          </table:table-cell>
          <table:table-cell table:style-name="ce3" office:value-type="float" office:value="169.830001831055" calcext:value-type="float">
            <text:p>169,83</text:p>
          </table:table-cell>
          <table:table-cell table:style-name="ce3" office:value-type="float" office:value="169.990005493164" calcext:value-type="float">
            <text:p>169,99</text:p>
          </table:table-cell>
          <table:table-cell table:style-name="ce3" office:value-type="float" office:value="168.699996948242" calcext:value-type="float">
            <text:p>168,70</text:p>
          </table:table-cell>
          <table:table-cell table:style-name="ce3" office:value-type="float" office:value="173.199996948242" calcext:value-type="float">
            <text:p>173,20</text:p>
          </table:table-cell>
          <table:table-cell table:style-name="ce3" office:value-type="float" office:value="168.940002441406" calcext:value-type="float">
            <text:p>168,94</text:p>
          </table:table-cell>
          <table:table-cell table:style-name="ce3" office:value-type="float" office:value="171.619995117188" calcext:value-type="float">
            <text:p>171,62</text:p>
          </table:table-cell>
          <table:table-cell table:style-name="ce3" office:value-type="float" office:value="171.220001220703" calcext:value-type="float">
            <text:p>171,22</text:p>
          </table:table-cell>
          <table:table-cell table:style-name="ce3" office:value-type="float" office:value="175.929992675781" calcext:value-type="float">
            <text:p>175,93</text:p>
          </table:table-cell>
          <table:table-cell table:style-name="ce3" office:value-type="float" office:value="172.229995727539" calcext:value-type="float">
            <text:p>172,23</text:p>
          </table:table-cell>
          <table:table-cell table:style-name="ce3" office:value-type="float" office:value="168.820007324219" calcext:value-type="float">
            <text:p>168,82</text:p>
          </table:table-cell>
          <table:table-cell table:style-name="ce3" office:value-type="float" office:value="172.669998168945" calcext:value-type="float">
            <text:p>172,67</text:p>
          </table:table-cell>
          <table:table-cell table:style-name="ce3" office:value-type="float" office:value="172.979995727539" calcext:value-type="float">
            <text:p>172,98</text:p>
          </table:table-cell>
          <table:table-cell table:style-name="ce3" office:value-type="float" office:value="169.220001220703" calcext:value-type="float">
            <text:p>169,22</text:p>
          </table:table-cell>
          <table:table-cell table:style-name="ce3" office:value-type="float" office:value="167.089996337891" calcext:value-type="float">
            <text:p>167,09</text:p>
          </table:table-cell>
          <table:table-cell table:style-name="ce3" office:value-type="float" office:value="170.559997558594" calcext:value-type="float">
            <text:p>170,56</text:p>
          </table:table-cell>
          <table:table-cell table:style-name="ce3" office:value-type="float" office:value="177.839996337891" calcext:value-type="float">
            <text:p>177,84</text:p>
          </table:table-cell>
          <table:table-cell table:style-name="ce3" office:value-type="float" office:value="177.389999389648" calcext:value-type="float">
            <text:p>177,39</text:p>
          </table:table-cell>
          <table:table-cell table:style-name="ce3" office:value-type="float" office:value="171.919998168945" calcext:value-type="float">
            <text:p>171,92</text:p>
          </table:table-cell>
          <table:table-cell table:style-name="ce3" office:value-type="float" office:value="166.399993896484" calcext:value-type="float">
            <text:p>166,40</text:p>
          </table:table-cell>
          <table:table-cell table:number-columns-repeated="44"/>
        </table:table-row>
        <table:table-row table:style-name="ro2">
          <table:table-cell table:style-name="ce3" office:value-type="float" office:value="171.119995117188" calcext:value-type="float">
            <text:p>171,12</text:p>
          </table:table-cell>
          <table:table-cell table:style-name="ce3" office:value-type="float" office:value="161.869995117188" calcext:value-type="float">
            <text:p>161,87</text:p>
          </table:table-cell>
          <table:table-cell table:style-name="ce3" office:value-type="float" office:value="165.279998779297" calcext:value-type="float">
            <text:p>165,28</text:p>
          </table:table-cell>
          <table:table-cell table:style-name="ce3" office:value-type="float" office:value="166.940002441406" calcext:value-type="float">
            <text:p>166,94</text:p>
          </table:table-cell>
          <table:table-cell table:style-name="ce3" office:value-type="float" office:value="170.690002441406" calcext:value-type="float">
            <text:p>170,69</text:p>
          </table:table-cell>
          <table:table-cell table:style-name="ce3" office:value-type="float" office:value="170.610000610352" calcext:value-type="float">
            <text:p>170,61</text:p>
          </table:table-cell>
          <table:table-cell table:style-name="ce3" office:value-type="float" office:value="175.039993286133" calcext:value-type="float">
            <text:p>175,04</text:p>
          </table:table-cell>
          <table:table-cell table:style-name="ce3" office:value-type="float" office:value="170.559997558594" calcext:value-type="float">
            <text:p>170,56</text:p>
          </table:table-cell>
          <table:table-cell table:style-name="ce3" office:value-type="float" office:value="170.009994506836" calcext:value-type="float">
            <text:p>170,01</text:p>
          </table:table-cell>
          <table:table-cell table:style-name="ce3" office:value-type="float" office:value="172.479995727539" calcext:value-type="float">
            <text:p>172,48</text:p>
          </table:table-cell>
          <table:table-cell table:style-name="ce3" office:value-type="float" office:value="175.300003051758" calcext:value-type="float">
            <text:p>175,30</text:p>
          </table:table-cell>
          <table:table-cell table:style-name="ce3" office:value-type="float" office:value="162.059997558594" calcext:value-type="float">
            <text:p>162,06</text:p>
          </table:table-cell>
          <table:table-cell table:style-name="ce3" office:value-type="float" office:value="174.589996337891" calcext:value-type="float">
            <text:p>174,59</text:p>
          </table:table-cell>
          <table:table-cell table:style-name="ce3" office:value-type="float" office:value="164.979995727539" calcext:value-type="float">
            <text:p>164,98</text:p>
          </table:table-cell>
          <table:table-cell table:style-name="ce3" office:value-type="float" office:value="171.559997558594" calcext:value-type="float">
            <text:p>171,56</text:p>
          </table:table-cell>
          <table:table-cell table:style-name="ce3" office:value-type="float" office:value="166.929992675781" calcext:value-type="float">
            <text:p>166,93</text:p>
          </table:table-cell>
          <table:table-cell table:style-name="ce3" office:value-type="float" office:value="161.919998168945" calcext:value-type="float">
            <text:p>161,92</text:p>
          </table:table-cell>
          <table:table-cell table:style-name="ce3" office:value-type="float" office:value="165.610000610352" calcext:value-type="float">
            <text:p>165,61</text:p>
          </table:table-cell>
          <table:table-cell table:style-name="ce3" office:value-type="float" office:value="169.330001831055" calcext:value-type="float">
            <text:p>169,33</text:p>
          </table:table-cell>
          <table:table-cell table:style-name="ce3" office:value-type="float" office:value="174.690002441406" calcext:value-type="float">
            <text:p>174,69</text:p>
          </table:table-cell>
          <table:table-cell table:number-columns-repeated="44"/>
        </table:table-row>
        <table:table-row table:style-name="ro2">
          <table:table-cell table:style-name="ce3" office:value-type="float" office:value="165.729995727539" calcext:value-type="float">
            <text:p>165,73</text:p>
          </table:table-cell>
          <table:table-cell table:style-name="ce3" office:value-type="float" office:value="174.339996337891" calcext:value-type="float">
            <text:p>174,34</text:p>
          </table:table-cell>
          <table:table-cell table:style-name="ce3" office:value-type="float" office:value="165.740005493164" calcext:value-type="float">
            <text:p>165,74</text:p>
          </table:table-cell>
          <table:table-cell table:style-name="ce3" office:value-type="float" office:value="164.130004882813" calcext:value-type="float">
            <text:p>164,13</text:p>
          </table:table-cell>
          <table:table-cell table:style-name="ce3" office:value-type="float" office:value="163.979995727539" calcext:value-type="float">
            <text:p>163,98</text:p>
          </table:table-cell>
          <table:table-cell table:style-name="ce3" office:value-type="float" office:value="170" calcext:value-type="float">
            <text:p>170,00</text:p>
          </table:table-cell>
          <table:table-cell table:style-name="ce3" office:value-type="float" office:value="165.139999389648" calcext:value-type="float">
            <text:p>165,14</text:p>
          </table:table-cell>
          <table:table-cell table:style-name="ce3" office:value-type="float" office:value="170.630004882813" calcext:value-type="float">
            <text:p>170,63</text:p>
          </table:table-cell>
          <table:table-cell table:style-name="ce3" office:value-type="float" office:value="169.919998168945" calcext:value-type="float">
            <text:p>169,92</text:p>
          </table:table-cell>
          <table:table-cell table:style-name="ce3" office:value-type="float" office:value="168.720001220703" calcext:value-type="float">
            <text:p>168,72</text:p>
          </table:table-cell>
          <table:table-cell table:style-name="ce3" office:value-type="float" office:value="170.990005493164" calcext:value-type="float">
            <text:p>170,99</text:p>
          </table:table-cell>
          <table:table-cell table:style-name="ce3" office:value-type="float" office:value="166.949996948242" calcext:value-type="float">
            <text:p>166,95</text:p>
          </table:table-cell>
          <table:table-cell table:style-name="ce3" office:value-type="float" office:value="169.050003051758" calcext:value-type="float">
            <text:p>169,05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2.779998779297" calcext:value-type="float">
            <text:p>172,78</text:p>
          </table:table-cell>
          <table:table-cell table:style-name="ce3" office:value-type="float" office:value="166.580001831055" calcext:value-type="float">
            <text:p>166,58</text:p>
          </table:table-cell>
          <table:table-cell table:style-name="ce3" office:value-type="float" office:value="170.869995117188" calcext:value-type="float">
            <text:p>170,87</text:p>
          </table:table-cell>
          <table:table-cell table:style-name="ce3" office:value-type="float" office:value="161.360000610352" calcext:value-type="float">
            <text:p>161,36</text:p>
          </table:table-cell>
          <table:table-cell table:style-name="ce3" office:value-type="float" office:value="172.009994506836" calcext:value-type="float">
            <text:p>172,01</text:p>
          </table:table-cell>
          <table:table-cell table:style-name="ce3" office:value-type="float" office:value="171.029998779297" calcext:value-type="float">
            <text:p>171,03</text:p>
          </table:table-cell>
          <table:table-cell table:number-columns-repeated="44"/>
        </table:table-row>
        <table:table-row table:style-name="ro2">
          <table:table-cell table:style-name="ce3" office:value-type="float" office:value="173.270004272461" calcext:value-type="float">
            <text:p>173,27</text:p>
          </table:table-cell>
          <table:table-cell table:style-name="ce3" office:value-type="float" office:value="172.809997558594" calcext:value-type="float">
            <text:p>172,81</text:p>
          </table:table-cell>
          <table:table-cell table:style-name="ce3" office:value-type="float" office:value="167.320007324219" calcext:value-type="float">
            <text:p>167,32</text:p>
          </table:table-cell>
          <table:table-cell table:style-name="ce3" office:value-type="float" office:value="173.630004882813" calcext:value-type="float">
            <text:p>173,63</text:p>
          </table:table-cell>
          <table:table-cell table:style-name="ce3" office:value-type="float" office:value="166.839996337891" calcext:value-type="float">
            <text:p>166,84</text:p>
          </table:table-cell>
          <table:table-cell table:style-name="ce3" office:value-type="float" office:value="172.270004272461" calcext:value-type="float">
            <text:p>172,27</text:p>
          </table:table-cell>
          <table:table-cell table:style-name="ce3" office:value-type="float" office:value="169.520004272461" calcext:value-type="float">
            <text:p>169,52</text:p>
          </table:table-cell>
          <table:table-cell table:style-name="ce3" office:value-type="float" office:value="172.410003662109" calcext:value-type="float">
            <text:p>172,41</text:p>
          </table:table-cell>
          <table:table-cell table:style-name="ce3" office:value-type="float" office:value="161.039993286133" calcext:value-type="float">
            <text:p>161,04</text:p>
          </table:table-cell>
          <table:table-cell table:style-name="ce3" office:value-type="float" office:value="169.740005493164" calcext:value-type="float">
            <text:p>169,74</text:p>
          </table:table-cell>
          <table:table-cell table:style-name="ce3" office:value-type="float" office:value="171.100006103516" calcext:value-type="float">
            <text:p>171,10</text:p>
          </table:table-cell>
          <table:table-cell table:style-name="ce3" office:value-type="float" office:value="171.949996948242" calcext:value-type="float">
            <text:p>171,95</text:p>
          </table:table-cell>
          <table:table-cell table:style-name="ce3" office:value-type="float" office:value="173.369995117188" calcext:value-type="float">
            <text:p>173,37</text:p>
          </table:table-cell>
          <table:table-cell table:style-name="ce3" office:value-type="float" office:value="178.720001220703" calcext:value-type="float">
            <text:p>178,72</text:p>
          </table:table-cell>
          <table:table-cell table:style-name="ce3" office:value-type="float" office:value="169.559997558594" calcext:value-type="float">
            <text:p>169,56</text:p>
          </table:table-cell>
          <table:table-cell table:style-name="ce3" office:value-type="float" office:value="169.729995727539" calcext:value-type="float">
            <text:p>169,73</text:p>
          </table:table-cell>
          <table:table-cell table:style-name="ce3" office:value-type="float" office:value="169.330001831055" calcext:value-type="float">
            <text:p>169,33</text:p>
          </table:table-cell>
          <table:table-cell table:style-name="ce3" office:value-type="float" office:value="164.690002441406" calcext:value-type="float">
            <text:p>164,69</text:p>
          </table:table-cell>
          <table:table-cell table:style-name="ce3" office:value-type="float" office:value="166.389999389648" calcext:value-type="float">
            <text:p>166,39</text:p>
          </table:table-cell>
          <table:table-cell table:style-name="ce3" office:value-type="float" office:value="171.279998779297" calcext:value-type="float">
            <text:p>171,28</text:p>
          </table:table-cell>
          <table:table-cell table:number-columns-repeated="44"/>
        </table:table-row>
        <table:table-row table:style-name="ro2">
          <table:table-cell table:style-name="ce3" office:value-type="float" office:value="170.740005493164" calcext:value-type="float">
            <text:p>170,74</text:p>
          </table:table-cell>
          <table:table-cell table:style-name="ce3" office:value-type="float" office:value="175.179992675781" calcext:value-type="float">
            <text:p>175,18</text:p>
          </table:table-cell>
          <table:table-cell table:style-name="ce3" office:value-type="float" office:value="171.850006103516" calcext:value-type="float">
            <text:p>171,85</text:p>
          </table:table-cell>
          <table:table-cell table:style-name="ce3" office:value-type="float" office:value="172.190002441406" calcext:value-type="float">
            <text:p>172,19</text:p>
          </table:table-cell>
          <table:table-cell table:style-name="ce3" office:value-type="float" office:value="169.910003662109" calcext:value-type="float">
            <text:p>169,91</text:p>
          </table:table-cell>
          <table:table-cell table:style-name="ce3" office:value-type="float" office:value="176.979995727539" calcext:value-type="float">
            <text:p>176,98</text:p>
          </table:table-cell>
          <table:table-cell table:style-name="ce3" office:value-type="float" office:value="167.619995117188" calcext:value-type="float">
            <text:p>167,62</text:p>
          </table:table-cell>
          <table:table-cell table:style-name="ce3" office:value-type="float" office:value="166.270004272461" calcext:value-type="float">
            <text:p>166,27</text:p>
          </table:table-cell>
          <table:table-cell table:style-name="ce3" office:value-type="float" office:value="167.649993896484" calcext:value-type="float">
            <text:p>167,65</text:p>
          </table:table-cell>
          <table:table-cell table:style-name="ce3" office:value-type="float" office:value="168.729995727539" calcext:value-type="float">
            <text:p>168,73</text:p>
          </table:table-cell>
          <table:table-cell table:style-name="ce3" office:value-type="float" office:value="172.699996948242" calcext:value-type="float">
            <text:p>172,70</text:p>
          </table:table-cell>
          <table:table-cell table:style-name="ce3" office:value-type="float" office:value="169.039993286133" calcext:value-type="float">
            <text:p>169,04</text:p>
          </table:table-cell>
          <table:table-cell table:style-name="ce3" office:value-type="float" office:value="165.460006713867" calcext:value-type="float">
            <text:p>165,46</text:p>
          </table:table-cell>
          <table:table-cell table:style-name="ce3" office:value-type="float" office:value="167.910003662109" calcext:value-type="float">
            <text:p>167,91</text:p>
          </table:table-cell>
          <table:table-cell table:style-name="ce3" office:value-type="float" office:value="168.610000610352" calcext:value-type="float">
            <text:p>168,61</text:p>
          </table:table-cell>
          <table:table-cell table:style-name="ce3" office:value-type="float" office:value="166.009994506836" calcext:value-type="float">
            <text:p>166,01</text:p>
          </table:table-cell>
          <table:table-cell table:style-name="ce3" office:value-type="float" office:value="160.830001831055" calcext:value-type="float">
            <text:p>160,83</text:p>
          </table:table-cell>
          <table:table-cell table:style-name="ce3" office:value-type="float" office:value="164.029998779297" calcext:value-type="float">
            <text:p>164,03</text:p>
          </table:table-cell>
          <table:table-cell table:style-name="ce3" office:value-type="float" office:value="172.820007324219" calcext:value-type="float">
            <text:p>172,82</text:p>
          </table:table-cell>
          <table:table-cell table:style-name="ce3" office:value-type="float" office:value="170.669998168945" calcext:value-type="float">
            <text:p>170,67</text:p>
          </table:table-cell>
          <table:table-cell table:number-columns-repeated="44"/>
        </table:table-row>
        <table:table-row table:style-name="ro2" table:number-rows-repeated="250">
          <table:table-cell table:style-name="ce3" table:number-columns-repeated="20"/>
          <table:table-cell table:number-columns-repeated="44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donnee" table:base-cell-address="$Données.$A$1" table:cell-range-address="$Données.$A$3:.$T$25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23P2" style:volatile="true">
      <loext:text> </loext:text>
      <loext:fill-character> </loext:fill-character>
      <number:text>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nnées" style:display-name="PageStyle_Donn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ésumé" style:display-name="PageStyle_Résum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ponses" style:display-name="PageStyle_Ré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</meta:initial-creator>
    <meta:creation-date>2005-02-12T13:25:31</meta:creation-date>
    <dc:date>2020-04-19T16:57:24.153000000</dc:date>
    <meta:editing-duration>PT4M58S</meta:editing-duration>
    <meta:editing-cycles>2</meta:editing-cycles>
    <meta:generator>LibreOffice/6.4.3.2$Windows_X86_64 LibreOffice_project/747b5d0ebf89f41c860ec2a39efd7cb15b54f2d8</meta:generator>
    <meta:document-statistic meta:table-count="1" meta:cell-count="500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Données()

For i = 1 To 20
 
   For j = 3 To 252
     
     n = Rnd() + Rnd() + Rnd() + Rnd() + Rnd() + Rnd() + Rnd() + Rnd() + Rnd() + Rnd() + Rnd() + Rnd()
     x = 170 + 4 * (n - 6)
     y = Int(100 * x) / 100
     
     Cells(j, i).Value = y

     
   Next j

Next i
End Sub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Module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